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4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99"/>
    <style:style style:name="ce6" style:family="table-cell" style:parent-style-name="Default" style:data-style-name="N99">
      <style:text-properties fo:font-weight="bold" style:font-weight-asian="bold" style:font-weight-complex="bold"/>
    </style:style>
    <style:style style:name="ce2" style:family="table-cell" style:parent-style-name="Default"/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9" table:default-cell-style-name="Default"/>
        <table:table-column table:style-name="co1" table:default-cell-style-name="ce2"/>
        <table:table-column table:style-name="co1" table:number-columns-repeated="142" table:default-cell-style-name="Default"/>
        <table:table-column table:style-name="co2" table:number-columns-repeated="803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n_task_use_aug</text:p>
          </table:table-cell>
          <table:table-cell office:value-type="string" calcext:value-type="string">
            <text:p>n_version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best_rule_p (t = 0.8, min_confidence = 0.6, min_support = 0.1)</text:p>
          </table:table-cell>
          <table:table-cell office:value-type="string" calcext:value-type="string">
            <text:p>T(entropy,2,0.01,0.5)best_rule_p (t = 0.65, min_confidence = 0.6, min_support = 0.1)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best_rule_p (t = 0.8, min_confidence = 0.6, min_support = 0.1)</text:p>
          </table:table-cell>
          <table:table-cell office:value-type="string" calcext:value-type="string">
            <text:p>T(entropy,2,0.01,0.6)best_rule_p (t = 0.65, min_confidence = 0.6, min_support = 0.1)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best_rule_p (t = 0.8, min_confidence = 0.6, min_support = 0.1)</text:p>
          </table:table-cell>
          <table:table-cell office:value-type="string" calcext:value-type="string">
            <text:p>T(entropy,4,0.01,0.5)best_rule_p (t = 0.65, min_confidence = 0.6, min_support = 0.1)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best_rule_p (t = 0.8, min_confidence = 0.6, min_support = 0.1)</text:p>
          </table:table-cell>
          <table:table-cell office:value-type="string" calcext:value-type="string">
            <text:p>T(entropy,4,0.01,0.6)best_rule_p (t = 0.65, min_confidence = 0.6, min_support = 0.1)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0,half,all)K</text:p>
          </table:table-cell>
          <table:table-cell office:value-type="string" calcext:value-type="string">
            <text:p>RF(0.7,50,half,all)accuracy</text:p>
          </table:table-cell>
          <table:table-cell office:value-type="string" calcext:value-type="string">
            <text:p>RF(0.7,50,half,all)safe_macro_sensitivity</text:p>
          </table:table-cell>
          <table:table-cell office:value-type="string" calcext:value-type="string">
            <text:p>RF(0.7,50,half,all)safe_macro_specificity</text:p>
          </table:table-cell>
          <table:table-cell office:value-type="string" calcext:value-type="string">
            <text:p>RF(0.7,50,half,all)safe_macro_PPV</text:p>
          </table:table-cell>
          <table:table-cell office:value-type="string" calcext:value-type="string">
            <text:p>RF(0.7,50,half,all)safe_macro_NPV</text:p>
          </table:table-cell>
          <table:table-cell office:value-type="string" calcext:value-type="string">
            <text:p>RF(0.7,50,half,all)safe_macro_F1</text:p>
          </table:table-cell>
          <table:table-cell office:value-type="string" calcext:value-type="string">
            <text:p>RF(0.7,50,half,all)oob_error</text:p>
          </table:table-cell>
          <table:table-cell office:value-type="string" calcext:value-type="string">
            <text:p>RF(0.7,50,half,all)n_nodes</text:p>
          </table:table-cell>
          <table:table-cell office:value-type="string" calcext:value-type="string">
            <text:p>RF(0.7,50,half,all)σ² K</text:p>
          </table:table-cell>
          <table:table-cell office:value-type="string" calcext:value-type="string">
            <text:p>RF(0.7,50,half,all)σ² accuracy</text:p>
          </table:table-cell>
          <table:table-cell office:value-type="string" calcext:value-type="string">
            <text:p>RF(0.7,50,half,all)σ² safe_macro_sensitivity</text:p>
          </table:table-cell>
          <table:table-cell office:value-type="string" calcext:value-type="string">
            <text:p>RF(0.7,50,half,all)σ² safe_macro_specificity</text:p>
          </table:table-cell>
          <table:table-cell office:value-type="string" calcext:value-type="string">
            <text:p>RF(0.7,50,half,all)σ² safe_macro_PPV</text:p>
          </table:table-cell>
          <table:table-cell office:value-type="string" calcext:value-type="string">
            <text:p>RF(0.7,50,half,all)σ² safe_macro_NPV</text:p>
          </table:table-cell>
          <table:table-cell office:value-type="string" calcext:value-type="string">
            <text:p>RF(0.7,50,half,all)σ² safe_macro_F1</text:p>
          </table:table-cell>
          <table:table-cell office:value-type="string" calcext:value-type="string">
            <text:p>RF(0.7,50,half,all)σ² oob_error</text:p>
          </table:table-cell>
          <table:table-cell office:value-type="string" calcext:value-type="string">
            <text:p>RF(0.7,50,half,all)σ² n_nodes</text:p>
          </table:table-cell>
          <table:table-cell office:value-type="string" calcext:value-type="string">
            <text:p>RF(0.7,50,half,all)t</text:p>
          </table:table-cell>
          <table:table-cell office:value-type="string" calcext:value-type="string">
            <text:p>RF(0.7,50,half,all)hash</text:p>
          </table:table-cell>
          <table:table-cell office:value-type="string" calcext:value-type="string">
            <text:p>RF(0.7,100,half,all)K</text:p>
          </table:table-cell>
          <table:table-cell office:value-type="string" calcext:value-type="string">
            <text:p>RF(0.7,100,half,all)accuracy</text:p>
          </table:table-cell>
          <table:table-cell office:value-type="string" calcext:value-type="string">
            <text:p>RF(0.7,100,half,all)safe_macro_sensitivity</text:p>
          </table:table-cell>
          <table:table-cell office:value-type="string" calcext:value-type="string">
            <text:p>RF(0.7,100,half,all)safe_macro_specificity</text:p>
          </table:table-cell>
          <table:table-cell office:value-type="string" calcext:value-type="string">
            <text:p>RF(0.7,100,half,all)safe_macro_PPV</text:p>
          </table:table-cell>
          <table:table-cell office:value-type="string" calcext:value-type="string">
            <text:p>RF(0.7,100,half,all)safe_macro_NPV</text:p>
          </table:table-cell>
          <table:table-cell office:value-type="string" calcext:value-type="string">
            <text:p>RF(0.7,100,half,all)safe_macro_F1</text:p>
          </table:table-cell>
          <table:table-cell office:value-type="string" calcext:value-type="string">
            <text:p>RF(0.7,100,half,all)oob_error</text:p>
          </table:table-cell>
          <table:table-cell office:value-type="string" calcext:value-type="string">
            <text:p>RF(0.7,100,half,all)n_nodes</text:p>
          </table:table-cell>
          <table:table-cell office:value-type="string" calcext:value-type="string">
            <text:p>RF(0.7,100,half,all)σ² K</text:p>
          </table:table-cell>
          <table:table-cell office:value-type="string" calcext:value-type="string">
            <text:p>RF(0.7,100,half,all)σ² accuracy</text:p>
          </table:table-cell>
          <table:table-cell office:value-type="string" calcext:value-type="string">
            <text:p>RF(0.7,100,half,all)σ² safe_macro_sensitivity</text:p>
          </table:table-cell>
          <table:table-cell office:value-type="string" calcext:value-type="string">
            <text:p>RF(0.7,100,half,all)σ² safe_macro_specificity</text:p>
          </table:table-cell>
          <table:table-cell office:value-type="string" calcext:value-type="string">
            <text:p>RF(0.7,100,half,all)σ² safe_macro_PPV</text:p>
          </table:table-cell>
          <table:table-cell office:value-type="string" calcext:value-type="string">
            <text:p>RF(0.7,100,half,all)σ² safe_macro_NPV</text:p>
          </table:table-cell>
          <table:table-cell office:value-type="string" calcext:value-type="string">
            <text:p>RF(0.7,100,half,all)σ² safe_macro_F1</text:p>
          </table:table-cell>
          <table:table-cell office:value-type="string" calcext:value-type="string">
            <text:p>RF(0.7,100,half,all)σ² oob_error</text:p>
          </table:table-cell>
          <table:table-cell office:value-type="string" calcext:value-type="string">
            <text:p>RF(0.7,100,half,all)σ² n_nodes</text:p>
          </table:table-cell>
          <table:table-cell office:value-type="string" calcext:value-type="string">
            <text:p>RF(0.7,100,half,all)t</text:p>
          </table:table-cell>
          <table:table-cell office:value-type="string" calcext:value-type="string">
            <text:p>RF(0.7,100,half,all)hash</text:p>
          </table:table-cell>
          <table:table-cell table:number-columns-repeated="9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35.639" calcext:value-type="float">
            <text:p>35.639</text:p>
          </table:table-cell>
          <table:table-cell office:value-type="string" calcext:value-type="string">
            <text:p>e41062d5df0c262e58340aa909f323a19b40de1a06622a799d56981e4088de6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7.188" calcext:value-type="float">
            <text:p>7.188</text:p>
          </table:table-cell>
          <table:table-cell office:value-type="string" calcext:value-type="string">
            <text:p>ae3cfca7d39392bfde018239159864fed56f4b5a73af6235c564879339cd95d8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8.57" calcext:value-type="float">
            <text:p>78.57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73.91" calcext:value-type="float">
            <text:p>73.91</text:p>
          </table:table-cell>
          <table:table-cell office:value-type="float" office:value="72.13" calcext:value-type="float">
            <text:p>72.13</text:p>
          </table:table-cell>
          <table:table-cell office:value-type="float" office:value="17" calcext:value-type="float">
            <text:p>17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7.849" calcext:value-type="float">
            <text:p>7.849</text:p>
          </table:table-cell>
          <table:table-cell office:value-type="string" calcext:value-type="string">
            <text:p>8ac6d540a248281173ddb84d17d6499563254ee6198a65191da2540ec8a6cc78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6.762" calcext:value-type="float">
            <text:p>6.762</text:p>
          </table:table-cell>
          <table:table-cell office:value-type="string" calcext:value-type="string">
            <text:p>ae3cfca7d39392bfde018239159864fed56f4b5a73af6235c564879339cd95d8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8.57" calcext:value-type="float">
            <text:p>7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1.11" calcext:value-type="float">
            <text:p>71.11</text:p>
          </table:table-cell>
          <table:table-cell office:value-type="float" office:value="75.99" calcext:value-type="float">
            <text:p>75.99</text:p>
          </table:table-cell>
          <table:table-cell office:value-type="float" office:value="74.6" calcext:value-type="float">
            <text:p>74.6</text:p>
          </table:table-cell>
          <table:table-cell office:value-type="float" office:value="0" calcext:value-type="float">
            <text:p>0</text:p>
          </table:table-cell>
          <table:table-cell office:value-type="float" office:value="148160" calcext:value-type="float">
            <text:p>14816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1262432999326" calcext:value-type="float">
            <text:p>0.001262432999326</text:p>
          </table:table-cell>
          <table:table-cell office:value-type="float" office:value="0.000550584887263" calcext:value-type="float">
            <text:p>0.000550584887263</text:p>
          </table:table-cell>
          <table:table-cell office:value-type="float" office:value="0.000496173107129" calcext:value-type="float">
            <text:p>0.000496173107129</text:p>
          </table:table-cell>
          <table:table-cell office:value-type="float" office:value="0" calcext:value-type="float">
            <text:p>0</text:p>
          </table:table-cell>
          <table:table-cell office:value-type="float" office:value="910.8" calcext:value-type="float">
            <text:p>91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64e48c50203f33efaa62b8162f848f1000038d85c09013b118459ab6b69a5a5", "7b5b93b0e3365cef27a87a679cfa678d58d818ceecbf0e552edfb3183b25940a", "4bc12623760be2c7ffd39ed050dcbabd4e9be56ba2819ed970e68de380007533", "b9fe2eb30fb7e8af7513c8bf08c965855a159dafce17b0aedb755d7c9c0f6809", "01586baf4fd72054776396f4cecc0268f9acbec0c01e5b0665828d07975bfc53")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9.29" calcext:value-type="float">
            <text:p>79.29</text:p>
          </table:table-cell>
          <table:table-cell office:value-type="float" office:value="70.71" calcext:value-type="float">
            <text:p>70.71</text:p>
          </table:table-cell>
          <table:table-cell office:value-type="float" office:value="73.12" calcext:value-type="float">
            <text:p>73.12</text:p>
          </table:table-cell>
          <table:table-cell office:value-type="float" office:value="77.29" calcext:value-type="float">
            <text:p>77.29</text:p>
          </table:table-cell>
          <table:table-cell office:value-type="float" office:value="76.06" calcext:value-type="float">
            <text:p>76.06</text:p>
          </table:table-cell>
          <table:table-cell office:value-type="float" office:value="23.72" calcext:value-type="float">
            <text:p>23.72</text:p>
          </table:table-cell>
          <table:table-cell office:value-type="float" office:value="296280" calcext:value-type="float">
            <text:p>29628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096808275588" calcext:value-type="float">
            <text:p>0.001096808275588</text:p>
          </table:table-cell>
          <table:table-cell office:value-type="float" office:value="0.00048464314413" calcext:value-type="float">
            <text:p>0.00048464314413</text:p>
          </table:table-cell>
          <table:table-cell office:value-type="float" office:value="0.000538090118738" calcext:value-type="float">
            <text:p>0.000538090118738</text:p>
          </table:table-cell>
          <table:table-cell office:value-type="float" office:value="0.000279974939306" calcext:value-type="float">
            <text:p>0.000279974939306</text:p>
          </table:table-cell>
          <table:table-cell office:value-type="float" office:value="1829.2" calcext:value-type="float">
            <text:p>1829.2</text:p>
          </table:table-cell>
          <table:table-cell office:value-type="float" office:value="601.171" calcext:value-type="float">
            <text:p>601.171</text:p>
          </table:table-cell>
          <table:table-cell office:value-type="string" calcext:value-type="string">
            <text:p>("9ede81dcd8f2f101ed274e2e39cf398d3c7190d6593d024fd43c63187d2e1727", "047bcbe5467462292957438d7a49e770ba43e9d8c65b79fcd727fe564e7abf0a", "828dd9707b2ee4abe6964c61499b86a353c2b21bb4e94850a062a522a7cfd2c4", "ee405ecafcf3620f36525d14141db03a33af2142a34d6f85ee6e9ab66392132c", "d8b1a373d4ceccdabad8d486a5fcdd2df6c9e958a9b3b59948ceb5a7f0a38bee")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6.139" calcext:value-type="float">
            <text:p>16.139</text:p>
          </table:table-cell>
          <table:table-cell office:value-type="string" calcext:value-type="string">
            <text:p>55f925c26d358ca37ac2e6100a6a060062e48736a9f8cbbbc55f8b1ade5e5d68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445" calcext:value-type="float">
            <text:p>6.445</text:p>
          </table:table-cell>
          <table:table-cell office:value-type="string" calcext:value-type="string">
            <text:p>7e39eaed75a19a2cf721cd299f76fa497196930495ab1cfe108a39bbf0f63576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8.124" calcext:value-type="float">
            <text:p>8.124</text:p>
          </table:table-cell>
          <table:table-cell office:value-type="string" calcext:value-type="string">
            <text:p>55f925c26d358ca37ac2e6100a6a060062e48736a9f8cbbbc55f8b1ade5e5d68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474" calcext:value-type="float">
            <text:p>6.474</text:p>
          </table:table-cell>
          <table:table-cell office:value-type="string" calcext:value-type="string">
            <text:p>7e39eaed75a19a2cf721cd299f76fa497196930495ab1cfe108a39bbf0f63576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70.71" calcext:value-type="float">
            <text:p>70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5.98" calcext:value-type="float">
            <text:p>65.98</text:p>
          </table:table-cell>
          <table:table-cell office:value-type="float" office:value="68.57" calcext:value-type="float">
            <text:p>68.57</text:p>
          </table:table-cell>
          <table:table-cell office:value-type="float" office:value="68.23" calcext:value-type="float">
            <text:p>68.23</text:p>
          </table:table-cell>
          <table:table-cell office:value-type="float" office:value="0" calcext:value-type="float">
            <text:p>0</text:p>
          </table:table-cell>
          <table:table-cell office:value-type="float" office:value="150480" calcext:value-type="float">
            <text:p>150480</text:p>
          </table:table-cell>
          <table:table-cell office:value-type="float" office:value="0.008035714285714" calcext:value-type="float">
            <text:p>0.008035714285714</text:p>
          </table:table-cell>
          <table:table-cell office:value-type="float" office:value="0.002008928571429" calcext:value-type="float">
            <text:p>0.002008928571429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700404556868" calcext:value-type="float">
            <text:p>0.001700404556868</text:p>
          </table:table-cell>
          <table:table-cell office:value-type="float" office:value="0.002516335478989" calcext:value-type="float">
            <text:p>0.002516335478989</text:p>
          </table:table-cell>
          <table:table-cell office:value-type="float" office:value="0.002223984027641" calcext:value-type="float">
            <text:p>0.002223984027641</text:p>
          </table:table-cell>
          <table:table-cell office:value-type="float" office:value="0" calcext:value-type="float">
            <text:p>0</text:p>
          </table:table-cell>
          <table:table-cell office:value-type="float" office:value="467.2" calcext:value-type="float">
            <text:p>46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2beda23aeb46964c1add08e4088b8a487c873d7b20b3c5ca74d40e1671c5372", "9b1859b9c340dcb28502e45a87c88172af9e53512c353bdd9d951e6a9a881e03", "9dc24f1ba7f3dd28c992d05569844d0eb4d9e05163f132ff3a701e111c62c8fb", "fd8f2d8566b78a3a9e2680eaec0847226d1d6bba649d71d9cb99753d92ef2e2e", "f7fbd15f2b1b53eb18818fa41cb0b9158ff257ff1a163526c8c4de37059f959c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3" calcext:value-type="float">
            <text:p>67.73</text:p>
          </table:table-cell>
          <table:table-cell office:value-type="float" office:value="72.05" calcext:value-type="float">
            <text:p>72.05</text:p>
          </table:table-cell>
          <table:table-cell office:value-type="float" office:value="71.17" calcext:value-type="float">
            <text:p>71.17</text:p>
          </table:table-cell>
          <table:table-cell office:value-type="float" office:value="29.56" calcext:value-type="float">
            <text:p>29.56</text:p>
          </table:table-cell>
          <table:table-cell office:value-type="float" office:value="298840" calcext:value-type="float">
            <text:p>29884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574578708521" calcext:value-type="float">
            <text:p>0.000574578708521</text:p>
          </table:table-cell>
          <table:table-cell office:value-type="float" office:value="0.001216449704142" calcext:value-type="float">
            <text:p>0.001216449704142</text:p>
          </table:table-cell>
          <table:table-cell office:value-type="float" office:value="0.000813061365648" calcext:value-type="float">
            <text:p>0.000813061365648</text:p>
          </table:table-cell>
          <table:table-cell table:style-name="ce3" office:value-type="float" office:value="0.0000137" calcext:value-type="float">
            <text:p>1.37E-05</text:p>
          </table:table-cell>
          <table:table-cell office:value-type="float" office:value="242.8" calcext:value-type="float">
            <text:p>242.8</text:p>
          </table:table-cell>
          <table:table-cell office:value-type="float" office:value="601.288" calcext:value-type="float">
            <text:p>601.288</text:p>
          </table:table-cell>
          <table:table-cell office:value-type="string" calcext:value-type="string">
            <text:p>("11ab1e96d64ad9e58871f2db6b4168a96ccede301da72d284bcd5a89f3e86e07", "fe17a16c4b91af226711b0ea3046bfb49490d82c5ee81389b6c6ddcf730a7ff4", "de9b4baf133efa4ecf2dc822fead8836ca082efbf6b5913438a7d7938e739b1b", "ec374ea4566e790d4239636abcf6def44ad8997a358b7fc54d4884547fb23a35", "a85a6e8e26b463fcb855adaec9dbb5ca76d4c2dd214b995f70d7f7f6bf071fbf")</text:p>
          </table:table-cell>
          <table:table-cell table:number-columns-repeated="9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7.511" calcext:value-type="float">
            <text:p>7.511</text:p>
          </table:table-cell>
          <table:table-cell office:value-type="string" calcext:value-type="string">
            <text:p>10e0b1eacfe9d3534b8fe8a10f8fec72be1cab359085db3fc913d826fc39428c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.279" calcext:value-type="float">
            <text:p>4.279</text:p>
          </table:table-cell>
          <table:table-cell office:value-type="string" calcext:value-type="string">
            <text:p>a788b04a71c32480345973deb418e28fdcec6331fdb58e642392558629398cba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4.927" calcext:value-type="float">
            <text:p>4.927</text:p>
          </table:table-cell>
          <table:table-cell office:value-type="string" calcext:value-type="string">
            <text:p>901c56712fb4e9eca8fdb0c5dd1d6499f00949980bd626a1acfe5bfe5b3819db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.261" calcext:value-type="float">
            <text:p>4.261</text:p>
          </table:table-cell>
          <table:table-cell office:value-type="string" calcext:value-type="string">
            <text:p>a788b04a71c32480345973deb418e28fdcec6331fdb58e642392558629398cba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50.71" calcext:value-type="float">
            <text:p>50.71</text:p>
          </table:table-cell>
          <table:table-cell office:value-type="float" office:value="80.71" calcext:value-type="float">
            <text:p>80.71</text:p>
          </table:table-cell>
          <table:table-cell office:value-type="float" office:value="72.7" calcext:value-type="float">
            <text:p>72.7</text:p>
          </table:table-cell>
          <table:table-cell office:value-type="float" office:value="62.05" calcext:value-type="float">
            <text:p>62.05</text:p>
          </table:table-cell>
          <table:table-cell office:value-type="float" office:value="59.69" calcext:value-type="float">
            <text:p>59.69</text:p>
          </table:table-cell>
          <table:table-cell office:value-type="float" office:value="0" calcext:value-type="float">
            <text:p>0</text:p>
          </table:table-cell>
          <table:table-cell office:value-type="float" office:value="149520" calcext:value-type="float">
            <text:p>14952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3191650973486" calcext:value-type="float">
            <text:p>0.003191650973486</text:p>
          </table:table-cell>
          <table:table-cell office:value-type="float" office:value="0.000601230831284" calcext:value-type="float">
            <text:p>0.000601230831284</text:p>
          </table:table-cell>
          <table:table-cell office:value-type="float" office:value="0.001217528691271" calcext:value-type="float">
            <text:p>0.001217528691271</text:p>
          </table:table-cell>
          <table:table-cell office:value-type="float" office:value="0" calcext:value-type="float">
            <text:p>0</text:p>
          </table:table-cell>
          <table:table-cell office:value-type="float" office:value="809.2" calcext:value-type="float">
            <text:p>80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0cd22a2497181993a9e4a47cb1f462b201e9ff95968371bb2151981c8aa652c", "66c7846110fe45bb7304c0ea8fcb89009ad460a47629df97583209652eef3159", "ed26c5611edb366e6191f4d6b2533185de007e62a848e6ba75995be413233626", "935f5f0411750f1d0c42012239849c022236849bd2b244432eb5563bf44eb9e2", "b59e8a7ca28a3d2bf6325c2862af0fa18ef9150481382a76d407ebc0578fd683")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48.57" calcext:value-type="float">
            <text:p>48.57</text:p>
          </table:table-cell>
          <table:table-cell office:value-type="float" office:value="82.86" calcext:value-type="float">
            <text:p>82.86</text:p>
          </table:table-cell>
          <table:table-cell office:value-type="float" office:value="74.18" calcext:value-type="float">
            <text:p>74.18</text:p>
          </table:table-cell>
          <table:table-cell office:value-type="float" office:value="61.68" calcext:value-type="float">
            <text:p>61.68</text:p>
          </table:table-cell>
          <table:table-cell office:value-type="float" office:value="58.64" calcext:value-type="float">
            <text:p>58.64</text:p>
          </table:table-cell>
          <table:table-cell office:value-type="float" office:value="25.42" calcext:value-type="float">
            <text:p>25.42</text:p>
          </table:table-cell>
          <table:table-cell office:value-type="float" office:value="297000" calcext:value-type="float">
            <text:p>29700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3828655645265" calcext:value-type="float">
            <text:p>0.003828655645265</text:p>
          </table:table-cell>
          <table:table-cell office:value-type="float" office:value="0.000559802652068" calcext:value-type="float">
            <text:p>0.000559802652068</text:p>
          </table:table-cell>
          <table:table-cell office:value-type="float" office:value="0.001380523251799" calcext:value-type="float">
            <text:p>0.001380523251799</text:p>
          </table:table-cell>
          <table:table-cell office:value-type="float" office:value="0.000130411326041" calcext:value-type="float">
            <text:p>0.000130411326041</text:p>
          </table:table-cell>
          <table:table-cell office:value-type="float" office:value="790" calcext:value-type="float">
            <text:p>790</text:p>
          </table:table-cell>
          <table:table-cell office:value-type="float" office:value="560.035" calcext:value-type="float">
            <text:p>560.035</text:p>
          </table:table-cell>
          <table:table-cell office:value-type="string" calcext:value-type="string">
            <text:p>("308e1a927fda51b1c88ee9f5cd14c4e92b2962435473488d217ee93b8679c7a2", "07585c683daf280448e339ed48defe95645169d3875eb27e20295f5eff9346dd", "36078393d16d160a15a005120f5eb3ff6a9c3288d1a60559c4889ce0829c34d0", "fb5081e0612203b3933185397aff46006a26269444f6147d6b8afc6a5f0bb00e", "48eef942e8203246c1b4eef9b6a3d7b918577e61a743f775c16bfc4042ad9aca")</text:p>
          </table:table-cell>
          <table:table-cell table:number-columns-repeated="9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29" calcext:value-type="float">
            <text:p>29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11.231" calcext:value-type="float">
            <text:p>11.231</text:p>
          </table:table-cell>
          <table:table-cell office:value-type="string" calcext:value-type="string">
            <text:p>359dfe8f9d65975a980525302720b73d8df8cf1d1b4c6624ecba4039f37589ae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46.43" calcext:value-type="float">
            <text:p>46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8.42" calcext:value-type="float">
            <text:p>68.42</text:p>
          </table:table-cell>
          <table:table-cell office:value-type="float" office:value="59.46" calcext:value-type="float">
            <text:p>59.46</text:p>
          </table:table-cell>
          <table:table-cell office:value-type="float" office:value="55.32" calcext:value-type="float">
            <text:p>55.32</text:p>
          </table:table-cell>
          <table:table-cell office:value-type="float" office:value="15" calcext:value-type="float">
            <text:p>15</text:p>
          </table:table-cell>
          <table:table-cell office:value-type="float" office:value="0.624025974025974" calcext:value-type="float">
            <text:p>0.624025974025974</text:p>
          </table:table-cell>
          <table:table-cell office:value-type="float" office:value="0.580681818181818" calcext:value-type="float">
            <text:p>0.580681818181818</text:p>
          </table:table-cell>
          <table:table-cell office:value-type="float" office:value="8.845" calcext:value-type="float">
            <text:p>8.845</text:p>
          </table:table-cell>
          <table:table-cell office:value-type="string" calcext:value-type="string">
            <text:p>8922b7d0e20174d1990e41459f3b0c8db97a5b39c3e6900f58b7efbd4256f0a8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29" calcext:value-type="float">
            <text:p>29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104ab86eb280ffe28d27f66971f53d47232cb11030d08208a5a022a6318d4b55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46.43" calcext:value-type="float">
            <text:p>46.43</text:p>
          </table:table-cell>
          <table:table-cell office:value-type="float" office:value="78.57" calcext:value-type="float">
            <text:p>78.57</text:p>
          </table:table-cell>
          <table:table-cell office:value-type="float" office:value="68.42" calcext:value-type="float">
            <text:p>68.42</text:p>
          </table:table-cell>
          <table:table-cell office:value-type="float" office:value="59.46" calcext:value-type="float">
            <text:p>59.46</text:p>
          </table:table-cell>
          <table:table-cell office:value-type="float" office:value="55.32" calcext:value-type="float">
            <text:p>55.32</text:p>
          </table:table-cell>
          <table:table-cell office:value-type="float" office:value="15" calcext:value-type="float">
            <text:p>15</text:p>
          </table:table-cell>
          <table:table-cell office:value-type="float" office:value="0.624025974025974" calcext:value-type="float">
            <text:p>0.624025974025974</text:p>
          </table:table-cell>
          <table:table-cell office:value-type="float" office:value="0.580681818181818" calcext:value-type="float">
            <text:p>0.580681818181818</text:p>
          </table:table-cell>
          <table:table-cell office:value-type="float" office:value="8.81" calcext:value-type="float">
            <text:p>8.81</text:p>
          </table:table-cell>
          <table:table-cell office:value-type="string" calcext:value-type="string">
            <text:p>8922b7d0e20174d1990e41459f3b0c8db97a5b39c3e6900f58b7efbd4256f0a8</text:p>
          </table:table-cell>
          <table:table-cell office:value-type="float" office:value="47.86" calcext:value-type="float">
            <text:p>47.86</text:p>
          </table:table-cell>
          <table:table-cell office:value-type="float" office:value="73.93" calcext:value-type="float">
            <text:p>73.93</text:p>
          </table:table-cell>
          <table:table-cell office:value-type="float" office:value="73.57" calcext:value-type="float">
            <text:p>73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4.14" calcext:value-type="float">
            <text:p>74.14</text:p>
          </table:table-cell>
          <table:table-cell office:value-type="float" office:value="73.75" calcext:value-type="float">
            <text:p>73.75</text:p>
          </table:table-cell>
          <table:table-cell office:value-type="float" office:value="73.84" calcext:value-type="float">
            <text:p>73.84</text:p>
          </table:table-cell>
          <table:table-cell office:value-type="float" office:value="0" calcext:value-type="float">
            <text:p>0</text:p>
          </table:table-cell>
          <table:table-cell office:value-type="float" office:value="150280" calcext:value-type="float">
            <text:p>15028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1179026975509" calcext:value-type="float">
            <text:p>0.001179026975509</text:p>
          </table:table-cell>
          <table:table-cell office:value-type="float" office:value="0.000995034812171" calcext:value-type="float">
            <text:p>0.000995034812171</text:p>
          </table:table-cell>
          <table:table-cell office:value-type="float" office:value="0.000990933754361" calcext:value-type="float">
            <text:p>0.000990933754361</text:p>
          </table:table-cell>
          <table:table-cell office:value-type="float" office:value="0" calcext:value-type="float">
            <text:p>0</text:p>
          </table:table-cell>
          <table:table-cell office:value-type="float" office:value="637.2" calcext:value-type="float">
            <text:p>63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d3000c8637f4bcc6ed87818084767ae87358e5637cf8cb38b35a86cee5339b6", "56000750a1bf62d5768fda1092e2a32401c6f973bdb1fd644e9e37f7c5c56a6c", "b1bfcc991f5b9157702f5a2a08901582cf781adccc96b916e6bf0d79054f59ee", "d8ce2e787af8f243864cc69739b1c83a229258a4ab41f21af594b3762dc909e8", "537309048252493b14136c24fcff96e3f2222c6ecfa604d8cedb604d66d41b37")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5" calcext:value-type="float">
            <text:p>75</text:p>
          </table:table-cell>
          <table:table-cell office:value-type="float" office:value="73.57" calcext:value-type="float">
            <text:p>73.57</text:p>
          </table:table-cell>
          <table:table-cell office:value-type="float" office:value="74.04" calcext:value-type="float">
            <text:p>74.04</text:p>
          </table:table-cell>
          <table:table-cell office:value-type="float" office:value="74.6" calcext:value-type="float">
            <text:p>74.6</text:p>
          </table:table-cell>
          <table:table-cell office:value-type="float" office:value="74.49" calcext:value-type="float">
            <text:p>74.49</text:p>
          </table:table-cell>
          <table:table-cell office:value-type="float" office:value="27.52" calcext:value-type="float">
            <text:p>27.52</text:p>
          </table:table-cell>
          <table:table-cell office:value-type="float" office:value="298240" calcext:value-type="float">
            <text:p>2982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869507934411" calcext:value-type="float">
            <text:p>0.000869507934411</text:p>
          </table:table-cell>
          <table:table-cell office:value-type="float" office:value="0.000112728633055" calcext:value-type="float">
            <text:p>0.000112728633055</text:p>
          </table:table-cell>
          <table:table-cell office:value-type="float" office:value="0.000224765446961" calcext:value-type="float">
            <text:p>0.000224765446961</text:p>
          </table:table-cell>
          <table:table-cell office:value-type="float" office:value="0.00028780640614" calcext:value-type="float">
            <text:p>0.00028780640614</text:p>
          </table:table-cell>
          <table:table-cell office:value-type="float" office:value="1058.8" calcext:value-type="float">
            <text:p>1058.8</text:p>
          </table:table-cell>
          <table:table-cell office:value-type="float" office:value="570.19" calcext:value-type="float">
            <text:p>570.19</text:p>
          </table:table-cell>
          <table:table-cell office:value-type="string" calcext:value-type="string">
            <text:p>("95abdb335ddcc4f38b1815c0e2623e6fdd8da24a0271f4bebba6c41e67561efb", "771ba26a260f085c1dce7e699c89282d36ce3f5757b268672556d58b773fffde", "f26fa255b4f217cc801baba53476f609cc96f0357550e4d14e2bdb58daf096d8", "0af004fafafd53744e1126b5e53e248a2151f83cd542a8ce51ad7e8753883279", "e086c2736f074bde2e37b5a872b3aaa5a26e508b0b0f5cd015661b0b87da4a62")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5" calcext:value-type="float">
            <text:p>15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9.365" calcext:value-type="float">
            <text:p>9.365</text:p>
          </table:table-cell>
          <table:table-cell office:value-type="string" calcext:value-type="string">
            <text:p>b54cfa552f613a35bce7bf68253d362b848df7b3594893b75263bfa6bc2e56bc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7312030075188" calcext:value-type="float">
            <text:p>0.57312030075188</text:p>
          </table:table-cell>
          <table:table-cell office:value-type="float" office:value="0.529276315789474" calcext:value-type="float">
            <text:p>0.529276315789474</text:p>
          </table:table-cell>
          <table:table-cell office:value-type="float" office:value="8.019" calcext:value-type="float">
            <text:p>8.019</text:p>
          </table:table-cell>
          <table:table-cell office:value-type="string" calcext:value-type="string">
            <text:p>7ffbc359ec424f52dc19db72b242fae4d3848f090bc8cd3df12a17cb25fd8fff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5" calcext:value-type="float">
            <text:p>15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8.145" calcext:value-type="float">
            <text:p>8.145</text:p>
          </table:table-cell>
          <table:table-cell office:value-type="string" calcext:value-type="string">
            <text:p>b54cfa552f613a35bce7bf68253d362b848df7b3594893b75263bfa6bc2e56bc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7312030075188" calcext:value-type="float">
            <text:p>0.57312030075188</text:p>
          </table:table-cell>
          <table:table-cell office:value-type="float" office:value="0.529276315789474" calcext:value-type="float">
            <text:p>0.52927631578947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7ffbc359ec424f52dc19db72b242fae4d3848f090bc8cd3df12a17cb25fd8fff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59.29" calcext:value-type="float">
            <text:p>59.29</text:p>
          </table:table-cell>
          <table:table-cell office:value-type="float" office:value="77.14" calcext:value-type="float">
            <text:p>77.14</text:p>
          </table:table-cell>
          <table:table-cell office:value-type="float" office:value="72.52" calcext:value-type="float">
            <text:p>72.52</text:p>
          </table:table-cell>
          <table:table-cell office:value-type="float" office:value="65.47" calcext:value-type="float">
            <text:p>65.47</text:p>
          </table:table-cell>
          <table:table-cell office:value-type="float" office:value="65.06" calcext:value-type="float">
            <text:p>65.06</text:p>
          </table:table-cell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05994897959184" calcext:value-type="float">
            <text:p>0.005994897959184</text:p>
          </table:table-cell>
          <table:table-cell office:value-type="float" office:value="0.001498724489796" calcext:value-type="float">
            <text:p>0.00149872448979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3206137461972" calcext:value-type="float">
            <text:p>0.003206137461972</text:p>
          </table:table-cell>
          <table:table-cell office:value-type="float" office:value="0.000975596424445" calcext:value-type="float">
            <text:p>0.000975596424445</text:p>
          </table:table-cell>
          <table:table-cell office:value-type="float" office:value="0.001862997116979" calcext:value-type="float">
            <text:p>0.001862997116979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4f0ce2a20aebb7f6ee00a04b93c377705d9722f6f0c27267d3cbd20222ebdcd", "32787bb7b1940223a321334b84d7e3a7e4ab3cad6b81f2160d6c2a7b2f5a0f91", "182ebf64cf1e2c27b69d7106f85bd54ba5485683c4d736c85b03ff6cb85472b0", "de543d254a430f182432033d1160495ee913d0acdf10bad71cbc2e1e5489a857", "861a9dc8bfb915358df42e5eb019677b7648b50f900d4608180fe4341150ce8b")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0.71" calcext:value-type="float">
            <text:p>60.71</text:p>
          </table:table-cell>
          <table:table-cell office:value-type="float" office:value="77.86" calcext:value-type="float">
            <text:p>77.86</text:p>
          </table:table-cell>
          <table:table-cell office:value-type="float" office:value="73.5" calcext:value-type="float">
            <text:p>73.5</text:p>
          </table:table-cell>
          <table:table-cell office:value-type="float" office:value="66.5" calcext:value-type="float">
            <text:p>66.5</text:p>
          </table:table-cell>
          <table:table-cell office:value-type="float" office:value="66.37" calcext:value-type="float">
            <text:p>66.37</text:p>
          </table:table-cell>
          <table:table-cell office:value-type="float" office:value="23.83" calcext:value-type="float">
            <text:p>23.83</text:p>
          </table:table-cell>
          <table:table-cell office:value-type="float" office:value="297440" calcext:value-type="float">
            <text:p>297440</text:p>
          </table:table-cell>
          <table:table-cell office:value-type="float" office:value="0.000255102040816" calcext:value-type="float">
            <text:p>0.000255102040816</text:p>
          </table:table-cell>
          <table:table-cell table:style-name="ce3" office:value-type="float" office:value="0.0000638" calcext:value-type="float">
            <text:p>6.38E-05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878103446925" calcext:value-type="float">
            <text:p>0.000878103446925</text:p>
          </table:table-cell>
          <table:table-cell table:style-name="ce3" office:value-type="float" office:value="0.0000708" calcext:value-type="float">
            <text:p>7.08E-05</text:p>
          </table:table-cell>
          <table:table-cell office:value-type="float" office:value="0.000121404262405" calcext:value-type="float">
            <text:p>0.000121404262405</text:p>
          </table:table-cell>
          <table:table-cell table:style-name="ce3" office:value-type="float" office:value="0.000056" calcext:value-type="float">
            <text:p>5.60E-05</text:p>
          </table:table-cell>
          <table:table-cell office:value-type="float" office:value="2212.8" calcext:value-type="float">
            <text:p>2212.8</text:p>
          </table:table-cell>
          <table:table-cell office:value-type="float" office:value="575.724" calcext:value-type="float">
            <text:p>575.724</text:p>
          </table:table-cell>
          <table:table-cell office:value-type="string" calcext:value-type="string">
            <text:p>("ba4fd14794a606403e8dccac2252673bd4258644e04b8a522f68c0a1b32b1886", "844fcf6f933cad691d7b051810f889b95c63eed6082233b9c92733d6fe948d57", "953e5d495c4304f332aa227abc0b6954c85fc43d6365314491609276f9910bf3", "adf572c86b7df6cf51ae17b1fe7f2748194aea09b5d6b3ce121f253def84fa3c", "5748bea186677d28da8bf4187b02e87d672890076e558386bfde8dfae952a13c")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23" calcext:value-type="float">
            <text:p>23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5.248" calcext:value-type="float">
            <text:p>5.248</text:p>
          </table:table-cell>
          <table:table-cell office:value-type="string" calcext:value-type="string">
            <text:p>577002fade8fa351faf24f51c7cd4e983aa81007fe70e75258e2424759b83559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7" calcext:value-type="float">
            <text:p>7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3.687" calcext:value-type="float">
            <text:p>3.687</text:p>
          </table:table-cell>
          <table:table-cell office:value-type="string" calcext:value-type="string">
            <text:p>ba55eebcb5514c628b39325b6583f4258bbffea6b42cb70573fdff416f90aab1</text:p>
          </table:table-cell>
          <table:table-cell office:value-type="float" office:value="53.57" calcext:value-type="float">
            <text:p>53.57</text:p>
          </table:table-cell>
          <table:table-cell office:value-type="float" office:value="76.79" calcext:value-type="float">
            <text:p>76.79</text:p>
          </table:table-cell>
          <table:table-cell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80" calcext:value-type="float">
            <text:p>80</text:p>
          </table:table-cell>
          <table:table-cell office:value-type="float" office:value="77.97" calcext:value-type="float">
            <text:p>77.97</text:p>
          </table:table-cell>
          <table:table-cell office:value-type="float" office:value="19" calcext:value-type="float">
            <text:p>19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4.559" calcext:value-type="float">
            <text:p>4.559</text:p>
          </table:table-cell>
          <table:table-cell office:value-type="string" calcext:value-type="string">
            <text:p>76fa0735b49474174b5714813a260a8c7d70ed0d39fa9a565302513ac04138b6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7" calcext:value-type="float">
            <text:p>7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3.682" calcext:value-type="float">
            <text:p>3.682</text:p>
          </table:table-cell>
          <table:table-cell office:value-type="string" calcext:value-type="string">
            <text:p>ba55eebcb5514c628b39325b6583f4258bbffea6b42cb70573fdff416f90aab1</text:p>
          </table:table-cell>
          <table:table-cell office:value-type="float" office:value="53.57" calcext:value-type="float">
            <text:p>53.57</text:p>
          </table:table-cell>
          <table:table-cell office:value-type="float" office:value="76.79" calcext:value-type="float">
            <text:p>76.79</text:p>
          </table:table-cell>
          <table:table-cell office:value-type="float" office:value="79.29" calcext:value-type="float">
            <text:p>79.29</text:p>
          </table:table-cell>
          <table:table-cell office:value-type="float" office:value="74.29" calcext:value-type="float">
            <text:p>74.29</text:p>
          </table:table-cell>
          <table:table-cell office:value-type="float" office:value="75.52" calcext:value-type="float">
            <text:p>75.52</text:p>
          </table:table-cell>
          <table:table-cell office:value-type="float" office:value="78.33" calcext:value-type="float">
            <text:p>78.33</text:p>
          </table:table-cell>
          <table:table-cell office:value-type="float" office:value="77.32" calcext:value-type="float">
            <text:p>77.32</text:p>
          </table:table-cell>
          <table:table-cell office:value-type="float" office:value="0" calcext:value-type="float">
            <text:p>0</text:p>
          </table:table-cell>
          <table:table-cell office:value-type="float" office:value="151920" calcext:value-type="float">
            <text:p>15192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614928989806" calcext:value-type="float">
            <text:p>0.000614928989806</text:p>
          </table:table-cell>
          <table:table-cell office:value-type="float" office:value="0.001604947229921" calcext:value-type="float">
            <text:p>0.001604947229921</text:p>
          </table:table-cell>
          <table:table-cell office:value-type="float" office:value="0.000921838375446" calcext:value-type="float">
            <text:p>0.000921838375446</text:p>
          </table:table-cell>
          <table:table-cell office:value-type="float" office:value="0" calcext:value-type="float">
            <text:p>0</text:p>
          </table:table-cell>
          <table:table-cell office:value-type="float" office:value="281.2" calcext:value-type="float">
            <text:p>28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85e7591099355ac027767cfaac75b34cb12a64a1b2517ed1f36689a92df6fd9", "49b44cb514ef44928f6804c04045542e44cd028d7cfe2615c5dc3bf5899ad02f", "6c25e778a56fdf93df41d6631dd43919f3a805d4a40f72129e9b72f4ae6dc97f", "cdb59cf52725eaf62e293640e1c5611c78786ae94fc4c6bd02eef65fb00d6043", "e8c2fa6fed0fc47a1dd58d0ed4a23b79e76c6294a0ce65a0826374cacc42c50c")</text:p>
          </table:table-cell>
          <table:table-cell office:value-type="float" office:value="50.71" calcext:value-type="float">
            <text:p>50.71</text:p>
          </table:table-cell>
          <table:table-cell office:value-type="float" office:value="75.36" calcext:value-type="float">
            <text:p>75.36</text:p>
          </table:table-cell>
          <table:table-cell office:value-type="float" office:value="77.86" calcext:value-type="float">
            <text:p>77.86</text:p>
          </table:table-cell>
          <table:table-cell office:value-type="float" office:value="72.86" calcext:value-type="float">
            <text:p>72.86</text:p>
          </table:table-cell>
          <table:table-cell office:value-type="float" office:value="74.16" calcext:value-type="float">
            <text:p>74.16</text:p>
          </table:table-cell>
          <table:table-cell office:value-type="float" office:value="76.75" calcext:value-type="float">
            <text:p>76.75</text:p>
          </table:table-cell>
          <table:table-cell office:value-type="float" office:value="75.94" calcext:value-type="float">
            <text:p>75.94</text:p>
          </table:table-cell>
          <table:table-cell office:value-type="float" office:value="26.64" calcext:value-type="float">
            <text:p>26.64</text:p>
          </table:table-cell>
          <table:table-cell office:value-type="float" office:value="300800" calcext:value-type="float">
            <text:p>30080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183409476383" calcext:value-type="float">
            <text:p>0.000183409476383</text:p>
          </table:table-cell>
          <table:table-cell office:value-type="float" office:value="0.000546793451352" calcext:value-type="float">
            <text:p>0.000546793451352</text:p>
          </table:table-cell>
          <table:table-cell office:value-type="float" office:value="0.000291332668888" calcext:value-type="float">
            <text:p>0.000291332668888</text:p>
          </table:table-cell>
          <table:table-cell table:style-name="ce3" office:value-type="float" office:value="0.0000724" calcext:value-type="float">
            <text:p>7.24E-05</text:p>
          </table:table-cell>
          <table:table-cell office:value-type="float" office:value="1106" calcext:value-type="float">
            <text:p>1106</text:p>
          </table:table-cell>
          <table:table-cell office:value-type="float" office:value="567.004" calcext:value-type="float">
            <text:p>567.004</text:p>
          </table:table-cell>
          <table:table-cell office:value-type="string" calcext:value-type="string">
            <text:p>("2973177731950938b6206a6fc366a5456dc1fa0010e1ee65cb3e62ab6c756023", "cad19001f33a1970c4b65d3235708a9dca25aa9d27688140ed5112b59020f577", "4c84c418164fd39863e20bea9062cb99b719feff0617429a42f301715a78cf02", "e05bd102db4669e388b6ca4f736b67104248135ddfd294125f11ab5f7bd300f2", "6697df6e749a5c52949e00538c6859e215836990c2061a5a018b1144deb17e17")</text:p>
          </table:table-cell>
          <table:table-cell table:number-columns-repeated="9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65" calcext:value-type="float">
            <text:p>65</text:p>
          </table:table-cell>
          <table:table-cell office:value-type="float" office:value="65.62" calcext:value-type="float">
            <text:p>65.62</text:p>
          </table:table-cell>
          <table:table-cell office:value-type="float" office:value="37" calcext:value-type="float">
            <text:p>37</text:p>
          </table:table-cell>
          <table:table-cell office:value-type="float" office:value="0.576190476190476" calcext:value-type="float">
            <text:p>0.576190476190476</text:p>
          </table:table-cell>
          <table:table-cell office:value-type="float" office:value="0.508333333333333" calcext:value-type="float">
            <text:p>0.508333333333333</text:p>
          </table:table-cell>
          <table:table-cell office:value-type="float" office:value="10.881" calcext:value-type="float">
            <text:p>10.881</text:p>
          </table:table-cell>
          <table:table-cell office:value-type="string" calcext:value-type="string">
            <text:p>8184426d6bdf0a2914c20c27c1e7a7325dcad94b2e8763978c78c422f659e2e7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19" calcext:value-type="float">
            <text:p>19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9.195" calcext:value-type="float">
            <text:p>9.195</text:p>
          </table:table-cell>
          <table:table-cell office:value-type="string" calcext:value-type="string">
            <text:p>1cb5e87a574992a0d39d36b16b3eb255150abc876a76af418d482e45cc548316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9.09" calcext:value-type="float">
            <text:p>59.09</text:p>
          </table:table-cell>
          <table:table-cell office:value-type="float" office:value="61.29" calcext:value-type="float">
            <text:p>61.29</text:p>
          </table:table-cell>
          <table:table-cell office:value-type="float" office:value="37" calcext:value-type="float">
            <text:p>37</text:p>
          </table:table-cell>
          <table:table-cell office:value-type="float" office:value="0.576190476190476" calcext:value-type="float">
            <text:p>0.576190476190476</text:p>
          </table:table-cell>
          <table:table-cell office:value-type="float" office:value="0.508333333333333" calcext:value-type="float">
            <text:p>0.508333333333333</text:p>
          </table:table-cell>
          <table:table-cell office:value-type="float" office:value="9.384" calcext:value-type="float">
            <text:p>9.384</text:p>
          </table:table-cell>
          <table:table-cell office:value-type="string" calcext:value-type="string">
            <text:p>6dbf5daae0288f2cc43222958de7a6dc7240aa9f8bfddd40d04be5fb0e663584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19" calcext:value-type="float">
            <text:p>19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8.972" calcext:value-type="float">
            <text:p>8.972</text:p>
          </table:table-cell>
          <table:table-cell office:value-type="string" calcext:value-type="string">
            <text:p>1cb5e87a574992a0d39d36b16b3eb255150abc876a76af418d482e45cc548316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79.29" calcext:value-type="float">
            <text:p>7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71.12" calcext:value-type="float">
            <text:p>71.12</text:p>
          </table:table-cell>
          <table:table-cell office:value-type="float" office:value="76.87" calcext:value-type="float">
            <text:p>76.87</text:p>
          </table:table-cell>
          <table:table-cell office:value-type="float" office:value="74.93" calcext:value-type="float">
            <text:p>74.93</text:p>
          </table:table-cell>
          <table:table-cell office:value-type="float" office:value="0" calcext:value-type="float">
            <text:p>0</text:p>
          </table:table-cell>
          <table:table-cell office:value-type="float" office:value="151880" calcext:value-type="float">
            <text:p>151880</text:p>
          </table:table-cell>
          <table:table-cell office:value-type="float" office:value="0.006632653061225" calcext:value-type="float">
            <text:p>0.006632653061225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946793087727" calcext:value-type="float">
            <text:p>0.000946793087727</text:p>
          </table:table-cell>
          <table:table-cell office:value-type="float" office:value="0.00373984764105" calcext:value-type="float">
            <text:p>0.00373984764105</text:p>
          </table:table-cell>
          <table:table-cell office:value-type="float" office:value="0.001791252740221" calcext:value-type="float">
            <text:p>0.001791252740221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e8ae6b83935c7acde7ba2ae333f6a90547fc9b123410279c9c0c4155dad1f07", "024b09435b455df64256eb9589baa0617896556c1ca38da72c66b0e7c96f1d35", "85a490d9f791e5f144a6bdf0445d3ae27411ee3d572f9de6ddeb7d8438480729", "1178e5c7ab0a2bf81ef2fc77797f102acfcbcafcb91bd55b658e21799dbb6286", "4f321d55e38e6670cb823c6cafc714e83076614d30babe7a571b129d6e1ec19e")</text:p>
          </table:table-cell>
          <table:table-cell office:value-type="float" office:value="52.14" calcext:value-type="float">
            <text:p>52.14</text:p>
          </table:table-cell>
          <table:table-cell office:value-type="float" office:value="76.07" calcext:value-type="float">
            <text:p>76.07</text:p>
          </table:table-cell>
          <table:table-cell office:value-type="float" office:value="81.43" calcext:value-type="float">
            <text:p>8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3.55" calcext:value-type="float">
            <text:p>73.55</text:p>
          </table:table-cell>
          <table:table-cell office:value-type="float" office:value="79.43" calcext:value-type="float">
            <text:p>79.43</text:p>
          </table:table-cell>
          <table:table-cell office:value-type="float" office:value="77.23" calcext:value-type="float">
            <text:p>77.23</text:p>
          </table:table-cell>
          <table:table-cell office:value-type="float" office:value="28.67" calcext:value-type="float">
            <text:p>28.67</text:p>
          </table:table-cell>
          <table:table-cell office:value-type="float" office:value="306240" calcext:value-type="float">
            <text:p>306240</text:p>
          </table:table-cell>
          <table:table-cell office:value-type="float" office:value="0.008035714285714" calcext:value-type="float">
            <text:p>0.008035714285714</text:p>
          </table:table-cell>
          <table:table-cell office:value-type="float" office:value="0.002008928571429" calcext:value-type="float">
            <text:p>0.002008928571429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600517115813" calcext:value-type="float">
            <text:p>0.001600517115813</text:p>
          </table:table-cell>
          <table:table-cell office:value-type="float" office:value="0.003386446624508" calcext:value-type="float">
            <text:p>0.003386446624508</text:p>
          </table:table-cell>
          <table:table-cell office:value-type="float" office:value="0.002161454979065" calcext:value-type="float">
            <text:p>0.002161454979065</text:p>
          </table:table-cell>
          <table:table-cell office:value-type="float" office:value="0.000131177069465" calcext:value-type="float">
            <text:p>0.000131177069465</text:p>
          </table:table-cell>
          <table:table-cell office:value-type="float" office:value="974.8" calcext:value-type="float">
            <text:p>974.8</text:p>
          </table:table-cell>
          <table:table-cell office:value-type="float" office:value="579.649" calcext:value-type="float">
            <text:p>579.649</text:p>
          </table:table-cell>
          <table:table-cell office:value-type="string" calcext:value-type="string">
            <text:p>("b77f50a30828e8f6fd158308e98e22126882807b649fd0fe786058c20342e90d", "f53552f90f0217391ff13304203f36bca6426ef0dd722de076bf9d0c8c8d2ee8", "61b12285b905e8cc939039f7a4906db40f8562b68c4f7fb16ad54c8e9d164cda", "e29e87c61c07a60c41db4b2a379888321c19d452cd1d2d55c2b84acf4a748f20", "07960a2ed235703311d18c84a0cd8797c2029808e2581d458e8e2f29d05f4733")</text:p>
          </table:table-cell>
          <table:table-cell table:number-columns-repeated="9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9" calcext:value-type="float">
            <text:p>29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2.717" calcext:value-type="float">
            <text:p>12.717</text:p>
          </table:table-cell>
          <table:table-cell office:value-type="string" calcext:value-type="string">
            <text:p>ce1b2f597ab8bdea74ffe4fc624c6bee6907946b325707316c5eb024e57d2eca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17" calcext:value-type="float">
            <text:p>17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0.912" calcext:value-type="float">
            <text:p>10.912</text:p>
          </table:table-cell>
          <table:table-cell office:value-type="string" calcext:value-type="string">
            <text:p>12add04acac3afaaaf185bb89459fa482983b6aac7539c0f54a39c74d0df966c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9" calcext:value-type="float">
            <text:p>29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1.579" calcext:value-type="float">
            <text:p>11.579</text:p>
          </table:table-cell>
          <table:table-cell office:value-type="string" calcext:value-type="string">
            <text:p>dad4185b92559c51aeb0cd7b0caa8fc6e78ad802c488ce63c5df3c5ad3d4e4de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17" calcext:value-type="float">
            <text:p>17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0.853" calcext:value-type="float">
            <text:p>10.853</text:p>
          </table:table-cell>
          <table:table-cell office:value-type="string" calcext:value-type="string">
            <text:p>12add04acac3afaaaf185bb89459fa482983b6aac7539c0f54a39c74d0df966c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8.57" calcext:value-type="float">
            <text:p>58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2.35" calcext:value-type="float">
            <text:p>72.35</text:p>
          </table:table-cell>
          <table:table-cell office:value-type="float" office:value="65.02" calcext:value-type="float">
            <text:p>65.02</text:p>
          </table:table-cell>
          <table:table-cell office:value-type="float" office:value="64.58" calcext:value-type="float">
            <text:p>64.58</text:p>
          </table:table-cell>
          <table:table-cell office:value-type="float" office:value="0" calcext:value-type="float">
            <text:p>0</text:p>
          </table:table-cell>
          <table:table-cell office:value-type="float" office:value="150280" calcext:value-type="float">
            <text:p>150280</text:p>
          </table:table-cell>
          <table:table-cell office:value-type="float" office:value="0.00765306122449" calcext:value-type="float">
            <text:p>0.00765306122449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6122448979592" calcext:value-type="float">
            <text:p>0.006122448979592</text:p>
          </table:table-cell>
          <table:table-cell office:value-type="float" office:value="0.004270947061952" calcext:value-type="float">
            <text:p>0.004270947061952</text:p>
          </table:table-cell>
          <table:table-cell office:value-type="float" office:value="0.001114751176927" calcext:value-type="float">
            <text:p>0.001114751176927</text:p>
          </table:table-cell>
          <table:table-cell office:value-type="float" office:value="0.001872266492707" calcext:value-type="float">
            <text:p>0.001872266492707</text:p>
          </table:table-cell>
          <table:table-cell office:value-type="float" office:value="0" calcext:value-type="float">
            <text:p>0</text:p>
          </table:table-cell>
          <table:table-cell office:value-type="float" office:value="209.2" calcext:value-type="float">
            <text:p>20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ef9e5afacfb1b055ca54ebf9237f066f0ae786f3bdbc4143185f53d4cfc5a7c", "1700dc2959ef8143d6aa8237a16d2055dc2668756ae6dd2b0b873655be6085b3", "9338e2731732d65f980acc09c102ab71d832e5146607af79652fae0f446c4603", "1429ee9bfa3055912c837ecb7d5db2a8466e69d955ab7773d58ccd4e67e7e884", "66e050238581e3763cb74902e88aa0ccaab78917c9316a38cf450cef81afd7be")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1.43" calcext:value-type="float">
            <text:p>61.43</text:p>
          </table:table-cell>
          <table:table-cell office:value-type="float" office:value="74.29" calcext:value-type="float">
            <text:p>74.29</text:p>
          </table:table-cell>
          <table:table-cell office:value-type="float" office:value="70.72" calcext:value-type="float">
            <text:p>70.72</text:p>
          </table:table-cell>
          <table:table-cell office:value-type="float" office:value="65.86" calcext:value-type="float">
            <text:p>65.86</text:p>
          </table:table-cell>
          <table:table-cell office:value-type="float" office:value="65.63" calcext:value-type="float">
            <text:p>65.63</text:p>
          </table:table-cell>
          <table:table-cell office:value-type="float" office:value="27.61" calcext:value-type="float">
            <text:p>27.61</text:p>
          </table:table-cell>
          <table:table-cell office:value-type="float" office:value="298560" calcext:value-type="float">
            <text:p>298560</text:p>
          </table:table-cell>
          <table:table-cell office:value-type="float" office:value="0.009566326530612" calcext:value-type="float">
            <text:p>0.009566326530612</text:p>
          </table:table-cell>
          <table:table-cell office:value-type="float" office:value="0.002391581632653" calcext:value-type="float">
            <text:p>0.002391581632653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4427761387844" calcext:value-type="float">
            <text:p>0.004427761387844</text:p>
          </table:table-cell>
          <table:table-cell office:value-type="float" office:value="0.001757610562693" calcext:value-type="float">
            <text:p>0.001757610562693</text:p>
          </table:table-cell>
          <table:table-cell office:value-type="float" office:value="0.002822914173614" calcext:value-type="float">
            <text:p>0.002822914173614</text:p>
          </table:table-cell>
          <table:table-cell office:value-type="float" office:value="0.000240817605137" calcext:value-type="float">
            <text:p>0.000240817605137</text:p>
          </table:table-cell>
          <table:table-cell office:value-type="float" office:value="1844.8" calcext:value-type="float">
            <text:p>1844.8</text:p>
          </table:table-cell>
          <table:table-cell office:value-type="float" office:value="581.754" calcext:value-type="float">
            <text:p>581.754</text:p>
          </table:table-cell>
          <table:table-cell office:value-type="string" calcext:value-type="string">
            <text:p>("a5b904c5d6080b2217fdaeaaa6fb1bc9fa887e4f4907ddd3154b26e74f1f949b", "7b1a10d3ad9b439dc2ee2019900bd0eff95acb33f6f52ba532dfccbf75190767", "0e1774e1d73182d08e17fba0e3ac80f2f89cc951e1e093613d3bb43718adcd8c", "3a27692782d2f1c50d9097fe701d5fad922d97d47094f8869b8cc0bb315cf8a3", "a7ed231edf014609bd00cd830470c06e67ca15adcf6da2f618b3bf0948d47591")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60" calcext:value-type="float">
            <text:p>60</text:p>
          </table:table-cell>
          <table:table-cell office:value-type="float" office:value="61.02" calcext:value-type="float">
            <text:p>61.0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293" calcext:value-type="float">
            <text:p>7.293</text:p>
          </table:table-cell>
          <table:table-cell office:value-type="string" calcext:value-type="string">
            <text:p>c79960ddde8d7d2a948ca53ea0d20bbe1cd0a6fde760e61ac5780ae7390ff359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969" calcext:value-type="float">
            <text:p>5.969</text:p>
          </table:table-cell>
          <table:table-cell office:value-type="string" calcext:value-type="string">
            <text:p>07d1c27216bbeddc62bdbe02ee9aa424ef87b665bd9a0496bbc97a96301e992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42.86" calcext:value-type="float">
            <text:p>42.86</text:p>
          </table:table-cell>
          <table:table-cell office:value-type="float" office:value="55.56" calcext:value-type="float">
            <text:p>55.56</text:p>
          </table:table-cell>
          <table:table-cell office:value-type="float" office:value="60" calcext:value-type="float">
            <text:p>60</text:p>
          </table:table-cell>
          <table:table-cell office:value-type="float" office:value="62.5" calcext:value-type="float">
            <text:p>62.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.767" calcext:value-type="float">
            <text:p>6.767</text:p>
          </table:table-cell>
          <table:table-cell office:value-type="string" calcext:value-type="string">
            <text:p>4febd659d1973137a7aa42907c807cc1b74ba74b721754e8a92ef293f5150a7d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954" calcext:value-type="float">
            <text:p>5.954</text:p>
          </table:table-cell>
          <table:table-cell office:value-type="string" calcext:value-type="string">
            <text:p>07d1c27216bbeddc62bdbe02ee9aa424ef87b665bd9a0496bbc97a96301e9920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0.71" calcext:value-type="float">
            <text:p>70.71</text:p>
          </table:table-cell>
          <table:table-cell office:value-type="float" office:value="67.42" calcext:value-type="float">
            <text:p>67.42</text:p>
          </table:table-cell>
          <table:table-cell office:value-type="float" office:value="64.36" calcext:value-type="float">
            <text:p>64.36</text:p>
          </table:table-cell>
          <table:table-cell office:value-type="float" office:value="63.86" calcext:value-type="float">
            <text:p>63.86</text:p>
          </table:table-cell>
          <table:table-cell office:value-type="float" office:value="0" calcext:value-type="float">
            <text:p>0</text:p>
          </table:table-cell>
          <table:table-cell office:value-type="float" office:value="144080" calcext:value-type="float">
            <text:p>14408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35797176971" calcext:value-type="float">
            <text:p>0.00035797176971</text:p>
          </table:table-cell>
          <table:table-cell office:value-type="float" office:value="0.000730209122552" calcext:value-type="float">
            <text:p>0.000730209122552</text:p>
          </table:table-cell>
          <table:table-cell office:value-type="float" office:value="0.000975768709588" calcext:value-type="float">
            <text:p>0.000975768709588</text:p>
          </table:table-cell>
          <table:table-cell office:value-type="float" office:value="0" calcext:value-type="float">
            <text:p>0</text:p>
          </table:table-cell>
          <table:table-cell office:value-type="float" office:value="169.2" calcext:value-type="float">
            <text:p>16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ee95cb5662ed39732cb811cb6a028336813198d69e8b3bd1f54daf1cbfe2596", "c122bf7e0f1f059ad39d933a3f384c46c36c62339ea7eb0b77a47c6594b8dcd0", "61bdb5bee49e3df7b2e012b6fb13778a15dc3a09f6faab0c3346f5397cd1564e", "0bdd689ffd786ca7d7acf7437c447589015a7fc8f772dd28616e1619d2a900e2", "f97c2c04ec9c6f62ba64868b1b2f945ff9bc39dc38c916cafd3f1b164f883a83")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2.86" calcext:value-type="float">
            <text:p>6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8.7" calcext:value-type="float">
            <text:p>68.7</text:p>
          </table:table-cell>
          <table:table-cell office:value-type="float" office:value="65.86" calcext:value-type="float">
            <text:p>65.86</text:p>
          </table:table-cell>
          <table:table-cell office:value-type="float" office:value="65.62" calcext:value-type="float">
            <text:p>65.62</text:p>
          </table:table-cell>
          <table:table-cell office:value-type="float" office:value="29.24" calcext:value-type="float">
            <text:p>29.24</text:p>
          </table:table-cell>
          <table:table-cell office:value-type="float" office:value="289120" calcext:value-type="float">
            <text:p>28912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" calcext:value-type="float">
            <text:p>0</text:p>
          </table:table-cell>
          <table:table-cell office:value-type="float" office:value="0.000199450329137" calcext:value-type="float">
            <text:p>0.000199450329137</text:p>
          </table:table-cell>
          <table:table-cell office:value-type="float" office:value="0.000601030096474" calcext:value-type="float">
            <text:p>0.000601030096474</text:p>
          </table:table-cell>
          <table:table-cell office:value-type="float" office:value="0.00082638196019" calcext:value-type="float">
            <text:p>0.00082638196019</text:p>
          </table:table-cell>
          <table:table-cell office:value-type="float" office:value="0.006191154232521" calcext:value-type="float">
            <text:p>0.006191154232521</text:p>
          </table:table-cell>
          <table:table-cell office:value-type="float" office:value="411.2" calcext:value-type="float">
            <text:p>411.2</text:p>
          </table:table-cell>
          <table:table-cell office:value-type="float" office:value="602.003" calcext:value-type="float">
            <text:p>602.003</text:p>
          </table:table-cell>
          <table:table-cell office:value-type="string" calcext:value-type="string">
            <text:p>("f7b9e6246123ca75d2427798ae1cb922d4322b328f16625b41294dda1be60eca", "a1b5fc3bfc4c1b44dddb0fc857dd0921d1328e367864026a2fcc985bf8f5d868", "507805c87bc9f17f30ccb53d7655f8ec4880a0c96676af72a5ab316260ae0b63", "5dbeef610e9a8313c032e7240c983794ff93bd85b3beb537d4e4c4ae1eb13c9f", "95a7c56a77a9beb1cd9e46e461124ef6f92bb6f7859f25b789289240286a9457")</text:p>
          </table:table-cell>
          <table:table-cell table:number-columns-repeated="92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tump_with_memoization</text:p>
          </table:table-cell>
          <table:table-cell table:style-name="ce4" office:value-type="string" calcext:value-type="string">
            <text:p>(1,false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-120100" calcext:value-type="float">
            <text:p>-12010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Any[]</text:p>
          </table:table-cell>
          <table:table-cell table:style-name="ce4" office:value-type="string" calcext:value-type="string">
            <text:p>TestOp_80</text:p>
          </table:table-cell>
          <table:table-cell table:style-name="ce4" office:value-type="float" office:value="46.43" calcext:value-type="float">
            <text:p>46.43</text:p>
          </table:table-cell>
          <table:table-cell table:style-name="ce8" office:value-type="float" office:value="73.21" calcext:value-type="float">
            <text:p>73.21</text:p>
          </table:table-cell>
          <table:table-cell table:style-name="ce4" office:value-type="float" office:value="78.57" calcext:value-type="float">
            <text:p>78.57</text:p>
          </table:table-cell>
          <table:table-cell table:style-name="ce4" office:value-type="float" office:value="67.86" calcext:value-type="float">
            <text:p>67.86</text:p>
          </table:table-cell>
          <table:table-cell table:style-name="ce4" office:value-type="float" office:value="70.97" calcext:value-type="float">
            <text:p>70.9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4.58" calcext:value-type="float">
            <text:p>74.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718650793650794" calcext:value-type="float">
            <text:p>0.718650793650794</text:p>
          </table:table-cell>
          <table:table-cell table:style-name="ce4" office:value-type="float" office:value="0.674305555555555" calcext:value-type="float">
            <text:p>0.674305555555555</text:p>
          </table:table-cell>
          <table:table-cell table:style-name="ce4" office:value-type="float" office:value="11.036" calcext:value-type="float">
            <text:p>11.036</text:p>
          </table:table-cell>
          <table:table-cell table:style-name="ce4" office:value-type="string" calcext:value-type="string">
            <text:p>79fa2a648501d79f5bb3837600140a4cb843a2e5454663bb7ccbfe9e4f748425</text:p>
          </table:table-cell>
          <table:table-cell table:style-name="ce4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5" table:style-name="ce4" office:value-type="float" office:value="75" calcext:value-type="float">
            <text:p>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6625" calcext:value-type="float">
            <text:p>0.6625</text:p>
          </table:table-cell>
          <table:table-cell table:style-name="ce4" office:value-type="float" office:value="4.327" calcext:value-type="float">
            <text:p>4.327</text:p>
          </table:table-cell>
          <table:table-cell table:style-name="ce4" office:value-type="string" calcext:value-type="string">
            <text:p>06c50dcd07e13172a0af62e573fcdb85f1a64e6a00d683dce4a02dea04b41e30</text:p>
          </table:table-cell>
          <table:table-cell table:style-name="ce4" office:value-type="float" office:value="57.14" calcext:value-type="float">
            <text:p>57.14</text:p>
          </table:table-cell>
          <table:table-cell table:style-name="ce8" office:value-type="float" office:value="78.57" calcext:value-type="float">
            <text:p>78.57</text:p>
          </table:table-cell>
          <table:table-cell table:number-columns-repeated="5" table:style-name="ce4" office:value-type="float" office:value="78.57" calcext:value-type="float">
            <text:p>78.5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718650793650794" calcext:value-type="float">
            <text:p>0.718650793650794</text:p>
          </table:table-cell>
          <table:table-cell table:style-name="ce4" office:value-type="float" office:value="0.674305555555555" calcext:value-type="float">
            <text:p>0.674305555555555</text:p>
          </table:table-cell>
          <table:table-cell table:style-name="ce4" office:value-type="float" office:value="10.292" calcext:value-type="float">
            <text:p>10.292</text:p>
          </table:table-cell>
          <table:table-cell table:style-name="ce4" office:value-type="string" calcext:value-type="string">
            <text:p>dbef2a1dc4cb7f89a9e8ecd7ade9529a483f8c3116a9ad542ed3e3b6eecfcec6</text:p>
          </table:table-cell>
          <table:table-cell table:style-name="ce4" office:value-type="float" office:value="50" calcext:value-type="float">
            <text:p>50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5" table:style-name="ce4" office:value-type="float" office:value="75" calcext:value-type="float">
            <text:p>7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6625" calcext:value-type="float">
            <text:p>0.6625</text:p>
          </table:table-cell>
          <table:table-cell table:style-name="ce4" office:value-type="float" office:value="4.311" calcext:value-type="float">
            <text:p>4.311</text:p>
          </table:table-cell>
          <table:table-cell table:style-name="ce4" office:value-type="string" calcext:value-type="string">
            <text:p>06c50dcd07e13172a0af62e573fcdb85f1a64e6a00d683dce4a02dea04b41e30</text:p>
          </table:table-cell>
          <table:table-cell table:style-name="ce4" office:value-type="float" office:value="57.14" calcext:value-type="float">
            <text:p>57.14</text:p>
          </table:table-cell>
          <table:table-cell table:style-name="ce8" office:value-type="float" office:value="78.57" calcext:value-type="float">
            <text:p>78.57</text:p>
          </table:table-cell>
          <table:table-cell table:style-name="ce4" office:value-type="float" office:value="74.29" calcext:value-type="float">
            <text:p>74.29</text:p>
          </table:table-cell>
          <table:table-cell table:style-name="ce4" office:value-type="float" office:value="82.86" calcext:value-type="float">
            <text:p>82.86</text:p>
          </table:table-cell>
          <table:table-cell table:style-name="ce4" office:value-type="float" office:value="81.34" calcext:value-type="float">
            <text:p>81.34</text:p>
          </table:table-cell>
          <table:table-cell table:style-name="ce4" office:value-type="float" office:value="76.29" calcext:value-type="float">
            <text:p>76.29</text:p>
          </table:table-cell>
          <table:table-cell table:style-name="ce4" office:value-type="float" office:value="77.63" calcext:value-type="float">
            <text:p>77.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4840" calcext:value-type="float">
            <text:p>154840</text:p>
          </table:table-cell>
          <table:table-cell table:style-name="ce4" office:value-type="float" office:value="0.002551020408163" calcext:value-type="float">
            <text:p>0.002551020408163</text:p>
          </table:table-cell>
          <table:table-cell table:style-name="ce4" office:value-type="float" office:value="0.000637755102041" calcext:value-type="float">
            <text:p>0.000637755102041</text:p>
          </table:table-cell>
          <table:table-cell table:style-name="ce4" office:value-type="float" office:value="0.000255102040816" calcext:value-type="float">
            <text:p>0.000255102040816</text:p>
          </table:table-cell>
          <table:table-cell table:style-name="ce4" office:value-type="float" office:value="0.001530612244898" calcext:value-type="float">
            <text:p>0.001530612244898</text:p>
          </table:table-cell>
          <table:table-cell table:style-name="ce4" office:value-type="float" office:value="0.001335635912046" calcext:value-type="float">
            <text:p>0.001335635912046</text:p>
          </table:table-cell>
          <table:table-cell table:style-name="ce4" office:value-type="float" office:value="0.000318783184986" calcext:value-type="float">
            <text:p>0.000318783184986</text:p>
          </table:table-cell>
          <table:table-cell table:style-name="ce4" office:value-type="float" office:value="0.000551889818334" calcext:value-type="float">
            <text:p>0.0005518898183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18.8" calcext:value-type="float">
            <text:p>318.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("d1e292c14d34cea126ba804080d2a5b2df4a7c71d7850f3a398b46af2a2cedb1", "92713bb39c4fe40e4ec3edfa2e0ca56b2208ad4dfa45d5123a71711dce53b555", "49f78f7a7f653d458bea5a8825dbab1334eba8a856d7ad2143e3d7df25458fef", "434abe03e49c2f8f48ad9c237c587dbfc79a76909eb5777d531e8c7f85e59273", "3590e62a94d08ea9f3a21e30d1c02b4ac4e2009a83b7ab4e672fd3b1967c8d41")</text:p>
          </table:table-cell>
          <table:table-cell table:style-name="ce4" office:value-type="float" office:value="60" calcext:value-type="float">
            <text:p>60</text:p>
          </table:table-cell>
          <table:table-cell table:style-name="ce8" office:value-type="float" office:value="80" calcext:value-type="float">
            <text:p>80</text:p>
          </table:table-cell>
          <table:table-cell table:style-name="ce4" office:value-type="float" office:value="77.14" calcext:value-type="float">
            <text:p>77.14</text:p>
          </table:table-cell>
          <table:table-cell table:style-name="ce4" office:value-type="float" office:value="82.86" calcext:value-type="float">
            <text:p>82.86</text:p>
          </table:table-cell>
          <table:table-cell table:style-name="ce4" office:value-type="float" office:value="82.04" calcext:value-type="float">
            <text:p>82.04</text:p>
          </table:table-cell>
          <table:table-cell table:style-name="ce4" office:value-type="float" office:value="78.33" calcext:value-type="float">
            <text:p>78.33</text:p>
          </table:table-cell>
          <table:table-cell table:style-name="ce4" office:value-type="float" office:value="79.46" calcext:value-type="float">
            <text:p>79.46</text:p>
          </table:table-cell>
          <table:table-cell table:style-name="ce4" office:value-type="float" office:value="30.62" calcext:value-type="float">
            <text:p>30.62</text:p>
          </table:table-cell>
          <table:table-cell table:style-name="ce4" office:value-type="float" office:value="308680" calcext:value-type="float">
            <text:p>308680</text:p>
          </table:table-cell>
          <table:table-cell table:style-name="ce4" office:value-type="float" office:value="0.004719387755102" calcext:value-type="float">
            <text:p>0.004719387755102</text:p>
          </table:table-cell>
          <table:table-cell table:style-name="ce4" office:value-type="float" office:value="0.001179846938776" calcext:value-type="float">
            <text:p>0.001179846938776</text:p>
          </table:table-cell>
          <table:table-cell table:style-name="ce4" office:value-type="float" office:value="0.000382653061224" calcext:value-type="float">
            <text:p>0.000382653061224</text:p>
          </table:table-cell>
          <table:table-cell table:style-name="ce4" office:value-type="float" office:value="0.00344387755102" calcext:value-type="float">
            <text:p>0.00344387755102</text:p>
          </table:table-cell>
          <table:table-cell table:style-name="ce4" office:value-type="float" office:value="0.002689708972346" calcext:value-type="float">
            <text:p>0.002689708972346</text:p>
          </table:table-cell>
          <table:table-cell table:style-name="ce4" office:value-type="float" office:value="0.00050313236637" calcext:value-type="float">
            <text:p>0.00050313236637</text:p>
          </table:table-cell>
          <table:table-cell table:style-name="ce4" office:value-type="float" office:value="0.000936978315859" calcext:value-type="float">
            <text:p>0.000936978315859</text:p>
          </table:table-cell>
          <table:table-cell table:style-name="ce4" office:value-type="float" office:value="0.000464014409899" calcext:value-type="float">
            <text:p>0.000464014409899</text:p>
          </table:table-cell>
          <table:table-cell table:style-name="ce4" office:value-type="float" office:value="485.2" calcext:value-type="float">
            <text:p>485.2</text:p>
          </table:table-cell>
          <table:table-cell table:style-name="ce4" office:value-type="float" office:value="552.582" calcext:value-type="float">
            <text:p>552.582</text:p>
          </table:table-cell>
          <table:table-cell table:style-name="ce4" office:value-type="string" calcext:value-type="string">
            <text:p>("c8124113075bdbbae8f08fa968ff56ebe61685dc73896075f834cfb5175ba62e", "0f324f30e09989c68b99ea7293d6e169b5a4bbf738f2a7741b9f77bbf1696dd7", "23efc0608c04a11e2dd81c1c643a038b378cff61a4e842b2337ee3e9a2bf94a0", "d5ec53c271053afeb1a593118996a91143bdfce243faa358c9f75ca35387d675", "6457deb3c008090e17569ba0602e0ed665c0881c4205f37c8178d82cab193572")</text:p>
          </table:table-cell>
          <table:table-cell table:style-name="ce4" table:number-columns-repeated="9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7" calcext:value-type="float">
            <text:p>17</text:p>
          </table:table-cell>
          <table:table-cell office:value-type="float" office:value="0.68452380952381" calcext:value-type="float">
            <text:p>0.68452380952381</text:p>
          </table:table-cell>
          <table:table-cell office:value-type="float" office:value="0.626488095238095" calcext:value-type="float">
            <text:p>0.626488095238095</text:p>
          </table:table-cell>
          <table:table-cell office:value-type="float" office:value="219.39" calcext:value-type="float">
            <text:p>219.39</text:p>
          </table:table-cell>
          <table:table-cell office:value-type="string" calcext:value-type="string">
            <text:p>863ae7bba817e7381503df06b5c8f52f243211815cca680569f292d4157eeb45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15.766" calcext:value-type="float">
            <text:p>15.766</text:p>
          </table:table-cell>
          <table:table-cell office:value-type="string" calcext:value-type="string">
            <text:p>485818ef985b0e5dc083ce396c56f7c7a7646498d512b10dee0eea0974e4bb76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7" calcext:value-type="float">
            <text:p>17</text:p>
          </table:table-cell>
          <table:table-cell office:value-type="float" office:value="0.68452380952381" calcext:value-type="float">
            <text:p>0.68452380952381</text:p>
          </table:table-cell>
          <table:table-cell office:value-type="float" office:value="0.626488095238095" calcext:value-type="float">
            <text:p>0.626488095238095</text:p>
          </table:table-cell>
          <table:table-cell office:value-type="float" office:value="27.094" calcext:value-type="float">
            <text:p>27.094</text:p>
          </table:table-cell>
          <table:table-cell office:value-type="string" calcext:value-type="string">
            <text:p>f512db4a24db77403eddce18483978a8b0ca735a0d449764757681dc0b005ca6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15.776" calcext:value-type="float">
            <text:p>15.776</text:p>
          </table:table-cell>
          <table:table-cell office:value-type="string" calcext:value-type="string">
            <text:p>485818ef985b0e5dc083ce396c56f7c7a7646498d512b10dee0eea0974e4bb76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65.71" calcext:value-type="float">
            <text:p>6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69.48" calcext:value-type="float">
            <text:p>69.48</text:p>
          </table:table-cell>
          <table:table-cell office:value-type="float" office:value="70.36" calcext:value-type="float">
            <text:p>70.36</text:p>
          </table:table-cell>
          <table:table-cell office:value-type="float" office:value="0" calcext:value-type="float">
            <text:p>0</text:p>
          </table:table-cell>
          <table:table-cell office:value-type="float" office:value="150720" calcext:value-type="float">
            <text:p>15072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8290816326531" calcext:value-type="float">
            <text:p>0.008290816326531</text:p>
          </table:table-cell>
          <table:table-cell office:value-type="float" office:value="0.008282014081353" calcext:value-type="float">
            <text:p>0.008282014081353</text:p>
          </table:table-cell>
          <table:table-cell office:value-type="float" office:value="0.001418911030715" calcext:value-type="float">
            <text:p>0.001418911030715</text:p>
          </table:table-cell>
          <table:table-cell office:value-type="float" office:value="0.002629673427762" calcext:value-type="float">
            <text:p>0.002629673427762</text:p>
          </table:table-cell>
          <table:table-cell office:value-type="float" office:value="0" calcext:value-type="float">
            <text:p>0</text:p>
          </table:table-cell>
          <table:table-cell office:value-type="float" office:value="665.2" calcext:value-type="float">
            <text:p>66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71a33047d79552e271f7937b8ab47da2f00fb04274c16c85f1ec15cab27f351", "eb0fe9628eeb7788e6f123f9f0a03672c22ae7220970ca294bb23809ebbf5187", "eb4e2379874c7956861b964a1577f56879be401976e65b5e774c37bdbbfc1dc7", "21e20628890929c64313bfad253e61f7541e33f126210f380054d8f47b442262", "06ed7562bb4c627d9bc6fb3a75a0d885a35d5f86ec9d3ace117e7d447d350377")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1.43" calcext:value-type="float">
            <text:p>61.43</text:p>
          </table:table-cell>
          <table:table-cell office:value-type="float" office:value="77.14" calcext:value-type="float">
            <text:p>77.14</text:p>
          </table:table-cell>
          <table:table-cell office:value-type="float" office:value="73.39" calcext:value-type="float">
            <text:p>73.39</text:p>
          </table:table-cell>
          <table:table-cell office:value-type="float" office:value="66.69" calcext:value-type="float">
            <text:p>66.69</text:p>
          </table:table-cell>
          <table:table-cell office:value-type="float" office:value="66.67" calcext:value-type="float">
            <text:p>66.67</text:p>
          </table:table-cell>
          <table:table-cell office:value-type="float" office:value="29.12" calcext:value-type="float">
            <text:p>29.12</text:p>
          </table:table-cell>
          <table:table-cell office:value-type="float" office:value="301320" calcext:value-type="float">
            <text:p>301320</text:p>
          </table:table-cell>
          <table:table-cell office:value-type="float" office:value="0.012372448979592" calcext:value-type="float">
            <text:p>0.012372448979592</text:p>
          </table:table-cell>
          <table:table-cell office:value-type="float" office:value="0.003093112244898" calcext:value-type="float">
            <text:p>0.003093112244898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7397959183673" calcext:value-type="float">
            <text:p>0.007397959183673</text:p>
          </table:table-cell>
          <table:table-cell office:value-type="float" office:value="0.007030333596538" calcext:value-type="float">
            <text:p>0.007030333596538</text:p>
          </table:table-cell>
          <table:table-cell office:value-type="float" office:value="0.00223865643255" calcext:value-type="float">
            <text:p>0.00223865643255</text:p>
          </table:table-cell>
          <table:table-cell office:value-type="float" office:value="0.00327755049848" calcext:value-type="float">
            <text:p>0.00327755049848</text:p>
          </table:table-cell>
          <table:table-cell office:value-type="float" office:value="0.000258438405513" calcext:value-type="float">
            <text:p>0.000258438405513</text:p>
          </table:table-cell>
          <table:table-cell office:value-type="float" office:value="2297.2" calcext:value-type="float">
            <text:p>2297.2</text:p>
          </table:table-cell>
          <table:table-cell office:value-type="float" office:value="1868.81" calcext:value-type="float">
            <text:p>1868.81</text:p>
          </table:table-cell>
          <table:table-cell office:value-type="string" calcext:value-type="string">
            <text:p>("e33e087a3a546ad2d86980122950e516745db5b0a66e0e4110c04e971b5497c3", "b9f99d220af989f0751818ada528d1a333aa133b9d216aa61218c8a7608f7109", "eb8999efc02238bc005d0e7bd061eb89834164dcf8105cb66f883b406acf82b8", "95f91ae31a2e8640124c974ee40048c8070e5b43fcd26a33178b2a2d6a20dd9d", "0cccf33c2d1b6e96e363d75507d1cecb740fd719569485bdb0666e394d03c7a5")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23" calcext:value-type="float">
            <text:p>69.23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55.865" calcext:value-type="float">
            <text:p>55.865</text:p>
          </table:table-cell>
          <table:table-cell office:value-type="string" calcext:value-type="string">
            <text:p>0c9b06bdb19af1a1c7bd7cf9a71260d5b9f03430d92302407d4905eaa52604db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17" calcext:value-type="float">
            <text:p>17</text:p>
          </table:table-cell>
          <table:table-cell office:value-type="float" office:value="0.569285714285714" calcext:value-type="float">
            <text:p>0.569285714285714</text:p>
          </table:table-cell>
          <table:table-cell office:value-type="float" office:value="0.54625" calcext:value-type="float">
            <text:p>0.54625</text:p>
          </table:table-cell>
          <table:table-cell office:value-type="float" office:value="11.206" calcext:value-type="float">
            <text:p>11.206</text:p>
          </table:table-cell>
          <table:table-cell office:value-type="string" calcext:value-type="string">
            <text:p>c50473695eda65e6819375072718063a4354b3acba8a1d2619f4a1d51afd88b4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6.383" calcext:value-type="float">
            <text:p>16.383</text:p>
          </table:table-cell>
          <table:table-cell office:value-type="string" calcext:value-type="string">
            <text:p>4d8cf76bc53e8185a2c953a7944194f36e993d9dfff50ab0b8cb719687c7b27b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17" calcext:value-type="float">
            <text:p>17</text:p>
          </table:table-cell>
          <table:table-cell office:value-type="float" office:value="0.569285714285714" calcext:value-type="float">
            <text:p>0.569285714285714</text:p>
          </table:table-cell>
          <table:table-cell office:value-type="float" office:value="0.54625" calcext:value-type="float">
            <text:p>0.54625</text:p>
          </table:table-cell>
          <table:table-cell office:value-type="float" office:value="11.713" calcext:value-type="float">
            <text:p>11.713</text:p>
          </table:table-cell>
          <table:table-cell office:value-type="string" calcext:value-type="string">
            <text:p>c50473695eda65e6819375072718063a4354b3acba8a1d2619f4a1d51afd88b4</text:p>
          </table:table-cell>
          <table:table-cell office:value-type="float" office:value="27.14" calcext:value-type="float">
            <text:p>27.14</text:p>
          </table:table-cell>
          <table:table-cell office:value-type="float" office:value="63.57" calcext:value-type="float">
            <text:p>63.57</text:p>
          </table:table-cell>
          <table:table-cell office:value-type="float" office:value="60" calcext:value-type="float">
            <text:p>60</text:p>
          </table:table-cell>
          <table:table-cell office:value-type="float" office:value="67.14" calcext:value-type="float">
            <text:p>67.14</text:p>
          </table:table-cell>
          <table:table-cell office:value-type="float" office:value="64.62" calcext:value-type="float">
            <text:p>64.62</text:p>
          </table:table-cell>
          <table:table-cell office:value-type="float" office:value="62.71" calcext:value-type="float">
            <text:p>62.71</text:p>
          </table:table-cell>
          <table:table-cell office:value-type="float" office:value="62.19" calcext:value-type="float">
            <text:p>62.19</text:p>
          </table:table-cell>
          <table:table-cell office:value-type="float" office:value="0" calcext:value-type="float">
            <text:p>0</text:p>
          </table:table-cell>
          <table:table-cell office:value-type="float" office:value="154360" calcext:value-type="float">
            <text:p>15436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639979423868" calcext:value-type="float">
            <text:p>0.000639979423868</text:p>
          </table:table-cell>
          <table:table-cell office:value-type="float" office:value="0.00057716947308" calcext:value-type="float">
            <text:p>0.00057716947308</text:p>
          </table:table-cell>
          <table:table-cell office:value-type="float" office:value="0.000875205986584" calcext:value-type="float">
            <text:p>0.000875205986584</text:p>
          </table:table-cell>
          <table:table-cell office:value-type="float" office:value="0" calcext:value-type="float">
            <text:p>0</text:p>
          </table:table-cell>
          <table:table-cell office:value-type="float" office:value="166.8" calcext:value-type="float">
            <text:p>16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ee2f68489a6500b72773a809d760ac719fc75731da9ae1d0dc829f4572bfd87", "4c1722da9b15941eca8a9d16c86d661c14477a278305b8261848c0a730bb6db2", "971a6293cfd1b9893463305176f64f2ded0861f97eeed652d6b19710ed9f0479", "ad3beabdc88098b991d34b2a6579bcccf932969a31b6974143a915f787f656b7", "15ad1f3873748e7b3a1331594f73d7523df33018ec998368bf8e05a546fd9625")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60.71" calcext:value-type="float">
            <text:p>60.71</text:p>
          </table:table-cell>
          <table:table-cell office:value-type="float" office:value="69.29" calcext:value-type="float">
            <text:p>69.29</text:p>
          </table:table-cell>
          <table:table-cell office:value-type="float" office:value="66.47" calcext:value-type="float">
            <text:p>66.47</text:p>
          </table:table-cell>
          <table:table-cell office:value-type="float" office:value="63.79" calcext:value-type="float">
            <text:p>63.79</text:p>
          </table:table-cell>
          <table:table-cell office:value-type="float" office:value="63.45" calcext:value-type="float">
            <text:p>63.45</text:p>
          </table:table-cell>
          <table:table-cell office:value-type="float" office:value="30" calcext:value-type="float">
            <text:p>30</text:p>
          </table:table-cell>
          <table:table-cell office:value-type="float" office:value="309000" calcext:value-type="float">
            <text:p>30900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593770545694" calcext:value-type="float">
            <text:p>0.000593770545694</text:p>
          </table:table-cell>
          <table:table-cell office:value-type="float" office:value="0.000105034722222" calcext:value-type="float">
            <text:p>0.000105034722222</text:p>
          </table:table-cell>
          <table:table-cell office:value-type="float" office:value="0.000117288009026" calcext:value-type="float">
            <text:p>0.000117288009026</text:p>
          </table:table-cell>
          <table:table-cell office:value-type="float" office:value="0.000601065079489" calcext:value-type="float">
            <text:p>0.000601065079489</text:p>
          </table:table-cell>
          <table:table-cell office:value-type="float" office:value="286" calcext:value-type="float">
            <text:p>286</text:p>
          </table:table-cell>
          <table:table-cell office:value-type="float" office:value="1930.319" calcext:value-type="float">
            <text:p>1930.319</text:p>
          </table:table-cell>
          <table:table-cell office:value-type="string" calcext:value-type="string">
            <text:p>("898130b4e50fa7cbe3cbaa2a7e0890900b914777cab005b61f0dfa4cfc4e3280", "d809a928d831460260f716d45fc02bb9e07322f45410f047882e55a71d8334e0", "8e93969f8af39a8668d06928e8b25cb8066ef48d2a4247fa6329be895cee46fe", "1b7ec5adcdf379258a4854551bdb90effd9fd553c8d7ac1b8bc6b286b3be7258", "debcc831ddc0463ad8e77b704f35bd4b53d033845b71e82acb7980d91b5c9b71")</text:p>
          </table:table-cell>
          <table:table-cell table:number-columns-repeated="9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21" calcext:value-type="float">
            <text:p>2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55.573" calcext:value-type="float">
            <text:p>55.573</text:p>
          </table:table-cell>
          <table:table-cell office:value-type="string" calcext:value-type="string">
            <text:p>00b47a709f6592cc27d6672babd6ae1b4d06a4ec47d03c6bb27c33e9a1f4050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17.754" calcext:value-type="float">
            <text:p>17.754</text:p>
          </table:table-cell>
          <table:table-cell office:value-type="string" calcext:value-type="string">
            <text:p>abb00cb4e482a383a40ef53c30baf76e7ba3019f4fc563f68c982d2ba6f87149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3.08" calcext:value-type="float">
            <text:p>73.08</text:p>
          </table:table-cell>
          <table:table-cell office:value-type="float" office:value="72.41" calcext:value-type="float">
            <text:p>72.41</text:p>
          </table:table-cell>
          <table:table-cell office:value-type="float" office:value="19" calcext:value-type="float">
            <text:p>19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26.28" calcext:value-type="float">
            <text:p>26.28</text:p>
          </table:table-cell>
          <table:table-cell office:value-type="string" calcext:value-type="string">
            <text:p>39de1464df1328c142a5799c17e3ec739c70c78c94d81f12b8e950c76018e1b7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17.809" calcext:value-type="float">
            <text:p>17.809</text:p>
          </table:table-cell>
          <table:table-cell office:value-type="string" calcext:value-type="string">
            <text:p>abb00cb4e482a383a40ef53c30baf76e7ba3019f4fc563f68c982d2ba6f87149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64.29" calcext:value-type="float">
            <text:p>64.29</text:p>
          </table:table-cell>
          <table:table-cell office:value-type="float" office:value="84.29" calcext:value-type="float">
            <text:p>84.29</text:p>
          </table:table-cell>
          <table:table-cell office:value-type="float" office:value="80.61" calcext:value-type="float">
            <text:p>80.61</text:p>
          </table:table-cell>
          <table:table-cell office:value-type="float" office:value="70.21" calcext:value-type="float">
            <text:p>70.21</text:p>
          </table:table-cell>
          <table:table-cell office:value-type="float" office:value="71.46" calcext:value-type="float">
            <text:p>71.46</text:p>
          </table:table-cell>
          <table:table-cell office:value-type="float" office:value="0" calcext:value-type="float">
            <text:p>0</text:p>
          </table:table-cell>
          <table:table-cell office:value-type="float" office:value="150720" calcext:value-type="float">
            <text:p>15072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3055485279511" calcext:value-type="float">
            <text:p>0.003055485279511</text:p>
          </table:table-cell>
          <table:table-cell office:value-type="float" office:value="0.000486286058541" calcext:value-type="float">
            <text:p>0.000486286058541</text:p>
          </table:table-cell>
          <table:table-cell office:value-type="float" office:value="0.000972057697853" calcext:value-type="float">
            <text:p>0.000972057697853</text:p>
          </table:table-cell>
          <table:table-cell office:value-type="float" office:value="0" calcext:value-type="float">
            <text:p>0</text:p>
          </table:table-cell>
          <table:table-cell office:value-type="float" office:value="777.2" calcext:value-type="float">
            <text:p>77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a6b45ff97b99db4822568237f1ac9ecb6af50c062cbeb4f0a1b83e31eff188f", "94466d7b46cd65d2cc9c97232643993200493837f4146395993d8b5475c80405", "5aaae1ee8a7052cc2db402e6785e15be21a552c6f6333d325cef139eb7628eb9", "b52a5782f42c55bf7dd9fc6ac7caec7f9658251a4de70dfba1feb48f4c46d84c", "d6e1a76d92884ec6a258bcce793cb5a5ff2dff2607794bcd9d27d486e4058ae4")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64.29" calcext:value-type="float">
            <text:p>64.29</text:p>
          </table:table-cell>
          <table:table-cell office:value-type="float" office:value="80.71" calcext:value-type="float">
            <text:p>80.71</text:p>
          </table:table-cell>
          <table:table-cell office:value-type="float" office:value="77.23" calcext:value-type="float">
            <text:p>77.23</text:p>
          </table:table-cell>
          <table:table-cell office:value-type="float" office:value="69.26" calcext:value-type="float">
            <text:p>69.26</text:p>
          </table:table-cell>
          <table:table-cell office:value-type="float" office:value="70.1" calcext:value-type="float">
            <text:p>70.1</text:p>
          </table:table-cell>
          <table:table-cell office:value-type="float" office:value="26.84" calcext:value-type="float">
            <text:p>26.84</text:p>
          </table:table-cell>
          <table:table-cell office:value-type="float" office:value="298000" calcext:value-type="float">
            <text:p>298000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2803150324367" calcext:value-type="float">
            <text:p>0.002803150324367</text:p>
          </table:table-cell>
          <table:table-cell office:value-type="float" office:value="0.000267620467811" calcext:value-type="float">
            <text:p>0.000267620467811</text:p>
          </table:table-cell>
          <table:table-cell office:value-type="float" office:value="0.000500041813686" calcext:value-type="float">
            <text:p>0.000500041813686</text:p>
          </table:table-cell>
          <table:table-cell table:style-name="ce3" office:value-type="float" office:value="0.0000687" calcext:value-type="float">
            <text:p>6.87E-05</text:p>
          </table:table-cell>
          <table:table-cell office:value-type="float" office:value="1262" calcext:value-type="float">
            <text:p>1262</text:p>
          </table:table-cell>
          <table:table-cell office:value-type="float" office:value="1653.502" calcext:value-type="float">
            <text:p>1653.502</text:p>
          </table:table-cell>
          <table:table-cell office:value-type="string" calcext:value-type="string">
            <text:p>("56a06b18e4f0490b6a598d581f44d7a1dbff70ab3476b9afbc64dcb9b5c0594c", "2924a941f773948761bf3f06942160561ecad74693a486ba38b152c6b051168a", "2ad472ae0cbbf7729f248e43f7dafcc928d421a2058de0ce730d4bdadb9b9d56", "cdbc0f65959d8db1fc99fb1c970bebd2c4dc3ad5335870d9234ab86c5b1637d1", "af5e1ec4f7d2c1c57071155f899f56a45b490d08c0ed5995a82fa2ca93e33d44")</text:p>
          </table:table-cell>
          <table:table-cell table:number-columns-repeated="9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63.89" calcext:value-type="float">
            <text:p>63.89</text:p>
          </table:table-cell>
          <table:table-cell office:value-type="float" office:value="62.5" calcext:value-type="float">
            <text:p>62.5</text:p>
          </table:table-cell>
          <table:table-cell office:value-type="float" office:value="21" calcext:value-type="float">
            <text:p>21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47.382" calcext:value-type="float">
            <text:p>47.382</text:p>
          </table:table-cell>
          <table:table-cell office:value-type="string" calcext:value-type="string">
            <text:p>16f335a190fd33e427cd098992ec6162acdd0b89ae2fdb98e0db1e9ba5de3e43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13" calcext:value-type="float">
            <text:p>13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3.979" calcext:value-type="float">
            <text:p>23.979</text:p>
          </table:table-cell>
          <table:table-cell office:value-type="string" calcext:value-type="string">
            <text:p>33f92a9e853cabf9195a49c828ab580cfa8062361967a17996554f113775871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53.57" calcext:value-type="float">
            <text:p>53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1.22" calcext:value-type="float">
            <text:p>61.22</text:p>
          </table:table-cell>
          <table:table-cell office:value-type="float" office:value="21" calcext:value-type="float">
            <text:p>21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30.889" calcext:value-type="float">
            <text:p>30.889</text:p>
          </table:table-cell>
          <table:table-cell office:value-type="string" calcext:value-type="string">
            <text:p>4f44e4fcac21ca8f54301d35d4bc872af5b690d39ae011c4b0d88694d465a315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3" calcext:value-type="float">
            <text:p>13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3.915" calcext:value-type="float">
            <text:p>23.915</text:p>
          </table:table-cell>
          <table:table-cell office:value-type="string" calcext:value-type="string">
            <text:p>81dd9fbd779d67ed9422067bc5d4cd9d5df6e366b0c239a478efec91de026fe0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72.86" calcext:value-type="float">
            <text:p>72.86</text:p>
          </table:table-cell>
          <table:table-cell office:value-type="float" office:value="65.71" calcext:value-type="float">
            <text:p>65.71</text:p>
          </table:table-cell>
          <table:table-cell office:value-type="float" office:value="68.07" calcext:value-type="float">
            <text:p>68.07</text:p>
          </table:table-cell>
          <table:table-cell office:value-type="float" office:value="70.75" calcext:value-type="float">
            <text:p>70.75</text:p>
          </table:table-cell>
          <table:table-cell office:value-type="float" office:value="70.36" calcext:value-type="float">
            <text:p>70.36</text:p>
          </table:table-cell>
          <table:table-cell office:value-type="float" office:value="0" calcext:value-type="float">
            <text:p>0</text:p>
          </table:table-cell>
          <table:table-cell office:value-type="float" office:value="150800" calcext:value-type="float">
            <text:p>15080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742796737148" calcext:value-type="float">
            <text:p>0.000742796737148</text:p>
          </table:table-cell>
          <table:table-cell office:value-type="float" office:value="0.000432701364569" calcext:value-type="float">
            <text:p>0.000432701364569</text:p>
          </table:table-cell>
          <table:table-cell office:value-type="float" office:value="0.000363961208692" calcext:value-type="float">
            <text:p>0.00036396120869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3353f02420f70e020272da84fca6916796be22d9a7653dd728cecac0df77b41", "9725a1fa4ca0a06f545526420f07d85b0cf3ed8af3a67f01ec665f9847f8177e", "f63c5859bb304947f3dde869ec235f446565ec13e210c6e5da652397720f5f79", "72f3a84a02d4d11ea98c294389a5e2d3f51fb0ee4ab6134ec39a51c7d971c40f", "21a8d34292a51e0f643fea7595c00f7deab107682ae59b1ed7469f1c7fafd12c")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70.71" calcext:value-type="float">
            <text:p>70.71</text:p>
          </table:table-cell>
          <table:table-cell office:value-type="float" office:value="62.86" calcext:value-type="float">
            <text:p>62.86</text:p>
          </table:table-cell>
          <table:table-cell office:value-type="float" office:value="65.6" calcext:value-type="float">
            <text:p>65.6</text:p>
          </table:table-cell>
          <table:table-cell office:value-type="float" office:value="68.21" calcext:value-type="float">
            <text:p>68.21</text:p>
          </table:table-cell>
          <table:table-cell office:value-type="float" office:value="68.05" calcext:value-type="float">
            <text:p>68.05</text:p>
          </table:table-cell>
          <table:table-cell office:value-type="float" office:value="27.61" calcext:value-type="float">
            <text:p>27.61</text:p>
          </table:table-cell>
          <table:table-cell office:value-type="float" office:value="302120" calcext:value-type="float">
            <text:p>302120</text:p>
          </table:table-cell>
          <table:table-cell office:value-type="float" office:value="0.001020408163265" calcext:value-type="float">
            <text:p>0.001020408163265</text:p>
          </table:table-cell>
          <table:table-cell table:number-columns-repeated="2" office:value-type="float" office:value="0.000255102040816" calcext:value-type="float">
            <text:p>0.000255102040816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2575307174" calcext:value-type="float">
            <text:p>0.00032575307174</text:p>
          </table:table-cell>
          <table:table-cell office:value-type="float" office:value="0.000197238658777" calcext:value-type="float">
            <text:p>0.000197238658777</text:p>
          </table:table-cell>
          <table:table-cell office:value-type="float" office:value="0.000158541418946" calcext:value-type="float">
            <text:p>0.000158541418946</text:p>
          </table:table-cell>
          <table:table-cell table:style-name="ce3" office:value-type="float" office:value="0.0000842" calcext:value-type="float">
            <text:p>8.42E-05</text:p>
          </table:table-cell>
          <table:table-cell office:value-type="float" office:value="489.2" calcext:value-type="float">
            <text:p>489.2</text:p>
          </table:table-cell>
          <table:table-cell office:value-type="float" office:value="1789.723" calcext:value-type="float">
            <text:p>1789.723</text:p>
          </table:table-cell>
          <table:table-cell office:value-type="string" calcext:value-type="string">
            <text:p>("248f0c46c684237e31394628403f02885148f446ca79ab23842bd89573a05e27", "0e874fdb71e365fdfe30a38ebd150382c909a1291cf156c2c02167f8e2e3cb8c", "9e4ff39039e59f82b9b11d2c1b5c2f49890228986d31112ebe972bd754c7dbc9", "09b24dfae88a29f8eade33f4ea8ce23da7fd9af37ad505ee644ce0c180a00fe4", "cca1fc0a6331fc080ffa0996805b0e5b0d0775470c2d166e33daafa2290fc271")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21428571428571" calcext:value-type="float">
            <text:p>0.621428571428571</text:p>
          </table:table-cell>
          <table:table-cell office:value-type="float" office:value="0.578009259259259" calcext:value-type="float">
            <text:p>0.578009259259259</text:p>
          </table:table-cell>
          <table:table-cell office:value-type="float" office:value="29.942" calcext:value-type="float">
            <text:p>29.942</text:p>
          </table:table-cell>
          <table:table-cell office:value-type="string" calcext:value-type="string">
            <text:p>770a89cd8ba3ffe4bca0d1660f10f48038b171cef7f32079fa34f1ae1a7b42bb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17.668" calcext:value-type="float">
            <text:p>17.668</text:p>
          </table:table-cell>
          <table:table-cell office:value-type="string" calcext:value-type="string">
            <text:p>a337dfd062e6338db30a66435afea1b25d75195d8f668cc30ecefd4a13a04b7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21428571428571" calcext:value-type="float">
            <text:p>0.621428571428571</text:p>
          </table:table-cell>
          <table:table-cell office:value-type="float" office:value="0.578009259259259" calcext:value-type="float">
            <text:p>0.578009259259259</text:p>
          </table:table-cell>
          <table:table-cell office:value-type="float" office:value="24.594" calcext:value-type="float">
            <text:p>24.594</text:p>
          </table:table-cell>
          <table:table-cell office:value-type="string" calcext:value-type="string">
            <text:p>a179ccf4e4132da3b876fe61d135c837f3ec83fdb9895be0381291e92affd741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14285714285714" calcext:value-type="float">
            <text:p>0.614285714285714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17.689" calcext:value-type="float">
            <text:p>17.689</text:p>
          </table:table-cell>
          <table:table-cell office:value-type="string" calcext:value-type="string">
            <text:p>a337dfd062e6338db30a66435afea1b25d75195d8f668cc30ecefd4a13a04b72</text:p>
          </table:table-cell>
          <table:table-cell office:value-type="float" office:value="27.86" calcext:value-type="float">
            <text:p>27.86</text:p>
          </table:table-cell>
          <table:table-cell office:value-type="float" office:value="63.93" calcext:value-type="float">
            <text:p>63.93</text:p>
          </table:table-cell>
          <table:table-cell office:value-type="float" office:value="64.29" calcext:value-type="float">
            <text:p>64.29</text:p>
          </table:table-cell>
          <table:table-cell office:value-type="float" office:value="63.57" calcext:value-type="float">
            <text:p>63.57</text:p>
          </table:table-cell>
          <table:table-cell office:value-type="float" office:value="64" calcext:value-type="float">
            <text:p>64</text:p>
          </table:table-cell>
          <table:table-cell office:value-type="float" office:value="63.98" calcext:value-type="float">
            <text:p>63.98</text:p>
          </table:table-cell>
          <table:table-cell office:value-type="float" office:value="64.07" calcext:value-type="float">
            <text:p>64.07</text:p>
          </table:table-cell>
          <table:table-cell office:value-type="float" office:value="0" calcext:value-type="float">
            <text:p>0</text:p>
          </table:table-cell>
          <table:table-cell office:value-type="float" office:value="147880" calcext:value-type="float">
            <text:p>14788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1236284564648" calcext:value-type="float">
            <text:p>0.001236284564648</text:p>
          </table:table-cell>
          <table:table-cell office:value-type="float" office:value="0.000415118383779" calcext:value-type="float">
            <text:p>0.000415118383779</text:p>
          </table:table-cell>
          <table:table-cell office:value-type="float" office:value="0.000372466969171" calcext:value-type="float">
            <text:p>0.000372466969171</text:p>
          </table:table-cell>
          <table:table-cell office:value-type="float" office:value="0" calcext:value-type="float">
            <text:p>0</text:p>
          </table:table-cell>
          <table:table-cell office:value-type="float" office:value="573.2" calcext:value-type="float">
            <text:p>57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df818b9ab9b5bd852becf83f0d7f711861eecd8068c986b73240ad12c3b1e25", "f6a58f88e2083a1fb150b41b109d1448d0e3934e001711532250db47ff8a1b97", "7caebf364225cc8ffa7e698354efbcbb766b9b335d8bd82005d2b33a0f801f26", "30a71ae8c4f8c7f1cda63c57b05a0f39327f18b3e68f332f050e197a524ea004", "8c0d0de74a3fd45d6925e37bcc50b53bd346edcd56c988c81b590c902418b195")</text:p>
          </table:table-cell>
          <table:table-cell office:value-type="float" office:value="25.71" calcext:value-type="float">
            <text:p>25.71</text:p>
          </table:table-cell>
          <table:table-cell table:number-columns-repeated="3" office:value-type="float" office:value="62.86" calcext:value-type="float">
            <text:p>62.86</text:p>
          </table:table-cell>
          <table:table-cell office:value-type="float" office:value="63.03" calcext:value-type="float">
            <text:p>63.03</text:p>
          </table:table-cell>
          <table:table-cell office:value-type="float" office:value="62.87" calcext:value-type="float">
            <text:p>62.87</text:p>
          </table:table-cell>
          <table:table-cell office:value-type="float" office:value="62.83" calcext:value-type="float">
            <text:p>62.83</text:p>
          </table:table-cell>
          <table:table-cell office:value-type="float" office:value="28.88" calcext:value-type="float">
            <text:p>28.88</text:p>
          </table:table-cell>
          <table:table-cell office:value-type="float" office:value="295120" calcext:value-type="float">
            <text:p>2951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0971186906506" calcext:value-type="float">
            <text:p>0.000971186906506</text:p>
          </table:table-cell>
          <table:table-cell office:value-type="float" office:value="0.00046149169956" calcext:value-type="float">
            <text:p>0.00046149169956</text:p>
          </table:table-cell>
          <table:table-cell office:value-type="float" office:value="0.000462761092401" calcext:value-type="float">
            <text:p>0.000462761092401</text:p>
          </table:table-cell>
          <table:table-cell office:value-type="float" office:value="0.000146560700152" calcext:value-type="float">
            <text:p>0.000146560700152</text:p>
          </table:table-cell>
          <table:table-cell office:value-type="float" office:value="1035.2" calcext:value-type="float">
            <text:p>1035.2</text:p>
          </table:table-cell>
          <table:table-cell office:value-type="float" office:value="1560.192" calcext:value-type="float">
            <text:p>1560.192</text:p>
          </table:table-cell>
          <table:table-cell office:value-type="string" calcext:value-type="string">
            <text:p>("6aa20c302632c2fcef82a9c471b286a9857f4a1fc9620a70025e853d2f09cf75", "d222b99f48f172f6609bf564d8d564e677201e9890238e3a9a3d6b2067adf5d9", "1b7a78e48befd1fb4d947883c669f2bded952392f979f3deccaa376becdb5584", "85821a4e674d190e5a40189a56eb505a573f815b79105f4d382f03dc0128c519", "6f1c641febabb2d04ee00d1db82aad7dd10121199cd902dbcde89d716cf8bb66")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9" calcext:value-type="float">
            <text:p>19</text:p>
          </table:table-cell>
          <table:table-cell office:value-type="float" office:value="0.766558441558442" calcext:value-type="float">
            <text:p>0.766558441558442</text:p>
          </table:table-cell>
          <table:table-cell office:value-type="float" office:value="0.659659090909091" calcext:value-type="float">
            <text:p>0.659659090909091</text:p>
          </table:table-cell>
          <table:table-cell office:value-type="float" office:value="29.748" calcext:value-type="float">
            <text:p>29.748</text:p>
          </table:table-cell>
          <table:table-cell office:value-type="string" calcext:value-type="string">
            <text:p>e62e91e252b81613a365064d65095a758c2fed66ac57ab18469d025f5b65e2ff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7" calcext:value-type="float">
            <text:p>7</text:p>
          </table:table-cell>
          <table:table-cell office:value-type="float" office:value="0.723351648351648" calcext:value-type="float">
            <text:p>0.72335164835164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21.568" calcext:value-type="float">
            <text:p>21.568</text:p>
          </table:table-cell>
          <table:table-cell office:value-type="string" calcext:value-type="string">
            <text:p>45d74056a966fc9e8bdfad3636e113585ec08d20fb4c7513e6dfdfc80ad65b7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17" calcext:value-type="float">
            <text:p>17</text:p>
          </table:table-cell>
          <table:table-cell office:value-type="float" office:value="0.766558441558442" calcext:value-type="float">
            <text:p>0.766558441558442</text:p>
          </table:table-cell>
          <table:table-cell office:value-type="float" office:value="0.659659090909091" calcext:value-type="float">
            <text:p>0.659659090909091</text:p>
          </table:table-cell>
          <table:table-cell office:value-type="float" office:value="26.203" calcext:value-type="float">
            <text:p>26.203</text:p>
          </table:table-cell>
          <table:table-cell office:value-type="string" calcext:value-type="string">
            <text:p>78b0af7ea5c88fe71acc406f1d2f7935a994f0ca69da0a1387d0a626a113f36f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7" calcext:value-type="float">
            <text:p>7</text:p>
          </table:table-cell>
          <table:table-cell office:value-type="float" office:value="0.723351648351648" calcext:value-type="float">
            <text:p>0.72335164835164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23.205" calcext:value-type="float">
            <text:p>23.205</text:p>
          </table:table-cell>
          <table:table-cell office:value-type="string" calcext:value-type="string">
            <text:p>45d74056a966fc9e8bdfad3636e113585ec08d20fb4c7513e6dfdfc80ad65b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69.29" calcext:value-type="float">
            <text:p>69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3.84" calcext:value-type="float">
            <text:p>63.84</text:p>
          </table:table-cell>
          <table:table-cell office:value-type="float" office:value="66.42" calcext:value-type="float">
            <text:p>66.42</text:p>
          </table:table-cell>
          <table:table-cell office:value-type="float" office:value="66.43" calcext:value-type="float">
            <text:p>66.43</text:p>
          </table:table-cell>
          <table:table-cell office:value-type="float" office:value="0" calcext:value-type="float">
            <text:p>0</text:p>
          </table:table-cell>
          <table:table-cell office:value-type="float" office:value="151240" calcext:value-type="float">
            <text:p>15124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685327402053" calcext:value-type="float">
            <text:p>0.000685327402053</text:p>
          </table:table-cell>
          <table:table-cell office:value-type="float" office:value="0.000841729531416" calcext:value-type="float">
            <text:p>0.000841729531416</text:p>
          </table:table-cell>
          <table:table-cell office:value-type="float" office:value="0.000692844230905" calcext:value-type="float">
            <text:p>0.000692844230905</text:p>
          </table:table-cell>
          <table:table-cell office:value-type="float" office:value="0" calcext:value-type="float">
            <text:p>0</text:p>
          </table:table-cell>
          <table:table-cell office:value-type="float" office:value="134.8" calcext:value-type="float">
            <text:p>13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a0f0f756574787066eccbfeaa692714545d5dd6bfddf77970ed25e0b57d6fcf", "4a51ffffc8d7d0ebf9f54c2f1852b421ab594b78b80a0e551d06adf4f5f9916b", "2bd2cfce12b96118f99810aa1f2ce4dce8211e5f4292b9c89404cd91caa73e6d", "38982d2ae322a78dced76277c73eef8d9014ee093e179b45e9722f5fdea06279", "c2b7dfe0ce153420e1d0c0fecfed003957c513dae3d5c13f35c8f42c6ffdcce1")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70.71" calcext:value-type="float">
            <text:p>70.71</text:p>
          </table:table-cell>
          <table:table-cell office:value-type="float" office:value="62.86" calcext:value-type="float">
            <text:p>62.86</text:p>
          </table:table-cell>
          <table:table-cell office:value-type="float" office:value="65.64" calcext:value-type="float">
            <text:p>65.64</text:p>
          </table:table-cell>
          <table:table-cell office:value-type="float" office:value="68.26" calcext:value-type="float">
            <text:p>68.26</text:p>
          </table:table-cell>
          <table:table-cell office:value-type="float" office:value="68.03" calcext:value-type="float">
            <text:p>68.03</text:p>
          </table:table-cell>
          <table:table-cell office:value-type="float" office:value="27.1" calcext:value-type="float">
            <text:p>27.1</text:p>
          </table:table-cell>
          <table:table-cell office:value-type="float" office:value="303320" calcext:value-type="float">
            <text:p>303320</text:p>
          </table:table-cell>
          <table:table-cell office:value-type="float" office:value="0.000382653061224" calcext:value-type="float">
            <text:p>0.000382653061224</text:p>
          </table:table-cell>
          <table:table-cell table:style-name="ce3" office:value-type="float" office:value="0.0000957" calcext:value-type="float">
            <text:p>9.57E-05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281561821628" calcext:value-type="float">
            <text:p>0.000281561821628</text:p>
          </table:table-cell>
          <table:table-cell office:value-type="float" office:value="0.000135362798729" calcext:value-type="float">
            <text:p>0.000135362798729</text:p>
          </table:table-cell>
          <table:table-cell table:style-name="ce3" office:value-type="float" office:value="0.0000874" calcext:value-type="float">
            <text:p>8.74E-05</text:p>
          </table:table-cell>
          <table:table-cell office:value-type="float" office:value="0.000356088752757" calcext:value-type="float">
            <text:p>0.000356088752757</text:p>
          </table:table-cell>
          <table:table-cell office:value-type="float" office:value="1611.2" calcext:value-type="float">
            <text:p>1611.2</text:p>
          </table:table-cell>
          <table:table-cell office:value-type="float" office:value="1497.805" calcext:value-type="float">
            <text:p>1497.805</text:p>
          </table:table-cell>
          <table:table-cell office:value-type="string" calcext:value-type="string">
            <text:p>("368f3c6b8b10b39fc36838fe55a5ffef1dcde6c7bbf642f1a60445c6de235c8d", "b58bd5e64878312cee7765c47415a7a3a1d5babfa5c71d49f7f2ce41655e9ac1", "0fc3c62848f6b4296af71e74c1a98a1782034a49a75679c4b46ea8e105ad042d", "d0d5d7c2817a40f25c2c35aa652267590d58e245b855f484dae55f3cba78f256", "60c91c388d03c7ecb09b332892dd12e2ee36f77039a83651e9de3b3b4f34335c")</text:p>
          </table:table-cell>
          <table:table-cell table:number-columns-repeated="9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5" calcext:value-type="float">
            <text:p>25</text:p>
          </table:table-cell>
          <table:table-cell office:value-type="float" office:value="0.743253968253968" calcext:value-type="float">
            <text:p>0.743253968253968</text:p>
          </table:table-cell>
          <table:table-cell office:value-type="float" office:value="0.634027777777778" calcext:value-type="float">
            <text:p>0.634027777777778</text:p>
          </table:table-cell>
          <table:table-cell office:value-type="float" office:value="34.292" calcext:value-type="float">
            <text:p>34.292</text:p>
          </table:table-cell>
          <table:table-cell office:value-type="string" calcext:value-type="string">
            <text:p>94a08432a37759fe9331bff5665f204d035f221a04037451d446e0e2f5e8535d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11" calcext:value-type="float">
            <text:p>11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50231481481481" calcext:value-type="float">
            <text:p>0.650231481481481</text:p>
          </table:table-cell>
          <table:table-cell office:value-type="float" office:value="24.419" calcext:value-type="float">
            <text:p>24.419</text:p>
          </table:table-cell>
          <table:table-cell office:value-type="string" calcext:value-type="string">
            <text:p>7cb38b1a4a09ed9c112d7fe058666bb1a52a1caa0aa3705864ed92c3316e065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25" calcext:value-type="float">
            <text:p>25</text:p>
          </table:table-cell>
          <table:table-cell office:value-type="float" office:value="0.743253968253968" calcext:value-type="float">
            <text:p>0.743253968253968</text:p>
          </table:table-cell>
          <table:table-cell office:value-type="float" office:value="0.634027777777778" calcext:value-type="float">
            <text:p>0.634027777777778</text:p>
          </table:table-cell>
          <table:table-cell office:value-type="float" office:value="27.515" calcext:value-type="float">
            <text:p>27.515</text:p>
          </table:table-cell>
          <table:table-cell office:value-type="string" calcext:value-type="string">
            <text:p>881cf2ce5ea643d9444850b201ea0b9cafb75fe644c28fd09f75d7e4400c7226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11" calcext:value-type="float">
            <text:p>11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50231481481481" calcext:value-type="float">
            <text:p>0.650231481481481</text:p>
          </table:table-cell>
          <table:table-cell office:value-type="float" office:value="24.46" calcext:value-type="float">
            <text:p>24.46</text:p>
          </table:table-cell>
          <table:table-cell office:value-type="string" calcext:value-type="string">
            <text:p>7cb38b1a4a09ed9c112d7fe058666bb1a52a1caa0aa3705864ed92c3316e065f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9.29" calcext:value-type="float">
            <text:p>79.29</text:p>
          </table:table-cell>
          <table:table-cell office:value-type="float" office:value="67.14" calcext:value-type="float">
            <text:p>67.14</text:p>
          </table:table-cell>
          <table:table-cell office:value-type="float" office:value="70.92" calcext:value-type="float">
            <text:p>70.92</text:p>
          </table:table-cell>
          <table:table-cell office:value-type="float" office:value="76.33" calcext:value-type="float">
            <text:p>76.33</text:p>
          </table:table-cell>
          <table:table-cell office:value-type="float" office:value="74.81" calcext:value-type="float">
            <text:p>74.81</text:p>
          </table:table-cell>
          <table:table-cell office:value-type="float" office:value="0" calcext:value-type="float">
            <text:p>0</text:p>
          </table:table-cell>
          <table:table-cell office:value-type="float" office:value="153880" calcext:value-type="float">
            <text:p>153880</text:p>
          </table:table-cell>
          <table:table-cell office:value-type="float" office:value="0.005102040816327" calcext:value-type="float">
            <text:p>0.005102040816327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2174124858277" calcext:value-type="float">
            <text:p>0.002174124858277</text:p>
          </table:table-cell>
          <table:table-cell office:value-type="float" office:value="0.000561253959681" calcext:value-type="float">
            <text:p>0.000561253959681</text:p>
          </table:table-cell>
          <table:table-cell office:value-type="float" office:value="0.00072832139216" calcext:value-type="float">
            <text:p>0.00072832139216</text:p>
          </table:table-cell>
          <table:table-cell office:value-type="float" office:value="0" calcext:value-type="float">
            <text:p>0</text:p>
          </table:table-cell>
          <table:table-cell office:value-type="float" office:value="127.2" calcext:value-type="float">
            <text:p>1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2d473b9fa5e48f28c6dbb46a63e5ec6afad707487ca785afb1f4071b19451d", "9c29df262e5ec13acea46a436554a387928e51ef48fc61a2ce346a3d29c77282", "0b104a37b3d9a68ad7cb985f0b65b9755f7465715231902def2932c74d56f2d0", "570c1654ef8d48d5a48ea0999a3dba9fa864dbd0f41cede3545f5c2814880def", "3b72bbdbe5a0464f4e35c0034f907f5fb0fdc2882ca529bbfff35afbd1a1ba53")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65.71" calcext:value-type="float">
            <text:p>65.71</text:p>
          </table:table-cell>
          <table:table-cell office:value-type="float" office:value="69.69" calcext:value-type="float">
            <text:p>69.69</text:p>
          </table:table-cell>
          <table:table-cell office:value-type="float" office:value="75.37" calcext:value-type="float">
            <text:p>75.37</text:p>
          </table:table-cell>
          <table:table-cell office:value-type="float" office:value="73.85" calcext:value-type="float">
            <text:p>73.85</text:p>
          </table:table-cell>
          <table:table-cell office:value-type="float" office:value="30.71" calcext:value-type="float">
            <text:p>30.71</text:p>
          </table:table-cell>
          <table:table-cell office:value-type="float" office:value="307640" calcext:value-type="float">
            <text:p>3076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645354593017" calcext:value-type="float">
            <text:p>0.000645354593017</text:p>
          </table:table-cell>
          <table:table-cell office:value-type="float" office:value="0.000130135792665" calcext:value-type="float">
            <text:p>0.000130135792665</text:p>
          </table:table-cell>
          <table:table-cell office:value-type="float" office:value="0.000201604892066" calcext:value-type="float">
            <text:p>0.000201604892066</text:p>
          </table:table-cell>
          <table:table-cell office:value-type="float" office:value="0.000328921607017" calcext:value-type="float">
            <text:p>0.000328921607017</text:p>
          </table:table-cell>
          <table:table-cell office:value-type="float" office:value="384.8" calcext:value-type="float">
            <text:p>384.8</text:p>
          </table:table-cell>
          <table:table-cell office:value-type="float" office:value="1637.111" calcext:value-type="float">
            <text:p>1637.111</text:p>
          </table:table-cell>
          <table:table-cell office:value-type="string" calcext:value-type="string">
            <text:p>("30956fc9963fbe0265b014168f02b9dfdb68e0e696bd91d03170a5c16014ae86", "3f344b3103e6da1eddaa8a9f5ca86a4dc242c401928c1e5a756ddd3879c8613f", "5d0c80d448220e3f377736281ed5408e1674eceeabb692fc55deddb77275a63f", "033913cfd085121e55a5b17cf0bb29c465ebe333ba8f863be816899aeae300c8", "cd848b2e3f3627e25df0ec800480766c2ba8e47b370700b7ecf0d531e2bfec24")</text:p>
          </table:table-cell>
          <table:table-cell table:number-columns-repeated="9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43" calcext:value-type="float">
            <text:p>43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40.685" calcext:value-type="float">
            <text:p>40.685</text:p>
          </table:table-cell>
          <table:table-cell office:value-type="string" calcext:value-type="string">
            <text:p>a4574679434c67a002af293a4a8f4b9b3038ab61f041c060d8734e9ad14f69f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5" calcext:value-type="float">
            <text:p>5</text:p>
          </table:table-cell>
          <table:table-cell office:value-type="float" office:value="0.686507936507936" calcext:value-type="float">
            <text:p>0.686507936507936</text:p>
          </table:table-cell>
          <table:table-cell office:value-type="float" office:value="0.618055555555556" calcext:value-type="float">
            <text:p>0.618055555555556</text:p>
          </table:table-cell>
          <table:table-cell office:value-type="float" office:value="18.521" calcext:value-type="float">
            <text:p>18.521</text:p>
          </table:table-cell>
          <table:table-cell office:value-type="string" calcext:value-type="string">
            <text:p>d8acfcdcdcb88d8bca463f289e88285b8e05ef9f8d65ef1f168d99e0e9d07f15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41" calcext:value-type="float">
            <text:p>41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eba4692ab2b91afa8fe5e7b60a3068de0f49da27b7abbb2a3a373bce941203dd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5" calcext:value-type="float">
            <text:p>5</text:p>
          </table:table-cell>
          <table:table-cell office:value-type="float" office:value="0.686507936507936" calcext:value-type="float">
            <text:p>0.686507936507936</text:p>
          </table:table-cell>
          <table:table-cell office:value-type="float" office:value="0.618055555555556" calcext:value-type="float">
            <text:p>0.618055555555556</text:p>
          </table:table-cell>
          <table:table-cell office:value-type="float" office:value="18.058" calcext:value-type="float">
            <text:p>18.058</text:p>
          </table:table-cell>
          <table:table-cell office:value-type="string" calcext:value-type="string">
            <text:p>d8acfcdcdcb88d8bca463f289e88285b8e05ef9f8d65ef1f168d99e0e9d07f15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60.71" calcext:value-type="float">
            <text:p>60.71</text:p>
          </table:table-cell>
          <table:table-cell office:value-type="float" office:value="75.71" calcext:value-type="float">
            <text:p>7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5.89" calcext:value-type="float">
            <text:p>65.89</text:p>
          </table:table-cell>
          <table:table-cell office:value-type="float" office:value="65.6" calcext:value-type="float">
            <text:p>65.6</text:p>
          </table:table-cell>
          <table:table-cell office:value-type="float" office:value="0" calcext:value-type="float">
            <text:p>0</text:p>
          </table:table-cell>
          <table:table-cell office:value-type="float" office:value="154160" calcext:value-type="float">
            <text:p>15416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154150622916" calcext:value-type="float">
            <text:p>0.000154150622916</text:p>
          </table:table-cell>
          <table:table-cell office:value-type="float" office:value="0.000335264157123" calcext:value-type="float">
            <text:p>0.000335264157123</text:p>
          </table:table-cell>
          <table:table-cell office:value-type="float" office:value="0.000539090731211" calcext:value-type="float">
            <text:p>0.000539090731211</text:p>
          </table:table-cell>
          <table:table-cell office:value-type="float" office:value="0" calcext:value-type="float">
            <text:p>0</text:p>
          </table:table-cell>
          <table:table-cell office:value-type="float" office:value="886.8" calcext:value-type="float">
            <text:p>88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b2f9fb0d07b906b10e80cf615072d5d5d8417205d5fa75651b5667002035317", "a83882cc19a3eecdd26711363336a876398fe0515452b4faa6a5afb14db56d39", "b81ad427e3e547c46902670975e689da81a54ec438f9236f4d498b3b1ce7472c", "f829273c8146ac79e59efa5971432f63523339a1d8616aa152b976d8bfd59e33", "832e6a377ec026bc06fcbd10c6661195ef600d0b4343039d63cbef2a26bf26a8")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59.29" calcext:value-type="float">
            <text:p>59.29</text:p>
          </table:table-cell>
          <table:table-cell office:value-type="float" office:value="77.14" calcext:value-type="float">
            <text:p>77.14</text:p>
          </table:table-cell>
          <table:table-cell office:value-type="float" office:value="72.28" calcext:value-type="float">
            <text:p>72.28</text:p>
          </table:table-cell>
          <table:table-cell office:value-type="float" office:value="65.49" calcext:value-type="float">
            <text:p>65.49</text:p>
          </table:table-cell>
          <table:table-cell office:value-type="float" office:value="65.06" calcext:value-type="float">
            <text:p>65.06</text:p>
          </table:table-cell>
          <table:table-cell office:value-type="float" office:value="32.04" calcext:value-type="float">
            <text:p>32.04</text:p>
          </table:table-cell>
          <table:table-cell office:value-type="float" office:value="311320" calcext:value-type="float">
            <text:p>3113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table:number-columns-repeated="2" office:value-type="float" office:value="0.001658163265306" calcext:value-type="float">
            <text:p>0.001658163265306</text:p>
          </table:table-cell>
          <table:table-cell office:value-type="float" office:value="0.001124672969841" calcext:value-type="float">
            <text:p>0.001124672969841</text:p>
          </table:table-cell>
          <table:table-cell office:value-type="float" office:value="0.000444744548281" calcext:value-type="float">
            <text:p>0.000444744548281</text:p>
          </table:table-cell>
          <table:table-cell office:value-type="float" office:value="0.000846906586564" calcext:value-type="float">
            <text:p>0.000846906586564</text:p>
          </table:table-cell>
          <table:table-cell office:value-type="float" office:value="0.000632390946824" calcext:value-type="float">
            <text:p>0.000632390946824</text:p>
          </table:table-cell>
          <table:table-cell office:value-type="float" office:value="1885.2" calcext:value-type="float">
            <text:p>1885.2</text:p>
          </table:table-cell>
          <table:table-cell office:value-type="float" office:value="1713.891" calcext:value-type="float">
            <text:p>1713.891</text:p>
          </table:table-cell>
          <table:table-cell office:value-type="string" calcext:value-type="string">
            <text:p>("394745a820f6e2ce6090267a02f1dacbd7852bddba07e9df222e402574479541", "1b88c90ea9fd7c7d0f9904663604e6ec44023cd293b10f7e8f0c3c6f182aef61", "332d19f848f9675270f0eafdebaa590febbba54613a85023f9011d6e832d02f4", "fa7ede3ee44fedffd600db97787f92699da6deb6a2c55015850fd402895171eb", "841eefd8302be0a18f1e9b9f0178e42175494c375e2e53c2fe97a8bc6f4f69d1")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21" calcext:value-type="float">
            <text:p>21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5875" calcext:value-type="float">
            <text:p>0.5875</text:p>
          </table:table-cell>
          <table:table-cell office:value-type="float" office:value="31.93" calcext:value-type="float">
            <text:p>31.93</text:p>
          </table:table-cell>
          <table:table-cell office:value-type="string" calcext:value-type="string">
            <text:p>7d6727c22169a80911cf46591a9f2bdb244457e304a391233bb5efa4e8db0127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5" calcext:value-type="float">
            <text:p>5</text:p>
          </table:table-cell>
          <table:table-cell office:value-type="float" office:value="0.615934065934066" calcext:value-type="float">
            <text:p>0.615934065934066</text:p>
          </table:table-cell>
          <table:table-cell office:value-type="float" office:value="0.5875" calcext:value-type="float">
            <text:p>0.5875</text:p>
          </table:table-cell>
          <table:table-cell office:value-type="float" office:value="15.551" calcext:value-type="float">
            <text:p>15.551</text:p>
          </table:table-cell>
          <table:table-cell office:value-type="string" calcext:value-type="string">
            <text:p>6579cd6be1d839a099e6c7d31abc9e524c6a0fe73ee8f56cb54e82ee3410c08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21" calcext:value-type="float">
            <text:p>21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5875" calcext:value-type="float">
            <text:p>0.5875</text:p>
          </table:table-cell>
          <table:table-cell office:value-type="float" office:value="27.192" calcext:value-type="float">
            <text:p>27.192</text:p>
          </table:table-cell>
          <table:table-cell office:value-type="string" calcext:value-type="string">
            <text:p>6f8aec53cbc9f9fbce25a5e20ab9403efc13779b08239bb47d3696eccbd98c26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5" calcext:value-type="float">
            <text:p>5</text:p>
          </table:table-cell>
          <table:table-cell office:value-type="float" office:value="0.615934065934066" calcext:value-type="float">
            <text:p>0.615934065934066</text:p>
          </table:table-cell>
          <table:table-cell office:value-type="float" office:value="0.5875" calcext:value-type="float">
            <text:p>0.5875</text:p>
          </table:table-cell>
          <table:table-cell office:value-type="float" office:value="15.534" calcext:value-type="float">
            <text:p>15.534</text:p>
          </table:table-cell>
          <table:table-cell office:value-type="string" calcext:value-type="string">
            <text:p>6579cd6be1d839a099e6c7d31abc9e524c6a0fe73ee8f56cb54e82ee3410c084</text:p>
          </table:table-cell>
          <table:table-cell office:value-type="float" office:value="27.86" calcext:value-type="float">
            <text:p>27.86</text:p>
          </table:table-cell>
          <table:table-cell office:value-type="float" office:value="63.93" calcext:value-type="float">
            <text:p>63.93</text:p>
          </table:table-cell>
          <table:table-cell office:value-type="float" office:value="57.14" calcext:value-type="float">
            <text:p>57.14</text:p>
          </table:table-cell>
          <table:table-cell office:value-type="float" office:value="70.71" calcext:value-type="float">
            <text:p>70.71</text:p>
          </table:table-cell>
          <table:table-cell office:value-type="float" office:value="66.13" calcext:value-type="float">
            <text:p>66.13</text:p>
          </table:table-cell>
          <table:table-cell office:value-type="float" office:value="62.29" calcext:value-type="float">
            <text:p>62.29</text:p>
          </table:table-cell>
          <table:table-cell office:value-type="float" office:value="61.27" calcext:value-type="float">
            <text:p>61.27</text:p>
          </table:table-cell>
          <table:table-cell office:value-type="float" office:value="0" calcext:value-type="float">
            <text:p>0</text:p>
          </table:table-cell>
          <table:table-cell office:value-type="float" office:value="144240" calcext:value-type="float">
            <text:p>14424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746572801199" calcext:value-type="float">
            <text:p>0.000746572801199</text:p>
          </table:table-cell>
          <table:table-cell office:value-type="float" office:value="0.000479742745125" calcext:value-type="float">
            <text:p>0.000479742745125</text:p>
          </table:table-cell>
          <table:table-cell office:value-type="float" office:value="0.000803171245977" calcext:value-type="float">
            <text:p>0.000803171245977</text:p>
          </table:table-cell>
          <table:table-cell office:value-type="float" office:value="0" calcext:value-type="float">
            <text:p>0</text:p>
          </table:table-cell>
          <table:table-cell office:value-type="float" office:value="222.8" calcext:value-type="float">
            <text:p>22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be12c481391a9f3ab85897cfae07bd1f23159d58dd9902c24381614ab035c5c", "aa6d1270e4184ea1a86b72f7755198029002b84623505ef3efcba2a967f1dee2", "f1abb2543b9d875f6bb8dfbf7b5198607a04b627514325c2baecc3e4fb9ac7d6", "325d7b39acf9407f77868017497f6730b7d0dedfbd3cbc6f98c9ec7c2582e874", "045741ba10a3780800c6746d44d42fd39152adffc1ed117c450f06b1ae5d3645")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5.71" calcext:value-type="float">
            <text:p>55.71</text:p>
          </table:table-cell>
          <table:table-cell office:value-type="float" office:value="69.29" calcext:value-type="float">
            <text:p>69.29</text:p>
          </table:table-cell>
          <table:table-cell office:value-type="float" office:value="64.63" calcext:value-type="float">
            <text:p>64.63</text:p>
          </table:table-cell>
          <table:table-cell office:value-type="float" office:value="60.97" calcext:value-type="float">
            <text:p>60.97</text:p>
          </table:table-cell>
          <table:table-cell office:value-type="float" office:value="59.78" calcext:value-type="float">
            <text:p>59.78</text:p>
          </table:table-cell>
          <table:table-cell office:value-type="float" office:value="29.32" calcext:value-type="float">
            <text:p>29.32</text:p>
          </table:table-cell>
          <table:table-cell office:value-type="float" office:value="288520" calcext:value-type="float">
            <text:p>288520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31887755102" calcext:value-type="float">
            <text:p>0.00031887755102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905591545009" calcext:value-type="float">
            <text:p>0.000905591545009</text:p>
          </table:table-cell>
          <table:table-cell office:value-type="float" office:value="0.000124665576812" calcext:value-type="float">
            <text:p>0.000124665576812</text:p>
          </table:table-cell>
          <table:table-cell office:value-type="float" office:value="0.00011494222076" calcext:value-type="float">
            <text:p>0.00011494222076</text:p>
          </table:table-cell>
          <table:table-cell office:value-type="float" office:value="0.000450501436252" calcext:value-type="float">
            <text:p>0.000450501436252</text:p>
          </table:table-cell>
          <table:table-cell office:value-type="float" office:value="857.2" calcext:value-type="float">
            <text:p>857.2</text:p>
          </table:table-cell>
          <table:table-cell office:value-type="float" office:value="1771.191" calcext:value-type="float">
            <text:p>1771.191</text:p>
          </table:table-cell>
          <table:table-cell office:value-type="string" calcext:value-type="string">
            <text:p>("5e05e1db3ff7eaba925d295db054ba98b49657578fb7c6752686e5835faa367c", "61147ad67deabda0085df40c248198b17b81c4a0cdf0939bc921d3366cf03046", "4fcce66791abf431ba0e6b5f6e44a7664ade6e2cc53452cbefb4edfed84d3875", "20fe6752feaa84c26e0c693e6d39c60063ec7974ac602adfa9213b33d23e4481", "8f87ae133fb41e447c140f0bbc0624837148a7c9b31764eb367f5f732916cdf8")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23" calcext:value-type="float">
            <text:p>69.23</text:p>
          </table:table-cell>
          <table:table-cell office:value-type="float" office:value="13" calcext:value-type="float">
            <text:p>13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26.13" calcext:value-type="float">
            <text:p>26.13</text:p>
          </table:table-cell>
          <table:table-cell office:value-type="string" calcext:value-type="string">
            <text:p>e247aa0599e827baeb890efe310f6ecb1db25ce42f2b50e523ede559a3667d46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9" calcext:value-type="float">
            <text:p>9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24.898" calcext:value-type="float">
            <text:p>24.898</text:p>
          </table:table-cell>
          <table:table-cell office:value-type="string" calcext:value-type="string">
            <text:p>548c1dfc4d4a42978ad15e81ecdd3da18a115eb5c1559c40e3704f96bb4d615c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23" calcext:value-type="float">
            <text:p>69.23</text:p>
          </table:table-cell>
          <table:table-cell office:value-type="float" office:value="13" calcext:value-type="float">
            <text:p>13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25.818" calcext:value-type="float">
            <text:p>25.818</text:p>
          </table:table-cell>
          <table:table-cell office:value-type="string" calcext:value-type="string">
            <text:p>e247aa0599e827baeb890efe310f6ecb1db25ce42f2b50e523ede559a3667d46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9" calcext:value-type="float">
            <text:p>9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25.359" calcext:value-type="float">
            <text:p>25.359</text:p>
          </table:table-cell>
          <table:table-cell office:value-type="string" calcext:value-type="string">
            <text:p>548c1dfc4d4a42978ad15e81ecdd3da18a115eb5c1559c40e3704f96bb4d615c</text:p>
          </table:table-cell>
          <table:table-cell office:value-type="float" office:value="40.71" calcext:value-type="float">
            <text:p>40.71</text:p>
          </table:table-cell>
          <table:table-cell office:value-type="float" office:value="70.36" calcext:value-type="float">
            <text:p>70.36</text:p>
          </table:table-cell>
          <table:table-cell office:value-type="float" office:value="63.57" calcext:value-type="float">
            <text:p>63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3.77" calcext:value-type="float">
            <text:p>73.77</text:p>
          </table:table-cell>
          <table:table-cell office:value-type="float" office:value="67.91" calcext:value-type="float">
            <text:p>67.91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148120" calcext:value-type="float">
            <text:p>14812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730817576001" calcext:value-type="float">
            <text:p>0.001730817576001</text:p>
          </table:table-cell>
          <table:table-cell office:value-type="float" office:value="0.000434892376688" calcext:value-type="float">
            <text:p>0.000434892376688</text:p>
          </table:table-cell>
          <table:table-cell office:value-type="float" office:value="0.00058068527748" calcext:value-type="float">
            <text:p>0.00058068527748</text:p>
          </table:table-cell>
          <table:table-cell office:value-type="float" office:value="0" calcext:value-type="float">
            <text:p>0</text:p>
          </table:table-cell>
          <table:table-cell office:value-type="float" office:value="849.2" calcext:value-type="float">
            <text:p>84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87b68583bf5718f701a6e27b675b29c5eba967e1947223e39f458939948971a", "ffda0957e6090417b76e4c192dac2c94a71cac80714fd1b14964f9d874adf751", "e6710a1f0437c208dd23773fcc18a0b69c4468b5487e6f8cf26b6481ddfb5b50", "6f4fe2d14cd985ba08a9e8242dc788470db339fba3cdce3ef6736981f5c11f02", "b1dc8cedd117d60d5bdd7a813476ce169fdab6811aa1bba577a66ee98f921c15")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65.71" calcext:value-type="float">
            <text:p>65.71</text:p>
          </table:table-cell>
          <table:table-cell office:value-type="float" office:value="77.86" calcext:value-type="float">
            <text:p>77.86</text:p>
          </table:table-cell>
          <table:table-cell office:value-type="float" office:value="74.8" calcext:value-type="float">
            <text:p>74.8</text:p>
          </table:table-cell>
          <table:table-cell office:value-type="float" office:value="69.47" calcext:value-type="float">
            <text:p>69.47</text:p>
          </table:table-cell>
          <table:table-cell office:value-type="float" office:value="69.93" calcext:value-type="float">
            <text:p>69.93</text:p>
          </table:table-cell>
          <table:table-cell office:value-type="float" office:value="24.25" calcext:value-type="float">
            <text:p>24.25</text:p>
          </table:table-cell>
          <table:table-cell office:value-type="float" office:value="295080" calcext:value-type="float">
            <text:p>29508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166891645507" calcext:value-type="float">
            <text:p>0.000166891645507</text:p>
          </table:table-cell>
          <table:table-cell office:value-type="float" office:value="0.000328610966586" calcext:value-type="float">
            <text:p>0.000328610966586</text:p>
          </table:table-cell>
          <table:table-cell office:value-type="float" office:value="0.000439615085559" calcext:value-type="float">
            <text:p>0.000439615085559</text:p>
          </table:table-cell>
          <table:table-cell office:value-type="float" office:value="0.00019970240426" calcext:value-type="float">
            <text:p>0.00019970240426</text:p>
          </table:table-cell>
          <table:table-cell office:value-type="float" office:value="1281.2" calcext:value-type="float">
            <text:p>1281.2</text:p>
          </table:table-cell>
          <table:table-cell office:value-type="float" office:value="1718.711" calcext:value-type="float">
            <text:p>1718.711</text:p>
          </table:table-cell>
          <table:table-cell office:value-type="string" calcext:value-type="string">
            <text:p>("2235c9807810b2af7dca2269fa211f39c37f0b00c5ccc6f468aedbf9faf0b4f9", "3661be2774c50505615c007c7f2427b60385f0d9a4b702f9d994dbd41e67e612", "57d0354fdb6bda8e0dc1a259fc86cb2ee82493c14ff0eea54f1c6ae4737358c8", "77079c1c73a2946554d28029a1a56a6b7841a032ed6c472161d94cdf05283257", "ba41831146d2a3a59764f8e8fc67b98a1d8169fa7aa7813ee2878be9dd5110f1")</text:p>
          </table:table-cell>
          <table:table-cell table:number-columns-repeated="9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9.84" calcext:value-type="float">
            <text:p>69.84</text:p>
          </table:table-cell>
          <table:table-cell office:value-type="float" office:value="15" calcext:value-type="float">
            <text:p>15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9d610f3e3b006d33f98e29c0eefe92617678d817bc43f30266cd143d6b18d01d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7.088" calcext:value-type="float">
            <text:p>7.088</text:p>
          </table:table-cell>
          <table:table-cell office:value-type="string" calcext:value-type="string">
            <text:p>a3fa25dd729dcef009eef083809bdf5aeb541b3dd932440a6c12203394866db9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8.57" calcext:value-type="float">
            <text:p>78.57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9.84" calcext:value-type="float">
            <text:p>69.84</text:p>
          </table:table-cell>
          <table:table-cell office:value-type="float" office:value="15" calcext:value-type="float">
            <text:p>15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7.393" calcext:value-type="float">
            <text:p>7.393</text:p>
          </table:table-cell>
          <table:table-cell office:value-type="string" calcext:value-type="string">
            <text:p>9d610f3e3b006d33f98e29c0eefe92617678d817bc43f30266cd143d6b18d01d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598214285714286" calcext:value-type="float">
            <text:p>0.598214285714286</text:p>
          </table:table-cell>
          <table:table-cell office:value-type="float" office:value="7.096" calcext:value-type="float">
            <text:p>7.096</text:p>
          </table:table-cell>
          <table:table-cell office:value-type="string" calcext:value-type="string">
            <text:p>a3fa25dd729dcef009eef083809bdf5aeb541b3dd932440a6c12203394866db9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75.71" calcext:value-type="float">
            <text:p>7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62" calcext:value-type="float">
            <text:p>72.62</text:p>
          </table:table-cell>
          <table:table-cell office:value-type="float" office:value="74.67" calcext:value-type="float">
            <text:p>74.67</text:p>
          </table:table-cell>
          <table:table-cell office:value-type="float" office:value="74.11" calcext:value-type="float">
            <text:p>74.11</text:p>
          </table:table-cell>
          <table:table-cell office:value-type="float" office:value="0" calcext:value-type="float">
            <text:p>0</text:p>
          </table:table-cell>
          <table:table-cell office:value-type="float" office:value="142280" calcext:value-type="float">
            <text:p>14228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368636828043" calcext:value-type="float">
            <text:p>0.000368636828043</text:p>
          </table:table-cell>
          <table:table-cell office:value-type="float" office:value="0.000566107331822" calcext:value-type="float">
            <text:p>0.000566107331822</text:p>
          </table:table-cell>
          <table:table-cell office:value-type="float" office:value="0.000431869734809" calcext:value-type="float">
            <text:p>0.000431869734809</text:p>
          </table:table-cell>
          <table:table-cell office:value-type="float" office:value="0" calcext:value-type="float">
            <text:p>0</text:p>
          </table:table-cell>
          <table:table-cell office:value-type="float" office:value="167.2" calcext:value-type="float">
            <text:p>16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80842051842ee30f36747426bfaf177b043091a6a97a08df09f37bfc7f9dc1a", "ebfad38e17e6a867f476dcd9ccb489210a353c73f61e9bb93c14693aa38ae103", "3d5dff5239fa70498080a3e0a1eff512521f413fac05f4fbc0ee2d2b2c97655b", "3b66134f18a676451a0eacf09185e5c2b70938532bff0586b2ce4975fa97b678", "38ad519c37e2bd70059054f3b7f63dd62bf68854ed6106f7e1d40638f82e0d7c")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7.86" calcext:value-type="float">
            <text:p>77.86</text:p>
          </table:table-cell>
          <table:table-cell office:value-type="float" office:value="68.57" calcext:value-type="float">
            <text:p>68.57</text:p>
          </table:table-cell>
          <table:table-cell office:value-type="float" office:value="71.3" calcext:value-type="float">
            <text:p>71.3</text:p>
          </table:table-cell>
          <table:table-cell office:value-type="float" office:value="75.56" calcext:value-type="float">
            <text:p>75.56</text:p>
          </table:table-cell>
          <table:table-cell office:value-type="float" office:value="74.42" calcext:value-type="float">
            <text:p>74.42</text:p>
          </table:table-cell>
          <table:table-cell office:value-type="float" office:value="24.16" calcext:value-type="float">
            <text:p>24.16</text:p>
          </table:table-cell>
          <table:table-cell office:value-type="float" office:value="284600" calcext:value-type="float">
            <text:p>284600</text:p>
          </table:table-cell>
          <table:table-cell office:value-type="float" office:value="0.00765306122449" calcext:value-type="float">
            <text:p>0.00765306122449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885669530228" calcext:value-type="float">
            <text:p>0.001885669530228</text:p>
          </table:table-cell>
          <table:table-cell office:value-type="float" office:value="0.002054320987654" calcext:value-type="float">
            <text:p>0.002054320987654</text:p>
          </table:table-cell>
          <table:table-cell office:value-type="float" office:value="0.001604559739461" calcext:value-type="float">
            <text:p>0.001604559739461</text:p>
          </table:table-cell>
          <table:table-cell table:style-name="ce3" office:value-type="float" office:value="0.0000255" calcext:value-type="float">
            <text:p>2.55E-05</text:p>
          </table:table-cell>
          <table:table-cell office:value-type="float" office:value="994" calcext:value-type="float">
            <text:p>994</text:p>
          </table:table-cell>
          <table:table-cell office:value-type="float" office:value="1810.913" calcext:value-type="float">
            <text:p>1810.913</text:p>
          </table:table-cell>
          <table:table-cell office:value-type="string" calcext:value-type="string">
            <text:p>("fc1edff551296c9e980bd1c718888fddcc65a79acbe2125a3644375b6d93d44c", "b935ee42f8bf5bd2870dbee6c6279c7aa2870218f2ef6bcfca37663f13098c8a", "2078f0c6b21d438419eb1916c0a235d7df9e8e799095b52bf43619e38815b1af", "984077964155b7c7928517c381e67e989b55f705fbb534094fb6b8aa5245b424", "9b7f6ffd52eaba0241b71e4a8102615b763940ff913ec4fe87dcfb0a5f571806")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27" calcext:value-type="float">
            <text:p>27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5375" calcext:value-type="float">
            <text:p>0.5375</text:p>
          </table:table-cell>
          <table:table-cell office:value-type="float" office:value="236.105" calcext:value-type="float">
            <text:p>236.105</text:p>
          </table:table-cell>
          <table:table-cell office:value-type="string" calcext:value-type="string">
            <text:p>ee0c91a2e8085e93b9e4c2631a06e9f091ee5d6d9a78f573cc2de7050cf217ae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774" calcext:value-type="float">
            <text:p>6.774</text:p>
          </table:table-cell>
          <table:table-cell office:value-type="string" calcext:value-type="string">
            <text:p>b944d4c0337cc17d3fdafacc6888f231c28acef6e54d6899ad02e48c21d5208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27" calcext:value-type="float">
            <text:p>27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5375" calcext:value-type="float">
            <text:p>0.537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ee0c91a2e8085e93b9e4c2631a06e9f091ee5d6d9a78f573cc2de7050cf217ae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b944d4c0337cc17d3fdafacc6888f231c28acef6e54d6899ad02e48c21d52082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70" calcext:value-type="float">
            <text:p>70</text:p>
          </table:table-cell>
          <table:table-cell office:value-type="float" office:value="66.43" calcext:value-type="float">
            <text:p>66.43</text:p>
          </table:table-cell>
          <table:table-cell office:value-type="float" office:value="67.53" calcext:value-type="float">
            <text:p>67.53</text:p>
          </table:table-cell>
          <table:table-cell office:value-type="float" office:value="69.05" calcext:value-type="float">
            <text:p>69.05</text:p>
          </table:table-cell>
          <table:table-cell office:value-type="float" office:value="68.7" calcext:value-type="float">
            <text:p>68.7</text:p>
          </table:table-cell>
          <table:table-cell office:value-type="float" office:value="0" calcext:value-type="float">
            <text:p>0</text:p>
          </table:table-cell>
          <table:table-cell office:value-type="float" office:value="142960" calcext:value-type="float">
            <text:p>142960</text:p>
          </table:table-cell>
          <table:table-cell office:value-type="float" office:value="0.008545918367347" calcext:value-type="float">
            <text:p>0.008545918367347</text:p>
          </table:table-cell>
          <table:table-cell office:value-type="float" office:value="0.002136479591837" calcext:value-type="float">
            <text:p>0.002136479591837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609969845656" calcext:value-type="float">
            <text:p>0.001609969845656</text:p>
          </table:table-cell>
          <table:table-cell office:value-type="float" office:value="0.003041078250745" calcext:value-type="float">
            <text:p>0.003041078250745</text:p>
          </table:table-cell>
          <table:table-cell office:value-type="float" office:value="0.002485896694014" calcext:value-type="float">
            <text:p>0.002485896694014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7a02f47d713864f2cff72f9ebf16787791f7e16852caaa5259da3f4ebb6f37f", "4314cac22e082a00c2169190bc1aa48d81852acb164f4002d8bceeab171305f3", "62d69ece3984922176bde23532e06da688fd44c8c03ae72d5457ef346fc8e869", "224b66ea7c86e40d7187ae536ecfe049cf65ee468ee271e432e12609dfd81caf", "19a3cf7cdf25b3b23dfc163697fa64bf5e73b9afca85deaa18d3b5e0b62b2ad8")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68.57" calcext:value-type="float">
            <text:p>68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06" calcext:value-type="float">
            <text:p>68.06</text:p>
          </table:table-cell>
          <table:table-cell office:value-type="float" office:value="68.44" calcext:value-type="float">
            <text:p>68.44</text:p>
          </table:table-cell>
          <table:table-cell office:value-type="float" office:value="68.28" calcext:value-type="float">
            <text:p>68.28</text:p>
          </table:table-cell>
          <table:table-cell office:value-type="float" office:value="28.41" calcext:value-type="float">
            <text:p>28.41</text:p>
          </table:table-cell>
          <table:table-cell office:value-type="float" office:value="283000" calcext:value-type="float">
            <text:p>283000</text:p>
          </table:table-cell>
          <table:table-cell office:value-type="float" office:value="0.005994897959184" calcext:value-type="float">
            <text:p>0.005994897959184</text:p>
          </table:table-cell>
          <table:table-cell office:value-type="float" office:value="0.001498724489796" calcext:value-type="float">
            <text:p>0.001498724489796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1322350142525" calcext:value-type="float">
            <text:p>0.001322350142525</text:p>
          </table:table-cell>
          <table:table-cell office:value-type="float" office:value="0.00186108914598" calcext:value-type="float">
            <text:p>0.00186108914598</text:p>
          </table:table-cell>
          <table:table-cell office:value-type="float" office:value="0.001800429849845" calcext:value-type="float">
            <text:p>0.001800429849845</text:p>
          </table:table-cell>
          <table:table-cell table:style-name="ce3" office:value-type="float" office:value="0.000092" calcext:value-type="float">
            <text:p>9.20E-05</text:p>
          </table:table-cell>
          <table:table-cell office:value-type="float" office:value="62" calcext:value-type="float">
            <text:p>62</text:p>
          </table:table-cell>
          <table:table-cell office:value-type="float" office:value="1700.552" calcext:value-type="float">
            <text:p>1700.552</text:p>
          </table:table-cell>
          <table:table-cell office:value-type="string" calcext:value-type="string">
            <text:p>("1370c74d799195b8adf9f86c971be270f341514b8191cf095ec178221f824978", "b19c3e551857e89e953d34c4684e8420c3d56e7dbf3a09e69f4a48b3bd9c5a7a", "8384a45b4e6261bf319814f89967e2a543ad17b49bf532627a6ddcfbed773294", "9a9dab1e4dea9f69ad649462cae466286bd7eb7b2d08addcf4339eb2348c7b10", "f6006b85c97944f2ab95c4d6dbb9d16859fb83b1f81cd1b3c63b5359f9e89916")</text:p>
          </table:table-cell>
          <table:table-cell table:number-columns-repeated="9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7.722" calcext:value-type="float">
            <text:p>7.722</text:p>
          </table:table-cell>
          <table:table-cell office:value-type="string" calcext:value-type="string">
            <text:p>99fef7b1bbca292d50f36d5392c499fca99fedcbf3bf1b69d85378b10f087461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.405" calcext:value-type="float">
            <text:p>4.405</text:p>
          </table:table-cell>
          <table:table-cell office:value-type="string" calcext:value-type="string">
            <text:p>f14542eea86de90e3c016f837cf5ba64a196b5b769f06dab96cafaeb991697b4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5.057" calcext:value-type="float">
            <text:p>5.057</text:p>
          </table:table-cell>
          <table:table-cell office:value-type="string" calcext:value-type="string">
            <text:p>86558eb4f2e4c12b383a14fd4250798e00af9a770efa6664337279d2253f9d0e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.443" calcext:value-type="float">
            <text:p>4.443</text:p>
          </table:table-cell>
          <table:table-cell office:value-type="string" calcext:value-type="string">
            <text:p>f14542eea86de90e3c016f837cf5ba64a196b5b769f06dab96cafaeb991697b4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52.14" calcext:value-type="float">
            <text:p>52.14</text:p>
          </table:table-cell>
          <table:table-cell office:value-type="float" office:value="80.71" calcext:value-type="float">
            <text:p>80.71</text:p>
          </table:table-cell>
          <table:table-cell office:value-type="float" office:value="73.19" calcext:value-type="float">
            <text:p>73.19</text:p>
          </table:table-cell>
          <table:table-cell office:value-type="float" office:value="62.76" calcext:value-type="float">
            <text:p>62.76</text:p>
          </table:table-cell>
          <table:table-cell office:value-type="float" office:value="60.85" calcext:value-type="float">
            <text:p>60.85</text:p>
          </table:table-cell>
          <table:table-cell office:value-type="float" office:value="0" calcext:value-type="float">
            <text:p>0</text:p>
          </table:table-cell>
          <table:table-cell office:value-type="float" office:value="141920" calcext:value-type="float">
            <text:p>141920</text:p>
          </table:table-cell>
          <table:table-cell office:value-type="float" office:value="0.007270408163265" calcext:value-type="float">
            <text:p>0.007270408163265</text:p>
          </table:table-cell>
          <table:table-cell office:value-type="float" office:value="0.001817602040816" calcext:value-type="float">
            <text:p>0.001817602040816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480612244898" calcext:value-type="float">
            <text:p>0.00480612244898</text:p>
          </table:table-cell>
          <table:table-cell office:value-type="float" office:value="0.001005728956197" calcext:value-type="float">
            <text:p>0.001005728956197</text:p>
          </table:table-cell>
          <table:table-cell office:value-type="float" office:value="0.002251798286281" calcext:value-type="float">
            <text:p>0.002251798286281</text:p>
          </table:table-cell>
          <table:table-cell office:value-type="float" office:value="0" calcext:value-type="float">
            <text:p>0</text:p>
          </table:table-cell>
          <table:table-cell office:value-type="float" office:value="227.2" calcext:value-type="float">
            <text:p>2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6e85ca0ccc214b31891ecad6761f90a235493160ed8e717f699dffdb026fd5d", "77681cffa104d48bf3cf44a5a1cfa162b44d6c20fb4db25a4fe79d8dcc1b99cb", "3dff85a9f3af7631a20424d35f1c49f85e0740e02194801f0b615d645cdb5a93", "2e7247370cb03e63cd9ece51937019db8104802596a165a78e2cce4593b60330", "58d5dc0b41328c7ad8d03ec1b9344238ff14bd7054ccb90d7c1906765548059f")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56.43" calcext:value-type="float">
            <text:p>56.43</text:p>
          </table:table-cell>
          <table:table-cell office:value-type="float" office:value="82.14" calcext:value-type="float">
            <text:p>82.14</text:p>
          </table:table-cell>
          <table:table-cell office:value-type="float" office:value="76.07" calcext:value-type="float">
            <text:p>76.07</text:p>
          </table:table-cell>
          <table:table-cell office:value-type="float" office:value="65.35" calcext:value-type="float">
            <text:p>65.35</text:p>
          </table:table-cell>
          <table:table-cell office:value-type="float" office:value="64.74" calcext:value-type="float">
            <text:p>64.74</text:p>
          </table:table-cell>
          <table:table-cell office:value-type="float" office:value="24.69" calcext:value-type="float">
            <text:p>24.69</text:p>
          </table:table-cell>
          <table:table-cell office:value-type="float" office:value="284320" calcext:value-type="float">
            <text:p>2843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145575016396" calcext:value-type="float">
            <text:p>0.00145575016396</text:p>
          </table:table-cell>
          <table:table-cell office:value-type="float" office:value="0.000338750314941" calcext:value-type="float">
            <text:p>0.000338750314941</text:p>
          </table:table-cell>
          <table:table-cell office:value-type="float" office:value="0.000712810634458" calcext:value-type="float">
            <text:p>0.000712810634458</text:p>
          </table:table-cell>
          <table:table-cell office:value-type="float" office:value="0.000189913070718" calcext:value-type="float">
            <text:p>0.000189913070718</text:p>
          </table:table-cell>
          <table:table-cell office:value-type="float" office:value="261.2" calcext:value-type="float">
            <text:p>261.2</text:p>
          </table:table-cell>
          <table:table-cell office:value-type="float" office:value="1660.507" calcext:value-type="float">
            <text:p>1660.507</text:p>
          </table:table-cell>
          <table:table-cell office:value-type="string" calcext:value-type="string">
            <text:p>("1f494e77e66ac72c675a9a98db2ea50e10c6ff37d840357bc51a4cc753a8f9ae", "c54257efa83996c8f0f12b8147461bcb55037f066ef6fcce28e55d9928a7d8b8", "867df914be2135cab1fafbce0098fdedf13ba1a1ba51fe9059e3254150e2c117", "fc46e276bdd12abeb7fba9275b52e321ac9aab15e9f9297ddb82671ff351a9a4", "d95db21a950abd1e70df7a2991887473be831b5a272d9a6960316e94f2ade696")</text:p>
          </table:table-cell>
          <table:table-cell table:number-columns-repeated="9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25" calcext:value-type="float">
            <text:p>25</text:p>
          </table:table-cell>
          <table:table-cell office:value-type="float" office:value="0.578361344537815" calcext:value-type="float">
            <text:p>0.578361344537815</text:p>
          </table:table-cell>
          <table:table-cell office:value-type="float" office:value="0.526838235294118" calcext:value-type="float">
            <text:p>0.526838235294118</text:p>
          </table:table-cell>
          <table:table-cell office:value-type="float" office:value="56.831" calcext:value-type="float">
            <text:p>56.831</text:p>
          </table:table-cell>
          <table:table-cell office:value-type="string" calcext:value-type="string">
            <text:p>b405ec6325bd957cf6bb08900282c23dffbd6e05aaee3a36b937f5ac899dcca9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5.38" calcext:value-type="float">
            <text:p>65.38</text:p>
          </table:table-cell>
          <table:table-cell office:value-type="float" office:value="65.52" calcext:value-type="float">
            <text:p>65.52</text:p>
          </table:table-cell>
          <table:table-cell office:value-type="float" office:value="13" calcext:value-type="float">
            <text:p>13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3.988" calcext:value-type="float">
            <text:p>23.988</text:p>
          </table:table-cell>
          <table:table-cell office:value-type="string" calcext:value-type="string">
            <text:p>82f2e29ae0a6a4fe21873bc9668b943c5b720f077b35e3c2b6a9e5169a884317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25" calcext:value-type="float">
            <text:p>25</text:p>
          </table:table-cell>
          <table:table-cell office:value-type="float" office:value="0.578361344537815" calcext:value-type="float">
            <text:p>0.578361344537815</text:p>
          </table:table-cell>
          <table:table-cell office:value-type="float" office:value="0.526838235294118" calcext:value-type="float">
            <text:p>0.526838235294118</text:p>
          </table:table-cell>
          <table:table-cell office:value-type="float" office:value="34.954" calcext:value-type="float">
            <text:p>34.954</text:p>
          </table:table-cell>
          <table:table-cell office:value-type="string" calcext:value-type="string">
            <text:p>2aa60f8106f28830e6826326e0f085bb4aade86ac4180ac0bc118e1ace42887d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13" calcext:value-type="float">
            <text:p>13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3.941" calcext:value-type="float">
            <text:p>23.941</text:p>
          </table:table-cell>
          <table:table-cell office:value-type="string" calcext:value-type="string">
            <text:p>6fe30bf069a0bc92ee513098f294513392bf9c78508637f30a2924d7858cc7bf</text:p>
          </table:table-cell>
          <table:table-cell office:value-type="float" office:value="37.86" calcext:value-type="float">
            <text:p>37.86</text:p>
          </table:table-cell>
          <table:table-cell office:value-type="float" office:value="68.93" calcext:value-type="float">
            <text:p>68.93</text:p>
          </table:table-cell>
          <table:table-cell office:value-type="float" office:value="68.57" calcext:value-type="float">
            <text:p>6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9.08" calcext:value-type="float">
            <text:p>69.08</text:p>
          </table:table-cell>
          <table:table-cell office:value-type="float" office:value="68.8" calcext:value-type="float">
            <text:p>68.8</text:p>
          </table:table-cell>
          <table:table-cell office:value-type="float" office:value="68.81" calcext:value-type="float">
            <text:p>68.81</text:p>
          </table:table-cell>
          <table:table-cell office:value-type="float" office:value="0" calcext:value-type="float">
            <text:p>0</text:p>
          </table:table-cell>
          <table:table-cell office:value-type="float" office:value="140160" calcext:value-type="float">
            <text:p>140160</text:p>
          </table:table-cell>
          <table:table-cell office:value-type="float" office:value="0.005484693877551" calcext:value-type="float">
            <text:p>0.005484693877551</text:p>
          </table:table-cell>
          <table:table-cell office:value-type="float" office:value="0.001371173469388" calcext:value-type="float">
            <text:p>0.001371173469388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481973469844" calcext:value-type="float">
            <text:p>0.001481973469844</text:p>
          </table:table-cell>
          <table:table-cell office:value-type="float" office:value="0.001339754547073" calcext:value-type="float">
            <text:p>0.001339754547073</text:p>
          </table:table-cell>
          <table:table-cell office:value-type="float" office:value="0.001394862703061" calcext:value-type="float">
            <text:p>0.001394862703061</text:p>
          </table:table-cell>
          <table:table-cell office:value-type="float" office:value="0" calcext:value-type="float">
            <text:p>0</text:p>
          </table:table-cell>
          <table:table-cell office:value-type="float" office:value="280.8" calcext:value-type="float">
            <text:p>28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9c8083c15acdf54acccc563acc67cbcdf2338b4fd2e9f7ba90285c10f993794", "a84c9ad473bab3e0363c3e4975abd9f2828a57e4e613f10d08a1620a4b0e1e62", "d86daaca2b9646d21d0744c093dff765e2c9652485586612adb547e9fc1f350f", "69fc88251cb46c94a033c36e886bb9f96e789cd7aedec8b5b0543bb0a1bcb739", "41792ac068927764831ea8722aa0dfd3c056512292524b4cf6237cfbd732871f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0.71" calcext:value-type="float">
            <text:p>7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69.22" calcext:value-type="float">
            <text:p>69.22</text:p>
          </table:table-cell>
          <table:table-cell office:value-type="float" office:value="70.17" calcext:value-type="float">
            <text:p>70.17</text:p>
          </table:table-cell>
          <table:table-cell office:value-type="float" office:value="69.92" calcext:value-type="float">
            <text:p>69.92</text:p>
          </table:table-cell>
          <table:table-cell office:value-type="float" office:value="24.69" calcext:value-type="float">
            <text:p>24.69</text:p>
          </table:table-cell>
          <table:table-cell office:value-type="float" office:value="279320" calcext:value-type="float">
            <text:p>279320</text:p>
          </table:table-cell>
          <table:table-cell office:value-type="float" office:value="0.008290816326531" calcext:value-type="float">
            <text:p>0.008290816326531</text:p>
          </table:table-cell>
          <table:table-cell office:value-type="float" office:value="0.002072704081633" calcext:value-type="float">
            <text:p>0.002072704081633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740386795392" calcext:value-type="float">
            <text:p>0.001740386795392</text:p>
          </table:table-cell>
          <table:table-cell office:value-type="float" office:value="0.002671116188127" calcext:value-type="float">
            <text:p>0.002671116188127</text:p>
          </table:table-cell>
          <table:table-cell office:value-type="float" office:value="0.002237235196772" calcext:value-type="float">
            <text:p>0.002237235196772</text:p>
          </table:table-cell>
          <table:table-cell table:style-name="ce3" office:value-type="float" office:value="0.0000529" calcext:value-type="float">
            <text:p>5.29E-05</text:p>
          </table:table-cell>
          <table:table-cell office:value-type="float" office:value="427.2" calcext:value-type="float">
            <text:p>427.2</text:p>
          </table:table-cell>
          <table:table-cell office:value-type="float" office:value="1705.054" calcext:value-type="float">
            <text:p>1705.054</text:p>
          </table:table-cell>
          <table:table-cell office:value-type="string" calcext:value-type="string">
            <text:p>("d8b211949ee28c83824386da87b7e472b895eead0b924e85ddc3b9c25fcdd6de", "ec73e3385439b1a40fb35c597a90731946d4124dd36627e83ec0eb3047c0cf5a", "25ef3573d1a81e45daf31e3df8690d5c1fec932a51b58f1d9ed6ebdd90e8767b", "812a3a7a5764453132d04719d27b0c06d601aae7df602f0ee9cff4d96181909d", "38827d6384369fea6dbacd8057c38048d10e108d96c7c1bcf3c9f886c2799b8d")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5" calcext:value-type="float">
            <text:p>15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9.444" calcext:value-type="float">
            <text:p>9.444</text:p>
          </table:table-cell>
          <table:table-cell office:value-type="string" calcext:value-type="string">
            <text:p>8f8e52d1f87b350497c6fa4a41c1273770d7c551eeadded435efc1ab7a475cb9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7312030075188" calcext:value-type="float">
            <text:p>0.57312030075188</text:p>
          </table:table-cell>
          <table:table-cell office:value-type="float" office:value="0.529276315789474" calcext:value-type="float">
            <text:p>0.529276315789474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08c802b777e13fc60bf08ad9e34061aeb515c980abae08e7570043f4dd70c155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5" calcext:value-type="float">
            <text:p>15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8.156" calcext:value-type="float">
            <text:p>8.156</text:p>
          </table:table-cell>
          <table:table-cell office:value-type="string" calcext:value-type="string">
            <text:p>8f8e52d1f87b350497c6fa4a41c1273770d7c551eeadded435efc1ab7a475cb9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7312030075188" calcext:value-type="float">
            <text:p>0.57312030075188</text:p>
          </table:table-cell>
          <table:table-cell office:value-type="float" office:value="0.529276315789474" calcext:value-type="float">
            <text:p>0.529276315789474</text:p>
          </table:table-cell>
          <table:table-cell office:value-type="float" office:value="8.341" calcext:value-type="float">
            <text:p>8.341</text:p>
          </table:table-cell>
          <table:table-cell office:value-type="string" calcext:value-type="string">
            <text:p>08c802b777e13fc60bf08ad9e34061aeb515c980abae08e7570043f4dd70c155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6.43" calcext:value-type="float">
            <text:p>66.43</text:p>
          </table:table-cell>
          <table:table-cell office:value-type="float" office:value="72.86" calcext:value-type="float">
            <text:p>72.86</text:p>
          </table:table-cell>
          <table:table-cell office:value-type="float" office:value="71.07" calcext:value-type="float">
            <text:p>71.07</text:p>
          </table:table-cell>
          <table:table-cell office:value-type="float" office:value="68.51" calcext:value-type="float">
            <text:p>68.51</text:p>
          </table:table-cell>
          <table:table-cell office:value-type="float" office:value="68.61" calcext:value-type="float">
            <text:p>68.61</text:p>
          </table:table-cell>
          <table:table-cell office:value-type="float" office:value="0" calcext:value-type="float">
            <text:p>0</text:p>
          </table:table-cell>
          <table:table-cell office:value-type="float" office:value="141640" calcext:value-type="float">
            <text:p>141640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637755102041" calcext:value-type="float">
            <text:p>0.000637755102041</text:p>
          </table:table-cell>
          <table:table-cell table:number-columns-repeated="2" office:value-type="float" office:value="0.001658163265306" calcext:value-type="float">
            <text:p>0.001658163265306</text:p>
          </table:table-cell>
          <table:table-cell office:value-type="float" office:value="0.000954867635417" calcext:value-type="float">
            <text:p>0.000954867635417</text:p>
          </table:table-cell>
          <table:table-cell office:value-type="float" office:value="0.000667646876866" calcext:value-type="float">
            <text:p>0.000667646876866</text:p>
          </table:table-cell>
          <table:table-cell office:value-type="float" office:value="0.000805679699365" calcext:value-type="float">
            <text:p>0.000805679699365</text:p>
          </table:table-cell>
          <table:table-cell office:value-type="float" office:value="0" calcext:value-type="float">
            <text:p>0</text:p>
          </table:table-cell>
          <table:table-cell office:value-type="float" office:value="708.8" calcext:value-type="float">
            <text:p>70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cff02e32c732cca6b1fafc76459e55d36ba605c9cb50a05eb6a8a1566e25263", "0628b2e41cf8c87527b292e1e5818d1b982bea14d73b7d4e531f7a3e4eb3e625", "90df60dc4313131543f75d48ec1a0a8532c218f53af11064b5063a9117b29237", "69dd87c500688615d2b4057e146a46d3b8019aa51ca934c8c25a1d2cda557a72", "050fcfa15aa957caceccdffedd785c24867f18a4068b09cee7a1db0d4c2c0481")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5" calcext:value-type="float">
            <text:p>65</text:p>
          </table:table-cell>
          <table:table-cell office:value-type="float" office:value="73.57" calcext:value-type="float">
            <text:p>73.57</text:p>
          </table:table-cell>
          <table:table-cell office:value-type="float" office:value="71.33" calcext:value-type="float">
            <text:p>71.33</text:p>
          </table:table-cell>
          <table:table-cell office:value-type="float" office:value="67.77" calcext:value-type="float">
            <text:p>67.77</text:p>
          </table:table-cell>
          <table:table-cell office:value-type="float" office:value="67.91" calcext:value-type="float">
            <text:p>67.91</text:p>
          </table:table-cell>
          <table:table-cell office:value-type="float" office:value="23.27" calcext:value-type="float">
            <text:p>23.27</text:p>
          </table:table-cell>
          <table:table-cell office:value-type="float" office:value="281400" calcext:value-type="float">
            <text:p>28140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117782107172" calcext:value-type="float">
            <text:p>0.001117782107172</text:p>
          </table:table-cell>
          <table:table-cell table:style-name="ce3" office:value-type="float" office:value="0.0000548" calcext:value-type="float">
            <text:p>5.48E-05</text:p>
          </table:table-cell>
          <table:table-cell table:style-name="ce3" office:value-type="float" office:value="0.0000824" calcext:value-type="float">
            <text:p>8.24E-05</text:p>
          </table:table-cell>
          <table:table-cell office:value-type="float" office:value="0.000240817605137" calcext:value-type="float">
            <text:p>0.000240817605137</text:p>
          </table:table-cell>
          <table:table-cell office:value-type="float" office:value="2936" calcext:value-type="float">
            <text:p>2936</text:p>
          </table:table-cell>
          <table:table-cell office:value-type="float" office:value="1625.162" calcext:value-type="float">
            <text:p>1625.162</text:p>
          </table:table-cell>
          <table:table-cell office:value-type="string" calcext:value-type="string">
            <text:p>("f96d7f819718be4d7db2012e46d4793167b14d1378a7b582831c7a1e3b5eb16b", "8c3d9ac40e972220f16fe66a2bb923b1c0ee5ce753a4058ad019cf3d5b9f6408", "206dc651b0fe5f16c2062716801b002dea1e335b635348f70e5e197182dbbf22", "40c936f4f75a028c7dec98198b66c2c27741e9010b00a02f9f0ba972465898fa", "efb858a370ee4c1cff84f96fa8bd35e14e4926c639d2917bdabeb9923e5909fa")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72" calcext:value-type="float">
            <text:p>72</text:p>
          </table:table-cell>
          <table:table-cell office:value-type="float" office:value="71.19" calcext:value-type="float">
            <text:p>71.19</text:p>
          </table:table-cell>
          <table:table-cell office:value-type="float" office:value="21" calcext:value-type="float">
            <text:p>21</text:p>
          </table:table-cell>
          <table:table-cell office:value-type="float" office:value="0.70952380952381" calcext:value-type="float">
            <text:p>0.7095238095238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9.908" calcext:value-type="float">
            <text:p>9.908</text:p>
          </table:table-cell>
          <table:table-cell office:value-type="string" calcext:value-type="string">
            <text:p>acf65f787f2eabdd1d2e3136f64da4427a450cb0f1d305592214c9a13746d937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7.283" calcext:value-type="float">
            <text:p>7.283</text:p>
          </table:table-cell>
          <table:table-cell office:value-type="string" calcext:value-type="string">
            <text:p>d7b19b2588a03eb5a2126af0e71d09a51595dc68a14a511adbc723771e59e336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72" calcext:value-type="float">
            <text:p>72</text:p>
          </table:table-cell>
          <table:table-cell office:value-type="float" office:value="71.19" calcext:value-type="float">
            <text:p>71.19</text:p>
          </table:table-cell>
          <table:table-cell office:value-type="float" office:value="21" calcext:value-type="float">
            <text:p>21</text:p>
          </table:table-cell>
          <table:table-cell office:value-type="float" office:value="0.70952380952381" calcext:value-type="float">
            <text:p>0.7095238095238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8.791" calcext:value-type="float">
            <text:p>8.791</text:p>
          </table:table-cell>
          <table:table-cell office:value-type="string" calcext:value-type="string">
            <text:p>99722e7abe734cdd211a8c9810eeba28277da07af4fda72389a37449dfc39719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9" calcext:value-type="float">
            <text:p>9</text:p>
          </table:table-cell>
          <table:table-cell office:value-type="float" office:value="0.730952380952381" calcext:value-type="float">
            <text:p>0.730952380952381</text:p>
          </table:table-cell>
          <table:table-cell office:value-type="float" office:value="0.654166666666667" calcext:value-type="float">
            <text:p>0.654166666666667</text:p>
          </table:table-cell>
          <table:table-cell office:value-type="float" office:value="7.267" calcext:value-type="float">
            <text:p>7.267</text:p>
          </table:table-cell>
          <table:table-cell office:value-type="string" calcext:value-type="string">
            <text:p>d7b19b2588a03eb5a2126af0e71d09a51595dc68a14a511adbc723771e59e336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78.57" calcext:value-type="float">
            <text:p>78.57</text:p>
          </table:table-cell>
          <table:table-cell office:value-type="float" office:value="66.43" calcext:value-type="float">
            <text:p>66.43</text:p>
          </table:table-cell>
          <table:table-cell office:value-type="float" office:value="70.03" calcext:value-type="float">
            <text:p>70.03</text:p>
          </table:table-cell>
          <table:table-cell office:value-type="float" office:value="75.79" calcext:value-type="float">
            <text:p>75.79</text:p>
          </table:table-cell>
          <table:table-cell office:value-type="float" office:value="74.02" calcext:value-type="float">
            <text:p>74.02</text:p>
          </table:table-cell>
          <table:table-cell office:value-type="float" office:value="0" calcext:value-type="float">
            <text:p>0</text:p>
          </table:table-cell>
          <table:table-cell office:value-type="float" office:value="140960" calcext:value-type="float">
            <text:p>14096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332182951114" calcext:value-type="float">
            <text:p>0.000332182951114</text:p>
          </table:table-cell>
          <table:table-cell office:value-type="float" office:value="0.001816134870255" calcext:value-type="float">
            <text:p>0.001816134870255</text:p>
          </table:table-cell>
          <table:table-cell office:value-type="float" office:value="0.000968775972427" calcext:value-type="float">
            <text:p>0.000968775972427</text:p>
          </table:table-cell>
          <table:table-cell office:value-type="float" office:value="0" calcext:value-type="float">
            <text:p>0</text:p>
          </table:table-cell>
          <table:table-cell office:value-type="float" office:value="462.8" calcext:value-type="float">
            <text:p>46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5ecb41601c3a425012875a22ce342cf918a036dc0835de33ee4b3fdab8a68c3", "965aa2eed0dcea7415f9b8f1bfd5a35e843a3c38211cd28dfcc810c25806bc6b", "fed071b0f8fe408d4350c502d5e61a177b3f27522aa2fc4c21a349bf154097ca", "a27f8283e28032dada43b5d81a2469b79145499a86d990bcabbf0a11f3695fd1", "74e8ebb2519b94c65718ceff824cc6a772c3121e4895ba707b6e50dc30ccb889")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65.71" calcext:value-type="float">
            <text:p>65.71</text:p>
          </table:table-cell>
          <table:table-cell office:value-type="float" office:value="69.66" calcext:value-type="float">
            <text:p>69.66</text:p>
          </table:table-cell>
          <table:table-cell office:value-type="float" office:value="75.45" calcext:value-type="float">
            <text:p>75.45</text:p>
          </table:table-cell>
          <table:table-cell office:value-type="float" office:value="73.82" calcext:value-type="float">
            <text:p>73.82</text:p>
          </table:table-cell>
          <table:table-cell office:value-type="float" office:value="26.37" calcext:value-type="float">
            <text:p>26.37</text:p>
          </table:table-cell>
          <table:table-cell office:value-type="float" office:value="280320" calcext:value-type="float">
            <text:p>28032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12434724695" calcext:value-type="float">
            <text:p>0.000312434724695</text:p>
          </table:table-cell>
          <table:table-cell office:value-type="float" office:value="0.000412492925135" calcext:value-type="float">
            <text:p>0.000412492925135</text:p>
          </table:table-cell>
          <table:table-cell office:value-type="float" office:value="0.000212527517018" calcext:value-type="float">
            <text:p>0.000212527517018</text:p>
          </table:table-cell>
          <table:table-cell office:value-type="float" office:value="0.000651969613909" calcext:value-type="float">
            <text:p>0.000651969613909</text:p>
          </table:table-cell>
          <table:table-cell office:value-type="float" office:value="725.2" calcext:value-type="float">
            <text:p>725.2</text:p>
          </table:table-cell>
          <table:table-cell office:value-type="float" office:value="1535.299" calcext:value-type="float">
            <text:p>1535.299</text:p>
          </table:table-cell>
          <table:table-cell office:value-type="string" calcext:value-type="string">
            <text:p>("dd2c9591fb922c3584e4d46f2392e4524c59e1fdbf8ee2a9ab8150e17cfd8220", "80cb19e6a0412f70ecbe368262d47c7f13050a75579f73e0eabf8fb37e37900e", "ea10e8fa945da2afec0b033231a151a3b8456750fe1ade6e229e5619edd97965", "cb6fe43a4c58a1f121077682c796ac19869d9a1e7089ce6c7871d47d2a01b087", "7ecf5225423b7329bf274b41b4b0faa3bf7ce30a3e20838d651fa8075e3d6234")</text:p>
          </table:table-cell>
          <table:table-cell table:number-columns-repeated="9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31" calcext:value-type="float">
            <text:p>31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10.685" calcext:value-type="float">
            <text:p>10.685</text:p>
          </table:table-cell>
          <table:table-cell office:value-type="string" calcext:value-type="string">
            <text:p>4075d8f9a18565f8eb11735151acde3882942491d791887acefe04fc27d38f33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19" calcext:value-type="float">
            <text:p>19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9.133" calcext:value-type="float">
            <text:p>9.133</text:p>
          </table:table-cell>
          <table:table-cell office:value-type="string" calcext:value-type="string">
            <text:p>3a07aac7e071ad1b2c4e9efedef414f2b7a05f3e168d4d55365d5fd59fc4c0cd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31" calcext:value-type="float">
            <text:p>31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9.364" calcext:value-type="float">
            <text:p>9.364</text:p>
          </table:table-cell>
          <table:table-cell office:value-type="string" calcext:value-type="string">
            <text:p>da135b75cf13b44111888d325d9e6fed547b3831c6859d743544f3561d58c24a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2.96" calcext:value-type="float">
            <text:p>62.96</text:p>
          </table:table-cell>
          <table:table-cell office:value-type="float" office:value="63.16" calcext:value-type="float">
            <text:p>63.16</text:p>
          </table:table-cell>
          <table:table-cell office:value-type="float" office:value="19" calcext:value-type="float">
            <text:p>19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64583333333333" calcext:value-type="float">
            <text:p>0.564583333333333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3a07aac7e071ad1b2c4e9efedef414f2b7a05f3e168d4d55365d5fd59fc4c0cd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0" calcext:value-type="float">
            <text:p>70</text:p>
          </table:table-cell>
          <table:table-cell office:value-type="float" office:value="72.57" calcext:value-type="float">
            <text:p>72.57</text:p>
          </table:table-cell>
          <table:table-cell office:value-type="float" office:value="76.44" calcext:value-type="float">
            <text:p>76.44</text:p>
          </table:table-cell>
          <table:table-cell office:value-type="float" office:value="75.41" calcext:value-type="float">
            <text:p>75.41</text:p>
          </table:table-cell>
          <table:table-cell office:value-type="float" office:value="0" calcext:value-type="float">
            <text:p>0</text:p>
          </table:table-cell>
          <table:table-cell office:value-type="float" office:value="145000" calcext:value-type="float">
            <text:p>145000</text:p>
          </table:table-cell>
          <table:table-cell office:value-type="float" office:value="0.008035714285714" calcext:value-type="float">
            <text:p>0.008035714285714</text:p>
          </table:table-cell>
          <table:table-cell office:value-type="float" office:value="0.002008928571429" calcext:value-type="float">
            <text:p>0.002008928571429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2949281546646" calcext:value-type="float">
            <text:p>0.002949281546646</text:p>
          </table:table-cell>
          <table:table-cell office:value-type="float" office:value="0.001157339693274" calcext:value-type="float">
            <text:p>0.001157339693274</text:p>
          </table:table-cell>
          <table:table-cell office:value-type="float" office:value="0.001500284045359" calcext:value-type="float">
            <text:p>0.00150028404535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93dc3146576d8c052ff0a240f22570bdbf38c38f992c759d082108fb6894ef4", "a0d2e5219bd996501c544575766a642c95c70c923f1a9367cd7877cd766adc01", "c8aeb69bab2812f96ef2cf7d74c4fcbbe9d2f8463741d54ce3482030fb3b539f", "1a95df98f172fb1ae7e825c0a6cd8bc7d4cbf00cec4678a789c0f5b2b0d9566f", "c5e3e67ea4f991acc4155b1a0ca657236ddb99bbeb1c19e8bc0068cfae26ed01")</text:p>
          </table:table-cell>
          <table:table-cell office:value-type="float" office:value="50.71" calcext:value-type="float">
            <text:p>50.71</text:p>
          </table:table-cell>
          <table:table-cell office:value-type="float" office:value="75.36" calcext:value-type="float">
            <text:p>75.36</text:p>
          </table:table-cell>
          <table:table-cell office:value-type="float" office:value="80" calcext:value-type="float">
            <text:p>80</text:p>
          </table:table-cell>
          <table:table-cell office:value-type="float" office:value="70.71" calcext:value-type="float">
            <text:p>70.71</text:p>
          </table:table-cell>
          <table:table-cell office:value-type="float" office:value="73.51" calcext:value-type="float">
            <text:p>73.51</text:p>
          </table:table-cell>
          <table:table-cell office:value-type="float" office:value="77.75" calcext:value-type="float">
            <text:p>77.75</text:p>
          </table:table-cell>
          <table:table-cell office:value-type="float" office:value="76.56" calcext:value-type="float">
            <text:p>76.56</text:p>
          </table:table-cell>
          <table:table-cell office:value-type="float" office:value="29.73" calcext:value-type="float">
            <text:p>29.73</text:p>
          </table:table-cell>
          <table:table-cell office:value-type="float" office:value="290680" calcext:value-type="float">
            <text:p>290680</text:p>
          </table:table-cell>
          <table:table-cell office:value-type="float" office:value="0.010459183673469" calcext:value-type="float">
            <text:p>0.010459183673469</text:p>
          </table:table-cell>
          <table:table-cell office:value-type="float" office:value="0.002614795918367" calcext:value-type="float">
            <text:p>0.00261479591836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7270408163265" calcext:value-type="float">
            <text:p>0.007270408163265</text:p>
          </table:table-cell>
          <table:table-cell office:value-type="float" office:value="0.003850269274376" calcext:value-type="float">
            <text:p>0.003850269274376</text:p>
          </table:table-cell>
          <table:table-cell office:value-type="float" office:value="0.001284537119956" calcext:value-type="float">
            <text:p>0.001284537119956</text:p>
          </table:table-cell>
          <table:table-cell office:value-type="float" office:value="0.001731145704019" calcext:value-type="float">
            <text:p>0.001731145704019</text:p>
          </table:table-cell>
          <table:table-cell office:value-type="float" office:value="0.000366121074477" calcext:value-type="float">
            <text:p>0.000366121074477</text:p>
          </table:table-cell>
          <table:table-cell office:value-type="float" office:value="165.2" calcext:value-type="float">
            <text:p>165.2</text:p>
          </table:table-cell>
          <table:table-cell office:value-type="float" office:value="1521.903" calcext:value-type="float">
            <text:p>1521.903</text:p>
          </table:table-cell>
          <table:table-cell office:value-type="string" calcext:value-type="string">
            <text:p>("62c8a4ccfd3ee54ee0db104995ba42af6fc31a4d647f19eab73df5953d16e7f5", "0543b714a2bc5add88eea96a447f636f3d4d52675ee9382cb84cf647e00f9699", "38b1f9e2a7b0cc8d2968d786f9e4985045a2e434a16b14968eade4e0942af61c", "91e227a51bb49b0fd5107165cd9fd2d8a66d76bd6301e75f5770674f1e784825", "9234d061f8232c2f4292dbd57e9ed59e9ec32068163e2c2fb4ff3caf0e68056c")</text:p>
          </table:table-cell>
          <table:table-cell table:number-columns-repeated="9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25" calcext:value-type="float">
            <text:p>25</text:p>
          </table:table-cell>
          <table:table-cell office:value-type="float" office:value="0.595714285714286" calcext:value-type="float">
            <text:p>0.595714285714286</text:p>
          </table:table-cell>
          <table:table-cell office:value-type="float" office:value="0.527083333333333" calcext:value-type="float">
            <text:p>0.527083333333333</text:p>
          </table:table-cell>
          <table:table-cell office:value-type="float" office:value="12.625" calcext:value-type="float">
            <text:p>12.625</text:p>
          </table:table-cell>
          <table:table-cell office:value-type="string" calcext:value-type="string">
            <text:p>4e819773b31c8c4d4a65966fbccddaf8c92b5248d6cf6ded24478049c0ad8647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17" calcext:value-type="float">
            <text:p>17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0.991" calcext:value-type="float">
            <text:p>10.991</text:p>
          </table:table-cell>
          <table:table-cell office:value-type="string" calcext:value-type="string">
            <text:p>b534946bc69940c1ec674d4b0e0b40c0564f0c2906a24b71d3f889c7cad29f1b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25" calcext:value-type="float">
            <text:p>25</text:p>
          </table:table-cell>
          <table:table-cell office:value-type="float" office:value="0.595714285714286" calcext:value-type="float">
            <text:p>0.595714285714286</text:p>
          </table:table-cell>
          <table:table-cell office:value-type="float" office:value="0.527083333333333" calcext:value-type="float">
            <text:p>0.527083333333333</text:p>
          </table:table-cell>
          <table:table-cell office:value-type="float" office:value="11.573" calcext:value-type="float">
            <text:p>11.573</text:p>
          </table:table-cell>
          <table:table-cell office:value-type="string" calcext:value-type="string">
            <text:p>18ae54072dda4cb254477288b62b13f4701b66f40a44915fcd63edcbc971ea4a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17" calcext:value-type="float">
            <text:p>17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0.983" calcext:value-type="float">
            <text:p>10.983</text:p>
          </table:table-cell>
          <table:table-cell office:value-type="string" calcext:value-type="string">
            <text:p>b534946bc69940c1ec674d4b0e0b40c0564f0c2906a24b71d3f889c7cad29f1b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58.57" calcext:value-type="float">
            <text:p>58.57</text:p>
          </table:table-cell>
          <table:table-cell office:value-type="float" office:value="75" calcext:value-type="float">
            <text:p>75</text:p>
          </table:table-cell>
          <table:table-cell office:value-type="float" office:value="70.46" calcext:value-type="float">
            <text:p>70.46</text:p>
          </table:table-cell>
          <table:table-cell office:value-type="float" office:value="64.31" calcext:value-type="float">
            <text:p>64.31</text:p>
          </table:table-cell>
          <table:table-cell office:value-type="float" office:value="63.89" calcext:value-type="float">
            <text:p>63.89</text:p>
          </table:table-cell>
          <table:table-cell office:value-type="float" office:value="0" calcext:value-type="float">
            <text:p>0</text:p>
          </table:table-cell>
          <table:table-cell office:value-type="float" office:value="143280" calcext:value-type="float">
            <text:p>143280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1690051020408" calcext:value-type="float">
            <text:p>0.00169005102040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5102040816327" calcext:value-type="float">
            <text:p>0.005102040816327</text:p>
          </table:table-cell>
          <table:table-cell office:value-type="float" office:value="0.00407135464103" calcext:value-type="float">
            <text:p>0.00407135464103</text:p>
          </table:table-cell>
          <table:table-cell office:value-type="float" office:value="0.000826851266575" calcext:value-type="float">
            <text:p>0.000826851266575</text:p>
          </table:table-cell>
          <table:table-cell office:value-type="float" office:value="0.001145216863857" calcext:value-type="float">
            <text:p>0.001145216863857</text:p>
          </table:table-cell>
          <table:table-cell office:value-type="float" office:value="0" calcext:value-type="float">
            <text:p>0</text:p>
          </table:table-cell>
          <table:table-cell office:value-type="float" office:value="209.2" calcext:value-type="float">
            <text:p>20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64a9d9670a549fb40b272fa4d2de3fb9a816c76e9465f1f9bc68cb361c2430d", "87d4d5eb064ad428a49ef6ce51f01c92ef0829b75b04c9e058cde2d2a9cfca12", "8a8690fde91547adc56cb2ff4984268ed2e7678851cddd1ff25cfc1ab4377b5e", "986614e364c90b1a712d584a48b7a77d84faf6f7937a7287fabc8cce80b2506c", "e8bf4c72c645697cbb3e9ebb2e4c7092a1aae82daf0090a687a1e5f0271944fa")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57.86" calcext:value-type="float">
            <text:p>57.86</text:p>
          </table:table-cell>
          <table:table-cell office:value-type="float" office:value="72.86" calcext:value-type="float">
            <text:p>72.86</text:p>
          </table:table-cell>
          <table:table-cell office:value-type="float" office:value="68.05" calcext:value-type="float">
            <text:p>68.05</text:p>
          </table:table-cell>
          <table:table-cell office:value-type="float" office:value="63.41" calcext:value-type="float">
            <text:p>63.41</text:p>
          </table:table-cell>
          <table:table-cell office:value-type="float" office:value="62.5" calcext:value-type="float">
            <text:p>62.5</text:p>
          </table:table-cell>
          <table:table-cell office:value-type="float" office:value="26.99" calcext:value-type="float">
            <text:p>26.99</text:p>
          </table:table-cell>
          <table:table-cell office:value-type="float" office:value="285760" calcext:value-type="float">
            <text:p>28576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1194823288739" calcext:value-type="float">
            <text:p>0.001194823288739</text:p>
          </table:table-cell>
          <table:table-cell office:value-type="float" office:value="0.000968347366823" calcext:value-type="float">
            <text:p>0.000968347366823</text:p>
          </table:table-cell>
          <table:table-cell office:value-type="float" office:value="0.001550463401308" calcext:value-type="float">
            <text:p>0.001550463401308</text:p>
          </table:table-cell>
          <table:table-cell office:value-type="float" office:value="0.000420941342313" calcext:value-type="float">
            <text:p>0.000420941342313</text:p>
          </table:table-cell>
          <table:table-cell office:value-type="float" office:value="1318.8" calcext:value-type="float">
            <text:p>1318.8</text:p>
          </table:table-cell>
          <table:table-cell office:value-type="float" office:value="1453.897" calcext:value-type="float">
            <text:p>1453.897</text:p>
          </table:table-cell>
          <table:table-cell office:value-type="string" calcext:value-type="string">
            <text:p>("b12cb27b72d3f0bf39de5137f1eaad234da38f3981be6c402a788f2f09f91356", "4b10c4f23b765f2b16d580af66d5e0a6cf668197a4d297311b0e1412ad317207", "f46bdb12d0659cf16bf01be2212edd42d7aa4ed65fe363f318f44e3740ced1de", "c24b0ef28823e735cc090f2229b95fc8be2863234ce68a9a9fe8d648638bcc81", "6ace4561e4b3119f955f7d31c7d01faf60703595bee5dc90264c62f04350acc7")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569" calcext:value-type="float">
            <text:p>7.569</text:p>
          </table:table-cell>
          <table:table-cell office:value-type="string" calcext:value-type="string">
            <text:p>af0e076dcbc9e695f053379acb1cc87365bd19b9552c5669cfcf9c30b65791a9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45ad1699f5514b2dec3c3b656bf48c550a885da5416551d2d51cae79c7276b6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3.49" calcext:value-type="float">
            <text:p>63.4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.774" calcext:value-type="float">
            <text:p>6.774</text:p>
          </table:table-cell>
          <table:table-cell office:value-type="string" calcext:value-type="string">
            <text:p>5fe51766613fef590d54e99ebd477936472f86cb0f42d5496f5ab11c56f73aa8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549c9b47ec74497bf26766ec5d2b24badb567804b5a02e060aa3a9c7e20d006d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59.29" calcext:value-type="float">
            <text:p>59.29</text:p>
          </table:table-cell>
          <table:table-cell office:value-type="float" office:value="72.86" calcext:value-type="float">
            <text:p>72.86</text:p>
          </table:table-cell>
          <table:table-cell office:value-type="float" office:value="68.79" calcext:value-type="float">
            <text:p>68.79</text:p>
          </table:table-cell>
          <table:table-cell office:value-type="float" office:value="64.17" calcext:value-type="float">
            <text:p>64.17</text:p>
          </table:table-cell>
          <table:table-cell office:value-type="float" office:value="63.57" calcext:value-type="float">
            <text:p>63.57</text:p>
          </table:table-cell>
          <table:table-cell office:value-type="float" office:value="0" calcext:value-type="float">
            <text:p>0</text:p>
          </table:table-cell>
          <table:table-cell office:value-type="float" office:value="135480" calcext:value-type="float">
            <text:p>135480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354895314524" calcext:value-type="float">
            <text:p>0.001354895314524</text:p>
          </table:table-cell>
          <table:table-cell office:value-type="float" office:value="0.000470931362406" calcext:value-type="float">
            <text:p>0.000470931362406</text:p>
          </table:table-cell>
          <table:table-cell office:value-type="float" office:value="0.000722019115306" calcext:value-type="float">
            <text:p>0.000722019115306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7de1f27fcc265ff388478e9f79e168a1e7d9bbac0d1b7f8a02989ba92165065", "2bf84812cb6bee660250528d621cca1e979fdb8f1868f2bc962a2e516784b57a", "5e002b76cebbc401d4489410b95ec0d87535c2dea93db8efb604bad4a61defd5", "9bc93141e624b27c4ccce62dc4d146afb05fcea28786d8b59e8935e49fc35805", "479686f393d560d6b4bcd5eb3d57b1fd3eecc4c2ddc3aa5aa85ffceb9ebc98bb")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70.71" calcext:value-type="float">
            <text:p>70.71</text:p>
          </table:table-cell>
          <table:table-cell office:value-type="float" office:value="67.51" calcext:value-type="float">
            <text:p>67.51</text:p>
          </table:table-cell>
          <table:table-cell office:value-type="float" office:value="64.3" calcext:value-type="float">
            <text:p>64.3</text:p>
          </table:table-cell>
          <table:table-cell office:value-type="float" office:value="63.9" calcext:value-type="float">
            <text:p>63.9</text:p>
          </table:table-cell>
          <table:table-cell office:value-type="float" office:value="26.55" calcext:value-type="float">
            <text:p>26.55</text:p>
          </table:table-cell>
          <table:table-cell office:value-type="float" office:value="271960" calcext:value-type="float">
            <text:p>27196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411488462098" calcext:value-type="float">
            <text:p>0.000411488462098</text:p>
          </table:table-cell>
          <table:table-cell office:value-type="float" office:value="0.000198927120032" calcext:value-type="float">
            <text:p>0.000198927120032</text:p>
          </table:table-cell>
          <table:table-cell office:value-type="float" office:value="0.000270181663802" calcext:value-type="float">
            <text:p>0.000270181663802</text:p>
          </table:table-cell>
          <table:table-cell office:value-type="float" office:value="0.000616728013157" calcext:value-type="float">
            <text:p>0.000616728013157</text:p>
          </table:table-cell>
          <table:table-cell office:value-type="float" office:value="498.8" calcext:value-type="float">
            <text:p>498.8</text:p>
          </table:table-cell>
          <table:table-cell office:value-type="float" office:value="1523.151" calcext:value-type="float">
            <text:p>1523.151</text:p>
          </table:table-cell>
          <table:table-cell office:value-type="string" calcext:value-type="string">
            <text:p>("5676a3b6f043fc2b3e307db7fd872c886d82d16459c33c82809728b435b5393d", "5a72af9de93bd0033e97d31c3c52982ea1a46b520d904c713d5164ee471fbea9", "bbc96272a2b084c7832b7308d0cbe289006ef166339d98660a6938c88014f79e", "557feafe48e22eb7cf559b72ba098ddb7c6c795eaf6ce5f641b9eb6b75bbf005", "ddbaecbbde934ab270face0b46fa241027b55bd81fc626813e7b4c25a8dc287b")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-120100" calcext:value-type="float">
            <text:p>-1201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27" calcext:value-type="float">
            <text:p>27</text:p>
          </table:table-cell>
          <table:table-cell office:value-type="float" office:value="0.707142857142857" calcext:value-type="float">
            <text:p>0.707142857142857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10.156" calcext:value-type="float">
            <text:p>10.156</text:p>
          </table:table-cell>
          <table:table-cell office:value-type="string" calcext:value-type="string">
            <text:p>8f1c3168a6e6462fcbe8ffe2149a1bbf5ef19be6c419e5ffe4cc4cfc23f06288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11" calcext:value-type="float">
            <text:p>11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e661a51ec5a831f5f113c80a40be4969ecf105855445f80883d442782bc2a8e3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4.71" calcext:value-type="float">
            <text:p>64.71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18055555555556" calcext:value-type="float">
            <text:p>0.618055555555556</text:p>
          </table:table-cell>
          <table:table-cell office:value-type="float" office:value="9.718" calcext:value-type="float">
            <text:p>9.718</text:p>
          </table:table-cell>
          <table:table-cell office:value-type="string" calcext:value-type="string">
            <text:p>c31851a3a889cc12345cc1044170772913aab8181c1da8b23324c57d4829763d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11" calcext:value-type="float">
            <text:p>11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8.627" calcext:value-type="float">
            <text:p>8.627</text:p>
          </table:table-cell>
          <table:table-cell office:value-type="string" calcext:value-type="string">
            <text:p>e661a51ec5a831f5f113c80a40be4969ecf105855445f80883d442782bc2a8e3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67.86" calcext:value-type="float">
            <text:p>67.86</text:p>
          </table:table-cell>
          <table:table-cell office:value-type="float" office:value="75.71" calcext:value-type="float">
            <text:p>75.71</text:p>
          </table:table-cell>
          <table:table-cell office:value-type="float" office:value="73.66" calcext:value-type="float">
            <text:p>73.66</text:p>
          </table:table-cell>
          <table:table-cell office:value-type="float" office:value="70.37" calcext:value-type="float">
            <text:p>70.37</text:p>
          </table:table-cell>
          <table:table-cell office:value-type="float" office:value="70.54" calcext:value-type="float">
            <text:p>70.54</text:p>
          </table:table-cell>
          <table:table-cell office:value-type="float" office:value="0" calcext:value-type="float">
            <text:p>0</text:p>
          </table:table-cell>
          <table:table-cell office:value-type="float" office:value="143880" calcext:value-type="float">
            <text:p>14388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424641087999" calcext:value-type="float">
            <text:p>0.000424641087999</text:p>
          </table:table-cell>
          <table:table-cell office:value-type="float" office:value="0.001084847505402" calcext:value-type="float">
            <text:p>0.001084847505402</text:p>
          </table:table-cell>
          <table:table-cell office:value-type="float" office:value="0.001107584973689" calcext:value-type="float">
            <text:p>0.001107584973689</text:p>
          </table:table-cell>
          <table:table-cell office:value-type="float" office:value="0" calcext:value-type="float">
            <text:p>0</text:p>
          </table:table-cell>
          <table:table-cell office:value-type="float" office:value="111.2" calcext:value-type="float">
            <text:p>11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45487e489cde390b70d7183effaaff8040b42674638f851b4e16cf8231a84c4", "c9ee8a7591c87d60acc839ee0863c54f2c37e30aaaef0a7b6f49373f6fc8414e", "cfb6fe1fe7d5fe8d01863290d31b5f9c5ab089c6d86e2015e69557e9cbeb8024", "5eec15025fd828403d0df57b362e6dcd4d87c85e4d6561bd83e71dfadb2ac8cf", "9b8ef22861d34758f9761a04d010597ac1f361f901d923181bd34171cce2391e")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67.86" calcext:value-type="float">
            <text:p>67.86</text:p>
          </table:table-cell>
          <table:table-cell office:value-type="float" office:value="77.14" calcext:value-type="float">
            <text:p>77.14</text:p>
          </table:table-cell>
          <table:table-cell office:value-type="float" office:value="74.83" calcext:value-type="float">
            <text:p>74.83</text:p>
          </table:table-cell>
          <table:table-cell office:value-type="float" office:value="70.58" calcext:value-type="float">
            <text:p>70.58</text:p>
          </table:table-cell>
          <table:table-cell office:value-type="float" office:value="71.17" calcext:value-type="float">
            <text:p>71.17</text:p>
          </table:table-cell>
          <table:table-cell office:value-type="float" office:value="27.17" calcext:value-type="float">
            <text:p>27.17</text:p>
          </table:table-cell>
          <table:table-cell office:value-type="float" office:value="287320" calcext:value-type="float">
            <text:p>287320</text:p>
          </table:table-cell>
          <table:table-cell office:value-type="float" office:value="0.000382653061224" calcext:value-type="float">
            <text:p>0.000382653061224</text:p>
          </table:table-cell>
          <table:table-cell table:style-name="ce3" office:value-type="float" office:value="0.0000957" calcext:value-type="float">
            <text:p>9.57E-05</text:p>
          </table:table-cell>
          <table:table-cell office:value-type="float" office:value="0" calcext:value-type="float">
            <text:p>0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256331360947" calcext:value-type="float">
            <text:p>0.000256331360947</text:p>
          </table:table-cell>
          <table:table-cell table:style-name="ce3" office:value-type="float" office:value="0.0000281" calcext:value-type="float">
            <text:p>2.81E-05</text:p>
          </table:table-cell>
          <table:table-cell table:style-name="ce3" office:value-type="float" office:value="0.0000529" calcext:value-type="float">
            <text:p>5.29E-05</text:p>
          </table:table-cell>
          <table:table-cell office:value-type="float" office:value="0.000133134936174" calcext:value-type="float">
            <text:p>0.000133134936174</text:p>
          </table:table-cell>
          <table:table-cell office:value-type="float" office:value="467.2" calcext:value-type="float">
            <text:p>467.2</text:p>
          </table:table-cell>
          <table:table-cell office:value-type="float" office:value="1547.475" calcext:value-type="float">
            <text:p>1547.475</text:p>
          </table:table-cell>
          <table:table-cell office:value-type="string" calcext:value-type="string">
            <text:p>("e1803ec900d8567638506017b213435562ab3637a4032f9eece98bc909127780", "724d2e4e2307471f9aca19194fba03668e324190114969b1586ba4452e867bf9", "533d33d586418d2afce82440ceb2b5b543012964edb8d0b1879f6bb1b63cf679", "7680ae4558c4ce58bb7d16c1af2925a7f7c2993df06b64b3368b761e93b7fa8c", "401aaf9bb6708fd0d1cdaed3b38a05437db6a8eabb2b1eb7996f29456e68f916")</text:p>
          </table:table-cell>
          <table:table-cell table:number-columns-repeated="9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21" calcext:value-type="float">
            <text:p>21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30.76" calcext:value-type="float">
            <text:p>30.76</text:p>
          </table:table-cell>
          <table:table-cell office:value-type="string" calcext:value-type="string">
            <text:p>54c14b4894bacc3385649919a2682508259b84481ea9cb3a43d75e1d87ddfed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6.179" calcext:value-type="float">
            <text:p>6.179</text:p>
          </table:table-cell>
          <table:table-cell office:value-type="string" calcext:value-type="string">
            <text:p>fe6e072c59e96298f2cc9f01a470e0f34aa8027aeccfe3882a45bbfc8d48684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21" calcext:value-type="float">
            <text:p>21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7.079" calcext:value-type="float">
            <text:p>7.079</text:p>
          </table:table-cell>
          <table:table-cell office:value-type="string" calcext:value-type="string">
            <text:p>54c14b4894bacc3385649919a2682508259b84481ea9cb3a43d75e1d87ddfed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6.005" calcext:value-type="float">
            <text:p>6.005</text:p>
          </table:table-cell>
          <table:table-cell office:value-type="string" calcext:value-type="string">
            <text:p>fe6e072c59e96298f2cc9f01a470e0f34aa8027aeccfe3882a45bbfc8d48684e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2.86" calcext:value-type="float">
            <text:p>72.86</text:p>
          </table:table-cell>
          <table:table-cell office:value-type="float" office:value="67.14" calcext:value-type="float">
            <text:p>67.14</text:p>
          </table:table-cell>
          <table:table-cell office:value-type="float" office:value="68.97" calcext:value-type="float">
            <text:p>68.97</text:p>
          </table:table-cell>
          <table:table-cell office:value-type="float" office:value="71.18" calcext:value-type="float">
            <text:p>71.18</text:p>
          </table:table-cell>
          <table:table-cell office:value-type="float" office:value="70.85" calcext:value-type="float">
            <text:p>70.85</text:p>
          </table:table-cell>
          <table:table-cell office:value-type="float" office:value="0" calcext:value-type="float">
            <text:p>0</text:p>
          </table:table-cell>
          <table:table-cell office:value-type="float" office:value="150360" calcext:value-type="float">
            <text:p>15036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818939842935" calcext:value-type="float">
            <text:p>0.000818939842935</text:p>
          </table:table-cell>
          <table:table-cell office:value-type="float" office:value="0.000584934213196" calcext:value-type="float">
            <text:p>0.000584934213196</text:p>
          </table:table-cell>
          <table:table-cell office:value-type="float" office:value="0.000517786243573" calcext:value-type="float">
            <text:p>0.000517786243573</text:p>
          </table:table-cell>
          <table:table-cell office:value-type="float" office:value="0" calcext:value-type="float">
            <text:p>0</text:p>
          </table:table-cell>
          <table:table-cell office:value-type="float" office:value="966.8" calcext:value-type="float">
            <text:p>96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89492094bb97770fdbe6664e7248d13683900f0acfd4388f48e9c71b5b8c955", "82ce96f5c317ee3b27b7b09b4fc2e40faf2c1062fffa924bf1d46c548a101684", "15e7c299c5771a2f19aabe923d9248b4b86aac61b62715c4c0fd2c1e38069184", "ed2d358e1f45d051f5165a7c3f4dd93b211fe42afbe8d08aed10b220ce8f21a7", "d8611ec39cca8e93e23507ba95cb0ff8b1f5344b53ad4caf5735981de0f9cd78")</text:p>
          </table:table-cell>
          <table:table-cell office:value-type="float" office:value="40.71" calcext:value-type="float">
            <text:p>40.71</text:p>
          </table:table-cell>
          <table:table-cell office:value-type="float" office:value="70.36" calcext:value-type="float">
            <text:p>70.36</text:p>
          </table:table-cell>
          <table:table-cell office:value-type="float" office:value="72.86" calcext:value-type="float">
            <text:p>7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69.44" calcext:value-type="float">
            <text:p>69.44</text:p>
          </table:table-cell>
          <table:table-cell office:value-type="float" office:value="71.41" calcext:value-type="float">
            <text:p>71.41</text:p>
          </table:table-cell>
          <table:table-cell office:value-type="float" office:value="71.09" calcext:value-type="float">
            <text:p>71.09</text:p>
          </table:table-cell>
          <table:table-cell office:value-type="float" office:value="27.08" calcext:value-type="float">
            <text:p>27.08</text:p>
          </table:table-cell>
          <table:table-cell office:value-type="float" office:value="300080" calcext:value-type="float">
            <text:p>30008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712352479636" calcext:value-type="float">
            <text:p>0.000712352479636</text:p>
          </table:table-cell>
          <table:table-cell office:value-type="float" office:value="0.000484358644717" calcext:value-type="float">
            <text:p>0.000484358644717</text:p>
          </table:table-cell>
          <table:table-cell office:value-type="float" office:value="0.000440595736254" calcext:value-type="float">
            <text:p>0.000440595736254</text:p>
          </table:table-cell>
          <table:table-cell office:value-type="float" office:value="0.000405278408646" calcext:value-type="float">
            <text:p>0.000405278408646</text:p>
          </table:table-cell>
          <table:table-cell office:value-type="float" office:value="4971.2" calcext:value-type="float">
            <text:p>4971.2</text:p>
          </table:table-cell>
          <table:table-cell office:value-type="float" office:value="1228.15" calcext:value-type="float">
            <text:p>1228.15</text:p>
          </table:table-cell>
          <table:table-cell office:value-type="string" calcext:value-type="string">
            <text:p>("18adf4581e02c77c0bb8d9aecfed68735da44d5350bb8a670651e3c620feab96", "d4f9ebd008c038212c9f4e55fb3963c60147a07c61f8c8843ff075ec64fcc881", "fdee8944c024587ea9acf0c00692d52f39f09e7859731d852962e050dcb6a0a0", "595fc9573246e54a2d4afaf6ee6f8e8c6a69169284bda42428a624e0382c89d0", "5a78a55cc4900b58635c8613d0023dfc3fc5607b68846508c90235406d48f69a")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7" calcext:value-type="float">
            <text:p>27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25.023" calcext:value-type="float">
            <text:p>25.023</text:p>
          </table:table-cell>
          <table:table-cell office:value-type="string" calcext:value-type="string">
            <text:p>4109211e4d35e8d9a9700e934bcc0cde688c8b49237ea9c9545b96530ae4fc15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63.89" calcext:value-type="float">
            <text:p>63.89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7.896" calcext:value-type="float">
            <text:p>7.896</text:p>
          </table:table-cell>
          <table:table-cell office:value-type="string" calcext:value-type="string">
            <text:p>5afdc1bce9e07ae77777f5267aa8eb6a1e89b4dd3b67e2f189eae4e8c91497a9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7" calcext:value-type="float">
            <text:p>27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10.109" calcext:value-type="float">
            <text:p>10.109</text:p>
          </table:table-cell>
          <table:table-cell office:value-type="string" calcext:value-type="string">
            <text:p>4109211e4d35e8d9a9700e934bcc0cde688c8b49237ea9c9545b96530ae4fc15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63.89" calcext:value-type="float">
            <text:p>63.89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7.63" calcext:value-type="float">
            <text:p>7.63</text:p>
          </table:table-cell>
          <table:table-cell office:value-type="string" calcext:value-type="string">
            <text:p>5afdc1bce9e07ae77777f5267aa8eb6a1e89b4dd3b67e2f189eae4e8c91497a9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74.29" calcext:value-type="float">
            <text:p>74.29</text:p>
          </table:table-cell>
          <table:table-cell office:value-type="float" office:value="59.29" calcext:value-type="float">
            <text:p>59.29</text:p>
          </table:table-cell>
          <table:table-cell office:value-type="float" office:value="64.63" calcext:value-type="float">
            <text:p>64.63</text:p>
          </table:table-cell>
          <table:table-cell office:value-type="float" office:value="69.81" calcext:value-type="float">
            <text:p>69.81</text:p>
          </table:table-cell>
          <table:table-cell office:value-type="float" office:value="69.09" calcext:value-type="float">
            <text:p>69.09</text:p>
          </table:table-cell>
          <table:table-cell office:value-type="float" office:value="0" calcext:value-type="float">
            <text:p>0</text:p>
          </table:table-cell>
          <table:table-cell office:value-type="float" office:value="147760" calcext:value-type="float">
            <text:p>14776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617767795727" calcext:value-type="float">
            <text:p>0.000617767795727</text:p>
          </table:table-cell>
          <table:table-cell office:value-type="float" office:value="0.001098149592684" calcext:value-type="float">
            <text:p>0.001098149592684</text:p>
          </table:table-cell>
          <table:table-cell office:value-type="float" office:value="0.000707046584372" calcext:value-type="float">
            <text:p>0.000707046584372</text:p>
          </table:table-cell>
          <table:table-cell office:value-type="float" office:value="0" calcext:value-type="float">
            <text:p>0</text:p>
          </table:table-cell>
          <table:table-cell office:value-type="float" office:value="662.8" calcext:value-type="float">
            <text:p>66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d9279503555cbddf1d3dd32fcbe2953fa75c1ad32d9ae16cb09c901f4bf2afd", "8edb2aaec0af4a72fc5c806c6dfb1ec239d8899be5840b7a4f3034799eaa233c", "003921c32a45ea11d98be7dbe9f477a40295f2a22d7cf96510f70189becb72a7", "bab6f7c1603bc52e40d2d400a01cc1926c06c7bfb587be762c52f436c63b3310", "d9026f399c83b941fa7b5bed88c72d998bec21b0ce1650be36011400f738ad5e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.71" calcext:value-type="float">
            <text:p>75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7.6" calcext:value-type="float">
            <text:p>67.6</text:p>
          </table:table-cell>
          <table:table-cell office:value-type="float" office:value="72.39" calcext:value-type="float">
            <text:p>72.39</text:p>
          </table:table-cell>
          <table:table-cell office:value-type="float" office:value="71.38" calcext:value-type="float">
            <text:p>71.38</text:p>
          </table:table-cell>
          <table:table-cell office:value-type="float" office:value="31.77" calcext:value-type="float">
            <text:p>31.77</text:p>
          </table:table-cell>
          <table:table-cell office:value-type="float" office:value="295640" calcext:value-type="float">
            <text:p>295640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478316326531" calcext:value-type="float">
            <text:p>0.00047831632653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637575083278" calcext:value-type="float">
            <text:p>0.000637575083278</text:p>
          </table:table-cell>
          <table:table-cell office:value-type="float" office:value="0.000494999886633" calcext:value-type="float">
            <text:p>0.000494999886633</text:p>
          </table:table-cell>
          <table:table-cell office:value-type="float" office:value="0.000344473316273" calcext:value-type="float">
            <text:p>0.000344473316273</text:p>
          </table:table-cell>
          <table:table-cell office:value-type="float" office:value="0.000111598402381" calcext:value-type="float">
            <text:p>0.000111598402381</text:p>
          </table:table-cell>
          <table:table-cell office:value-type="float" office:value="362.8" calcext:value-type="float">
            <text:p>362.8</text:p>
          </table:table-cell>
          <table:table-cell office:value-type="float" office:value="1144.683" calcext:value-type="float">
            <text:p>1144.683</text:p>
          </table:table-cell>
          <table:table-cell office:value-type="string" calcext:value-type="string">
            <text:p>("70d447c5a3f97e80e48d074ad87a87478c684f8b822ff4951c6c4401c78de243", "7cfaa8198d8764c3dbeab42bf0a18e1b7abf1d780ac3602b5c31b0b83dc9a170", "b78430e6e3d3f822380084da020643f1c9c2bef93d06d33d2b09aba039b3765f", "892719480594db58753b3e03a834047bca0e4347d5d464f0e6ccbb383995147b", "4c21e8da8676978bf833189eed93c5fafcf6758fe1937fe2fafae46bc7f7d8b6")</text:p>
          </table:table-cell>
          <table:table-cell table:number-columns-repeated="9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75" calcext:value-type="float">
            <text:p>0.5475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795760d038b5b5e013d7d8a8d83ec01faf95cd18024dbf7d1c0ba77735347c57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5.617" calcext:value-type="float">
            <text:p>5.617</text:p>
          </table:table-cell>
          <table:table-cell office:value-type="string" calcext:value-type="string">
            <text:p>c7367289ed35330844d3fdc10075da940e5233cd0720c8f3407bb4aa5202b81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75" calcext:value-type="float">
            <text:p>0.5475</text:p>
          </table:table-cell>
          <table:table-cell office:value-type="float" office:value="5.606" calcext:value-type="float">
            <text:p>5.606</text:p>
          </table:table-cell>
          <table:table-cell office:value-type="string" calcext:value-type="string">
            <text:p>795760d038b5b5e013d7d8a8d83ec01faf95cd18024dbf7d1c0ba77735347c57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5.608" calcext:value-type="float">
            <text:p>5.608</text:p>
          </table:table-cell>
          <table:table-cell office:value-type="string" calcext:value-type="string">
            <text:p>c7367289ed35330844d3fdc10075da940e5233cd0720c8f3407bb4aa5202b814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53.57" calcext:value-type="float">
            <text:p>53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8.92" calcext:value-type="float">
            <text:p>78.92</text:p>
          </table:table-cell>
          <table:table-cell office:value-type="float" office:value="64.88" calcext:value-type="float">
            <text:p>64.88</text:p>
          </table:table-cell>
          <table:table-cell office:value-type="float" office:value="63.81" calcext:value-type="float">
            <text:p>63.81</text:p>
          </table:table-cell>
          <table:table-cell office:value-type="float" office:value="0" calcext:value-type="float">
            <text:p>0</text:p>
          </table:table-cell>
          <table:table-cell office:value-type="float" office:value="147880" calcext:value-type="float">
            <text:p>14788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1446872541979" calcext:value-type="float">
            <text:p>0.001446872541979</text:p>
          </table:table-cell>
          <table:table-cell office:value-type="float" office:value="0.000519191048502" calcext:value-type="float">
            <text:p>0.000519191048502</text:p>
          </table:table-cell>
          <table:table-cell office:value-type="float" office:value="0.001325580968578" calcext:value-type="float">
            <text:p>0.001325580968578</text:p>
          </table:table-cell>
          <table:table-cell office:value-type="float" office:value="0" calcext:value-type="float">
            <text:p>0</text:p>
          </table:table-cell>
          <table:table-cell office:value-type="float" office:value="765.2" calcext:value-type="float">
            <text:p>76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0fba8153fb7854581bda85fa8a00c08e154df68b52058f5dc7107401f1a73aa", "bb58ccb52fefc9fc6c0b8093335627cfe0e5970293f0e57f0a1c311a5dddd434", "02aa8e91e06affac48e5fd1c6516e485bc69f69469df605ff454968739eaf79d", "f211c6efb22a78e8b95bed7ccfe8d0a3dad4e50d95709f7aefdf4d58f468285a", "2f0eadac69b0c3c035f573745f735835671c1ab3dbf6c31567b36505f6c42684")</text:p>
          </table:table-cell>
          <table:table-cell office:value-type="float" office:value="41.43" calcext:value-type="float">
            <text:p>4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54.29" calcext:value-type="float">
            <text:p>54.29</text:p>
          </table:table-cell>
          <table:table-cell office:value-type="float" office:value="87.14" calcext:value-type="float">
            <text:p>87.14</text:p>
          </table:table-cell>
          <table:table-cell office:value-type="float" office:value="80.87" calcext:value-type="float">
            <text:p>80.87</text:p>
          </table:table-cell>
          <table:table-cell office:value-type="float" office:value="65.63" calcext:value-type="float">
            <text:p>65.63</text:p>
          </table:table-cell>
          <table:table-cell office:value-type="float" office:value="64.9" calcext:value-type="float">
            <text:p>64.9</text:p>
          </table:table-cell>
          <table:table-cell office:value-type="float" office:value="27.02" calcext:value-type="float">
            <text:p>27.02</text:p>
          </table:table-cell>
          <table:table-cell office:value-type="float" office:value="295520" calcext:value-type="float">
            <text:p>29552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610846338547" calcext:value-type="float">
            <text:p>0.000610846338547</text:p>
          </table:table-cell>
          <table:table-cell office:value-type="float" office:value="0.000358696566965" calcext:value-type="float">
            <text:p>0.000358696566965</text:p>
          </table:table-cell>
          <table:table-cell office:value-type="float" office:value="0.000995050058455" calcext:value-type="float">
            <text:p>0.000995050058455</text:p>
          </table:table-cell>
          <table:table-cell office:value-type="float" office:value="0.000135931717344" calcext:value-type="float">
            <text:p>0.000135931717344</text:p>
          </table:table-cell>
          <table:table-cell office:value-type="float" office:value="2469.2" calcext:value-type="float">
            <text:p>2469.2</text:p>
          </table:table-cell>
          <table:table-cell office:value-type="float" office:value="1223.89" calcext:value-type="float">
            <text:p>1223.89</text:p>
          </table:table-cell>
          <table:table-cell office:value-type="string" calcext:value-type="string">
            <text:p>("425421a58780d75482bf6651d412cc6a4f01d8b77cff0cd3f6458619aba05f16", "fe2215bd026672009c23135134401632ca96714287872ee444241b89be22e84a", "db5db379c99c565518ee1a86986d6252e918b32fa8cba7d35a1663d1da49e73e", "ed92f04eaf2292e128185a61f88c5b77638c4704a002d5cb5c1adbfde8615277", "bb1c915f89078058ac4db6790762f014113664f6261b2b125ee0184469893110")</text:p>
          </table:table-cell>
          <table:table-cell table:number-columns-repeated="9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29" calcext:value-type="float">
            <text:p>29</text:p>
          </table:table-cell>
          <table:table-cell office:value-type="float" office:value="0.587662337662338" calcext:value-type="float">
            <text:p>0.587662337662338</text:p>
          </table:table-cell>
          <table:table-cell office:value-type="float" office:value="0.551136363636364" calcext:value-type="float">
            <text:p>0.551136363636364</text:p>
          </table:table-cell>
          <table:table-cell office:value-type="float" office:value="8.243" calcext:value-type="float">
            <text:p>8.243</text:p>
          </table:table-cell>
          <table:table-cell office:value-type="string" calcext:value-type="string">
            <text:p>583294acd9b000c47f9800c2fec0b6e571611ac481d1f33a4b5322df495799a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1" calcext:value-type="float">
            <text:p>11</text:p>
          </table:table-cell>
          <table:table-cell office:value-type="float" office:value="0.624025974025974" calcext:value-type="float">
            <text:p>0.624025974025974</text:p>
          </table:table-cell>
          <table:table-cell office:value-type="float" office:value="0.580681818181818" calcext:value-type="float">
            <text:p>0.580681818181818</text:p>
          </table:table-cell>
          <table:table-cell office:value-type="float" office:value="5.972" calcext:value-type="float">
            <text:p>5.972</text:p>
          </table:table-cell>
          <table:table-cell office:value-type="string" calcext:value-type="string">
            <text:p>ff8b0644cba57cd7d02ff268293bf0b090a6b518ab6a87c8357f36198bacc283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62.5" calcext:value-type="float">
            <text:p>62.5</text:p>
          </table:table-cell>
          <table:table-cell office:value-type="float" office:value="63.33" calcext:value-type="float">
            <text:p>63.33</text:p>
          </table:table-cell>
          <table:table-cell office:value-type="float" office:value="29" calcext:value-type="float">
            <text:p>29</text:p>
          </table:table-cell>
          <table:table-cell office:value-type="float" office:value="0.587662337662338" calcext:value-type="float">
            <text:p>0.587662337662338</text:p>
          </table:table-cell>
          <table:table-cell office:value-type="float" office:value="0.551136363636364" calcext:value-type="float">
            <text:p>0.551136363636364</text:p>
          </table:table-cell>
          <table:table-cell office:value-type="float" office:value="6.392" calcext:value-type="float">
            <text:p>6.392</text:p>
          </table:table-cell>
          <table:table-cell office:value-type="string" calcext:value-type="string">
            <text:p>583294acd9b000c47f9800c2fec0b6e571611ac481d1f33a4b5322df495799a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1" calcext:value-type="float">
            <text:p>11</text:p>
          </table:table-cell>
          <table:table-cell office:value-type="float" office:value="0.624025974025974" calcext:value-type="float">
            <text:p>0.624025974025974</text:p>
          </table:table-cell>
          <table:table-cell office:value-type="float" office:value="0.580681818181818" calcext:value-type="float">
            <text:p>0.580681818181818</text:p>
          </table:table-cell>
          <table:table-cell office:value-type="float" office:value="6.113" calcext:value-type="float">
            <text:p>6.113</text:p>
          </table:table-cell>
          <table:table-cell office:value-type="string" calcext:value-type="string">
            <text:p>ff8b0644cba57cd7d02ff268293bf0b090a6b518ab6a87c8357f36198bacc283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" calcext:value-type="float">
            <text:p>75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72" calcext:value-type="float">
            <text:p>72</text:p>
          </table:table-cell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office:value-type="float" office:value="147440" calcext:value-type="float">
            <text:p>147440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1116071428571" calcext:value-type="float">
            <text:p>0.001116071428571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130513597186" calcext:value-type="float">
            <text:p>0.00130513597186</text:p>
          </table:table-cell>
          <table:table-cell office:value-type="float" office:value="0.001181367231203" calcext:value-type="float">
            <text:p>0.001181367231203</text:p>
          </table:table-cell>
          <table:table-cell office:value-type="float" office:value="0.000827413540107" calcext:value-type="float">
            <text:p>0.000827413540107</text:p>
          </table:table-cell>
          <table:table-cell office:value-type="float" office:value="0" calcext:value-type="float">
            <text:p>0</text:p>
          </table:table-cell>
          <table:table-cell office:value-type="float" office:value="112.8" calcext:value-type="float">
            <text:p>1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3c9045c007e6c43205ad682fa0481ad02dbd6ff2167597afab2cb54f9236166", "99ab220c6eac59c271e4acc3a0ce3b39daaa987c137e743211f8817ff47cecfc", "21804f861940d51be2d8ea864e9fdee66a46b6ff6ffa4aa1145caafcad3b8487", "03863bb692b687ed07e966dcebf4dd187e464ba03d244eb3328388404b1bc03a", "41df904e5cd8b4770cd3af91b62b60217905f795ed91b0a74e2aad1aa7672f58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6.43" calcext:value-type="float">
            <text:p>76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7.29" calcext:value-type="float">
            <text:p>67.29</text:p>
          </table:table-cell>
          <table:table-cell office:value-type="float" office:value="73.05" calcext:value-type="float">
            <text:p>73.05</text:p>
          </table:table-cell>
          <table:table-cell office:value-type="float" office:value="71.5" calcext:value-type="float">
            <text:p>71.5</text:p>
          </table:table-cell>
          <table:table-cell office:value-type="float" office:value="29.29" calcext:value-type="float">
            <text:p>29.29</text:p>
          </table:table-cell>
          <table:table-cell office:value-type="float" office:value="293360" calcext:value-type="float">
            <text:p>293360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18413505277" calcext:value-type="float">
            <text:p>0.000318413505277</text:p>
          </table:table-cell>
          <table:table-cell office:value-type="float" office:value="0.002424446083909" calcext:value-type="float">
            <text:p>0.002424446083909</text:p>
          </table:table-cell>
          <table:table-cell office:value-type="float" office:value="0.000949167840289" calcext:value-type="float">
            <text:p>0.000949167840289</text:p>
          </table:table-cell>
          <table:table-cell office:value-type="float" office:value="0.000150755736549" calcext:value-type="float">
            <text:p>0.000150755736549</text:p>
          </table:table-cell>
          <table:table-cell office:value-type="float" office:value="978.8" calcext:value-type="float">
            <text:p>978.8</text:p>
          </table:table-cell>
          <table:table-cell office:value-type="float" office:value="1127.525" calcext:value-type="float">
            <text:p>1127.525</text:p>
          </table:table-cell>
          <table:table-cell office:value-type="string" calcext:value-type="string">
            <text:p>("1e7556b41f86e0dedf319e265e4ab3653dab70ca6855f4844a191f456ba3191a", "ec3b3014273bc1873bb439d217988d2bc3410832484d72adb0d7cd9713750ba7", "1a5629b745a5215f34c12f0f96a67c2a2d7cdfaf9700ba015724ab6dca462a64", "1d92f696aaad63e36517beaa9014e7a27d78e61ece2aeae33323a93904481529", "b152ce034b2dea7fe7a265902db79131d6d6fdf8ee8a54284f7dfbbef99b5b9f")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21" calcext:value-type="float">
            <text:p>21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1.662" calcext:value-type="float">
            <text:p>11.662</text:p>
          </table:table-cell>
          <table:table-cell office:value-type="string" calcext:value-type="string">
            <text:p>c4cef65bdb44c52c9c3d2274116a001b2da7f28caf874ca31b18e95f4dbc712a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4.71" calcext:value-type="float">
            <text:p>64.7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096" calcext:value-type="float">
            <text:p>10.096</text:p>
          </table:table-cell>
          <table:table-cell office:value-type="string" calcext:value-type="string">
            <text:p>b396f805ce48831823672954926a6ad44865f7bec4701a16351b4aa343e8e62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21" calcext:value-type="float">
            <text:p>21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191" calcext:value-type="float">
            <text:p>10.191</text:p>
          </table:table-cell>
          <table:table-cell office:value-type="string" calcext:value-type="string">
            <text:p>16dfd7f97194ba30e2748e94424eea6dbfa586e5315d59c2375a72b500120aa3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4.71" calcext:value-type="float">
            <text:p>64.7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098" calcext:value-type="float">
            <text:p>10.098</text:p>
          </table:table-cell>
          <table:table-cell office:value-type="string" calcext:value-type="string">
            <text:p>b396f805ce48831823672954926a6ad44865f7bec4701a16351b4aa343e8e62f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66.43" calcext:value-type="float">
            <text:p>66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5.83" calcext:value-type="float">
            <text:p>75.83</text:p>
          </table:table-cell>
          <table:table-cell office:value-type="float" office:value="70.01" calcext:value-type="float">
            <text:p>70.01</text:p>
          </table:table-cell>
          <table:table-cell office:value-type="float" office:value="70.77" calcext:value-type="float">
            <text:p>70.77</text:p>
          </table:table-cell>
          <table:table-cell office:value-type="float" office:value="0" calcext:value-type="float">
            <text:p>0</text:p>
          </table:table-cell>
          <table:table-cell office:value-type="float" office:value="147360" calcext:value-type="float">
            <text:p>14736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2556235281" calcext:value-type="float">
            <text:p>0.002556235281</text:p>
          </table:table-cell>
          <table:table-cell office:value-type="float" office:value="0.000467110950997" calcext:value-type="float">
            <text:p>0.000467110950997</text:p>
          </table:table-cell>
          <table:table-cell office:value-type="float" office:value="0.000814831400727" calcext:value-type="float">
            <text:p>0.000814831400727</text:p>
          </table:table-cell>
          <table:table-cell office:value-type="float" office:value="0" calcext:value-type="float">
            <text:p>0</text:p>
          </table:table-cell>
          <table:table-cell office:value-type="float" office:value="532.8" calcext:value-type="float">
            <text:p>53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15e1162ca806ed54f3a8a1335b5eeffd0f31498f47fe0b327abfadd149027f3", "7f6db4fe57c3479325354ef8cde9292afccd935fbfca02edda85a3997786c53b", "3df67f6d8d39a77eb5951e3f797aa7f2c62902d48e4b295fea6d799f55295004", "e399e507a729849d9b74f6f7b729489a60e96f79fd85349169b542558a169dcf", "a2ea974659cd4362549593440ca5d9777944c2bd5ebc5e484dfaab6559c87910")</text:p>
          </table:table-cell>
          <table:table-cell office:value-type="float" office:value="41.43" calcext:value-type="float">
            <text:p>4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67.14" calcext:value-type="float">
            <text:p>67.14</text:p>
          </table:table-cell>
          <table:table-cell office:value-type="float" office:value="74.29" calcext:value-type="float">
            <text:p>74.29</text:p>
          </table:table-cell>
          <table:table-cell office:value-type="float" office:value="72.25" calcext:value-type="float">
            <text:p>72.25</text:p>
          </table:table-cell>
          <table:table-cell office:value-type="float" office:value="69.51" calcext:value-type="float">
            <text:p>69.51</text:p>
          </table:table-cell>
          <table:table-cell office:value-type="float" office:value="69.53" calcext:value-type="float">
            <text:p>69.53</text:p>
          </table:table-cell>
          <table:table-cell office:value-type="float" office:value="26.37" calcext:value-type="float">
            <text:p>26.37</text:p>
          </table:table-cell>
          <table:table-cell office:value-type="float" office:value="294920" calcext:value-type="float">
            <text:p>29492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259229024943" calcext:value-type="float">
            <text:p>0.000259229024943</text:p>
          </table:table-cell>
          <table:table-cell office:value-type="float" office:value="0.001379157851356" calcext:value-type="float">
            <text:p>0.001379157851356</text:p>
          </table:table-cell>
          <table:table-cell office:value-type="float" office:value="0.001396618396137" calcext:value-type="float">
            <text:p>0.001396618396137</text:p>
          </table:table-cell>
          <table:table-cell office:value-type="float" office:value="0.000573654945571" calcext:value-type="float">
            <text:p>0.000573654945571</text:p>
          </table:table-cell>
          <table:table-cell office:value-type="float" office:value="1203.2" calcext:value-type="float">
            <text:p>1203.2</text:p>
          </table:table-cell>
          <table:table-cell office:value-type="float" office:value="1106.764" calcext:value-type="float">
            <text:p>1106.764</text:p>
          </table:table-cell>
          <table:table-cell office:value-type="string" calcext:value-type="string">
            <text:p>("2dea88dc95b77367ad27cc5ca9ffbd99db5d52ba43d9da0b1c6dbd338c1f43f6", "b2a063a0725afcb130181b63767aadad67e8a46109d53739431170b65c150aa6", "c71cf038563f51d54add57ce916a5841128bc5b846ea722013501a506e350c26", "8eb14c41c3d164db88f8abfb8b69e02ea4406f32696d3c7189d4420d51a4103e", "d84e50628ea1ccda0eb4a4919431a72fb2f99e8228382886c99503c4dc45c593")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table:number-columns-repeated="6" office:value-type="float" office:value="67.86" calcext:value-type="float">
            <text:p>67.86</text:p>
          </table:table-cell>
          <table:table-cell office:value-type="float" office:value="29" calcext:value-type="float">
            <text:p>29</text:p>
          </table:table-cell>
          <table:table-cell office:value-type="float" office:value="0.707142857142857" calcext:value-type="float">
            <text:p>0.707142857142857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a1b394adbca4a7868f527f7e1534be4c0981268d45b0c84770c3819bf0ed1279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6.106" calcext:value-type="float">
            <text:p>6.106</text:p>
          </table:table-cell>
          <table:table-cell office:value-type="string" calcext:value-type="string">
            <text:p>d6183ef7a7de70367cc35c0554ba742868b2203a257136a7e0a67a2b86d6d63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9" calcext:value-type="float">
            <text:p>29</text:p>
          </table:table-cell>
          <table:table-cell office:value-type="float" office:value="0.707142857142857" calcext:value-type="float">
            <text:p>0.707142857142857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10.745" calcext:value-type="float">
            <text:p>10.745</text:p>
          </table:table-cell>
          <table:table-cell office:value-type="string" calcext:value-type="string">
            <text:p>88877c03630ac47f5c018c61699f822f6c1964ee5fc08c4870c1ab4ca8974e21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6.133" calcext:value-type="float">
            <text:p>6.133</text:p>
          </table:table-cell>
          <table:table-cell office:value-type="string" calcext:value-type="string">
            <text:p>d6183ef7a7de70367cc35c0554ba742868b2203a257136a7e0a67a2b86d6d63f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79.29" calcext:value-type="float">
            <text:p>79.29</text:p>
          </table:table-cell>
          <table:table-cell office:value-type="float" office:value="65" calcext:value-type="float">
            <text:p>65</text:p>
          </table:table-cell>
          <table:table-cell office:value-type="float" office:value="69.42" calcext:value-type="float">
            <text:p>69.42</text:p>
          </table:table-cell>
          <table:table-cell office:value-type="float" office:value="76.24" calcext:value-type="float">
            <text:p>76.24</text:p>
          </table:table-cell>
          <table:table-cell office:value-type="float" office:value="73.91" calcext:value-type="float">
            <text:p>73.91</text:p>
          </table:table-cell>
          <table:table-cell office:value-type="float" office:value="0" calcext:value-type="float">
            <text:p>0</text:p>
          </table:table-cell>
          <table:table-cell office:value-type="float" office:value="149040" calcext:value-type="float">
            <text:p>1490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234598205904" calcext:value-type="float">
            <text:p>0.000234598205904</text:p>
          </table:table-cell>
          <table:table-cell office:value-type="float" office:value="0.002399692284627" calcext:value-type="float">
            <text:p>0.002399692284627</text:p>
          </table:table-cell>
          <table:table-cell office:value-type="float" office:value="0.000785598431214" calcext:value-type="float">
            <text:p>0.000785598431214</text:p>
          </table:table-cell>
          <table:table-cell office:value-type="float" office:value="0" calcext:value-type="float">
            <text:p>0</text:p>
          </table:table-cell>
          <table:table-cell office:value-type="float" office:value="928.8" calcext:value-type="float">
            <text:p>92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170a8845c014e18896fcfefccdf5dd022e64539a3a885f116f436cd0202eef6", "e9aea3f9a3c20355f850c5c56fabff7c66c298ab363d18a5b1c74cd8fc010890", "d333059ecb9705b5eb3bb8e7dc550f656f179d8582d735ff03c821373ed030a5", "d87c6dfe3d93a24cbb4d9bc808a86ec9544a9196692ca0963852191f7488ae30", "ff1798bb9dca7499e108ec2d37f170670d8b9315fb4c27bff184464695d71208")</text:p>
          </table:table-cell>
          <table:table-cell office:value-type="float" office:value="51.43" calcext:value-type="float">
            <text:p>51.43</text:p>
          </table:table-cell>
          <table:table-cell office:value-type="float" office:value="75.71" calcext:value-type="float">
            <text:p>75.71</text:p>
          </table:table-cell>
          <table:table-cell office:value-type="float" office:value="85.71" calcext:value-type="float">
            <text:p>85.71</text:p>
          </table:table-cell>
          <table:table-cell office:value-type="float" office:value="65.71" calcext:value-type="float">
            <text:p>65.71</text:p>
          </table:table-cell>
          <table:table-cell office:value-type="float" office:value="71.35" calcext:value-type="float">
            <text:p>71.35</text:p>
          </table:table-cell>
          <table:table-cell office:value-type="float" office:value="82.88" calcext:value-type="float">
            <text:p>82.88</text:p>
          </table:table-cell>
          <table:table-cell office:value-type="float" office:value="77.77" calcext:value-type="float">
            <text:p>77.77</text:p>
          </table:table-cell>
          <table:table-cell office:value-type="float" office:value="29.73" calcext:value-type="float">
            <text:p>29.73</text:p>
          </table:table-cell>
          <table:table-cell office:value-type="float" office:value="295680" calcext:value-type="float">
            <text:p>295680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1211734693878" calcext:value-type="float">
            <text:p>0.001211734693878</text:p>
          </table:table-cell>
          <table:table-cell office:value-type="float" office:value="0.007015306122449" calcext:value-type="float">
            <text:p>0.007015306122449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208891464148" calcext:value-type="float">
            <text:p>0.000208891464148</text:p>
          </table:table-cell>
          <table:table-cell office:value-type="float" office:value="0.005583129471848" calcext:value-type="float">
            <text:p>0.005583129471848</text:p>
          </table:table-cell>
          <table:table-cell office:value-type="float" office:value="0.001892999994646" calcext:value-type="float">
            <text:p>0.001892999994646</text:p>
          </table:table-cell>
          <table:table-cell table:style-name="ce3" office:value-type="float" office:value="0.0000724" calcext:value-type="float">
            <text:p>7.24E-05</text:p>
          </table:table-cell>
          <table:table-cell office:value-type="float" office:value="2139.2" calcext:value-type="float">
            <text:p>2139.2</text:p>
          </table:table-cell>
          <table:table-cell office:value-type="float" office:value="1070.347" calcext:value-type="float">
            <text:p>1070.347</text:p>
          </table:table-cell>
          <table:table-cell office:value-type="string" calcext:value-type="string">
            <text:p>("4df8a49242fa35a2a58576c8fa794efb6a1f5b47dba4ce952589c380c422ce4c", "b8239964407c4348e80c7e527d2c0fc867ef2809cc8a54b36d4b32d080d1db11", "784b6fbc215d2cc3fceab6aba4f72aa8a4a48657a86c10ec4871db51bb9551e2", "0a8184b6e587b9c0d1abec738d6390d2bc3ce352f3ca40c321e25ecda2ef840d", "c34deab9d76f6c1cbcdacbd9942381da6b0a835184e5322c0e623a4e8422c5a8")</text:p>
          </table:table-cell>
          <table:table-cell table:number-columns-repeated="9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7697368421053" calcext:value-type="float">
            <text:p>0.597697368421053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ed5962e470c74f875bc356ce05030e19b9e630a7e1d2dd4de9e6242a3285e652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31428571428571" calcext:value-type="float">
            <text:p>0.631428571428571</text:p>
          </table:table-cell>
          <table:table-cell office:value-type="float" office:value="0.607112068965517" calcext:value-type="float">
            <text:p>0.607112068965517</text:p>
          </table:table-cell>
          <table:table-cell office:value-type="float" office:value="4.816" calcext:value-type="float">
            <text:p>4.816</text:p>
          </table:table-cell>
          <table:table-cell office:value-type="string" calcext:value-type="string">
            <text:p>5e2d82bb551b097717e61917e4aa512fd41f6a07166cb42abe378edc5708020e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25" calcext:value-type="float">
            <text:p>25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7697368421053" calcext:value-type="float">
            <text:p>0.597697368421053</text:p>
          </table:table-cell>
          <table:table-cell office:value-type="float" office:value="8.844" calcext:value-type="float">
            <text:p>8.844</text:p>
          </table:table-cell>
          <table:table-cell office:value-type="string" calcext:value-type="string">
            <text:p>2e6ebb2cf389f33adf51b813b167a86f029cdc6f00591500ba4ebf34b7701e95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31428571428571" calcext:value-type="float">
            <text:p>0.631428571428571</text:p>
          </table:table-cell>
          <table:table-cell office:value-type="float" office:value="0.607112068965517" calcext:value-type="float">
            <text:p>0.607112068965517</text:p>
          </table:table-cell>
          <table:table-cell office:value-type="float" office:value="4.864" calcext:value-type="float">
            <text:p>4.864</text:p>
          </table:table-cell>
          <table:table-cell office:value-type="string" calcext:value-type="string">
            <text:p>5e2d82bb551b097717e61917e4aa512fd41f6a07166cb42abe378edc5708020e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80.71" calcext:value-type="float">
            <text:p>8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34" calcext:value-type="float">
            <text:p>69.34</text:p>
          </table:table-cell>
          <table:table-cell office:value-type="float" office:value="76.92" calcext:value-type="float">
            <text:p>76.92</text:p>
          </table:table-cell>
          <table:table-cell office:value-type="float" office:value="74.59" calcext:value-type="float">
            <text:p>74.59</text:p>
          </table:table-cell>
          <table:table-cell office:value-type="float" office:value="0" calcext:value-type="float">
            <text:p>0</text:p>
          </table:table-cell>
          <table:table-cell office:value-type="float" office:value="146880" calcext:value-type="float">
            <text:p>146880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1690051020408" calcext:value-type="float">
            <text:p>0.001690051020408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272669880624" calcext:value-type="float">
            <text:p>0.001272669880624</text:p>
          </table:table-cell>
          <table:table-cell office:value-type="float" office:value="0.002424648183155" calcext:value-type="float">
            <text:p>0.002424648183155</text:p>
          </table:table-cell>
          <table:table-cell office:value-type="float" office:value="0.001407029173759" calcext:value-type="float">
            <text:p>0.001407029173759</text:p>
          </table:table-cell>
          <table:table-cell office:value-type="float" office:value="0" calcext:value-type="float">
            <text:p>0</text:p>
          </table:table-cell>
          <table:table-cell office:value-type="float" office:value="317.2" calcext:value-type="float">
            <text:p>3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a320088e184ddcaffd73fa0ecb86f096ff479274fbfc5def340ab957472f371", "b2b5bf2b46ccf740326ad46e869208cf7a7036111df32953592eaca88128d9e8", "e8c88b8a4636fb6e6ee62cf661e1111ee12d5f6cd5a9c5ec691b7189f76fd7c3", "6b7bce22f76100396f7648fd93f67728f4c65ee7a5af66fd3b7b40192855fa75", "641e3d3c8a842c71a0920fa31896d220a8f632bc2ce5edb993c5b1db62f33ec1")</text:p>
          </table:table-cell>
          <table:table-cell office:value-type="float" office:value="45.71" calcext:value-type="float">
            <text:p>45.71</text:p>
          </table:table-cell>
          <table:table-cell office:value-type="float" office:value="72.86" calcext:value-type="float">
            <text:p>72.86</text:p>
          </table:table-cell>
          <table:table-cell office:value-type="float" office:value="81.43" calcext:value-type="float">
            <text:p>8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5" calcext:value-type="float">
            <text:p>69.75</text:p>
          </table:table-cell>
          <table:table-cell office:value-type="float" office:value="77.4" calcext:value-type="float">
            <text:p>77.4</text:p>
          </table:table-cell>
          <table:table-cell office:value-type="float" office:value="75.08" calcext:value-type="float">
            <text:p>75.08</text:p>
          </table:table-cell>
          <table:table-cell office:value-type="float" office:value="28.85" calcext:value-type="float">
            <text:p>28.85</text:p>
          </table:table-cell>
          <table:table-cell office:value-type="float" office:value="295880" calcext:value-type="float">
            <text:p>295880</text:p>
          </table:table-cell>
          <table:table-cell office:value-type="float" office:value="0.009821428571429" calcext:value-type="float">
            <text:p>0.009821428571429</text:p>
          </table:table-cell>
          <table:table-cell office:value-type="float" office:value="0.002455357142857" calcext:value-type="float">
            <text:p>0.00245535714285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7015306122449" calcext:value-type="float">
            <text:p>0.007015306122449</text:p>
          </table:table-cell>
          <table:table-cell office:value-type="float" office:value="0.002526916026802" calcext:value-type="float">
            <text:p>0.002526916026802</text:p>
          </table:table-cell>
          <table:table-cell office:value-type="float" office:value="0.002153034894399" calcext:value-type="float">
            <text:p>0.002153034894399</text:p>
          </table:table-cell>
          <table:table-cell office:value-type="float" office:value="0.001416055613075" calcext:value-type="float">
            <text:p>0.001416055613075</text:p>
          </table:table-cell>
          <table:table-cell office:value-type="float" office:value="0.000503171744068" calcext:value-type="float">
            <text:p>0.000503171744068</text:p>
          </table:table-cell>
          <table:table-cell office:value-type="float" office:value="881.2" calcext:value-type="float">
            <text:p>881.2</text:p>
          </table:table-cell>
          <table:table-cell office:value-type="float" office:value="1155.2" calcext:value-type="float">
            <text:p>1155.2</text:p>
          </table:table-cell>
          <table:table-cell office:value-type="string" calcext:value-type="string">
            <text:p>("12a300c49bf4cd5cdd0e747a52629ceee9eb43ecf358a3c492e24278901c5ed4", "13d7b77e02e3d07f1c6bb783f3f4ff16fe9824f22371d3f9e37efa0796096433", "66881b0778528b9bd46573a93963aa9418f82c3c84572a1f5875cd99a66becca", "307306a0532d7df2f297b2cacff56986bdc2da13baa75f05e2784e3f45ab9351", "19c75dac2731c54b549ace765c39b67ea2b801a0fe1a63f7478f11ad6c892e34")</text:p>
          </table:table-cell>
          <table:table-cell table:number-columns-repeated="9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0.71" calcext:value-type="float">
            <text:p>10.71</text:p>
          </table:table-cell>
          <table:table-cell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19" calcext:value-type="float">
            <text:p>19</text:p>
          </table:table-cell>
          <table:table-cell office:value-type="float" office:value="0.596428571428572" calcext:value-type="float">
            <text:p>0.596428571428572</text:p>
          </table:table-cell>
          <table:table-cell office:value-type="float" office:value="0.508035714285714" calcext:value-type="float">
            <text:p>0.508035714285714</text:p>
          </table:table-cell>
          <table:table-cell office:value-type="float" office:value="18.386" calcext:value-type="float">
            <text:p>18.386</text:p>
          </table:table-cell>
          <table:table-cell office:value-type="string" calcext:value-type="string">
            <text:p>8f26b51b1402ff32e268b40d578edd6e610c1a64cc21a06b72711108c44dcf22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596428571428572" calcext:value-type="float">
            <text:p>0.596428571428572</text:p>
          </table:table-cell>
          <table:table-cell office:value-type="float" office:value="0.508035714285714" calcext:value-type="float">
            <text:p>0.508035714285714</text:p>
          </table:table-cell>
          <table:table-cell office:value-type="float" office:value="16.299" calcext:value-type="float">
            <text:p>16.299</text:p>
          </table:table-cell>
          <table:table-cell office:value-type="string" calcext:value-type="string">
            <text:p>b71e78cb200d8af7a829f468a528e037b3fe33cafaf06727770f5fe8112cee0a</text:p>
          </table:table-cell>
          <table:table-cell office:value-type="float" office:value="10.71" calcext:value-type="float">
            <text:p>10.71</text:p>
          </table:table-cell>
          <table:table-cell office:value-type="float" office:value="55.36" calcext:value-type="float">
            <text:p>55.36</text:p>
          </table:table-cell>
          <table:table-cell office:value-type="float" office:value="50" calcext:value-type="float">
            <text:p>50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83" calcext:value-type="float">
            <text:p>52.83</text:p>
          </table:table-cell>
          <table:table-cell office:value-type="float" office:value="19" calcext:value-type="float">
            <text:p>19</text:p>
          </table:table-cell>
          <table:table-cell office:value-type="float" office:value="0.596428571428572" calcext:value-type="float">
            <text:p>0.596428571428572</text:p>
          </table:table-cell>
          <table:table-cell office:value-type="float" office:value="0.508035714285714" calcext:value-type="float">
            <text:p>0.508035714285714</text:p>
          </table:table-cell>
          <table:table-cell office:value-type="float" office:value="16.349" calcext:value-type="float">
            <text:p>16.349</text:p>
          </table:table-cell>
          <table:table-cell office:value-type="string" calcext:value-type="string">
            <text:p>8f26b51b1402ff32e268b40d578edd6e610c1a64cc21a06b72711108c44dcf22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4.17" calcext:value-type="float">
            <text:p>54.17</text:p>
          </table:table-cell>
          <table:table-cell office:value-type="float" office:value="53.12" calcext:value-type="float">
            <text:p>53.1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596428571428572" calcext:value-type="float">
            <text:p>0.596428571428572</text:p>
          </table:table-cell>
          <table:table-cell office:value-type="float" office:value="0.508035714285714" calcext:value-type="float">
            <text:p>0.508035714285714</text:p>
          </table:table-cell>
          <table:table-cell office:value-type="float" office:value="16.296" calcext:value-type="float">
            <text:p>16.296</text:p>
          </table:table-cell>
          <table:table-cell office:value-type="string" calcext:value-type="string">
            <text:p>b71e78cb200d8af7a829f468a528e037b3fe33cafaf06727770f5fe8112cee0a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51.43" calcext:value-type="float">
            <text:p>51.43</text:p>
          </table:table-cell>
          <table:table-cell office:value-type="float" office:value="79.29" calcext:value-type="float">
            <text:p>79.29</text:p>
          </table:table-cell>
          <table:table-cell office:value-type="float" office:value="71.5" calcext:value-type="float">
            <text:p>71.5</text:p>
          </table:table-cell>
          <table:table-cell office:value-type="float" office:value="62.03" calcext:value-type="float">
            <text:p>62.03</text:p>
          </table:table-cell>
          <table:table-cell office:value-type="float" office:value="59.71" calcext:value-type="float">
            <text:p>59.71</text:p>
          </table:table-cell>
          <table:table-cell office:value-type="float" office:value="0" calcext:value-type="float">
            <text:p>0</text:p>
          </table:table-cell>
          <table:table-cell office:value-type="float" office:value="147920" calcext:value-type="float">
            <text:p>14792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2083218443754" calcext:value-type="float">
            <text:p>0.002083218443754</text:p>
          </table:table-cell>
          <table:table-cell office:value-type="float" office:value="0.000471277928608" calcext:value-type="float">
            <text:p>0.000471277928608</text:p>
          </table:table-cell>
          <table:table-cell office:value-type="float" office:value="0.001090489559391" calcext:value-type="float">
            <text:p>0.001090489559391</text:p>
          </table:table-cell>
          <table:table-cell office:value-type="float" office:value="0" calcext:value-type="float">
            <text:p>0</text:p>
          </table:table-cell>
          <table:table-cell office:value-type="float" office:value="479.2" calcext:value-type="float">
            <text:p>47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06933332cbc53c334162ef0526a693c286bda0fee02d6fe03a990ed21578aa7", "5b40b244463f508e9b88eb098a97be3655b91fe52bfa7b88169f6d102614728e", "43ffc02c5e81aa390359576f6e2ffd5344a87e05cb0dcdea3be8ff6661910010", "9c353fb570c88abb3b005d88e99adf5c1c29a0225d096421ca730efc51f22c5c", "e6c44331a2812a6279a9982006e94bb00c15b683110cea2f31236a4f7aad8e82")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49.29" calcext:value-type="float">
            <text:p>49.29</text:p>
          </table:table-cell>
          <table:table-cell office:value-type="float" office:value="79.29" calcext:value-type="float">
            <text:p>79.29</text:p>
          </table:table-cell>
          <table:table-cell office:value-type="float" office:value="70.41" calcext:value-type="float">
            <text:p>70.41</text:p>
          </table:table-cell>
          <table:table-cell office:value-type="float" office:value="61.04" calcext:value-type="float">
            <text:p>61.04</text:p>
          </table:table-cell>
          <table:table-cell office:value-type="float" office:value="57.91" calcext:value-type="float">
            <text:p>57.91</text:p>
          </table:table-cell>
          <table:table-cell office:value-type="float" office:value="28.23" calcext:value-type="float">
            <text:p>28.23</text:p>
          </table:table-cell>
          <table:table-cell office:value-type="float" office:value="294280" calcext:value-type="float">
            <text:p>294280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087440057137" calcext:value-type="float">
            <text:p>0.001087440057137</text:p>
          </table:table-cell>
          <table:table-cell office:value-type="float" office:value="0.000470073363596" calcext:value-type="float">
            <text:p>0.000470073363596</text:p>
          </table:table-cell>
          <table:table-cell office:value-type="float" office:value="0.001511132115102" calcext:value-type="float">
            <text:p>0.001511132115102</text:p>
          </table:table-cell>
          <table:table-cell office:value-type="float" office:value="0.000101809068839" calcext:value-type="float">
            <text:p>0.000101809068839</text:p>
          </table:table-cell>
          <table:table-cell office:value-type="float" office:value="905.2" calcext:value-type="float">
            <text:p>905.2</text:p>
          </table:table-cell>
          <table:table-cell office:value-type="float" office:value="1187.2" calcext:value-type="float">
            <text:p>1187.2</text:p>
          </table:table-cell>
          <table:table-cell office:value-type="string" calcext:value-type="string">
            <text:p>("6e0a8bb76a866b741c63230d3aa1748a8f284b15894993bf584c6583a472d26e", "1ebb79b9edf3654cbb7ff33dd1c9edafa241aeefa287827c7316dac3974b28aa", "405063a41f17d0aae80acc7cab71183485397558c811cb1fc6cc0ab53f6f4157", "47415ee9a20f4d26d9d0e2c8adc713c07a4c3814dfc159521e6e05b276c24b3a", "87193b946b1a1bb520d5cf42d173d0845a83c8f9ea46702530e3e2d14d0580c4")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569" calcext:value-type="float">
            <text:p>7.569</text:p>
          </table:table-cell>
          <table:table-cell office:value-type="string" calcext:value-type="string">
            <text:p>909d004eb323d9350e152ba7f0b38b1168802753b4d5ebba150ccde2ae182541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268" calcext:value-type="float">
            <text:p>5.268</text:p>
          </table:table-cell>
          <table:table-cell office:value-type="string" calcext:value-type="string">
            <text:p>2b9d63eb3d1a34c567740dde733424a1ad708f0ec5101e5fc00c337059dccbac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3.57" calcext:value-type="float">
            <text:p>53.57</text:p>
          </table:table-cell>
          <table:table-cell office:value-type="float" office:value="46.43" calcext:value-type="float">
            <text:p>46.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.553" calcext:value-type="float">
            <text:p>6.553</text:p>
          </table:table-cell>
          <table:table-cell office:value-type="string" calcext:value-type="string">
            <text:p>761e45b164ad2ecdf3837825408e6206822f2f91205b2999d746cd631b90bddd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259" calcext:value-type="float">
            <text:p>5.259</text:p>
          </table:table-cell>
          <table:table-cell office:value-type="string" calcext:value-type="string">
            <text:p>2b9d63eb3d1a34c567740dde733424a1ad708f0ec5101e5fc00c337059dccbac</text:p>
          </table:table-cell>
          <table:table-cell office:value-type="float" office:value="26.43" calcext:value-type="float">
            <text:p>26.43</text:p>
          </table:table-cell>
          <table:table-cell office:value-type="float" office:value="63.21" calcext:value-type="float">
            <text:p>63.21</text:p>
          </table:table-cell>
          <table:table-cell office:value-type="float" office:value="57.14" calcext:value-type="float">
            <text:p>57.14</text:p>
          </table:table-cell>
          <table:table-cell office:value-type="float" office:value="69.29" calcext:value-type="float">
            <text:p>69.29</text:p>
          </table:table-cell>
          <table:table-cell office:value-type="float" office:value="65.01" calcext:value-type="float">
            <text:p>65.01</text:p>
          </table:table-cell>
          <table:table-cell office:value-type="float" office:value="61.82" calcext:value-type="float">
            <text:p>61.82</text:p>
          </table:table-cell>
          <table:table-cell office:value-type="float" office:value="60.81" calcext:value-type="float">
            <text:p>60.81</text:p>
          </table:table-cell>
          <table:table-cell office:value-type="float" office:value="0" calcext:value-type="float">
            <text:p>0</text:p>
          </table:table-cell>
          <table:table-cell office:value-type="float" office:value="144960" calcext:value-type="float">
            <text:p>14496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610629520053" calcext:value-type="float">
            <text:p>0.000610629520053</text:p>
          </table:table-cell>
          <table:table-cell office:value-type="float" office:value="0.000549443486964" calcext:value-type="float">
            <text:p>0.000549443486964</text:p>
          </table:table-cell>
          <table:table-cell office:value-type="float" office:value="0.00089419463184" calcext:value-type="float">
            <text:p>0.00089419463184</text:p>
          </table:table-cell>
          <table:table-cell office:value-type="float" office:value="0" calcext:value-type="float">
            <text:p>0</text:p>
          </table:table-cell>
          <table:table-cell office:value-type="float" office:value="252.8" calcext:value-type="float">
            <text:p>25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f22bc0d402ed06f9ac6496d9377bb9e476b126a88791b6d1206134f84cfa796", "037f4e1a14af3a305254bd2e45720104dc33b87705b4c60bc6b43493a261bfb5", "4a238aa7f442b6e5ebcc23f836b01b654a07269ce6615ab0161bab0f1f60c90a", "93a5f634eb28e10f82f8f2510c49ddf1095c7a7b1a005a77cfd5ab9b587cda64", "9882a3037f7a0d4cbbb57895824e21e07add76381d6b453adf1ac231e2081606")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6.43" calcext:value-type="float">
            <text:p>56.43</text:p>
          </table:table-cell>
          <table:table-cell office:value-type="float" office:value="72.14" calcext:value-type="float">
            <text:p>72.14</text:p>
          </table:table-cell>
          <table:table-cell office:value-type="float" office:value="67.04" calcext:value-type="float">
            <text:p>67.04</text:p>
          </table:table-cell>
          <table:table-cell office:value-type="float" office:value="62.35" calcext:value-type="float">
            <text:p>62.35</text:p>
          </table:table-cell>
          <table:table-cell office:value-type="float" office:value="61.23" calcext:value-type="float">
            <text:p>61.23</text:p>
          </table:table-cell>
          <table:table-cell office:value-type="float" office:value="27.43" calcext:value-type="float">
            <text:p>27.43</text:p>
          </table:table-cell>
          <table:table-cell office:value-type="float" office:value="289520" calcext:value-type="float">
            <text:p>289520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478316326531" calcext:value-type="float">
            <text:p>0.00047831632653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1046712910369" calcext:value-type="float">
            <text:p>0.001046712910369</text:p>
          </table:table-cell>
          <table:table-cell office:value-type="float" office:value="0.000315556874184" calcext:value-type="float">
            <text:p>0.000315556874184</text:p>
          </table:table-cell>
          <table:table-cell office:value-type="float" office:value="0.000558835251893" calcext:value-type="float">
            <text:p>0.000558835251893</text:p>
          </table:table-cell>
          <table:table-cell office:value-type="float" office:value="0.000342626673976" calcext:value-type="float">
            <text:p>0.000342626673976</text:p>
          </table:table-cell>
          <table:table-cell office:value-type="float" office:value="617.2" calcext:value-type="float">
            <text:p>617.2</text:p>
          </table:table-cell>
          <table:table-cell office:value-type="float" office:value="1127.707" calcext:value-type="float">
            <text:p>1127.707</text:p>
          </table:table-cell>
          <table:table-cell office:value-type="string" calcext:value-type="string">
            <text:p>("697d740bc45abcb9883f23498bc5c2abecd8035d3722dd2bab2d8a2c1a09de29", "1f713b47642158cd4f9a95a14896c173a94d5e6f4699d33dafe4f000b5b577be", "c93e1febdbe72bce66bf6ca8954a01d491e5021c30581a01015451ad03259fea", "bd3aa1ebcccd88708e00b2d4155667c4404e07d382a1fe13653fd0cdb027eeea", "09bb1b26d6575f8a27e0bfec7484709bb02653aebc24eeeabeed3ea46ab460c3")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27" calcext:value-type="float">
            <text:p>2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26488095238095" calcext:value-type="float">
            <text:p>0.626488095238095</text:p>
          </table:table-cell>
          <table:table-cell office:value-type="float" office:value="10.122" calcext:value-type="float">
            <text:p>10.122</text:p>
          </table:table-cell>
          <table:table-cell office:value-type="string" calcext:value-type="string">
            <text:p>86aada6d868c8a360704da7db8871ddb1336caaf77a42a7b7366a3a70ee17755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5" calcext:value-type="float">
            <text:p>5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4.549" calcext:value-type="float">
            <text:p>4.549</text:p>
          </table:table-cell>
          <table:table-cell office:value-type="string" calcext:value-type="string">
            <text:p>20da4b1db627829a847f165b8a45a3437f790df6ee3d0268bd2cdf29ca6e4ebb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25" calcext:value-type="float">
            <text:p>25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9.207" calcext:value-type="float">
            <text:p>9.207</text:p>
          </table:table-cell>
          <table:table-cell office:value-type="string" calcext:value-type="string">
            <text:p>863d7659695beafa419e15dfe43f25b2dfbe1563ca801d2ea46d90a309f8202e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5" calcext:value-type="float">
            <text:p>5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4.537" calcext:value-type="float">
            <text:p>4.537</text:p>
          </table:table-cell>
          <table:table-cell office:value-type="string" calcext:value-type="string">
            <text:p>20da4b1db627829a847f165b8a45a3437f790df6ee3d0268bd2cdf29ca6e4ebb</text:p>
          </table:table-cell>
          <table:table-cell office:value-type="float" office:value="50.71" calcext:value-type="float">
            <text:p>50.71</text:p>
          </table:table-cell>
          <table:table-cell office:value-type="float" office:value="75.36" calcext:value-type="float">
            <text:p>75.36</text:p>
          </table:table-cell>
          <table:table-cell office:value-type="float" office:value="69.29" calcext:value-type="float">
            <text:p>69.29</text:p>
          </table:table-cell>
          <table:table-cell office:value-type="float" office:value="81.43" calcext:value-type="float">
            <text:p>81.43</text:p>
          </table:table-cell>
          <table:table-cell office:value-type="float" office:value="79.1" calcext:value-type="float">
            <text:p>79.1</text:p>
          </table:table-cell>
          <table:table-cell office:value-type="float" office:value="72.59" calcext:value-type="float">
            <text:p>72.59</text:p>
          </table:table-cell>
          <table:table-cell office:value-type="float" office:value="73.79" calcext:value-type="float">
            <text:p>73.79</text:p>
          </table:table-cell>
          <table:table-cell office:value-type="float" office:value="0" calcext:value-type="float">
            <text:p>0</text:p>
          </table:table-cell>
          <table:table-cell office:value-type="float" office:value="153920" calcext:value-type="float">
            <text:p>153920</text:p>
          </table:table-cell>
          <table:table-cell office:value-type="float" office:value="0.007270408163265" calcext:value-type="float">
            <text:p>0.007270408163265</text:p>
          </table:table-cell>
          <table:table-cell office:value-type="float" office:value="0.001817602040816" calcext:value-type="float">
            <text:p>0.001817602040816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353565427623" calcext:value-type="float">
            <text:p>0.00353565427623</text:p>
          </table:table-cell>
          <table:table-cell office:value-type="float" office:value="0.001216761109432" calcext:value-type="float">
            <text:p>0.001216761109432</text:p>
          </table:table-cell>
          <table:table-cell office:value-type="float" office:value="0.001757147393237" calcext:value-type="float">
            <text:p>0.001757147393237</text:p>
          </table:table-cell>
          <table:table-cell office:value-type="float" office:value="0" calcext:value-type="float">
            <text:p>0</text:p>
          </table:table-cell>
          <table:table-cell office:value-type="float" office:value="113.2" calcext:value-type="float">
            <text:p>1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847c89f0ff74823d051e50ae229d73868b0c0234cb138737da3b43d8a7f3dac", "6d3cb3636887908adbe3704b468f59777bae5ad53bca594e7772fb0705e90ae2", "2b676b5ed7538afd01ffa242e2627c54b6f2f797125278052e54639ce0e4f8ee", "5ad93cb9f2e851a26fc1d8b0a257b4e83d11a4d0500ed48a27045c507b4517af", "c510fe95b3a3bb1da98a956f41db136d219e5fad98d185fe894aa1b94e2a1ce1")</text:p>
          </table:table-cell>
          <table:table-cell office:value-type="float" office:value="54.29" calcext:value-type="float">
            <text:p>54.29</text:p>
          </table:table-cell>
          <table:table-cell office:value-type="float" office:value="77.14" calcext:value-type="float">
            <text:p>77.14</text:p>
          </table:table-cell>
          <table:table-cell office:value-type="float" office:value="74.29" calcext:value-type="float">
            <text:p>74.29</text:p>
          </table:table-cell>
          <table:table-cell office:value-type="float" office:value="80" calcext:value-type="float">
            <text:p>80</text:p>
          </table:table-cell>
          <table:table-cell office:value-type="float" office:value="78.95" calcext:value-type="float">
            <text:p>78.95</text:p>
          </table:table-cell>
          <table:table-cell office:value-type="float" office:value="75.61" calcext:value-type="float">
            <text:p>75.61</text:p>
          </table:table-cell>
          <table:table-cell office:value-type="float" office:value="76.52" calcext:value-type="float">
            <text:p>76.52</text:p>
          </table:table-cell>
          <table:table-cell office:value-type="float" office:value="30.97" calcext:value-type="float">
            <text:p>30.97</text:p>
          </table:table-cell>
          <table:table-cell office:value-type="float" office:value="307920" calcext:value-type="float">
            <text:p>30792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2251692212278" calcext:value-type="float">
            <text:p>0.002251692212278</text:p>
          </table:table-cell>
          <table:table-cell office:value-type="float" office:value="0.000576368214525" calcext:value-type="float">
            <text:p>0.000576368214525</text:p>
          </table:table-cell>
          <table:table-cell office:value-type="float" office:value="0.00091345655559" calcext:value-type="float">
            <text:p>0.00091345655559</text:p>
          </table:table-cell>
          <table:table-cell office:value-type="float" office:value="0.000303469339807" calcext:value-type="float">
            <text:p>0.000303469339807</text:p>
          </table:table-cell>
          <table:table-cell office:value-type="float" office:value="201.2" calcext:value-type="float">
            <text:p>201.2</text:p>
          </table:table-cell>
          <table:table-cell office:value-type="float" office:value="1077.393" calcext:value-type="float">
            <text:p>1077.393</text:p>
          </table:table-cell>
          <table:table-cell office:value-type="string" calcext:value-type="string">
            <text:p>("97cd9bd071a9f12f94fbbaeb05fa3f968a08d03c182c2b086525754040c000c7", "9acd54c65e2d940a40619b0295389c93b660472ab373b19b0f441801233f93da", "534ca3827279390d34fdedc250cb0b049c4fb693bb6abbb12038d2e44d5dadc0", "874b38844300fdb4d86e9cf10be2334d77baaae1d68f15408f4fd274e347f65a", "ee828f0657857c44559e79c8b88b7edde2fa2f1d9a8c1026b16e8468997e09dc")</text:p>
          </table:table-cell>
          <table:table-cell table:number-columns-repeated="9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7.74" calcext:value-type="float">
            <text:p>67.74</text:p>
          </table:table-cell>
          <table:table-cell office:value-type="float" office:value="67.92" calcext:value-type="float">
            <text:p>67.92</text:p>
          </table:table-cell>
          <table:table-cell office:value-type="float" office:value="19" calcext:value-type="float">
            <text:p>19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307.505" calcext:value-type="float">
            <text:p>307.505</text:p>
          </table:table-cell>
          <table:table-cell office:value-type="string" calcext:value-type="string">
            <text:p>62d707104dbf43f1ee63e6d628ed3bd11ffc935b8047e37e811ff6a60af414b0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18.687" calcext:value-type="float">
            <text:p>18.687</text:p>
          </table:table-cell>
          <table:table-cell office:value-type="string" calcext:value-type="string">
            <text:p>bfb38ffa66a59d76f40f8492f2d4982c56f292291467cce49ebce969e5db92a1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7.74" calcext:value-type="float">
            <text:p>67.74</text:p>
          </table:table-cell>
          <table:table-cell office:value-type="float" office:value="67.92" calcext:value-type="float">
            <text:p>67.92</text:p>
          </table:table-cell>
          <table:table-cell office:value-type="float" office:value="19" calcext:value-type="float">
            <text:p>19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25.512" calcext:value-type="float">
            <text:p>25.512</text:p>
          </table:table-cell>
          <table:table-cell office:value-type="string" calcext:value-type="string">
            <text:p>62d707104dbf43f1ee63e6d628ed3bd11ffc935b8047e37e811ff6a60af414b0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18.489" calcext:value-type="float">
            <text:p>18.489</text:p>
          </table:table-cell>
          <table:table-cell office:value-type="string" calcext:value-type="string">
            <text:p>bfb38ffa66a59d76f40f8492f2d4982c56f292291467cce49ebce969e5db92a1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5" calcext:value-type="float">
            <text:p>65</text:p>
          </table:table-cell>
          <table:table-cell office:value-type="float" office:value="73.57" calcext:value-type="float">
            <text:p>73.57</text:p>
          </table:table-cell>
          <table:table-cell office:value-type="float" office:value="71.7" calcext:value-type="float">
            <text:p>71.7</text:p>
          </table:table-cell>
          <table:table-cell office:value-type="float" office:value="67.65" calcext:value-type="float">
            <text:p>67.65</text:p>
          </table:table-cell>
          <table:table-cell office:value-type="float" office:value="67.99" calcext:value-type="float">
            <text:p>67.99</text:p>
          </table:table-cell>
          <table:table-cell office:value-type="float" office:value="0" calcext:value-type="float">
            <text:p>0</text:p>
          </table:table-cell>
          <table:table-cell office:value-type="float" office:value="151680" calcext:value-type="float">
            <text:p>151680</text:p>
          </table:table-cell>
          <table:table-cell office:value-type="float" office:value="0.011734693877551" calcext:value-type="float">
            <text:p>0.011734693877551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9311224489796" calcext:value-type="float">
            <text:p>0.009311224489796</text:p>
          </table:table-cell>
          <table:table-cell office:value-type="float" office:value="0.006059340233317" calcext:value-type="float">
            <text:p>0.006059340233317</text:p>
          </table:table-cell>
          <table:table-cell office:value-type="float" office:value="0.001878802352082" calcext:value-type="float">
            <text:p>0.001878802352082</text:p>
          </table:table-cell>
          <table:table-cell office:value-type="float" office:value="0.002169146680393" calcext:value-type="float">
            <text:p>0.002169146680393</text:p>
          </table:table-cell>
          <table:table-cell office:value-type="float" office:value="0" calcext:value-type="float">
            <text:p>0</text:p>
          </table:table-cell>
          <table:table-cell office:value-type="float" office:value="407.2" calcext:value-type="float">
            <text:p>40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7acd3199f19c3c0abf4dd29870db651f777b7243365c7aed43b7ef197e4a5b3", "db7912b166766b957ab5c61b52f1b5e8f75c23e5bb543687064a5cb6ee45abb6", "bf3681ea55eb9484248fadecf46ab6c8abb062162ea2e8de4f09c37e95b9699e", "2f03c347dbe21d11285b1b6649c7c51be567c0ab41940c30135cdfc02483bff7", "e1dcd317a2e9dec0b68bedccbad95d160bb1894aad5414f5f67c5e68f6e87494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2.86" calcext:value-type="float">
            <text:p>62.86</text:p>
          </table:table-cell>
          <table:table-cell office:value-type="float" office:value="76.43" calcext:value-type="float">
            <text:p>76.43</text:p>
          </table:table-cell>
          <table:table-cell office:value-type="float" office:value="72.99" calcext:value-type="float">
            <text:p>72.99</text:p>
          </table:table-cell>
          <table:table-cell office:value-type="float" office:value="67.35" calcext:value-type="float">
            <text:p>67.35</text:p>
          </table:table-cell>
          <table:table-cell office:value-type="float" office:value="67.4" calcext:value-type="float">
            <text:p>67.4</text:p>
          </table:table-cell>
          <table:table-cell office:value-type="float" office:value="29.65" calcext:value-type="float">
            <text:p>29.65</text:p>
          </table:table-cell>
          <table:table-cell office:value-type="float" office:value="300360" calcext:value-type="float">
            <text:p>300360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15943877551" calcext:value-type="float">
            <text:p>0.00015943877551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061536420491" calcext:value-type="float">
            <text:p>0.001061536420491</text:p>
          </table:table-cell>
          <table:table-cell office:value-type="float" office:value="0.00013783083039" calcext:value-type="float">
            <text:p>0.00013783083039</text:p>
          </table:table-cell>
          <table:table-cell office:value-type="float" office:value="0.000218947071265" calcext:value-type="float">
            <text:p>0.000218947071265</text:p>
          </table:table-cell>
          <table:table-cell office:value-type="float" office:value="0.000323048006892" calcext:value-type="float">
            <text:p>0.000323048006892</text:p>
          </table:table-cell>
          <table:table-cell office:value-type="float" office:value="1520.8" calcext:value-type="float">
            <text:p>1520.8</text:p>
          </table:table-cell>
          <table:table-cell office:value-type="float" office:value="3359.268" calcext:value-type="float">
            <text:p>3359.268</text:p>
          </table:table-cell>
          <table:table-cell office:value-type="string" calcext:value-type="string">
            <text:p>("c2b311c3dadfe4fe9db8367fec22dec9f5ad3c5766de3b28ed3be122218cd9bc", "861661ed96b88c9166ee1fc8fda1434b89513e0c94677355c291969a78f0484f", "491cdedc0814a9c4975ef5032f50d64030f96e115bfc73ee988278c9d9411401", "5aa5b46601c6f6fa4dd04d72305c8b82ad96eb653360e98164bd27f0eba62d02", "ad99964c5f017e58cb1cb07e418ec6cd50a8e7b6db9e211a964d4f87cb7ca45f")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table:number-columns-repeated="6" office:value-type="float" office:value="57.14" calcext:value-type="float">
            <text:p>57.14</text:p>
          </table:table-cell>
          <table:table-cell office:value-type="float" office:value="23" calcext:value-type="float">
            <text:p>2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95.057" calcext:value-type="float">
            <text:p>95.057</text:p>
          </table:table-cell>
          <table:table-cell office:value-type="string" calcext:value-type="string">
            <text:p>1c98a6dd16100a342f3d61164e6813dbac31b98f24d6c44cb2003d1fc663d248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11" calcext:value-type="float">
            <text:p>11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561805555555556" calcext:value-type="float">
            <text:p>0.561805555555556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e1242249106cc8b8e2db5e9ab3dcb504d62a7e61d24324c6a951b1f94a8c52d7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21" calcext:value-type="float">
            <text:p>21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7.157" calcext:value-type="float">
            <text:p>17.157</text:p>
          </table:table-cell>
          <table:table-cell office:value-type="string" calcext:value-type="string">
            <text:p>ddf69cd6af21dd9a94a8dea82ebf77eed4a0f641f9a56660eda7d8542f71c735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11" calcext:value-type="float">
            <text:p>11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561805555555556" calcext:value-type="float">
            <text:p>0.561805555555556</text:p>
          </table:table-cell>
          <table:table-cell office:value-type="float" office:value="11.672" calcext:value-type="float">
            <text:p>11.672</text:p>
          </table:table-cell>
          <table:table-cell office:value-type="string" calcext:value-type="string">
            <text:p>e1242249106cc8b8e2db5e9ab3dcb504d62a7e61d24324c6a951b1f94a8c52d7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1.43" calcext:value-type="float">
            <text:p>61.43</text:p>
          </table:table-cell>
          <table:table-cell office:value-type="float" office:value="70" calcext:value-type="float">
            <text:p>70</text:p>
          </table:table-cell>
          <table:table-cell office:value-type="float" office:value="67.31" calcext:value-type="float">
            <text:p>67.31</text:p>
          </table:table-cell>
          <table:table-cell office:value-type="float" office:value="64.51" calcext:value-type="float">
            <text:p>64.51</text:p>
          </table:table-cell>
          <table:table-cell office:value-type="float" office:value="64.16" calcext:value-type="float">
            <text:p>64.16</text:p>
          </table:table-cell>
          <table:table-cell office:value-type="float" office:value="0" calcext:value-type="float">
            <text:p>0</text:p>
          </table:table-cell>
          <table:table-cell office:value-type="float" office:value="152920" calcext:value-type="float">
            <text:p>15292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935677463587" calcext:value-type="float">
            <text:p>0.001935677463587</text:p>
          </table:table-cell>
          <table:table-cell office:value-type="float" office:value="0.000960493987744" calcext:value-type="float">
            <text:p>0.000960493987744</text:p>
          </table:table-cell>
          <table:table-cell office:value-type="float" office:value="0.001365242590588" calcext:value-type="float">
            <text:p>0.001365242590588</text:p>
          </table:table-cell>
          <table:table-cell office:value-type="float" office:value="0" calcext:value-type="float">
            <text:p>0</text:p>
          </table:table-cell>
          <table:table-cell office:value-type="float" office:value="433.2" calcext:value-type="float">
            <text:p>43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e38303881454e1ff2caf044f7aeac6c966e42c938350dfee8d04aa3266e8837", "d30083dfb055e29f70907e6ff09cb9b6ab65edce2ffcabb980816a5859dfceb8", "35ed00f17c0f0583b8fd77bae87e05eca5010f34d2f1dfd784e28a818bf4732d", "d82333ca0d917ab27da0c19b2d4cc1442749570c5b52b6581c80422d318f91fc", "6f0c931beefad0743b228adcdb0f2bf42508c991365cfc93cddbf011d5cb04cd")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1.43" calcext:value-type="float">
            <text:p>61.43</text:p>
          </table:table-cell>
          <table:table-cell office:value-type="float" office:value="74.29" calcext:value-type="float">
            <text:p>74.29</text:p>
          </table:table-cell>
          <table:table-cell office:value-type="float" office:value="70.74" calcext:value-type="float">
            <text:p>70.74</text:p>
          </table:table-cell>
          <table:table-cell office:value-type="float" office:value="65.76" calcext:value-type="float">
            <text:p>65.76</text:p>
          </table:table-cell>
          <table:table-cell office:value-type="float" office:value="65.7" calcext:value-type="float">
            <text:p>65.7</text:p>
          </table:table-cell>
          <table:table-cell office:value-type="float" office:value="29.91" calcext:value-type="float">
            <text:p>29.91</text:p>
          </table:table-cell>
          <table:table-cell office:value-type="float" office:value="305320" calcext:value-type="float">
            <text:p>305320</text:p>
          </table:table-cell>
          <table:table-cell office:value-type="float" office:value="0.007015306122449" calcext:value-type="float">
            <text:p>0.007015306122449</text:p>
          </table:table-cell>
          <table:table-cell office:value-type="float" office:value="0.001753826530612" calcext:value-type="float">
            <text:p>0.00175382653061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3915277139333" calcext:value-type="float">
            <text:p>0.003915277139333</text:p>
          </table:table-cell>
          <table:table-cell office:value-type="float" office:value="0.00094639743739" calcext:value-type="float">
            <text:p>0.00094639743739</text:p>
          </table:table-cell>
          <table:table-cell office:value-type="float" office:value="0.001568549742316" calcext:value-type="float">
            <text:p>0.001568549742316</text:p>
          </table:table-cell>
          <table:table-cell office:value-type="float" office:value="0.000142924269716" calcext:value-type="float">
            <text:p>0.000142924269716</text:p>
          </table:table-cell>
          <table:table-cell office:value-type="float" office:value="173.2" calcext:value-type="float">
            <text:p>173.2</text:p>
          </table:table-cell>
          <table:table-cell office:value-type="float" office:value="4170.316" calcext:value-type="float">
            <text:p>4170.316</text:p>
          </table:table-cell>
          <table:table-cell office:value-type="string" calcext:value-type="string">
            <text:p>("72f2da7e6a6a7b446547390f897299a9241161201ea1b15fe08485ece14a86ab", "04ecd551ff49199c287382682a5e952d5b62e0a7f23d4973783a7dfb801acb7b", "bc43ae35f6e5ad816d6e7677edfd35129ce395cd244191b6b4a633fba852871a", "08731063b93f8a7222d940d662ad5353ee636ea99e64b639b7d321154cc7b1e5", "a078b217c4e3d71f5d9655fb4316cb1ce56a57eee44dcb37d9fbfd6ecc2aebb8")</text:p>
          </table:table-cell>
          <table:table-cell table:number-columns-repeated="9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107.296" calcext:value-type="float">
            <text:p>107.296</text:p>
          </table:table-cell>
          <table:table-cell office:value-type="string" calcext:value-type="string">
            <text:p>2cf942d0e02fca3b9d57592b981804296079efc484d490e109ba71fe3a2e1b7b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23" calcext:value-type="float">
            <text:p>69.23</text:p>
          </table:table-cell>
          <table:table-cell office:value-type="float" office:value="9" calcext:value-type="float">
            <text:p>9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33.87" calcext:value-type="float">
            <text:p>33.87</text:p>
          </table:table-cell>
          <table:table-cell office:value-type="string" calcext:value-type="string">
            <text:p>00b0506114873ed3fa2fe2fcb6339b8c6ab5fc0489fc110819e311c8ba517604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36.926" calcext:value-type="float">
            <text:p>36.926</text:p>
          </table:table-cell>
          <table:table-cell office:value-type="string" calcext:value-type="string">
            <text:p>2cf942d0e02fca3b9d57592b981804296079efc484d490e109ba71fe3a2e1b7b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23" calcext:value-type="float">
            <text:p>69.23</text:p>
          </table:table-cell>
          <table:table-cell office:value-type="float" office:value="9" calcext:value-type="float">
            <text:p>9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34.388" calcext:value-type="float">
            <text:p>34.388</text:p>
          </table:table-cell>
          <table:table-cell office:value-type="string" calcext:value-type="string">
            <text:p>00b0506114873ed3fa2fe2fcb6339b8c6ab5fc0489fc110819e311c8ba517604</text:p>
          </table:table-cell>
          <table:table-cell office:value-type="float" office:value="42.14" calcext:value-type="float">
            <text:p>42.14</text:p>
          </table:table-cell>
          <table:table-cell office:value-type="float" office:value="71.07" calcext:value-type="float">
            <text:p>71.07</text:p>
          </table:table-cell>
          <table:table-cell office:value-type="float" office:value="62.14" calcext:value-type="float">
            <text:p>62.14</text:p>
          </table:table-cell>
          <table:table-cell office:value-type="float" office:value="80" calcext:value-type="float">
            <text:p>80</text:p>
          </table:table-cell>
          <table:table-cell office:value-type="float" office:value="76.12" calcext:value-type="float">
            <text:p>76.12</text:p>
          </table:table-cell>
          <table:table-cell office:value-type="float" office:value="67.82" calcext:value-type="float">
            <text:p>67.82</text:p>
          </table:table-cell>
          <table:table-cell office:value-type="float" office:value="68.29" calcext:value-type="float">
            <text:p>68.29</text:p>
          </table:table-cell>
          <table:table-cell office:value-type="float" office:value="0" calcext:value-type="float">
            <text:p>0</text:p>
          </table:table-cell>
          <table:table-cell office:value-type="float" office:value="150080" calcext:value-type="float">
            <text:p>150080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4004421165954" calcext:value-type="float">
            <text:p>0.004004421165954</text:p>
          </table:table-cell>
          <table:table-cell office:value-type="float" office:value="0.000308496688447" calcext:value-type="float">
            <text:p>0.000308496688447</text:p>
          </table:table-cell>
          <table:table-cell office:value-type="float" office:value="0.000572772408882" calcext:value-type="float">
            <text:p>0.000572772408882</text:p>
          </table:table-cell>
          <table:table-cell office:value-type="float" office:value="0" calcext:value-type="float">
            <text:p>0</text:p>
          </table:table-cell>
          <table:table-cell office:value-type="float" office:value="561.2" calcext:value-type="float">
            <text:p>56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858b9c0abacae2950a6c06f57b324b7af29e842ee4c534da76eed837219a4ca", "a459ca2a4e68447a77c76021a76788c0f6c8db714b0770bcff77ea5b51259e1e", "ab81fde5d1221148d45d442306f0e59db9ec854555ce639b182c94193bdca5ec", "b406ce269858fb72125ba48113a28677ce10edd797c94b2475b0c21346a1430f", "0ce5221e5f9d47a259ed75455cb1e8efaa9de9702a938d81eb0ca6bf429f4170")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2.86" calcext:value-type="float">
            <text:p>62.86</text:p>
          </table:table-cell>
          <table:table-cell office:value-type="float" office:value="77.14" calcext:value-type="float">
            <text:p>7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67.47" calcext:value-type="float">
            <text:p>67.47</text:p>
          </table:table-cell>
          <table:table-cell office:value-type="float" office:value="67.72" calcext:value-type="float">
            <text:p>67.72</text:p>
          </table:table-cell>
          <table:table-cell office:value-type="float" office:value="27.17" calcext:value-type="float">
            <text:p>27.17</text:p>
          </table:table-cell>
          <table:table-cell office:value-type="float" office:value="296520" calcext:value-type="float">
            <text:p>2965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639341950177" calcext:value-type="float">
            <text:p>0.001639341950177</text:p>
          </table:table-cell>
          <table:table-cell office:value-type="float" office:value="0.000194167201253" calcext:value-type="float">
            <text:p>0.000194167201253</text:p>
          </table:table-cell>
          <table:table-cell office:value-type="float" office:value="0.000272124580936" calcext:value-type="float">
            <text:p>0.000272124580936</text:p>
          </table:table-cell>
          <table:table-cell office:value-type="float" office:value="0.000279974939306" calcext:value-type="float">
            <text:p>0.000279974939306</text:p>
          </table:table-cell>
          <table:table-cell office:value-type="float" office:value="645.2" calcext:value-type="float">
            <text:p>645.2</text:p>
          </table:table-cell>
          <table:table-cell office:value-type="float" office:value="3058.237" calcext:value-type="float">
            <text:p>3058.237</text:p>
          </table:table-cell>
          <table:table-cell office:value-type="string" calcext:value-type="string">
            <text:p>("36b6c3d3a710f7a0903cb8449da58ac59d54c8be3628f35976be95927d73dd3d", "b9629a7bba72a3e11e06bc040e3eb79802e66700648d049dd80a3b8740a96fc9", "795bebbee93f3c213a406cd35ecfa98665c90a7fe091c22a28dc93a6b3511ad3", "c3a53a6a68c2cf89e9d78b0ad27601217fadc26c8674ceb4a655e12c889c9cd2", "a48d41fe1fcf42417d2f44546eda976545ee8f03b47deee931634f8cb3192e69")</text:p>
          </table:table-cell>
          <table:table-cell table:number-columns-repeated="9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83.915" calcext:value-type="float">
            <text:p>83.915</text:p>
          </table:table-cell>
          <table:table-cell office:value-type="string" calcext:value-type="string">
            <text:p>69f72d66c0f16805a2ba57f63d6aa6afa55ab9fa0a3ab4204bfd49ec4cb661ca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4.124" calcext:value-type="float">
            <text:p>44.124</text:p>
          </table:table-cell>
          <table:table-cell office:value-type="string" calcext:value-type="string">
            <text:p>da64e1b27a6dc230c418a69ca3bd69750ee95678197709da104193a6c6fca5d7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5" calcext:value-type="float">
            <text:p>1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4.243" calcext:value-type="float">
            <text:p>44.243</text:p>
          </table:table-cell>
          <table:table-cell office:value-type="string" calcext:value-type="string">
            <text:p>5fd6a8cbd53df2843dfb9180b60180cb373e69c9edd41057e9cab8dcdf8d9a13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3.876" calcext:value-type="float">
            <text:p>43.876</text:p>
          </table:table-cell>
          <table:table-cell office:value-type="string" calcext:value-type="string">
            <text:p>da64e1b27a6dc230c418a69ca3bd69750ee95678197709da104193a6c6fca5d7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70" calcext:value-type="float">
            <text:p>70</text:p>
          </table:table-cell>
          <table:table-cell office:value-type="float" office:value="62.86" calcext:value-type="float">
            <text:p>62.86</text:p>
          </table:table-cell>
          <table:table-cell office:value-type="float" office:value="65.4" calcext:value-type="float">
            <text:p>65.4</text:p>
          </table:table-cell>
          <table:table-cell office:value-type="float" office:value="67.79" calcext:value-type="float">
            <text:p>67.79</text:p>
          </table:table-cell>
          <table:table-cell office:value-type="float" office:value="67.54" calcext:value-type="float">
            <text:p>67.54</text:p>
          </table:table-cell>
          <table:table-cell office:value-type="float" office:value="0" calcext:value-type="float">
            <text:p>0</text:p>
          </table:table-cell>
          <table:table-cell office:value-type="float" office:value="149000" calcext:value-type="float">
            <text:p>149000</text:p>
          </table:table-cell>
          <table:table-cell office:value-type="float" office:value="0.014923469387755" calcext:value-type="float">
            <text:p>0.014923469387755</text:p>
          </table:table-cell>
          <table:table-cell office:value-type="float" office:value="0.003730867346939" calcext:value-type="float">
            <text:p>0.003730867346939</text:p>
          </table:table-cell>
          <table:table-cell table:number-columns-repeated="2" office:value-type="float" office:value="0.005484693877551" calcext:value-type="float">
            <text:p>0.005484693877551</text:p>
          </table:table-cell>
          <table:table-cell office:value-type="float" office:value="0.003804333959253" calcext:value-type="float">
            <text:p>0.003804333959253</text:p>
          </table:table-cell>
          <table:table-cell office:value-type="float" office:value="0.003907705112961" calcext:value-type="float">
            <text:p>0.003907705112961</text:p>
          </table:table-cell>
          <table:table-cell office:value-type="float" office:value="0.003951227956882" calcext:value-type="float">
            <text:p>0.003951227956882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0e64c4d74986e7a6188f8c46a6c332b077e44cf19b6fdd956a3c602470a8f32", "7ddce656c92205149167b92f4ffcd0cbf4db9b2ce211b78ed0ed88342793aa99", "a81a376d819b02a825747a1d4fc1eeba077712830a17055be405db05fdaf4e49", "6b7e8e68cb85a0b9b867b46424782be77cddf88d6663a4e42acb80bb732b72d6", "d017db9fb050eca535948dfbd88aba563e5d79454eee53a41224193d2c84981c")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68.57" calcext:value-type="float">
            <text:p>68.57</text:p>
          </table:table-cell>
          <table:table-cell office:value-type="float" office:value="61.43" calcext:value-type="float">
            <text:p>61.43</text:p>
          </table:table-cell>
          <table:table-cell office:value-type="float" office:value="64.07" calcext:value-type="float">
            <text:p>64.07</text:p>
          </table:table-cell>
          <table:table-cell office:value-type="float" office:value="66.13" calcext:value-type="float">
            <text:p>66.13</text:p>
          </table:table-cell>
          <table:table-cell office:value-type="float" office:value="66.22" calcext:value-type="float">
            <text:p>66.22</text:p>
          </table:table-cell>
          <table:table-cell office:value-type="float" office:value="27.08" calcext:value-type="float">
            <text:p>27.08</text:p>
          </table:table-cell>
          <table:table-cell office:value-type="float" office:value="298400" calcext:value-type="float">
            <text:p>29840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139389713568" calcext:value-type="float">
            <text:p>0.001139389713568</text:p>
          </table:table-cell>
          <table:table-cell office:value-type="float" office:value="0.001042842651854" calcext:value-type="float">
            <text:p>0.001042842651854</text:p>
          </table:table-cell>
          <table:table-cell office:value-type="float" office:value="0.000830566289739" calcext:value-type="float">
            <text:p>0.000830566289739</text:p>
          </table:table-cell>
          <table:table-cell office:value-type="float" office:value="0.000131177069465" calcext:value-type="float">
            <text:p>0.000131177069465</text:p>
          </table:table-cell>
          <table:table-cell office:value-type="float" office:value="1654" calcext:value-type="float">
            <text:p>1654</text:p>
          </table:table-cell>
          <table:table-cell office:value-type="float" office:value="3353.187" calcext:value-type="float">
            <text:p>3353.187</text:p>
          </table:table-cell>
          <table:table-cell office:value-type="string" calcext:value-type="string">
            <text:p>("3365240ffeb03995186f7d0ce1a350e015b797b7ff618d924f854d009a4ead96", "e76d26a27880d0f1f10e4fc81dfeddce8702a227a9ce744605e38162a58cb7c4", "264dcdc972f1fa40e6a5a281704bac3adeb7da59c67ab86b32d57cfed7d8aa24", "c023746bc808259e1fc643341d14845842b09532d7f592370d99188822d0d5c6", "630425bc03cd572e05ed9b168936c51d6cf7c3d7d1ec2ad3ecf75cf8bf8f4266")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82.14" calcext:value-type="float">
            <text:p>82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17" calcext:value-type="float">
            <text:p>1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49.608" calcext:value-type="float">
            <text:p>49.608</text:p>
          </table:table-cell>
          <table:table-cell office:value-type="string" calcext:value-type="string">
            <text:p>9683f24aaea2e7a5dad67e67b0325a05ca3f26d0ec3fd06baea6e9d03cfb16a8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21.885" calcext:value-type="float">
            <text:p>21.885</text:p>
          </table:table-cell>
          <table:table-cell office:value-type="string" calcext:value-type="string">
            <text:p>084eb2863795b49e7bdbc82d8facbfe7c7e486c59da3bf6c6b8de4b32e01d9ee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82.14" calcext:value-type="float">
            <text:p>82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75" calcext:value-type="float">
            <text:p>75</text:p>
          </table:table-cell>
          <table:table-cell office:value-type="float" office:value="71.88" calcext:value-type="float">
            <text:p>71.88</text:p>
          </table:table-cell>
          <table:table-cell office:value-type="float" office:value="17" calcext:value-type="float">
            <text:p>1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32.361" calcext:value-type="float">
            <text:p>32.361</text:p>
          </table:table-cell>
          <table:table-cell office:value-type="string" calcext:value-type="string">
            <text:p>1340d88e72291bf7efd1644501dacedf61b19d33ff6727462120fe4568ef57a7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654365079365079" calcext:value-type="float">
            <text:p>0.654365079365079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21.198" calcext:value-type="float">
            <text:p>21.198</text:p>
          </table:table-cell>
          <table:table-cell office:value-type="string" calcext:value-type="string">
            <text:p>084eb2863795b49e7bdbc82d8facbfe7c7e486c59da3bf6c6b8de4b32e01d9ee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1.43" calcext:value-type="float">
            <text:p>61.43</text:p>
          </table:table-cell>
          <table:table-cell office:value-type="float" office:value="60" calcext:value-type="float">
            <text:p>60</text:p>
          </table:table-cell>
          <table:table-cell office:value-type="float" office:value="60.65" calcext:value-type="float">
            <text:p>60.65</text:p>
          </table:table-cell>
          <table:table-cell office:value-type="float" office:value="60.8" calcext:value-type="float">
            <text:p>60.8</text:p>
          </table:table-cell>
          <table:table-cell office:value-type="float" office:value="61.02" calcext:value-type="float">
            <text:p>61.02</text:p>
          </table:table-cell>
          <table:table-cell office:value-type="float" office:value="0" calcext:value-type="float">
            <text:p>0</text:p>
          </table:table-cell>
          <table:table-cell office:value-type="float" office:value="145400" calcext:value-type="float">
            <text:p>145400</text:p>
          </table:table-cell>
          <table:table-cell office:value-type="float" office:value="0.008290816326531" calcext:value-type="float">
            <text:p>0.008290816326531</text:p>
          </table:table-cell>
          <table:table-cell office:value-type="float" office:value="0.002072704081633" calcext:value-type="float">
            <text:p>0.002072704081633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2097950322557" calcext:value-type="float">
            <text:p>0.002097950322557</text:p>
          </table:table-cell>
          <table:table-cell office:value-type="float" office:value="0.002052104663695" calcext:value-type="float">
            <text:p>0.002052104663695</text:p>
          </table:table-cell>
          <table:table-cell office:value-type="float" office:value="0.001703746497301" calcext:value-type="float">
            <text:p>0.00170374649730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6051f767f1ac93bfdd98bb65da95e7c8f11542c83070a1923e1ece320a31d00", "a74d0edbf2a69e4429ae426d451fbba67de9505f31585aa6f895e75d57cc6863", "aeaafd270ed2f064ee5bed56de69007a436060c02f013ef6765954eed2cb877c", "d030226a38ab0ef56525f47d44f4df1b02061887fd3071ba9d0954de668a5fd9", "7d3ac8e829dc9d6f2a9e641e591e20fdb26144a13d82545da438a8bf70ebebec")</text:p>
          </table:table-cell>
          <table:table-cell office:value-type="float" office:value="25.71" calcext:value-type="float">
            <text:p>25.71</text:p>
          </table:table-cell>
          <table:table-cell office:value-type="float" office:value="62.86" calcext:value-type="float">
            <text:p>6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1.43" calcext:value-type="float">
            <text:p>61.43</text:p>
          </table:table-cell>
          <table:table-cell office:value-type="float" office:value="62.56" calcext:value-type="float">
            <text:p>62.56</text:p>
          </table:table-cell>
          <table:table-cell office:value-type="float" office:value="63.28" calcext:value-type="float">
            <text:p>63.28</text:p>
          </table:table-cell>
          <table:table-cell office:value-type="float" office:value="63.35" calcext:value-type="float">
            <text:p>63.35</text:p>
          </table:table-cell>
          <table:table-cell office:value-type="float" office:value="28.7" calcext:value-type="float">
            <text:p>28.7</text:p>
          </table:table-cell>
          <table:table-cell office:value-type="float" office:value="292080" calcext:value-type="float">
            <text:p>29208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45908474473" calcext:value-type="float">
            <text:p>0.000345908474473</text:p>
          </table:table-cell>
          <table:table-cell office:value-type="float" office:value="0.000290851200684" calcext:value-type="float">
            <text:p>0.000290851200684</text:p>
          </table:table-cell>
          <table:table-cell office:value-type="float" office:value="0.000323684838669" calcext:value-type="float">
            <text:p>0.000323684838669</text:p>
          </table:table-cell>
          <table:table-cell table:style-name="ce3" office:value-type="float" office:value="0.0000705" calcext:value-type="float">
            <text:p>7.05E-05</text:p>
          </table:table-cell>
          <table:table-cell office:value-type="float" office:value="423.2" calcext:value-type="float">
            <text:p>423.2</text:p>
          </table:table-cell>
          <table:table-cell office:value-type="float" office:value="2840.519" calcext:value-type="float">
            <text:p>2840.519</text:p>
          </table:table-cell>
          <table:table-cell office:value-type="string" calcext:value-type="string">
            <text:p>("ad65af89be5c5e71a08a23d8ece6bd8ef05be2b369ce5820c3ae628425a215ce", "875e143144c70def15c0bacaebcdb22c477260e14f95efa3216adf3bf5957816", "ac9ff663a96dd4e45bb58e8b9db455b7ff3e148545946a6da6d2f1174ae97270", "c77a2b0e297b6854b3ef91ce98ffc600c083e9ce234207f1d5bffc3c214f048c", "9a195f312abee57f8c3606b53a0efbc312774d10b70b9c4b9a9340fe780cac70")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3" calcext:value-type="float">
            <text:p>2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5.838" calcext:value-type="float">
            <text:p>45.838</text:p>
          </table:table-cell>
          <table:table-cell office:value-type="string" calcext:value-type="string">
            <text:p>a9c4f32307163920e656c8a15a61d9ee57e980799f2fde429107a7db8b17dedb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9" calcext:value-type="float">
            <text:p>9</text:p>
          </table:table-cell>
          <table:table-cell office:value-type="float" office:value="0.776190476190476" calcext:value-type="float">
            <text:p>0.776190476190476</text:p>
          </table:table-cell>
          <table:table-cell office:value-type="float" office:value="0.670833333333333" calcext:value-type="float">
            <text:p>0.670833333333333</text:p>
          </table:table-cell>
          <table:table-cell office:value-type="float" office:value="34.736" calcext:value-type="float">
            <text:p>34.736</text:p>
          </table:table-cell>
          <table:table-cell office:value-type="string" calcext:value-type="string">
            <text:p>5655909cb7d22cccfe30b70d456442ac2f560694271a8b4cf071f7cdb8114917</text:p>
          </table:table-cell>
          <table:table-cell office:value-type="float" office:value="10.71" calcext:value-type="float">
            <text:p>10.71</text:p>
          </table:table-cell>
          <table:table-cell office:value-type="float" office:value="55.36" calcext:value-type="float">
            <text:p>55.36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5.56" calcext:value-type="float">
            <text:p>55.56</text:p>
          </table:table-cell>
          <table:table-cell office:value-type="float" office:value="56.14" calcext:value-type="float">
            <text:p>56.14</text:p>
          </table:table-cell>
          <table:table-cell office:value-type="float" office:value="27" calcext:value-type="float">
            <text:p>2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36.621" calcext:value-type="float">
            <text:p>36.621</text:p>
          </table:table-cell>
          <table:table-cell office:value-type="string" calcext:value-type="string">
            <text:p>d3a277990ae1fb99b3f249d7dd306857f1f6ade87287c36c1da800d3fc4a256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9" calcext:value-type="float">
            <text:p>9</text:p>
          </table:table-cell>
          <table:table-cell office:value-type="float" office:value="0.776190476190476" calcext:value-type="float">
            <text:p>0.776190476190476</text:p>
          </table:table-cell>
          <table:table-cell office:value-type="float" office:value="0.670833333333333" calcext:value-type="float">
            <text:p>0.670833333333333</text:p>
          </table:table-cell>
          <table:table-cell office:value-type="float" office:value="35.27" calcext:value-type="float">
            <text:p>35.27</text:p>
          </table:table-cell>
          <table:table-cell office:value-type="string" calcext:value-type="string">
            <text:p>5655909cb7d22cccfe30b70d456442ac2f560694271a8b4cf071f7cdb8114917</text:p>
          </table:table-cell>
          <table:table-cell office:value-type="float" office:value="27.14" calcext:value-type="float">
            <text:p>27.14</text:p>
          </table:table-cell>
          <table:table-cell office:value-type="float" office:value="63.57" calcext:value-type="float">
            <text:p>63.57</text:p>
          </table:table-cell>
          <table:table-cell office:value-type="float" office:value="66.43" calcext:value-type="float">
            <text:p>66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2.85" calcext:value-type="float">
            <text:p>62.85</text:p>
          </table:table-cell>
          <table:table-cell office:value-type="float" office:value="64.57" calcext:value-type="float">
            <text:p>64.57</text:p>
          </table:table-cell>
          <table:table-cell office:value-type="float" office:value="64.49" calcext:value-type="float">
            <text:p>64.49</text:p>
          </table:table-cell>
          <table:table-cell office:value-type="float" office:value="0" calcext:value-type="float">
            <text:p>0</text:p>
          </table:table-cell>
          <table:table-cell office:value-type="float" office:value="151880" calcext:value-type="float">
            <text:p>15188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431389313908" calcext:value-type="float">
            <text:p>0.000431389313908</text:p>
          </table:table-cell>
          <table:table-cell office:value-type="float" office:value="0.001001187321887" calcext:value-type="float">
            <text:p>0.001001187321887</text:p>
          </table:table-cell>
          <table:table-cell office:value-type="float" office:value="0.00114953141671" calcext:value-type="float">
            <text:p>0.00114953141671</text:p>
          </table:table-cell>
          <table:table-cell office:value-type="float" office:value="0" calcext:value-type="float">
            <text:p>0</text:p>
          </table:table-cell>
          <table:table-cell office:value-type="float" office:value="341.2" calcext:value-type="float">
            <text:p>34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7b884d295eccee8212a5f0a827597b6add50b9bc5f950db9bd0f1167fa9d8cf", "489f9149d844466f6ca2da51e033cb923f23ac06119dfbe4f44500452a112ff5", "3911585dbfed0c696788f1ef8fd6227a54799f5e795b5941e9749fc3577ec102", "927d1c22bdade7a431efd53a2c93cbe47e4774a033f36a1766c49769a5bfffd1", "a7adbd678fc8988f831c13751b16bc74f84ea660a2d433d8b7c9c421d18e2245")</text:p>
          </table:table-cell>
          <table:table-cell office:value-type="float" office:value="26.43" calcext:value-type="float">
            <text:p>26.43</text:p>
          </table:table-cell>
          <table:table-cell office:value-type="float" office:value="63.21" calcext:value-type="float">
            <text:p>63.21</text:p>
          </table:table-cell>
          <table:table-cell office:value-type="float" office:value="66.43" calcext:value-type="float">
            <text:p>66.43</text:p>
          </table:table-cell>
          <table:table-cell office:value-type="float" office:value="60" calcext:value-type="float">
            <text:p>60</text:p>
          </table:table-cell>
          <table:table-cell office:value-type="float" office:value="62.44" calcext:value-type="float">
            <text:p>62.44</text:p>
          </table:table-cell>
          <table:table-cell office:value-type="float" office:value="64.11" calcext:value-type="float">
            <text:p>64.11</text:p>
          </table:table-cell>
          <table:table-cell office:value-type="float" office:value="64.36" calcext:value-type="float">
            <text:p>64.36</text:p>
          </table:table-cell>
          <table:table-cell office:value-type="float" office:value="29.12" calcext:value-type="float">
            <text:p>29.12</text:p>
          </table:table-cell>
          <table:table-cell office:value-type="float" office:value="303840" calcext:value-type="float">
            <text:p>3038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442011606299" calcext:value-type="float">
            <text:p>0.000442011606299</text:p>
          </table:table-cell>
          <table:table-cell office:value-type="float" office:value="0.000402544784539" calcext:value-type="float">
            <text:p>0.000402544784539</text:p>
          </table:table-cell>
          <table:table-cell office:value-type="float" office:value="0.000333898538412" calcext:value-type="float">
            <text:p>0.000333898538412</text:p>
          </table:table-cell>
          <table:table-cell office:value-type="float" office:value="0.000415067742188" calcext:value-type="float">
            <text:p>0.000415067742188</text:p>
          </table:table-cell>
          <table:table-cell office:value-type="float" office:value="398.8" calcext:value-type="float">
            <text:p>398.8</text:p>
          </table:table-cell>
          <table:table-cell office:value-type="float" office:value="2734.844" calcext:value-type="float">
            <text:p>2734.844</text:p>
          </table:table-cell>
          <table:table-cell office:value-type="string" calcext:value-type="string">
            <text:p>("e74b93617299b510722795706f182f1d5ff8db43ea5c1fb3d179c3ff3a8f05a1", "71d078b17c5d51be8ab9b29f54761258bff059502871d262302cd2c49cfc226b", "c5201f289264996eeb21cc52b007809dd527599ae48193e5bb643964867052fa", "58159628026432b6e6e3e8e5479ffccb4c85448cbc292a30d3da664898fedc0f", "041eb7ffc41d6832813aa0666628bd01694ce106bb097ca4bf4d709cc1738da2")</text:p>
          </table:table-cell>
          <table:table-cell table:number-columns-repeated="9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7" calcext:value-type="float">
            <text:p>17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47.56" calcext:value-type="float">
            <text:p>47.56</text:p>
          </table:table-cell>
          <table:table-cell office:value-type="string" calcext:value-type="string">
            <text:p>314e4949704cab99faa21a5ed50a20638a57cb04f5d0377cd8df7489bc0547ca</text:p>
          </table:table-cell>
          <table:table-cell office:value-type="float" office:value="3.57" calcext:value-type="float">
            <text:p>3.57</text:p>
          </table:table-cell>
          <table:table-cell office:value-type="float" office:value="51.79" calcext:value-type="float">
            <text:p>51.7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1.61" calcext:value-type="float">
            <text:p>51.61</text:p>
          </table:table-cell>
          <table:table-cell office:value-type="float" office:value="52" calcext:value-type="float">
            <text:p>52</text:p>
          </table:table-cell>
          <table:table-cell office:value-type="float" office:value="54.24" calcext:value-type="float">
            <text:p>54.24</text:p>
          </table:table-cell>
          <table:table-cell office:value-type="float" office:value="5" calcext:value-type="float">
            <text:p>5</text:p>
          </table:table-cell>
          <table:table-cell office:value-type="float" office:value="0.578361344537815" calcext:value-type="float">
            <text:p>0.578361344537815</text:p>
          </table:table-cell>
          <table:table-cell office:value-type="float" office:value="0.526838235294118" calcext:value-type="float">
            <text:p>0.526838235294118</text:p>
          </table:table-cell>
          <table:table-cell office:value-type="float" office:value="21.076" calcext:value-type="float">
            <text:p>21.076</text:p>
          </table:table-cell>
          <table:table-cell office:value-type="string" calcext:value-type="string">
            <text:p>96cf4bb363fb2454f88d0c52c8f98a2d9751c9627da97b8eda079bd0703bc0a5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29" calcext:value-type="float">
            <text:p>61.29</text:p>
          </table:table-cell>
          <table:table-cell office:value-type="float" office:value="60.38" calcext:value-type="float">
            <text:p>60.38</text:p>
          </table:table-cell>
          <table:table-cell office:value-type="float" office:value="15" calcext:value-type="float">
            <text:p>15</text:p>
          </table:table-cell>
          <table:table-cell office:value-type="float" office:value="0.728571428571429" calcext:value-type="float">
            <text:p>0.728571428571429</text:p>
          </table:table-cell>
          <table:table-cell office:value-type="float" office:value="0.61875" calcext:value-type="float">
            <text:p>0.61875</text:p>
          </table:table-cell>
          <table:table-cell office:value-type="float" office:value="30.253" calcext:value-type="float">
            <text:p>30.253</text:p>
          </table:table-cell>
          <table:table-cell office:value-type="string" calcext:value-type="string">
            <text:p>1d7417cbe52d6ccaf987f9b6fe1fa9c8694855e7ac2ba3b3d8e75b1e1f9b33f6</text:p>
          </table:table-cell>
          <table:table-cell office:value-type="float" office:value="3.57" calcext:value-type="float">
            <text:p>3.57</text:p>
          </table:table-cell>
          <table:table-cell office:value-type="float" office:value="51.79" calcext:value-type="float">
            <text:p>51.7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1.61" calcext:value-type="float">
            <text:p>51.61</text:p>
          </table:table-cell>
          <table:table-cell office:value-type="float" office:value="52" calcext:value-type="float">
            <text:p>52</text:p>
          </table:table-cell>
          <table:table-cell office:value-type="float" office:value="54.24" calcext:value-type="float">
            <text:p>54.24</text:p>
          </table:table-cell>
          <table:table-cell office:value-type="float" office:value="5" calcext:value-type="float">
            <text:p>5</text:p>
          </table:table-cell>
          <table:table-cell office:value-type="float" office:value="0.578361344537815" calcext:value-type="float">
            <text:p>0.578361344537815</text:p>
          </table:table-cell>
          <table:table-cell office:value-type="float" office:value="0.526838235294118" calcext:value-type="float">
            <text:p>0.526838235294118</text:p>
          </table:table-cell>
          <table:table-cell office:value-type="float" office:value="21.511" calcext:value-type="float">
            <text:p>21.511</text:p>
          </table:table-cell>
          <table:table-cell office:value-type="string" calcext:value-type="string">
            <text:p>96cf4bb363fb2454f88d0c52c8f98a2d9751c9627da97b8eda079bd0703bc0a5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6.76" calcext:value-type="float">
            <text:p>66.76</text:p>
          </table:table-cell>
          <table:table-cell office:value-type="float" office:value="68.44" calcext:value-type="float">
            <text:p>68.44</text:p>
          </table:table-cell>
          <table:table-cell office:value-type="float" office:value="68.29" calcext:value-type="float">
            <text:p>68.29</text:p>
          </table:table-cell>
          <table:table-cell office:value-type="float" office:value="0" calcext:value-type="float">
            <text:p>0</text:p>
          </table:table-cell>
          <table:table-cell office:value-type="float" office:value="151160" calcext:value-type="float">
            <text:p>15116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317363573942" calcext:value-type="float">
            <text:p>0.001317363573942</text:p>
          </table:table-cell>
          <table:table-cell office:value-type="float" office:value="0.001262162085866" calcext:value-type="float">
            <text:p>0.001262162085866</text:p>
          </table:table-cell>
          <table:table-cell office:value-type="float" office:value="0.001045387804178" calcext:value-type="float">
            <text:p>0.001045387804178</text:p>
          </table:table-cell>
          <table:table-cell office:value-type="float" office:value="0" calcext:value-type="float">
            <text:p>0</text:p>
          </table:table-cell>
          <table:table-cell office:value-type="float" office:value="442.8" calcext:value-type="float">
            <text:p>44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aa1bbc72a4d7954a09a0c7cbf1a05ac386c9c7d321889f864e7f779eded7f40", "7f4a30e2149b612706720b2cdb3162e3aae02903b71981812a29e8eccbf92d79", "bff2c5368d7829ccb5adcff4f142a6a8583bf20299fc4761c3da091c06a1ba83", "b1d485c756ef230e44350594065ad028936802f1eb17f330422ce98e42880c76", "f2fdf6c115900503a4dd27ea120aebe9e1e4499a772bdd82cc22ab784e672e25")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70" calcext:value-type="float">
            <text:p>70</text:p>
          </table:table-cell>
          <table:table-cell office:value-type="float" office:value="63.57" calcext:value-type="float">
            <text:p>63.57</text:p>
          </table:table-cell>
          <table:table-cell office:value-type="float" office:value="65.74" calcext:value-type="float">
            <text:p>65.74</text:p>
          </table:table-cell>
          <table:table-cell office:value-type="float" office:value="68.03" calcext:value-type="float">
            <text:p>68.03</text:p>
          </table:table-cell>
          <table:table-cell office:value-type="float" office:value="67.78" calcext:value-type="float">
            <text:p>67.78</text:p>
          </table:table-cell>
          <table:table-cell office:value-type="float" office:value="31.24" calcext:value-type="float">
            <text:p>31.24</text:p>
          </table:table-cell>
          <table:table-cell office:value-type="float" office:value="304240" calcext:value-type="float">
            <text:p>30424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340803820661" calcext:value-type="float">
            <text:p>0.000340803820661</text:p>
          </table:table-cell>
          <table:table-cell office:value-type="float" office:value="0.000991556575293" calcext:value-type="float">
            <text:p>0.000991556575293</text:p>
          </table:table-cell>
          <table:table-cell office:value-type="float" office:value="0.000793619152414" calcext:value-type="float">
            <text:p>0.000793619152414</text:p>
          </table:table-cell>
          <table:table-cell table:style-name="ce3" office:value-type="float" office:value="0.0000548" calcext:value-type="float">
            <text:p>5.48E-05</text:p>
          </table:table-cell>
          <table:table-cell office:value-type="float" office:value="1758.8" calcext:value-type="float">
            <text:p>1758.8</text:p>
          </table:table-cell>
          <table:table-cell office:value-type="float" office:value="2618.013" calcext:value-type="float">
            <text:p>2618.013</text:p>
          </table:table-cell>
          <table:table-cell office:value-type="string" calcext:value-type="string">
            <text:p>("48a436b324597db4799b693cddc186c6f58f19b03d852f7e81de2e032550722c", "82cff72fff1a865c15d09434fd807f7a4bf369653e9ab48a11692515ed18bc67", "1062217e6e2974eb3033f62e79a573f146d8110db7b0c29b981190e06599db39", "3fc0128a1b3244f52414c79417f16e0b77328056c2a9e74617de327c11cbb1b0", "2725696da2b9cf06521633c7a3693ec6c0e6349686f137aa6ffb968a79ba322d")</text:p>
          </table:table-cell>
          <table:table-cell table:number-columns-repeated="9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37" calcext:value-type="float">
            <text:p>37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47.294" calcext:value-type="float">
            <text:p>47.294</text:p>
          </table:table-cell>
          <table:table-cell office:value-type="string" calcext:value-type="string">
            <text:p>df47c60d70094991739a90575703210da251bc076f8c8b0e817bc588f3619fa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24.67" calcext:value-type="float">
            <text:p>24.67</text:p>
          </table:table-cell>
          <table:table-cell office:value-type="string" calcext:value-type="string">
            <text:p>7d69d9a766b19facfd8468a677e3b4961b2cf9155fc3ec9066d7a92ce3877efb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37" calcext:value-type="float">
            <text:p>37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38.509" calcext:value-type="float">
            <text:p>38.509</text:p>
          </table:table-cell>
          <table:table-cell office:value-type="string" calcext:value-type="string">
            <text:p>7e8a2ae2060001fb61fcc03eb9d04b88d102d043432d8bb269aacd6a3e0ab1ff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24.203" calcext:value-type="float">
            <text:p>24.203</text:p>
          </table:table-cell>
          <table:table-cell office:value-type="string" calcext:value-type="string">
            <text:p>7d69d9a766b19facfd8468a677e3b4961b2cf9155fc3ec9066d7a92ce3877efb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58.57" calcext:value-type="float">
            <text:p>58.57</text:p>
          </table:table-cell>
          <table:table-cell office:value-type="float" office:value="72.86" calcext:value-type="float">
            <text:p>72.86</text:p>
          </table:table-cell>
          <table:table-cell office:value-type="float" office:value="68.45" calcext:value-type="float">
            <text:p>68.45</text:p>
          </table:table-cell>
          <table:table-cell office:value-type="float" office:value="63.73" calcext:value-type="float">
            <text:p>63.73</text:p>
          </table:table-cell>
          <table:table-cell office:value-type="float" office:value="63.09" calcext:value-type="float">
            <text:p>63.09</text:p>
          </table:table-cell>
          <table:table-cell office:value-type="float" office:value="0" calcext:value-type="float">
            <text:p>0</text:p>
          </table:table-cell>
          <table:table-cell office:value-type="float" office:value="151560" calcext:value-type="float">
            <text:p>15156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179012855831" calcext:value-type="float">
            <text:p>0.001179012855831</text:p>
          </table:table-cell>
          <table:table-cell office:value-type="float" office:value="0.000315656601174" calcext:value-type="float">
            <text:p>0.000315656601174</text:p>
          </table:table-cell>
          <table:table-cell office:value-type="float" office:value="0.000424616395736" calcext:value-type="float">
            <text:p>0.000424616395736</text:p>
          </table:table-cell>
          <table:table-cell office:value-type="float" office:value="0" calcext:value-type="float">
            <text:p>0</text:p>
          </table:table-cell>
          <table:table-cell office:value-type="float" office:value="560.8" calcext:value-type="float">
            <text:p>56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ad8fb684c7971aac1a2cd58c54c619cb84e59fa557c8562c36365c5d021f9ec", "733d8c7933df108c32ce0bf8d122173ce7e748f326f6606e808370e05eca9730", "20624810f4bcf53ededdb4a29562b29695d3613081f6649707810fd1e6fc058b", "1ab6ff82bd7ed623f79b6fb9fc66530c20206d2c5807d67ae29c032966346fc7", "639856292403f3be8c64f66970622c20f7fa3104f358f8fa2e59c88b42879bf6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62.14" calcext:value-type="float">
            <text:p>62.14</text:p>
          </table:table-cell>
          <table:table-cell office:value-type="float" office:value="72.86" calcext:value-type="float">
            <text:p>72.86</text:p>
          </table:table-cell>
          <table:table-cell office:value-type="float" office:value="69.63" calcext:value-type="float">
            <text:p>69.63</text:p>
          </table:table-cell>
          <table:table-cell office:value-type="float" office:value="65.82" calcext:value-type="float">
            <text:p>65.82</text:p>
          </table:table-cell>
          <table:table-cell office:value-type="float" office:value="65.65" calcext:value-type="float">
            <text:p>65.65</text:p>
          </table:table-cell>
          <table:table-cell office:value-type="float" office:value="31.06" calcext:value-type="float">
            <text:p>31.06</text:p>
          </table:table-cell>
          <table:table-cell office:value-type="float" office:value="305640" calcext:value-type="float">
            <text:p>305640</text:p>
          </table:table-cell>
          <table:table-cell office:value-type="float" office:value="0.000255102040816" calcext:value-type="float">
            <text:p>0.000255102040816</text:p>
          </table:table-cell>
          <table:table-cell table:style-name="ce3" office:value-type="float" office:value="0.0000638" calcext:value-type="float">
            <text:p>6.38E-05</text:p>
          </table:table-cell>
          <table:table-cell table:number-columns-repeated="2" office:value-type="float" office:value="0.000382653061224" calcext:value-type="float">
            <text:p>0.000382653061224</text:p>
          </table:table-cell>
          <table:table-cell office:value-type="float" office:value="0.000146789940828" calcext:value-type="float">
            <text:p>0.000146789940828</text:p>
          </table:table-cell>
          <table:table-cell table:style-name="ce3" office:value-type="float" office:value="0.0000802" calcext:value-type="float">
            <text:p>8.02E-05</text:p>
          </table:table-cell>
          <table:table-cell office:value-type="float" office:value="0.00011138121128" calcext:value-type="float">
            <text:p>0.00011138121128</text:p>
          </table:table-cell>
          <table:table-cell office:value-type="float" office:value="0.000121387735923" calcext:value-type="float">
            <text:p>0.000121387735923</text:p>
          </table:table-cell>
          <table:table-cell office:value-type="float" office:value="1686.8" calcext:value-type="float">
            <text:p>1686.8</text:p>
          </table:table-cell>
          <table:table-cell office:value-type="float" office:value="2822.175" calcext:value-type="float">
            <text:p>2822.175</text:p>
          </table:table-cell>
          <table:table-cell office:value-type="string" calcext:value-type="string">
            <text:p>("51356f317f5e98265c092c16f72e70eeb1331167f08918d1930f2c80a6ab6749", "b3c23c4df555fee05534ac6fe977cbd43a21ea56b7c9766e8a3163a364144899", "89c58fbec34301b51f2cca1f067f7b6c8b391244e5b88819f9dfd739a39c1479", "43818a2bbdd9a5ed342dd2f96e4884fd5224bd9c48664605407bd31c0f00fe8a", "74f80d7ab964a1bc771fff1828984c943bdfac54f18d8324bf46a60ea67ce05c")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67" calcext:value-type="float">
            <text:p>56.67</text:p>
          </table:table-cell>
          <table:table-cell office:value-type="float" office:value="55.56" calcext:value-type="float">
            <text:p>55.56</text:p>
          </table:table-cell>
          <table:table-cell office:value-type="float" office:value="23" calcext:value-type="float">
            <text:p>23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43.655" calcext:value-type="float">
            <text:p>43.655</text:p>
          </table:table-cell>
          <table:table-cell office:value-type="string" calcext:value-type="string">
            <text:p>d5c9cee21c72dd6df0934b21a0e2bfec0edb3c3c1ef5494ff6a38832f1078d43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5" calcext:value-type="float">
            <text:p>5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309c657a17f7f200cc55a0cabd32027dab1cd7f3725600f11969c35db972c8fd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3" calcext:value-type="float">
            <text:p>23</text:p>
          </table:table-cell>
          <table:table-cell office:value-type="float" office:value="0.628571428571429" calcext:value-type="float">
            <text:p>0.628571428571429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34.382" calcext:value-type="float">
            <text:p>34.382</text:p>
          </table:table-cell>
          <table:table-cell office:value-type="string" calcext:value-type="string">
            <text:p>e936fccb3a4590ca55fa5d17b3e6f918aa95de34ba5d068ee63ea5bc63e3a0b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5" calcext:value-type="float">
            <text:p>5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309c657a17f7f200cc55a0cabd32027dab1cd7f3725600f11969c35db972c8fd</text:p>
          </table:table-cell>
          <table:table-cell office:value-type="float" office:value="26.43" calcext:value-type="float">
            <text:p>26.43</text:p>
          </table:table-cell>
          <table:table-cell office:value-type="float" office:value="63.21" calcext:value-type="float">
            <text:p>63.21</text:p>
          </table:table-cell>
          <table:table-cell office:value-type="float" office:value="55" calcext:value-type="float">
            <text:p>55</text:p>
          </table:table-cell>
          <table:table-cell office:value-type="float" office:value="71.43" calcext:value-type="float">
            <text:p>71.43</text:p>
          </table:table-cell>
          <table:table-cell office:value-type="float" office:value="65.77" calcext:value-type="float">
            <text:p>65.77</text:p>
          </table:table-cell>
          <table:table-cell office:value-type="float" office:value="61.39" calcext:value-type="float">
            <text:p>61.39</text:p>
          </table:table-cell>
          <table:table-cell office:value-type="float" office:value="59.89" calcext:value-type="float">
            <text:p>59.89</text:p>
          </table:table-cell>
          <table:table-cell office:value-type="float" office:value="0" calcext:value-type="float">
            <text:p>0</text:p>
          </table:table-cell>
          <table:table-cell office:value-type="float" office:value="144280" calcext:value-type="float">
            <text:p>14428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office:value-type="float" office:value="0.000181745275404" calcext:value-type="float">
            <text:p>0.000181745275404</text:p>
          </table:table-cell>
          <table:table-cell office:value-type="float" office:value="0.000272438723504" calcext:value-type="float">
            <text:p>0.000272438723504</text:p>
          </table:table-cell>
          <table:table-cell office:value-type="float" office:value="0.000610542781679" calcext:value-type="float">
            <text:p>0.000610542781679</text:p>
          </table:table-cell>
          <table:table-cell office:value-type="float" office:value="0" calcext:value-type="float">
            <text:p>0</text:p>
          </table:table-cell>
          <table:table-cell office:value-type="float" office:value="359.2" calcext:value-type="float">
            <text:p>35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18d5fd4134d8a7a948606bb2ab319f60e5282c5acb86a0bd8ea30611d90affa", "54afd2f47e07fe559b9a0382caeeb64e7a8c47f5c62de9f2e56b61ad246af5d8", "1b64373c7a50dd9cabe45950816df21f2c11d564787cba178c9c168bd8ca5104", "532612a874a0426a53dbc8019099a0367927644c9f79f1f6399520741fb378f9", "0d6e872188aa5951e38bfadd889d95a44783d23e83d5d2b015caa8b3ed0716d4")</text:p>
          </table:table-cell>
          <table:table-cell office:value-type="float" office:value="22.86" calcext:value-type="float">
            <text:p>22.86</text:p>
          </table:table-cell>
          <table:table-cell office:value-type="float" office:value="61.43" calcext:value-type="float">
            <text:p>61.43</text:p>
          </table:table-cell>
          <table:table-cell office:value-type="float" office:value="52.86" calcext:value-type="float">
            <text:p>52.86</text:p>
          </table:table-cell>
          <table:table-cell office:value-type="float" office:value="70" calcext:value-type="float">
            <text:p>70</text:p>
          </table:table-cell>
          <table:table-cell office:value-type="float" office:value="63.81" calcext:value-type="float">
            <text:p>63.81</text:p>
          </table:table-cell>
          <table:table-cell office:value-type="float" office:value="59.76" calcext:value-type="float">
            <text:p>59.76</text:p>
          </table:table-cell>
          <table:table-cell office:value-type="float" office:value="57.81" calcext:value-type="float">
            <text:p>57.81</text:p>
          </table:table-cell>
          <table:table-cell office:value-type="float" office:value="28.5" calcext:value-type="float">
            <text:p>28.5</text:p>
          </table:table-cell>
          <table:table-cell office:value-type="float" office:value="288560" calcext:value-type="float">
            <text:p>288560</text:p>
          </table:table-cell>
          <table:table-cell office:value-type="float" office:value="0.000382653061224" calcext:value-type="float">
            <text:p>0.000382653061224</text:p>
          </table:table-cell>
          <table:table-cell table:style-name="ce3" office:value-type="float" office:value="0.0000957" calcext:value-type="float">
            <text:p>9.57E-0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185594018029" calcext:value-type="float">
            <text:p>0.000185594018029</text:p>
          </table:table-cell>
          <table:table-cell table:style-name="ce3" office:value-type="float" office:value="0.0000651" calcext:value-type="float">
            <text:p>6.51E-05</text:p>
          </table:table-cell>
          <table:table-cell office:value-type="float" office:value="0.000133955488217" calcext:value-type="float">
            <text:p>0.000133955488217</text:p>
          </table:table-cell>
          <table:table-cell office:value-type="float" office:value="0.000328921607017" calcext:value-type="float">
            <text:p>0.000328921607017</text:p>
          </table:table-cell>
          <table:table-cell office:value-type="float" office:value="626.8" calcext:value-type="float">
            <text:p>626.8</text:p>
          </table:table-cell>
          <table:table-cell office:value-type="float" office:value="2707.018" calcext:value-type="float">
            <text:p>2707.018</text:p>
          </table:table-cell>
          <table:table-cell office:value-type="string" calcext:value-type="string">
            <text:p>("d612b8e448759b9e56cd0358d4b42bf62cb081ba3ea6cd3d2186d58633aa0c60", "09f4acdbd4704771aac2f0811925fc9c5c057c1d085d63cdca893f94a13b2285", "b470b2202e02106373fccc5ab6b309859c498ec1bea3dfac9ad48e370bd1841e", "e0d7d6c411c043bb98e42b0a1e52918c846a3725cb7288ebb75c503da9a6ead7", "6077306f033c4dc266c03bf02fd869d69e83d2591e3e576fd609621a1cadacdd")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9" calcext:value-type="float">
            <text:p>9</text:p>
          </table:table-cell>
          <table:table-cell office:value-type="float" office:value="0.719047619047619" calcext:value-type="float">
            <text:p>0.719047619047619</text:p>
          </table:table-cell>
          <table:table-cell office:value-type="float" office:value="0.664583333333333" calcext:value-type="float">
            <text:p>0.664583333333333</text:p>
          </table:table-cell>
          <table:table-cell office:value-type="float" office:value="32.459" calcext:value-type="float">
            <text:p>32.459</text:p>
          </table:table-cell>
          <table:table-cell office:value-type="string" calcext:value-type="string">
            <text:p>8038084eb5ee83a52ba3d761e1d868137638056c9dc9df3d8a6ea150e8c7a168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9" calcext:value-type="float">
            <text:p>9</text:p>
          </table:table-cell>
          <table:table-cell office:value-type="float" office:value="0.719047619047619" calcext:value-type="float">
            <text:p>0.719047619047619</text:p>
          </table:table-cell>
          <table:table-cell office:value-type="float" office:value="0.664583333333333" calcext:value-type="float">
            <text:p>0.664583333333333</text:p>
          </table:table-cell>
          <table:table-cell office:value-type="float" office:value="31.574" calcext:value-type="float">
            <text:p>31.574</text:p>
          </table:table-cell>
          <table:table-cell office:value-type="string" calcext:value-type="string">
            <text:p>8038084eb5ee83a52ba3d761e1d868137638056c9dc9df3d8a6ea150e8c7a168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9" calcext:value-type="float">
            <text:p>9</text:p>
          </table:table-cell>
          <table:table-cell office:value-type="float" office:value="0.719047619047619" calcext:value-type="float">
            <text:p>0.719047619047619</text:p>
          </table:table-cell>
          <table:table-cell office:value-type="float" office:value="0.664583333333333" calcext:value-type="float">
            <text:p>0.664583333333333</text:p>
          </table:table-cell>
          <table:table-cell office:value-type="float" office:value="31.456" calcext:value-type="float">
            <text:p>31.456</text:p>
          </table:table-cell>
          <table:table-cell office:value-type="string" calcext:value-type="string">
            <text:p>8038084eb5ee83a52ba3d761e1d868137638056c9dc9df3d8a6ea150e8c7a168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9" calcext:value-type="float">
            <text:p>9</text:p>
          </table:table-cell>
          <table:table-cell office:value-type="float" office:value="0.719047619047619" calcext:value-type="float">
            <text:p>0.719047619047619</text:p>
          </table:table-cell>
          <table:table-cell office:value-type="float" office:value="0.664583333333333" calcext:value-type="float">
            <text:p>0.664583333333333</text:p>
          </table:table-cell>
          <table:table-cell office:value-type="float" office:value="31.548" calcext:value-type="float">
            <text:p>31.548</text:p>
          </table:table-cell>
          <table:table-cell office:value-type="string" calcext:value-type="string">
            <text:p>8038084eb5ee83a52ba3d761e1d868137638056c9dc9df3d8a6ea150e8c7a168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2.86" calcext:value-type="float">
            <text:p>62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1.12" calcext:value-type="float">
            <text:p>71.12</text:p>
          </table:table-cell>
          <table:table-cell office:value-type="float" office:value="66.64" calcext:value-type="float">
            <text:p>66.64</text:p>
          </table:table-cell>
          <table:table-cell office:value-type="float" office:value="66.69" calcext:value-type="float">
            <text:p>66.69</text:p>
          </table:table-cell>
          <table:table-cell office:value-type="float" office:value="0" calcext:value-type="float">
            <text:p>0</text:p>
          </table:table-cell>
          <table:table-cell office:value-type="float" office:value="148160" calcext:value-type="float">
            <text:p>14816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32990968284" calcext:value-type="float">
            <text:p>0.00132990968284</text:p>
          </table:table-cell>
          <table:table-cell office:value-type="float" office:value="0.000285961871043" calcext:value-type="float">
            <text:p>0.000285961871043</text:p>
          </table:table-cell>
          <table:table-cell office:value-type="float" office:value="0.000398829188867" calcext:value-type="float">
            <text:p>0.000398829188867</text:p>
          </table:table-cell>
          <table:table-cell office:value-type="float" office:value="0" calcext:value-type="float">
            <text:p>0</text:p>
          </table:table-cell>
          <table:table-cell office:value-type="float" office:value="910.8" calcext:value-type="float">
            <text:p>91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4c75a350707bf70e236bd5127c4288c388827c42fc9661eb788b757fb61c420", "765ac101498eee818bb30691c2678cacd9024ed74e5f5f32c3fa86e33ac3266d", "9082d14ed2861c3b41a5142dd9bbda94c7a4f24949b45d585a5ebb027e34719a", "5a93bf7afe3cc4e40e84fc940ac1d436083ee556dabb8942f99502e5d3311397", "24e5ac361760581c98288d49d45ae6c1824d4a0ad8fe001d3fdd60d483c23c83")</text:p>
          </table:table-cell>
          <table:table-cell office:value-type="float" office:value="42.14" calcext:value-type="float">
            <text:p>42.14</text:p>
          </table:table-cell>
          <table:table-cell office:value-type="float" office:value="71.07" calcext:value-type="float">
            <text:p>71.07</text:p>
          </table:table-cell>
          <table:table-cell office:value-type="float" office:value="64.29" calcext:value-type="float">
            <text:p>64.29</text:p>
          </table:table-cell>
          <table:table-cell office:value-type="float" office:value="77.86" calcext:value-type="float">
            <text:p>77.86</text:p>
          </table:table-cell>
          <table:table-cell office:value-type="float" office:value="74.43" calcext:value-type="float">
            <text:p>74.43</text:p>
          </table:table-cell>
          <table:table-cell office:value-type="float" office:value="68.56" calcext:value-type="float">
            <text:p>68.56</text:p>
          </table:table-cell>
          <table:table-cell office:value-type="float" office:value="68.96" calcext:value-type="float">
            <text:p>68.96</text:p>
          </table:table-cell>
          <table:table-cell office:value-type="float" office:value="27.35" calcext:value-type="float">
            <text:p>27.35</text:p>
          </table:table-cell>
          <table:table-cell office:value-type="float" office:value="295360" calcext:value-type="float">
            <text:p>29536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75230251588" calcext:value-type="float">
            <text:p>0.00075230251588</text:p>
          </table:table-cell>
          <table:table-cell office:value-type="float" office:value="0.000301315713958" calcext:value-type="float">
            <text:p>0.000301315713958</text:p>
          </table:table-cell>
          <table:table-cell office:value-type="float" office:value="0.000439257433116" calcext:value-type="float">
            <text:p>0.000439257433116</text:p>
          </table:table-cell>
          <table:table-cell office:value-type="float" office:value="0.000620643746574" calcext:value-type="float">
            <text:p>0.000620643746574</text:p>
          </table:table-cell>
          <table:table-cell office:value-type="float" office:value="2658.8" calcext:value-type="float">
            <text:p>2658.8</text:p>
          </table:table-cell>
          <table:table-cell office:value-type="float" office:value="2857.353" calcext:value-type="float">
            <text:p>2857.353</text:p>
          </table:table-cell>
          <table:table-cell office:value-type="string" calcext:value-type="string">
            <text:p>("9ca3b813754cd2c7d7c801eac09b6cfe7f7b3dd36e7dee2c0bfde7cea2f7ea3a", "4961de6f68372e980b06538b2967473ce1d1b57687f97328b9cf0b1cab208194", "9ecd89e31d2decb50dccf535353820c8fec4ad8cc65bb316d86f14365871b34a", "7134e866a40ed16e9cce0c220cdfd85a25f2e7f882136c864ccef6fe9c4242e4", "8d8cf4ade00083f7a82547d66dc49cad4ed5982f161303c04084ab5807476211")</text:p>
          </table:table-cell>
          <table:table-cell table:number-columns-repeated="9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8.18" calcext:value-type="float">
            <text:p>68.18</text:p>
          </table:table-cell>
          <table:table-cell office:value-type="float" office:value="67.74" calcext:value-type="float">
            <text:p>67.74</text:p>
          </table:table-cell>
          <table:table-cell office:value-type="float" office:value="23" calcext:value-type="float">
            <text:p>2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33.405" calcext:value-type="float">
            <text:p>33.405</text:p>
          </table:table-cell>
          <table:table-cell office:value-type="string" calcext:value-type="string">
            <text:p>5ab07ed4f58d43251c9cde1c3b27b346b5d857859bfba039a98f3a12aaa0941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6.566" calcext:value-type="float">
            <text:p>6.566</text:p>
          </table:table-cell>
          <table:table-cell office:value-type="string" calcext:value-type="string">
            <text:p>22c93eae537cc8978e4331bcaedc97a66d3a2b6b6cd32d30ce8839b1d868c7c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3" calcext:value-type="float">
            <text:p>2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7.645" calcext:value-type="float">
            <text:p>7.645</text:p>
          </table:table-cell>
          <table:table-cell office:value-type="string" calcext:value-type="string">
            <text:p>133b2b332428d9a65b41163d4c870a2d43dbee544231cd28da0fd08156c6cab2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9" calcext:value-type="float">
            <text:p>9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22c93eae537cc8978e4331bcaedc97a66d3a2b6b6cd32d30ce8839b1d868c7c2</text:p>
          </table:table-cell>
          <table:table-cell office:value-type="float" office:value="41.43" calcext:value-type="float">
            <text:p>4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4.29" calcext:value-type="float">
            <text:p>7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9.65" calcext:value-type="float">
            <text:p>69.65</text:p>
          </table:table-cell>
          <table:table-cell office:value-type="float" office:value="72.3" calcext:value-type="float">
            <text:p>72.3</text:p>
          </table:table-cell>
          <table:table-cell office:value-type="float" office:value="71.76" calcext:value-type="float">
            <text:p>71.76</text:p>
          </table:table-cell>
          <table:table-cell office:value-type="float" office:value="0" calcext:value-type="float">
            <text:p>0</text:p>
          </table:table-cell>
          <table:table-cell office:value-type="float" office:value="141720" calcext:value-type="float">
            <text:p>14172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5994897959184" calcext:value-type="float">
            <text:p>0.005994897959184</text:p>
          </table:table-cell>
          <table:table-cell office:value-type="float" office:value="0.001775480573265" calcext:value-type="float">
            <text:p>0.001775480573265</text:p>
          </table:table-cell>
          <table:table-cell office:value-type="float" office:value="0.000156331078773" calcext:value-type="float">
            <text:p>0.000156331078773</text:p>
          </table:table-cell>
          <table:table-cell office:value-type="float" office:value="0.000211832706495" calcext:value-type="float">
            <text:p>0.000211832706495</text:p>
          </table:table-cell>
          <table:table-cell office:value-type="float" office:value="0" calcext:value-type="float">
            <text:p>0</text:p>
          </table:table-cell>
          <table:table-cell office:value-type="float" office:value="493.2" calcext:value-type="float">
            <text:p>49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e3921d73b1d0e89448051a1ab2256c72f5f9041959e1babe60be499176217f1", "32ec181245536201db37c21b311cd2acb870c5aba67a35d69a008408547dbca8", "6cbba2a5014afceb3c37742b09dbe0256deba1a9bf536ac12b21b73300a8dabf", "78be6c4fbc5a56d58fb132a45221be09b14d9b59bc8fcdc3431fdc1575a1159c", "eb3f4d026c68c69f87d417e213300ec759b2d860587bf8056c5a2d08c6e36500")</text:p>
          </table:table-cell>
          <table:table-cell office:value-type="float" office:value="41.43" calcext:value-type="float">
            <text:p>41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5" calcext:value-type="float">
            <text:p>75</text:p>
          </table:table-cell>
          <table:table-cell office:value-type="float" office:value="66.43" calcext:value-type="float">
            <text:p>66.43</text:p>
          </table:table-cell>
          <table:table-cell office:value-type="float" office:value="69.11" calcext:value-type="float">
            <text:p>69.11</text:p>
          </table:table-cell>
          <table:table-cell office:value-type="float" office:value="72.79" calcext:value-type="float">
            <text:p>72.79</text:p>
          </table:table-cell>
          <table:table-cell office:value-type="float" office:value="71.88" calcext:value-type="float">
            <text:p>71.88</text:p>
          </table:table-cell>
          <table:table-cell office:value-type="float" office:value="26.9" calcext:value-type="float">
            <text:p>26.9</text:p>
          </table:table-cell>
          <table:table-cell office:value-type="float" office:value="283720" calcext:value-type="float">
            <text:p>283720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052295918367" calcext:value-type="float">
            <text:p>0.001052295918367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856877012548" calcext:value-type="float">
            <text:p>0.000856877012548</text:p>
          </table:table-cell>
          <table:table-cell office:value-type="float" office:value="0.001904953108816" calcext:value-type="float">
            <text:p>0.001904953108816</text:p>
          </table:table-cell>
          <table:table-cell office:value-type="float" office:value="0.001120193632999" calcext:value-type="float">
            <text:p>0.001120193632999</text:p>
          </table:table-cell>
          <table:table-cell office:value-type="float" office:value="0.000346542407393" calcext:value-type="float">
            <text:p>0.000346542407393</text:p>
          </table:table-cell>
          <table:table-cell office:value-type="float" office:value="853.2" calcext:value-type="float">
            <text:p>853.2</text:p>
          </table:table-cell>
          <table:table-cell office:value-type="float" office:value="3935.565" calcext:value-type="float">
            <text:p>3935.565</text:p>
          </table:table-cell>
          <table:table-cell office:value-type="string" calcext:value-type="string">
            <text:p>("5d8c8ca840127cc1abcd046e1edcb71e22d108962501c17ef6d16759aec0c2fc", "ded705adf885f025b8fe9b5d21c02b592ef56b0c6cc52a43c60900d45d6547c4", "fdd78310b5932b526554fb8508124809ea8d59f67cee2edcde7e43f237419a55", "b0bc9efb6dc01e3181a0f35a352440bdea2d20c397abc7158df6372a6863f2e6", "152c22fe5b5542c2426fec0412b01679e20c543d2acd28a8f2c9746190741748")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53.57" calcext:value-type="float">
            <text:p>53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1.22" calcext:value-type="float">
            <text:p>61.22</text:p>
          </table:table-cell>
          <table:table-cell office:value-type="float" office:value="17" calcext:value-type="float">
            <text:p>17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532.654" calcext:value-type="float">
            <text:p>532.654</text:p>
          </table:table-cell>
          <table:table-cell office:value-type="string" calcext:value-type="string">
            <text:p>0c8fbaa029607aa5bd694c143156b1aeb3f014730e1a1140133e5bd2cbae9e65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63.89" calcext:value-type="float">
            <text:p>63.89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8.509" calcext:value-type="float">
            <text:p>8.509</text:p>
          </table:table-cell>
          <table:table-cell office:value-type="string" calcext:value-type="string">
            <text:p>7d2fe7944b4f9d229b7192c934a1b9f891a0a31c6b422f779869b6790d564ee1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53.57" calcext:value-type="float">
            <text:p>53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1.22" calcext:value-type="float">
            <text:p>61.22</text:p>
          </table:table-cell>
          <table:table-cell office:value-type="float" office:value="17" calcext:value-type="float">
            <text:p>17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49.911" calcext:value-type="float">
            <text:p>49.911</text:p>
          </table:table-cell>
          <table:table-cell office:value-type="string" calcext:value-type="string">
            <text:p>0c8fbaa029607aa5bd694c143156b1aeb3f014730e1a1140133e5bd2cbae9e65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63.89" calcext:value-type="float">
            <text:p>63.89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office:value-type="float" office:value="0.746904761904762" calcext:value-type="float">
            <text:p>0.746904761904762</text:p>
          </table:table-cell>
          <table:table-cell office:value-type="float" office:value="0.657083333333333" calcext:value-type="float">
            <text:p>0.657083333333333</text:p>
          </table:table-cell>
          <table:table-cell office:value-type="float" office:value="8.296" calcext:value-type="float">
            <text:p>8.296</text:p>
          </table:table-cell>
          <table:table-cell office:value-type="string" calcext:value-type="string">
            <text:p>7d2fe7944b4f9d229b7192c934a1b9f891a0a31c6b422f779869b6790d564ee1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7.14" calcext:value-type="float">
            <text:p>6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5.36" calcext:value-type="float">
            <text:p>65.36</text:p>
          </table:table-cell>
          <table:table-cell office:value-type="float" office:value="66.23" calcext:value-type="float">
            <text:p>66.23</text:p>
          </table:table-cell>
          <table:table-cell office:value-type="float" office:value="66.17" calcext:value-type="float">
            <text:p>66.17</text:p>
          </table:table-cell>
          <table:table-cell office:value-type="float" office:value="0" calcext:value-type="float">
            <text:p>0</text:p>
          </table:table-cell>
          <table:table-cell office:value-type="float" office:value="141400" calcext:value-type="float">
            <text:p>14140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1264119181276" calcext:value-type="float">
            <text:p>0.001264119181276</text:p>
          </table:table-cell>
          <table:table-cell office:value-type="float" office:value="0.001486625608823" calcext:value-type="float">
            <text:p>0.001486625608823</text:p>
          </table:table-cell>
          <table:table-cell office:value-type="float" office:value="0.001150673237878" calcext:value-type="float">
            <text:p>0.00115067323787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efd44b80b64ae9c18d7ec6f966ffd48e9893ade18d533daa5e447fb8460578d", "056021dabfef9903774f081d0cbe16d8ed60442e9c7604fa870a3226d81e36d4", "8b49eea823a874ff12f924d7897c783c2446fab95ee78534ab46f1cda72399f3", "4d339f72d665cb78c882da10dae8b59cc35acf47eef1ef9605082869273850f7", "56b86cb0255fb91e24a5291aa546439b69c1b8b1c186eca5d28b8a2760c369e8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70.71" calcext:value-type="float">
            <text:p>7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6.52" calcext:value-type="float">
            <text:p>66.52</text:p>
          </table:table-cell>
          <table:table-cell office:value-type="float" office:value="68.71" calcext:value-type="float">
            <text:p>68.71</text:p>
          </table:table-cell>
          <table:table-cell office:value-type="float" office:value="68.51" calcext:value-type="float">
            <text:p>68.51</text:p>
          </table:table-cell>
          <table:table-cell office:value-type="float" office:value="28.85" calcext:value-type="float">
            <text:p>28.85</text:p>
          </table:table-cell>
          <table:table-cell office:value-type="float" office:value="281920" calcext:value-type="float">
            <text:p>2819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66068726993" calcext:value-type="float">
            <text:p>0.00066068726993</text:p>
          </table:table-cell>
          <table:table-cell office:value-type="float" office:value="0.000566467344139" calcext:value-type="float">
            <text:p>0.000566467344139</text:p>
          </table:table-cell>
          <table:table-cell office:value-type="float" office:value="0.000428974932906" calcext:value-type="float">
            <text:p>0.000428974932906</text:p>
          </table:table-cell>
          <table:table-cell office:value-type="float" office:value="0.000121387735923" calcext:value-type="float">
            <text:p>0.000121387735923</text:p>
          </table:table-cell>
          <table:table-cell office:value-type="float" office:value="1043.2" calcext:value-type="float">
            <text:p>1043.2</text:p>
          </table:table-cell>
          <table:table-cell office:value-type="float" office:value="3256.058" calcext:value-type="float">
            <text:p>3256.058</text:p>
          </table:table-cell>
          <table:table-cell office:value-type="string" calcext:value-type="string">
            <text:p>("0460ac877782a4a583748fe8f10b638898558b8c56556f1c2a94d755eae22f62", "c53c38e64ffc817ed2c4a3633de19494287d08fe21da0006856856ebc5f5aa90", "6f450cc83c05fe51360c5dd55e233e5d447a95f9ad85013bc1ef3950222cbf71", "1d22afedc422f18ece8af069f8ce3007440462e55c07633a6be1ba61ab4161d0", "1af4a80abac0a4ca30bc839a929025d5514d0413fb88889866e6b8ea5e14c0e7")</text:p>
          </table:table-cell>
          <table:table-cell table:number-columns-repeated="9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75" calcext:value-type="float">
            <text:p>0.5475</text:p>
          </table:table-cell>
          <table:table-cell office:value-type="float" office:value="11.546" calcext:value-type="float">
            <text:p>11.546</text:p>
          </table:table-cell>
          <table:table-cell office:value-type="string" calcext:value-type="string">
            <text:p>02a0533713aafb7e69468b5de0f4bd37ab800f4715c497cc7b4561b4d873b75d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50e2d35259bcb99bc248712fb1fbf83189cfd0ae518ffc6e77a5ef4b6b9fadb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9" calcext:value-type="float">
            <text:p>9</text:p>
          </table:table-cell>
          <table:table-cell office:value-type="float" office:value="0.597619047619048" calcext:value-type="float">
            <text:p>0.597619047619048</text:p>
          </table:table-cell>
          <table:table-cell office:value-type="float" office:value="0.5475" calcext:value-type="float">
            <text:p>0.5475</text:p>
          </table:table-cell>
          <table:table-cell office:value-type="float" office:value="6.268" calcext:value-type="float">
            <text:p>6.268</text:p>
          </table:table-cell>
          <table:table-cell office:value-type="string" calcext:value-type="string">
            <text:p>02a0533713aafb7e69468b5de0f4bd37ab800f4715c497cc7b4561b4d873b75d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7" calcext:value-type="float">
            <text:p>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50e2d35259bcb99bc248712fb1fbf83189cfd0ae518ffc6e77a5ef4b6b9fadbe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57.86" calcext:value-type="float">
            <text:p>57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0.63" calcext:value-type="float">
            <text:p>80.63</text:p>
          </table:table-cell>
          <table:table-cell office:value-type="float" office:value="67.08" calcext:value-type="float">
            <text:p>67.08</text:p>
          </table:table-cell>
          <table:table-cell office:value-type="float" office:value="67.18" calcext:value-type="float">
            <text:p>67.18</text:p>
          </table:table-cell>
          <table:table-cell office:value-type="float" office:value="0" calcext:value-type="float">
            <text:p>0</text:p>
          </table:table-cell>
          <table:table-cell office:value-type="float" office:value="142800" calcext:value-type="float">
            <text:p>14280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3475371630134" calcext:value-type="float">
            <text:p>0.003475371630134</text:p>
          </table:table-cell>
          <table:table-cell office:value-type="float" office:value="0.000466506068673" calcext:value-type="float">
            <text:p>0.000466506068673</text:p>
          </table:table-cell>
          <table:table-cell office:value-type="float" office:value="0.001013083291693" calcext:value-type="float">
            <text:p>0.001013083291693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71d75f330772d9c77ba22814bd79f65ef982fc5631ba748c31479f0becd7709", "468e7756647ca1fb353c30d4ce00b2829aca296ff56a6608541c9aee6ff2460b", "4b73c53a574c776ee7b185c6f1ae1fedf758e548f40511a55d6c97be9ff28806", "984fe07eeed66098512663f3d6f9b0dc090673f8120dfefde7a3d8bb000b12b3", "ca5e4781571402add8105341cb96e4e3642cdd0098f282ad0c6ee6707d146cbe")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57.14" calcext:value-type="float">
            <text:p>57.14</text:p>
          </table:table-cell>
          <table:table-cell office:value-type="float" office:value="89.29" calcext:value-type="float">
            <text:p>89.29</text:p>
          </table:table-cell>
          <table:table-cell office:value-type="float" office:value="84.52" calcext:value-type="float">
            <text:p>84.52</text:p>
          </table:table-cell>
          <table:table-cell office:value-type="float" office:value="67.61" calcext:value-type="float">
            <text:p>67.61</text:p>
          </table:table-cell>
          <table:table-cell office:value-type="float" office:value="68.05" calcext:value-type="float">
            <text:p>68.05</text:p>
          </table:table-cell>
          <table:table-cell office:value-type="float" office:value="25.13" calcext:value-type="float">
            <text:p>25.13</text:p>
          </table:table-cell>
          <table:table-cell office:value-type="float" office:value="284880" calcext:value-type="float">
            <text:p>28488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table:number-columns-repeated="2" office:value-type="float" office:value="0.001913265306122" calcext:value-type="float">
            <text:p>0.001913265306122</text:p>
          </table:table-cell>
          <table:table-cell office:value-type="float" office:value="0.003454987916219" calcext:value-type="float">
            <text:p>0.003454987916219</text:p>
          </table:table-cell>
          <table:table-cell office:value-type="float" office:value="0.000575523330832" calcext:value-type="float">
            <text:p>0.000575523330832</text:p>
          </table:table-cell>
          <table:table-cell office:value-type="float" office:value="0.001227802990794" calcext:value-type="float">
            <text:p>0.001227802990794</text:p>
          </table:table-cell>
          <table:table-cell office:value-type="float" office:value="0.000307385073224" calcext:value-type="float">
            <text:p>0.000307385073224</text:p>
          </table:table-cell>
          <table:table-cell office:value-type="float" office:value="2105.2" calcext:value-type="float">
            <text:p>2105.2</text:p>
          </table:table-cell>
          <table:table-cell office:value-type="float" office:value="3126.605" calcext:value-type="float">
            <text:p>3126.605</text:p>
          </table:table-cell>
          <table:table-cell office:value-type="string" calcext:value-type="string">
            <text:p>("b4cd0fe4b072aef565503edc6013b12edafadce541871169ccdb485a5da0df52", "ebd44d86f86e54e566aa241bc5bb772ff6170f4c1f4f5fe1c8f7a8d46805963b", "9e245f1922c102a63d5c1a5f30159fb03f5ce422529cf479a49ce76534b146ff", "747bab7344bb9320f998bdfb85515a03f033cd00b8cc8628ac444aea2eeb1bb7", "87db55d0e4dc2722e869a11c43b7de8f23581c5a4d19193dfdacef9cc6db9aee")</text:p>
          </table:table-cell>
          <table:table-cell table:number-columns-repeated="9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5" calcext:value-type="float">
            <text:p>1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00.037" calcext:value-type="float">
            <text:p>100.037</text:p>
          </table:table-cell>
          <table:table-cell office:value-type="string" calcext:value-type="string">
            <text:p>b51b783608a2b69aba59d7a8e5ef675ca96bfcfc441789b805ecf8775e2f395d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7.209" calcext:value-type="float">
            <text:p>47.209</text:p>
          </table:table-cell>
          <table:table-cell office:value-type="string" calcext:value-type="string">
            <text:p>e455d4642f025bd8d60c561eac917b52474c89d0afc4b70396b3bfd451fc6625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5" calcext:value-type="float">
            <text:p>1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6.909" calcext:value-type="float">
            <text:p>46.909</text:p>
          </table:table-cell>
          <table:table-cell office:value-type="string" calcext:value-type="string">
            <text:p>a20c3cc67d5fb3efdb400508a2a1ae0a9bc400813c739704cd0277e947376f5f</text:p>
          </table:table-cell>
          <table:table-cell office:value-type="float" office:value="21.43" calcext:value-type="float">
            <text:p>21.43</text:p>
          </table:table-cell>
          <table:table-cell table:number-columns-repeated="6" office:value-type="float" office:value="60.71" calcext:value-type="float">
            <text:p>60.71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47.082" calcext:value-type="float">
            <text:p>47.082</text:p>
          </table:table-cell>
          <table:table-cell office:value-type="string" calcext:value-type="string">
            <text:p>e455d4642f025bd8d60c561eac917b52474c89d0afc4b70396b3bfd451fc6625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70.71" calcext:value-type="float">
            <text:p>7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9" calcext:value-type="float">
            <text:p>69</text:p>
          </table:table-cell>
          <table:table-cell office:value-type="float" office:value="69.89" calcext:value-type="float">
            <text:p>69.89</text:p>
          </table:table-cell>
          <table:table-cell office:value-type="float" office:value="69.72" calcext:value-type="float">
            <text:p>69.72</text:p>
          </table:table-cell>
          <table:table-cell office:value-type="float" office:value="0" calcext:value-type="float">
            <text:p>0</text:p>
          </table:table-cell>
          <table:table-cell office:value-type="float" office:value="139640" calcext:value-type="float">
            <text:p>13964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1307291040636" calcext:value-type="float">
            <text:p>0.001307291040636</text:p>
          </table:table-cell>
          <table:table-cell office:value-type="float" office:value="0.000345262528876" calcext:value-type="float">
            <text:p>0.000345262528876</text:p>
          </table:table-cell>
          <table:table-cell office:value-type="float" office:value="0.000320997134294" calcext:value-type="float">
            <text:p>0.000320997134294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be1d71a4a221ee2986be438550023a58e53c8f26e114ec0164d5c603a23d213", "e8b9bf9dd2ba11d3acfa326408da3ae28d268678204e7602816c09962cd50564", "a422cbc211dd80d79439b88402d6a40db2dcb9891b33d6ce5c2aff8a08b6747e", "38d1545619eba09530c33caae77744ecaa4fa5092e7d10de796387ef45a5fe43", "0d07fc3f531123901e410ac6ce04ca10424af41efff6f5165f6ded9f9113855d")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70" calcext:value-type="float">
            <text:p>70</text:p>
          </table:table-cell>
          <table:table-cell office:value-type="float" office:value="64.29" calcext:value-type="float">
            <text:p>64.29</text:p>
          </table:table-cell>
          <table:table-cell office:value-type="float" office:value="66.35" calcext:value-type="float">
            <text:p>66.35</text:p>
          </table:table-cell>
          <table:table-cell office:value-type="float" office:value="68.23" calcext:value-type="float">
            <text:p>68.23</text:p>
          </table:table-cell>
          <table:table-cell office:value-type="float" office:value="68.04" calcext:value-type="float">
            <text:p>68.04</text:p>
          </table:table-cell>
          <table:table-cell office:value-type="float" office:value="26.46" calcext:value-type="float">
            <text:p>26.46</text:p>
          </table:table-cell>
          <table:table-cell office:value-type="float" office:value="277600" calcext:value-type="float">
            <text:p>27760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1061411892581" calcext:value-type="float">
            <text:p>0.001061411892581</text:p>
          </table:table-cell>
          <table:table-cell office:value-type="float" office:value="0.000711759135259" calcext:value-type="float">
            <text:p>0.000711759135259</text:p>
          </table:table-cell>
          <table:table-cell office:value-type="float" office:value="0.000651197679447" calcext:value-type="float">
            <text:p>0.000651197679447</text:p>
          </table:table-cell>
          <table:table-cell office:value-type="float" office:value="0.000219281071345" calcext:value-type="float">
            <text:p>0.000219281071345</text:p>
          </table:table-cell>
          <table:table-cell office:value-type="float" office:value="552" calcext:value-type="float">
            <text:p>552</text:p>
          </table:table-cell>
          <table:table-cell office:value-type="float" office:value="3322.564" calcext:value-type="float">
            <text:p>3322.564</text:p>
          </table:table-cell>
          <table:table-cell office:value-type="string" calcext:value-type="string">
            <text:p>("27fd7865a70352340791294bb36003516fc60d45e7e61f9d87706448d8547f67", "a95635b319f14e2d91019fd1caae9727c2fb7fdd651de26b52db94ffe168331f", "3771f146756c9ac524a1dcc4d9dd6b6c988fdecdd26e9d272dbef75bd3d57aed", "320bbd40b6d52d303d99f52a7858fb2446685d84a2d6febd3d1d16f56c7f8396", "771aa09819da8ed2ce5f33d79e4d5966c3f2d33fabcd209c8e6188f6975ca722")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19" calcext:value-type="float">
            <text:p>19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51.798" calcext:value-type="float">
            <text:p>51.798</text:p>
          </table:table-cell>
          <table:table-cell office:value-type="string" calcext:value-type="string">
            <text:p>e7adc94ebb45672e70c538c7aa1acbb7cb345231ced98acc01d9da58f2cb4d63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27.533" calcext:value-type="float">
            <text:p>27.533</text:p>
          </table:table-cell>
          <table:table-cell office:value-type="string" calcext:value-type="string">
            <text:p>c9d6b064f083eb804062c54e84bf34f8f7c1fe33063957c47028deae43d97ef1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19" calcext:value-type="float">
            <text:p>19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28.079" calcext:value-type="float">
            <text:p>28.079</text:p>
          </table:table-cell>
          <table:table-cell office:value-type="string" calcext:value-type="string">
            <text:p>a80837b2bb55760a0f637eeae4054729d9aa0f84f59168ba44c3b4e8c99a5e0b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27.514" calcext:value-type="float">
            <text:p>27.514</text:p>
          </table:table-cell>
          <table:table-cell office:value-type="string" calcext:value-type="string">
            <text:p>c9d6b064f083eb804062c54e84bf34f8f7c1fe33063957c47028deae43d97ef1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2.86" calcext:value-type="float">
            <text:p>72.86</text:p>
          </table:table-cell>
          <table:table-cell office:value-type="float" office:value="70.37" calcext:value-type="float">
            <text:p>70.37</text:p>
          </table:table-cell>
          <table:table-cell office:value-type="float" office:value="67.12" calcext:value-type="float">
            <text:p>67.12</text:p>
          </table:table-cell>
          <table:table-cell office:value-type="float" office:value="67.16" calcext:value-type="float">
            <text:p>67.16</text:p>
          </table:table-cell>
          <table:table-cell office:value-type="float" office:value="0" calcext:value-type="float">
            <text:p>0</text:p>
          </table:table-cell>
          <table:table-cell office:value-type="float" office:value="138680" calcext:value-type="float">
            <text:p>13868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497551020408" calcext:value-type="float">
            <text:p>0.000497551020408</text:p>
          </table:table-cell>
          <table:table-cell office:value-type="float" office:value="0.000212098366922" calcext:value-type="float">
            <text:p>0.000212098366922</text:p>
          </table:table-cell>
          <table:table-cell office:value-type="float" office:value="0.000282346829796" calcext:value-type="float">
            <text:p>0.000282346829796</text:p>
          </table:table-cell>
          <table:table-cell office:value-type="float" office:value="0" calcext:value-type="float">
            <text:p>0</text:p>
          </table:table-cell>
          <table:table-cell office:value-type="float" office:value="705.2" calcext:value-type="float">
            <text:p>70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8d46353207b0632c9f4d5ed3debeb0718497d8b18a5eefeb8707ba6cb7fb286", "6a9ededbb48d7754e7077ade8fae951d2e3d1f7c5abb35248e4fdb5386194b87", "563cffbf1ede62da6aab8f08aa0ea75fcce3ea45938dfda5312189f9c0e07d4c", "ea81e06f3ede70de7a0d385c772c18d84c734d1e3dbcc75a5bf82e3fa8cdb3e5", "af927eee567804d1d2276ad30c03cbbbecf658eef9d63630796d1f007cdf279e")</text:p>
          </table:table-cell>
          <table:table-cell office:value-type="float" office:value="42.14" calcext:value-type="float">
            <text:p>42.14</text:p>
          </table:table-cell>
          <table:table-cell office:value-type="float" office:value="71.07" calcext:value-type="float">
            <text:p>71.07</text:p>
          </table:table-cell>
          <table:table-cell office:value-type="float" office:value="70" calcext:value-type="float">
            <text:p>70</text:p>
          </table:table-cell>
          <table:table-cell office:value-type="float" office:value="72.14" calcext:value-type="float">
            <text:p>72.14</text:p>
          </table:table-cell>
          <table:table-cell office:value-type="float" office:value="71.55" calcext:value-type="float">
            <text:p>71.55</text:p>
          </table:table-cell>
          <table:table-cell office:value-type="float" office:value="70.75" calcext:value-type="float">
            <text:p>70.75</text:p>
          </table:table-cell>
          <table:table-cell office:value-type="float" office:value="70.7" calcext:value-type="float">
            <text:p>70.7</text:p>
          </table:table-cell>
          <table:table-cell office:value-type="float" office:value="26.11" calcext:value-type="float">
            <text:p>26.11</text:p>
          </table:table-cell>
          <table:table-cell office:value-type="float" office:value="277760" calcext:value-type="float">
            <text:p>27776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432263374486" calcext:value-type="float">
            <text:p>0.000432263374486</text:p>
          </table:table-cell>
          <table:table-cell office:value-type="float" office:value="0.000972357014211" calcext:value-type="float">
            <text:p>0.000972357014211</text:p>
          </table:table-cell>
          <table:table-cell office:value-type="float" office:value="0.000857714898382" calcext:value-type="float">
            <text:p>0.000857714898382</text:p>
          </table:table-cell>
          <table:table-cell office:value-type="float" office:value="0.000303469339807" calcext:value-type="float">
            <text:p>0.000303469339807</text:p>
          </table:table-cell>
          <table:table-cell office:value-type="float" office:value="1336.8" calcext:value-type="float">
            <text:p>1336.8</text:p>
          </table:table-cell>
          <table:table-cell office:value-type="float" office:value="2961.994" calcext:value-type="float">
            <text:p>2961.994</text:p>
          </table:table-cell>
          <table:table-cell office:value-type="string" calcext:value-type="string">
            <text:p>("90893f49d62e1f48ba2521c8fe61f93ca41e40fab22002d9b49134af149a8ee1", "b8a86cd22ce98008407e6b32675b836cb52b03d5fce6718c4251083861d4efde", "b8250270a87e23a56b234e43949e465a958377718ef9c4248d3aefea656e48e2", "48afaf1f7b783fbe916d1e427f817e5859be04182a4d69dafa13040736453782", "f281ebb8de56e86703bca22b7fdd219583fb7ac68dc4fbf85fda49b88a0727b8")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table:number-columns-repeated="6" office:value-type="float" office:value="67.86" calcext:value-type="float">
            <text:p>67.86</text:p>
          </table:table-cell>
          <table:table-cell office:value-type="float" office:value="23" calcext:value-type="float">
            <text:p>2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8.826" calcext:value-type="float">
            <text:p>8.826</text:p>
          </table:table-cell>
          <table:table-cell office:value-type="string" calcext:value-type="string">
            <text:p>cc565e0b272034e14194bf447432f418bea58a8a95e57ae10a381271095d41a8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6.511" calcext:value-type="float">
            <text:p>6.511</text:p>
          </table:table-cell>
          <table:table-cell office:value-type="string" calcext:value-type="string">
            <text:p>628478b76ba139d1ec418ef0512ac48e802d0d6aec2c9892ad93a369a8324f1c</text:p>
          </table:table-cell>
          <table:table-cell office:value-type="float" office:value="35.71" calcext:value-type="float">
            <text:p>35.71</text:p>
          </table:table-cell>
          <table:table-cell table:number-columns-repeated="6" office:value-type="float" office:value="67.86" calcext:value-type="float">
            <text:p>67.86</text:p>
          </table:table-cell>
          <table:table-cell office:value-type="float" office:value="23" calcext:value-type="float">
            <text:p>2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8.016" calcext:value-type="float">
            <text:p>8.016</text:p>
          </table:table-cell>
          <table:table-cell office:value-type="string" calcext:value-type="string">
            <text:p>cc565e0b272034e14194bf447432f418bea58a8a95e57ae10a381271095d41a8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6.635" calcext:value-type="float">
            <text:p>6.635</text:p>
          </table:table-cell>
          <table:table-cell office:value-type="string" calcext:value-type="string">
            <text:p>628478b76ba139d1ec418ef0512ac48e802d0d6aec2c9892ad93a369a8324f1c</text:p>
          </table:table-cell>
          <table:table-cell office:value-type="float" office:value="49.29" calcext:value-type="float">
            <text:p>49.29</text:p>
          </table:table-cell>
          <table:table-cell office:value-type="float" office:value="74.64" calcext:value-type="float">
            <text:p>74.64</text:p>
          </table:table-cell>
          <table:table-cell office:value-type="float" office:value="81.43" calcext:value-type="float">
            <text:p>8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1.99" calcext:value-type="float">
            <text:p>71.99</text:p>
          </table:table-cell>
          <table:table-cell office:value-type="float" office:value="78.86" calcext:value-type="float">
            <text:p>78.86</text:p>
          </table:table-cell>
          <table:table-cell office:value-type="float" office:value="76.23" calcext:value-type="float">
            <text:p>76.23</text:p>
          </table:table-cell>
          <table:table-cell office:value-type="float" office:value="0" calcext:value-type="float">
            <text:p>0</text:p>
          </table:table-cell>
          <table:table-cell office:value-type="float" office:value="141480" calcext:value-type="float">
            <text:p>141480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0860969387755" calcext:value-type="float">
            <text:p>0.000860969387755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5739795918367" calcext:value-type="float">
            <text:p>0.005739795918367</text:p>
          </table:table-cell>
          <table:table-cell office:value-type="float" office:value="0.001766605448424" calcext:value-type="float">
            <text:p>0.001766605448424</text:p>
          </table:table-cell>
          <table:table-cell office:value-type="float" office:value="0.002224098748333" calcext:value-type="float">
            <text:p>0.002224098748333</text:p>
          </table:table-cell>
          <table:table-cell office:value-type="float" office:value="0.000664727712922" calcext:value-type="float">
            <text:p>0.000664727712922</text:p>
          </table:table-cell>
          <table:table-cell office:value-type="float" office:value="0" calcext:value-type="float">
            <text:p>0</text:p>
          </table:table-cell>
          <table:table-cell office:value-type="float" office:value="751.2" calcext:value-type="float">
            <text:p>75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f3d1c94b058dfc1365e3f74b910d0fdcf349372923d4f80eff79185a628fbe9", "f912b536404f392e10fe4313572746d8a2a74a19218c1ce48171ac862b859a8f", "3d45257f701b4db674f63198275c1fe6bef294c87d0b2683413c9e8d70ef2380", "2842275a5e07a7169884ade6dff33646e480cc46e9ce48b8a1d41f2457b9ef92", "5f8bd71e5db850bae35fb3f528bb2272698ad8df9036bd2387e3142bf56ae7d7")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81.43" calcext:value-type="float">
            <text:p>81.43</text:p>
          </table:table-cell>
          <table:table-cell office:value-type="float" office:value="67.14" calcext:value-type="float">
            <text:p>67.14</text:p>
          </table:table-cell>
          <table:table-cell office:value-type="float" office:value="71.33" calcext:value-type="float">
            <text:p>71.33</text:p>
          </table:table-cell>
          <table:table-cell office:value-type="float" office:value="78.58" calcext:value-type="float">
            <text:p>78.58</text:p>
          </table:table-cell>
          <table:table-cell office:value-type="float" office:value="75.96" calcext:value-type="float">
            <text:p>75.96</text:p>
          </table:table-cell>
          <table:table-cell office:value-type="float" office:value="26.99" calcext:value-type="float">
            <text:p>26.99</text:p>
          </table:table-cell>
          <table:table-cell office:value-type="float" office:value="281640" calcext:value-type="float">
            <text:p>28164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757404474916" calcext:value-type="float">
            <text:p>0.000757404474916</text:p>
          </table:table-cell>
          <table:table-cell office:value-type="float" office:value="0.002160536018372" calcext:value-type="float">
            <text:p>0.002160536018372</text:p>
          </table:table-cell>
          <table:table-cell office:value-type="float" office:value="0.000759426853286" calcext:value-type="float">
            <text:p>0.000759426853286</text:p>
          </table:table-cell>
          <table:table-cell office:value-type="float" office:value="0.000518834677735" calcext:value-type="float">
            <text:p>0.000518834677735</text:p>
          </table:table-cell>
          <table:table-cell office:value-type="float" office:value="786.8" calcext:value-type="float">
            <text:p>786.8</text:p>
          </table:table-cell>
          <table:table-cell office:value-type="float" office:value="2712.094" calcext:value-type="float">
            <text:p>2712.094</text:p>
          </table:table-cell>
          <table:table-cell office:value-type="string" calcext:value-type="string">
            <text:p>("a045ba6096f896169fb9b1040524c56d25c9cc9bf396becfca6534b2b176da7d", "522930c43288b375ca36e14350370e43cab53e4f4d85255da66b0e83a8ce0f6f", "85e415be3bcf516d32c860aad8418f4254f3f7c00076d54b5ebbd12bbb5d3b6a", "313df03d148739c7bd975c3fbbae81c793bccd6405ab8ba3c4338ba3d7758613", "46868e86b7ce5daf5c0f300f0b8236c6f6a178cef730b5431cd50ae65f3c4abe")</text:p>
          </table:table-cell>
          <table:table-cell table:number-columns-repeated="9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7.14" calcext:value-type="float">
            <text:p>5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2" calcext:value-type="float">
            <text:p>58.62</text:p>
          </table:table-cell>
          <table:table-cell office:value-type="float" office:value="58.18" calcext:value-type="float">
            <text:p>58.18</text:p>
          </table:table-cell>
          <table:table-cell office:value-type="float" office:value="27" calcext:value-type="float">
            <text:p>2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7697368421053" calcext:value-type="float">
            <text:p>0.597697368421053</text:p>
          </table:table-cell>
          <table:table-cell office:value-type="float" office:value="11.596" calcext:value-type="float">
            <text:p>11.596</text:p>
          </table:table-cell>
          <table:table-cell office:value-type="string" calcext:value-type="string">
            <text:p>8f464d0e2024f650abae7c7e2464939427c7f80b97f21d355c4ce3ea3122c9c2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31428571428571" calcext:value-type="float">
            <text:p>0.631428571428571</text:p>
          </table:table-cell>
          <table:table-cell office:value-type="float" office:value="0.607112068965517" calcext:value-type="float">
            <text:p>0.607112068965517</text:p>
          </table:table-cell>
          <table:table-cell office:value-type="float" office:value="5.206" calcext:value-type="float">
            <text:p>5.206</text:p>
          </table:table-cell>
          <table:table-cell office:value-type="string" calcext:value-type="string">
            <text:p>7dc0f079d28f2c36c0d02ebb2da7ac9673b9abed6ee6032136cd5e4e45bcd9c2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3.57" calcext:value-type="float">
            <text:p>5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7.69" calcext:value-type="float">
            <text:p>57.69</text:p>
          </table:table-cell>
          <table:table-cell office:value-type="float" office:value="27" calcext:value-type="float">
            <text:p>2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7697368421053" calcext:value-type="float">
            <text:p>0.597697368421053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f30978dd7137344032f84192d113b950bdf5bde65f9f41749a0d5a16704d6fb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31428571428571" calcext:value-type="float">
            <text:p>0.631428571428571</text:p>
          </table:table-cell>
          <table:table-cell office:value-type="float" office:value="0.607112068965517" calcext:value-type="float">
            <text:p>0.607112068965517</text:p>
          </table:table-cell>
          <table:table-cell office:value-type="float" office:value="5.171" calcext:value-type="float">
            <text:p>5.171</text:p>
          </table:table-cell>
          <table:table-cell office:value-type="string" calcext:value-type="string">
            <text:p>7dc0f079d28f2c36c0d02ebb2da7ac9673b9abed6ee6032136cd5e4e45bcd9c2</text:p>
          </table:table-cell>
          <table:table-cell office:value-type="float" office:value="53.57" calcext:value-type="float">
            <text:p>53.57</text:p>
          </table:table-cell>
          <table:table-cell office:value-type="float" office:value="76.79" calcext:value-type="float">
            <text:p>76.79</text:p>
          </table:table-cell>
          <table:table-cell office:value-type="float" office:value="82.86" calcext:value-type="float">
            <text:p>82.86</text:p>
          </table:table-cell>
          <table:table-cell office:value-type="float" office:value="70.71" calcext:value-type="float">
            <text:p>70.71</text:p>
          </table:table-cell>
          <table:table-cell office:value-type="float" office:value="74.15" calcext:value-type="float">
            <text:p>74.15</text:p>
          </table:table-cell>
          <table:table-cell office:value-type="float" office:value="80.49" calcext:value-type="float">
            <text:p>80.49</text:p>
          </table:table-cell>
          <table:table-cell office:value-type="float" office:value="78.17" calcext:value-type="float">
            <text:p>78.17</text:p>
          </table:table-cell>
          <table:table-cell office:value-type="float" office:value="0" calcext:value-type="float">
            <text:p>0</text:p>
          </table:table-cell>
          <table:table-cell office:value-type="float" office:value="141320" calcext:value-type="float">
            <text:p>141320</text:p>
          </table:table-cell>
          <table:table-cell office:value-type="float" office:value="0.005102040816327" calcext:value-type="float">
            <text:p>0.005102040816327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5357142857143" calcext:value-type="float">
            <text:p>0.005357142857143</text:p>
          </table:table-cell>
          <table:table-cell office:value-type="float" office:value="0.00228656837117" calcext:value-type="float">
            <text:p>0.00228656837117</text:p>
          </table:table-cell>
          <table:table-cell office:value-type="float" office:value="0.000729598851709" calcext:value-type="float">
            <text:p>0.000729598851709</text:p>
          </table:table-cell>
          <table:table-cell office:value-type="float" office:value="0.000791461321238" calcext:value-type="float">
            <text:p>0.000791461321238</text:p>
          </table:table-cell>
          <table:table-cell office:value-type="float" office:value="0" calcext:value-type="float">
            <text:p>0</text:p>
          </table:table-cell>
          <table:table-cell office:value-type="float" office:value="169.2" calcext:value-type="float">
            <text:p>16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e20613b6397a581a3cbbdd865c65e71a09b0ae3d3c3d04db334586af6df11cd", "e656d750631e4042d2f61e7a3e2e6686583a0c4c8afacfeaf062d4b9c1a027d6", "82c368f796fa67235f14a200ebe2b92beef18d297b8c7982823a15c5380d6d3a", "b39c6705c6cb8334deef9a5b543cbf3d32df53c82f60d7383565c90053502082", "059540eda765153c74d233134fe3762727d08a28d56afe7e03fcd9d582835f76")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82.86" calcext:value-type="float">
            <text:p>82.86</text:p>
          </table:table-cell>
          <table:table-cell office:value-type="float" office:value="65.71" calcext:value-type="float">
            <text:p>65.71</text:p>
          </table:table-cell>
          <table:table-cell office:value-type="float" office:value="71.05" calcext:value-type="float">
            <text:p>71.05</text:p>
          </table:table-cell>
          <table:table-cell office:value-type="float" office:value="79.23" calcext:value-type="float">
            <text:p>79.23</text:p>
          </table:table-cell>
          <table:table-cell office:value-type="float" office:value="76.4" calcext:value-type="float">
            <text:p>76.4</text:p>
          </table:table-cell>
          <table:table-cell office:value-type="float" office:value="27.08" calcext:value-type="float">
            <text:p>27.08</text:p>
          </table:table-cell>
          <table:table-cell office:value-type="float" office:value="283960" calcext:value-type="float">
            <text:p>283960</text:p>
          </table:table-cell>
          <table:table-cell office:value-type="float" office:value="0.005484693877551" calcext:value-type="float">
            <text:p>0.005484693877551</text:p>
          </table:table-cell>
          <table:table-cell office:value-type="float" office:value="0.001371173469388" calcext:value-type="float">
            <text:p>0.001371173469388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7397959183673" calcext:value-type="float">
            <text:p>0.007397959183673</text:p>
          </table:table-cell>
          <table:table-cell office:value-type="float" office:value="0.002298634238988" calcext:value-type="float">
            <text:p>0.002298634238988</text:p>
          </table:table-cell>
          <table:table-cell office:value-type="float" office:value="0.000171923310672" calcext:value-type="float">
            <text:p>0.000171923310672</text:p>
          </table:table-cell>
          <table:table-cell office:value-type="float" office:value="0.000559609812026" calcext:value-type="float">
            <text:p>0.000559609812026</text:p>
          </table:table-cell>
          <table:table-cell office:value-type="float" office:value="0.000268227739056" calcext:value-type="float">
            <text:p>0.000268227739056</text:p>
          </table:table-cell>
          <table:table-cell office:value-type="float" office:value="470.8" calcext:value-type="float">
            <text:p>470.8</text:p>
          </table:table-cell>
          <table:table-cell office:value-type="float" office:value="2649.881" calcext:value-type="float">
            <text:p>2649.881</text:p>
          </table:table-cell>
          <table:table-cell office:value-type="string" calcext:value-type="string">
            <text:p>("57e82fbe55e53c030551a396febd740712969000e15ddafbd375a5a44d5114d5", "43cb4a36f58fb7b4a9c82d610d3db40d59a3c36b5b03fad51a6d9a015033baff", "ad9ff87bbe85ec6f86ccc5b89229551273b44cdf6c843562b3922601f4979ed4", "108ecf5cdefae9505797e168bc8a59f3bf99bb5698912e38983c8b88c277f7e3", "21acf7dfad9d303d956f9426b1242a4861d8eff68ea171a548c4990697568bf9")</text:p>
          </table:table-cell>
          <table:table-cell table:number-columns-repeated="9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25" calcext:value-type="float">
            <text:p>25</text:p>
          </table:table-cell>
          <table:table-cell office:value-type="float" office:value="0.707142857142857" calcext:value-type="float">
            <text:p>0.707142857142857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51.676" calcext:value-type="float">
            <text:p>51.676</text:p>
          </table:table-cell>
          <table:table-cell office:value-type="string" calcext:value-type="string">
            <text:p>4c4db02de12395defb793367cad0cfe1de5f46f87e5b67060f3222a0cc289995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27.045" calcext:value-type="float">
            <text:p>27.045</text:p>
          </table:table-cell>
          <table:table-cell office:value-type="string" calcext:value-type="string">
            <text:p>61c4e911cc955faef715d6a1a6ef47f6b3d00952e3e95f22e229f39353b3c0a8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25" calcext:value-type="float">
            <text:p>25</text:p>
          </table:table-cell>
          <table:table-cell office:value-type="float" office:value="0.707142857142857" calcext:value-type="float">
            <text:p>0.707142857142857</text:p>
          </table:table-cell>
          <table:table-cell office:value-type="float" office:value="0.628125" calcext:value-type="float">
            <text:p>0.628125</text:p>
          </table:table-cell>
          <table:table-cell office:value-type="float" office:value="40.656" calcext:value-type="float">
            <text:p>40.656</text:p>
          </table:table-cell>
          <table:table-cell office:value-type="string" calcext:value-type="string">
            <text:p>cd015551fd7c49eb595e1e9cdfb43e44bd0d5be6975189dac3d335a87563b6cd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26.117" calcext:value-type="float">
            <text:p>26.117</text:p>
          </table:table-cell>
          <table:table-cell office:value-type="string" calcext:value-type="string">
            <text:p>61c4e911cc955faef715d6a1a6ef47f6b3d00952e3e95f22e229f39353b3c0a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.14" calcext:value-type="float">
            <text:p>52.14</text:p>
          </table:table-cell>
          <table:table-cell office:value-type="float" office:value="77.86" calcext:value-type="float">
            <text:p>77.86</text:p>
          </table:table-cell>
          <table:table-cell office:value-type="float" office:value="70.13" calcext:value-type="float">
            <text:p>70.13</text:p>
          </table:table-cell>
          <table:table-cell office:value-type="float" office:value="61.98" calcext:value-type="float">
            <text:p>61.98</text:p>
          </table:table-cell>
          <table:table-cell office:value-type="float" office:value="59.78" calcext:value-type="float">
            <text:p>59.78</text:p>
          </table:table-cell>
          <table:table-cell office:value-type="float" office:value="0" calcext:value-type="float">
            <text:p>0</text:p>
          </table:table-cell>
          <table:table-cell office:value-type="float" office:value="142280" calcext:value-type="float">
            <text:p>14228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625837050631" calcext:value-type="float">
            <text:p>0.000625837050631</text:p>
          </table:table-cell>
          <table:table-cell office:value-type="float" office:value="0.000481065884868" calcext:value-type="float">
            <text:p>0.000481065884868</text:p>
          </table:table-cell>
          <table:table-cell office:value-type="float" office:value="0.001220879801667" calcext:value-type="float">
            <text:p>0.001220879801667</text:p>
          </table:table-cell>
          <table:table-cell office:value-type="float" office:value="0" calcext:value-type="float">
            <text:p>0</text:p>
          </table:table-cell>
          <table:table-cell office:value-type="float" office:value="285.2" calcext:value-type="float">
            <text:p>28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00c965e2f2e6967fc4f533cecaecdf45748d9440613203fb66ed96ffe4dd223", "f0bcba777cec5cbd02f2b6211f534e96640cc757767e5e724ea1675366a1c6c4", "12bb60f286dca12377912176d6414869f5fa126e086a65fc7f380d15b7fd2197", "756732db58480b07bdf8a3d00896f1696b0b27ed1280b37ede53cad30e966000", "d15d844fe441e7e052428b5a70f79a9e72b201cdcd2eefda5cc61f918030c07f")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49.29" calcext:value-type="float">
            <text:p>49.29</text:p>
          </table:table-cell>
          <table:table-cell office:value-type="float" office:value="75.71" calcext:value-type="float">
            <text:p>75.71</text:p>
          </table:table-cell>
          <table:table-cell office:value-type="float" office:value="67.03" calcext:value-type="float">
            <text:p>67.03</text:p>
          </table:table-cell>
          <table:table-cell office:value-type="float" office:value="59.89" calcext:value-type="float">
            <text:p>59.89</text:p>
          </table:table-cell>
          <table:table-cell office:value-type="float" office:value="56.77" calcext:value-type="float">
            <text:p>56.77</text:p>
          </table:table-cell>
          <table:table-cell office:value-type="float" office:value="28.58" calcext:value-type="float">
            <text:p>28.58</text:p>
          </table:table-cell>
          <table:table-cell office:value-type="float" office:value="284080" calcext:value-type="float">
            <text:p>284080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478316326531" calcext:value-type="float">
            <text:p>0.000478316326531</text:p>
          </table:table-cell>
          <table:table-cell table:number-columns-repeated="2" office:value-type="float" office:value="0.000892857142857" calcext:value-type="float">
            <text:p>0.000892857142857</text:p>
          </table:table-cell>
          <table:table-cell office:value-type="float" office:value="0.000926303387666" calcext:value-type="float">
            <text:p>0.000926303387666</text:p>
          </table:table-cell>
          <table:table-cell office:value-type="float" office:value="0.000314046559915" calcext:value-type="float">
            <text:p>0.000314046559915</text:p>
          </table:table-cell>
          <table:table-cell office:value-type="float" office:value="0.000736417826111" calcext:value-type="float">
            <text:p>0.000736417826111</text:p>
          </table:table-cell>
          <table:table-cell office:value-type="float" office:value="0.000671548280993" calcext:value-type="float">
            <text:p>0.000671548280993</text:p>
          </table:table-cell>
          <table:table-cell office:value-type="float" office:value="549.2" calcext:value-type="float">
            <text:p>549.2</text:p>
          </table:table-cell>
          <table:table-cell office:value-type="float" office:value="2604.733" calcext:value-type="float">
            <text:p>2604.733</text:p>
          </table:table-cell>
          <table:table-cell office:value-type="string" calcext:value-type="string">
            <text:p>("7073b13a17fc499e45d0ef3864a0e2e9377fdc7648700635db3412423b96081e", "8f6f5beaaf89926526cf00dd04a0e222ff3b9df25a9244322dfc9ad4ed5eb370", "447efd4319b7e71a117e8f0a06f88a8f504a01c34545c0c23207aee681e2e1ff", "16eacfa9c66409f6f82ff4769a245c80a3b7869300ad8af632a5ef4956fe70c4", "1d8b82ff1844a8b7894046b8035bc90e1e5f84a6ac8775fd30149a438e233481")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.57" calcext:value-type="float">
            <text:p>3.57</text:p>
          </table:table-cell>
          <table:table-cell office:value-type="float" office:value="51.79" calcext:value-type="float">
            <text:p>51.79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85" calcext:value-type="float">
            <text:p>51.85</text:p>
          </table:table-cell>
          <table:table-cell office:value-type="float" office:value="52.63" calcext:value-type="float">
            <text:p>52.6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.181" calcext:value-type="float">
            <text:p>8.181</text:p>
          </table:table-cell>
          <table:table-cell office:value-type="string" calcext:value-type="string">
            <text:p>8a6b12040a82cfcde429afd8731ebcfa6bd8eb986d97f667b12e1a8d42ab5427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0b7d7c473538e221ea5438286798b9fc0ec8e1006d33ec3a39adda48b70ee300</text:p>
          </table:table-cell>
          <table:table-cell office:value-type="float" office:value="3.57" calcext:value-type="float">
            <text:p>3.57</text:p>
          </table:table-cell>
          <table:table-cell office:value-type="float" office:value="51.79" calcext:value-type="float">
            <text:p>51.7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1.61" calcext:value-type="float">
            <text:p>51.61</text:p>
          </table:table-cell>
          <table:table-cell office:value-type="float" office:value="52" calcext:value-type="float">
            <text:p>52</text:p>
          </table:table-cell>
          <table:table-cell office:value-type="float" office:value="54.24" calcext:value-type="float">
            <text:p>54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.087" calcext:value-type="float">
            <text:p>7.087</text:p>
          </table:table-cell>
          <table:table-cell office:value-type="string" calcext:value-type="string">
            <text:p>5df299b2a753ba4e8c103359c3fe861fdd32011d962cbb00b738970db3253156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.838" calcext:value-type="float">
            <text:p>5.838</text:p>
          </table:table-cell>
          <table:table-cell office:value-type="string" calcext:value-type="string">
            <text:p>0b7d7c473538e221ea5438286798b9fc0ec8e1006d33ec3a39adda48b70ee30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" calcext:value-type="float">
            <text:p>60</text:p>
          </table:table-cell>
          <table:table-cell office:value-type="float" office:value="72.14" calcext:value-type="float">
            <text:p>72.14</text:p>
          </table:table-cell>
          <table:table-cell office:value-type="float" office:value="68.22" calcext:value-type="float">
            <text:p>68.22</text:p>
          </table:table-cell>
          <table:table-cell office:value-type="float" office:value="64.51" calcext:value-type="float">
            <text:p>64.51</text:p>
          </table:table-cell>
          <table:table-cell office:value-type="float" office:value="63.73" calcext:value-type="float">
            <text:p>63.73</text:p>
          </table:table-cell>
          <table:table-cell office:value-type="float" office:value="0" calcext:value-type="float">
            <text:p>0</text:p>
          </table:table-cell>
          <table:table-cell office:value-type="float" office:value="137040" calcext:value-type="float">
            <text:p>137040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1116071428571" calcext:value-type="float">
            <text:p>0.001116071428571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77191321499" calcext:value-type="float">
            <text:p>0.00077191321499</text:p>
          </table:table-cell>
          <table:table-cell office:value-type="float" office:value="0.001388370436315" calcext:value-type="float">
            <text:p>0.001388370436315</text:p>
          </table:table-cell>
          <table:table-cell office:value-type="float" office:value="0.002385976264192" calcext:value-type="float">
            <text:p>0.002385976264192</text:p>
          </table:table-cell>
          <table:table-cell office:value-type="float" office:value="0" calcext:value-type="float">
            <text:p>0</text:p>
          </table:table-cell>
          <table:table-cell office:value-type="float" office:value="122.8" calcext:value-type="float">
            <text:p>12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fee0058658be75af1bb3f7a88c2985b6f1da7862c3e7c7b3bed1ac58abe20c4", "d9d459c8e2fa6e15565177f9803393e249fec4174e749eb542dc330607690ac0", "2d4b63daec8395c314a1ecc576c663ee717e382b7f72acbd2b2eb2bd73177d1b", "10a9299deb966c1d1970bd3c1c787293c9f6883700216735b220f036ffb642ad", "74c09ca25033b5a7f4b84153680b6ac5dd398871c7e972b943d82f89edca727b")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56.43" calcext:value-type="float">
            <text:p>56.43</text:p>
          </table:table-cell>
          <table:table-cell office:value-type="float" office:value="75" calcext:value-type="float">
            <text:p>75</text:p>
          </table:table-cell>
          <table:table-cell office:value-type="float" office:value="69.27" calcext:value-type="float">
            <text:p>69.27</text:p>
          </table:table-cell>
          <table:table-cell office:value-type="float" office:value="63.35" calcext:value-type="float">
            <text:p>63.35</text:p>
          </table:table-cell>
          <table:table-cell office:value-type="float" office:value="62.11" calcext:value-type="float">
            <text:p>62.11</text:p>
          </table:table-cell>
          <table:table-cell office:value-type="float" office:value="25.31" calcext:value-type="float">
            <text:p>25.31</text:p>
          </table:table-cell>
          <table:table-cell office:value-type="float" office:value="274440" calcext:value-type="float">
            <text:p>27444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500070415599" calcext:value-type="float">
            <text:p>0.000500070415599</text:p>
          </table:table-cell>
          <table:table-cell office:value-type="float" office:value="0.000666406118435" calcext:value-type="float">
            <text:p>0.000666406118435</text:p>
          </table:table-cell>
          <table:table-cell office:value-type="float" office:value="0.001346581613037" calcext:value-type="float">
            <text:p>0.001346581613037</text:p>
          </table:table-cell>
          <table:table-cell table:style-name="ce3" office:value-type="float" office:value="0.0000529" calcext:value-type="float">
            <text:p>5.29E-05</text:p>
          </table:table-cell>
          <table:table-cell office:value-type="float" office:value="234.8" calcext:value-type="float">
            <text:p>234.8</text:p>
          </table:table-cell>
          <table:table-cell office:value-type="float" office:value="2659.474" calcext:value-type="float">
            <text:p>2659.474</text:p>
          </table:table-cell>
          <table:table-cell office:value-type="string" calcext:value-type="string">
            <text:p>("169a50d2804258f3e92646a54ba0a932d86c4d39088a6690425a96331037aa10", "c9b1984bf53b40c23fc7c4483e610dd090c350cf3d54538562958ee35b0833a4", "a34351462be75af43b190dcea7b1af003bb86fc05e7964b4a43b06282f6f8f36", "f96d9de5b166b6993dc02a47d74af6e5cc0bf022ed6b884018a6226edf36d269", "62022ef326c22756c1dea2ca07165ffa37f2f278e17f334f2a529838df40d265")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00,75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3" calcext:value-type="float">
            <text:p>23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10416666666667" calcext:value-type="float">
            <text:p>0.610416666666667</text:p>
          </table:table-cell>
          <table:table-cell office:value-type="float" office:value="10.697" calcext:value-type="float">
            <text:p>10.697</text:p>
          </table:table-cell>
          <table:table-cell office:value-type="string" calcext:value-type="string">
            <text:p>be4511fd002d9e1c1ee689ab45c70535058b47e34e16eac3e1c652dca86f72ee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5" calcext:value-type="float">
            <text:p>5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5.125" calcext:value-type="float">
            <text:p>5.125</text:p>
          </table:table-cell>
          <table:table-cell office:value-type="string" calcext:value-type="string">
            <text:p>66b028a3856ff24cf124bf346f0b510ac2a4aaa2d9f2891b1951331f7ecc9df6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3.08" calcext:value-type="float">
            <text:p>73.08</text:p>
          </table:table-cell>
          <table:table-cell office:value-type="float" office:value="72.41" calcext:value-type="float">
            <text:p>72.41</text:p>
          </table:table-cell>
          <table:table-cell office:value-type="float" office:value="23" calcext:value-type="float">
            <text:p>23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146e25d863f3eb02c39ab48e2e3b3fbfb9199c22375cc14249da5eb4889c9029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5" calcext:value-type="float">
            <text:p>5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66b028a3856ff24cf124bf346f0b510ac2a4aaa2d9f2891b1951331f7ecc9df6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67.14" calcext:value-type="float">
            <text:p>67.14</text:p>
          </table:table-cell>
          <table:table-cell office:value-type="float" office:value="76.43" calcext:value-type="float">
            <text:p>76.43</text:p>
          </table:table-cell>
          <table:table-cell office:value-type="float" office:value="74.39" calcext:value-type="float">
            <text:p>74.39</text:p>
          </table:table-cell>
          <table:table-cell office:value-type="float" office:value="69.83" calcext:value-type="float">
            <text:p>69.83</text:p>
          </table:table-cell>
          <table:table-cell office:value-type="float" office:value="70.48" calcext:value-type="float">
            <text:p>70.48</text:p>
          </table:table-cell>
          <table:table-cell office:value-type="float" office:value="0" calcext:value-type="float">
            <text:p>0</text:p>
          </table:table-cell>
          <table:table-cell office:value-type="float" office:value="141880" calcext:value-type="float">
            <text:p>141880</text:p>
          </table:table-cell>
          <table:table-cell office:value-type="float" office:value="0.010459183673469" calcext:value-type="float">
            <text:p>0.010459183673469</text:p>
          </table:table-cell>
          <table:table-cell office:value-type="float" office:value="0.002614795918367" calcext:value-type="float">
            <text:p>0.002614795918367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4897488715259" calcext:value-type="float">
            <text:p>0.004897488715259</text:p>
          </table:table-cell>
          <table:table-cell office:value-type="float" office:value="0.001465711805556" calcext:value-type="float">
            <text:p>0.001465711805556</text:p>
          </table:table-cell>
          <table:table-cell office:value-type="float" office:value="0.002219340752104" calcext:value-type="float">
            <text:p>0.002219340752104</text:p>
          </table:table-cell>
          <table:table-cell office:value-type="float" office:value="0" calcext:value-type="float">
            <text:p>0</text:p>
          </table:table-cell>
          <table:table-cell office:value-type="float" office:value="233.2" calcext:value-type="float">
            <text:p>23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be5e86ab0f7912bad21df8871de9bcc993d6075dc97701c94e397228f7866f9", "86de2e898ea3b8ee6a6b2da3625364c3b0dbf775665c8f568a48e39188befb6f", "8aac04ddd446f8e23ead0c26c35f854825d914fe84ce9754dcd22f8d5aafb68d", "2fd9ba9b446586eca2fbcc4e3a7721e8fb98aade7980ff9242ca4aac351a01a9", "a210324a4774936a912ec197997270667494b03bfdc9866521adac9dcf196883")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67.14" calcext:value-type="float">
            <text:p>67.14</text:p>
          </table:table-cell>
          <table:table-cell office:value-type="float" office:value="80" calcext:value-type="float">
            <text:p>80</text:p>
          </table:table-cell>
          <table:table-cell office:value-type="float" office:value="77.32" calcext:value-type="float">
            <text:p>77.32</text:p>
          </table:table-cell>
          <table:table-cell office:value-type="float" office:value="70.86" calcext:value-type="float">
            <text:p>70.86</text:p>
          </table:table-cell>
          <table:table-cell office:value-type="float" office:value="71.79" calcext:value-type="float">
            <text:p>71.79</text:p>
          </table:table-cell>
          <table:table-cell office:value-type="float" office:value="27.26" calcext:value-type="float">
            <text:p>27.26</text:p>
          </table:table-cell>
          <table:table-cell office:value-type="float" office:value="285600" calcext:value-type="float">
            <text:p>28560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2148841765133" calcext:value-type="float">
            <text:p>0.002148841765133</text:p>
          </table:table-cell>
          <table:table-cell office:value-type="float" office:value="0.000126282892631" calcext:value-type="float">
            <text:p>0.000126282892631</text:p>
          </table:table-cell>
          <table:table-cell office:value-type="float" office:value="0.00028701431912" calcext:value-type="float">
            <text:p>0.00028701431912</text:p>
          </table:table-cell>
          <table:table-cell table:style-name="ce3" office:value-type="float" office:value="0.0000352" calcext:value-type="float">
            <text:p>3.52E-05</text:p>
          </table:table-cell>
          <table:table-cell office:value-type="float" office:value="928" calcext:value-type="float">
            <text:p>928</text:p>
          </table:table-cell>
          <table:table-cell office:value-type="float" office:value="2673.068" calcext:value-type="float">
            <text:p>2673.068</text:p>
          </table:table-cell>
          <table:table-cell office:value-type="string" calcext:value-type="string">
            <text:p>("6b226447d532f1807bc2998d62855ec10983f7849342b337283dfd7932e7c87f", "380c54b43fd7b4c7edf26841bc7ca16b81fc51e79ddaebe3c084220d5780ab3d", "c473fd90409695ebb3d54e8f6d1ee56dcf24fe70b9aae854a9af926f9977bbd0", "5a785be49da3734f49934a55a475988f368be709977f58f06af4fb54f0d0710e", "61fa768b8548027a0872a3309a1bd63d8721335bd785cfa68713eba3539ea5a0")</text:p>
          </table:table-cell>
          <table:table-cell table:number-columns-repeated="9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78.912" calcext:value-type="float">
            <text:p>78.912</text:p>
          </table:table-cell>
          <table:table-cell office:value-type="string" calcext:value-type="string">
            <text:p>05d9e0ecbc48773812fa3a87a25311ebd39b798afcc53e37bbd05e2d3a9d3e11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9.354" calcext:value-type="float">
            <text:p>9.354</text:p>
          </table:table-cell>
          <table:table-cell office:value-type="string" calcext:value-type="string">
            <text:p>0ea74d9ffc1f45dd56bb8667a577f7645df95dea20798f1f89cd98eecc7064df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9.604" calcext:value-type="float">
            <text:p>9.604</text:p>
          </table:table-cell>
          <table:table-cell office:value-type="string" calcext:value-type="string">
            <text:p>05d9e0ecbc48773812fa3a87a25311ebd39b798afcc53e37bbd05e2d3a9d3e11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9.429" calcext:value-type="float">
            <text:p>9.429</text:p>
          </table:table-cell>
          <table:table-cell office:value-type="string" calcext:value-type="string">
            <text:p>0ea74d9ffc1f45dd56bb8667a577f7645df95dea20798f1f89cd98eecc7064df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77.86" calcext:value-type="float">
            <text:p>77.86</text:p>
          </table:table-cell>
          <table:table-cell office:value-type="float" office:value="66.43" calcext:value-type="float">
            <text:p>66.43</text:p>
          </table:table-cell>
          <table:table-cell office:value-type="float" office:value="69.9" calcext:value-type="float">
            <text:p>69.9</text:p>
          </table:table-cell>
          <table:table-cell office:value-type="float" office:value="75.05" calcext:value-type="float">
            <text:p>75.05</text:p>
          </table:table-cell>
          <table:table-cell office:value-type="float" office:value="73.64" calcext:value-type="float">
            <text:p>73.64</text:p>
          </table:table-cell>
          <table:table-cell office:value-type="float" office:value="0" calcext:value-type="float">
            <text:p>0</text:p>
          </table:table-cell>
          <table:table-cell office:value-type="float" office:value="145920" calcext:value-type="float">
            <text:p>14592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87878114522" calcext:value-type="float">
            <text:p>0.000387878114522</text:p>
          </table:table-cell>
          <table:table-cell office:value-type="float" office:value="0.000673203139662" calcext:value-type="float">
            <text:p>0.000673203139662</text:p>
          </table:table-cell>
          <table:table-cell office:value-type="float" office:value="0.000383027918405" calcext:value-type="float">
            <text:p>0.000383027918405</text:p>
          </table:table-cell>
          <table:table-cell office:value-type="float" office:value="0" calcext:value-type="float">
            <text:p>0</text:p>
          </table:table-cell>
          <table:table-cell office:value-type="float" office:value="269.2" calcext:value-type="float">
            <text:p>26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e5075c3ea4de333c24c2395f7371906d9cb8f3a7c3e6dd5c8f81ef4597386b5", "8bb79beee33a04322ed774076e0eb5b06a6b7837d48a40e02ca7f69cfd4e7caf", "28d498de7678dcf0edf314e3d3125d1cf3fdf3f0bf0083b020ffbb0b84c8f532", "e0323a81c977befff51d113ffecf5f50f0f31070a4f9f978e0889c59d5effe9c", "f5ab01bf92252b917a9ff49b0b4bd4e81a8704c7f9d660abbd4bba4e7c420523")</text:p>
          </table:table-cell>
          <table:table-cell office:value-type="float" office:value="48.57" calcext:value-type="float">
            <text:p>4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9.29" calcext:value-type="float">
            <text:p>79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2.09" calcext:value-type="float">
            <text:p>72.09</text:p>
          </table:table-cell>
          <table:table-cell office:value-type="float" office:value="76.98" calcext:value-type="float">
            <text:p>76.98</text:p>
          </table:table-cell>
          <table:table-cell office:value-type="float" office:value="75.51" calcext:value-type="float">
            <text:p>75.51</text:p>
          </table:table-cell>
          <table:table-cell office:value-type="float" office:value="27.96" calcext:value-type="float">
            <text:p>27.96</text:p>
          </table:table-cell>
          <table:table-cell office:value-type="float" office:value="292480" calcext:value-type="float">
            <text:p>292480</text:p>
          </table:table-cell>
          <table:table-cell office:value-type="float" office:value="0.001020408163265" calcext:value-type="float">
            <text:p>0.001020408163265</text:p>
          </table:table-cell>
          <table:table-cell table:number-columns-repeated="2" office:value-type="float" office:value="0.000255102040816" calcext:value-type="float">
            <text:p>0.000255102040816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243727598566" calcext:value-type="float">
            <text:p>0.000243727598566</text:p>
          </table:table-cell>
          <table:table-cell office:value-type="float" office:value="0.000300118343195" calcext:value-type="float">
            <text:p>0.000300118343195</text:p>
          </table:table-cell>
          <table:table-cell office:value-type="float" office:value="0.000219298170705" calcext:value-type="float">
            <text:p>0.000219298170705</text:p>
          </table:table-cell>
          <table:table-cell office:value-type="float" office:value="0.000180123737176" calcext:value-type="float">
            <text:p>0.000180123737176</text:p>
          </table:table-cell>
          <table:table-cell office:value-type="float" office:value="587.2" calcext:value-type="float">
            <text:p>587.2</text:p>
          </table:table-cell>
          <table:table-cell office:value-type="float" office:value="2579.815" calcext:value-type="float">
            <text:p>2579.815</text:p>
          </table:table-cell>
          <table:table-cell office:value-type="string" calcext:value-type="string">
            <text:p>("d063cf308285d216d3794a6e397ac80f3893f0ded86d1f82b347cd40658e5718", "8e500cc14abe8b93bfc8ed5bcc11dcfdd186355d45e132826df969bd49b2eb0c", "a0c23d41fb3079725f1c7d80f67c698c7cc8f89f4a59af18097f5e7be12a5cf0", "a0edb79b4fad61afe506ede6a9acdc876efc31d4ceda589c7e4c354f58a0322d", "7feb7e9431bf4eac9b12534cc5d07fd589fa46e914a02dd9c14b6eefe436cd8f")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9" calcext:value-type="float">
            <text:p>19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60.686" calcext:value-type="float">
            <text:p>60.686</text:p>
          </table:table-cell>
          <table:table-cell office:value-type="string" calcext:value-type="string">
            <text:p>c4a169799476905169387b2f912924c2fe6a80fa9fb86dc642c3881b1f9c5ee2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828" calcext:value-type="float">
            <text:p>6.828</text:p>
          </table:table-cell>
          <table:table-cell office:value-type="string" calcext:value-type="string">
            <text:p>14455277e95311ac46508842311b1c7fe0b3b35c7b2b39ee576df4c14bd15e8e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9" calcext:value-type="float">
            <text:p>19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c4a169799476905169387b2f912924c2fe6a80fa9fb86dc642c3881b1f9c5ee2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14455277e95311ac46508842311b1c7fe0b3b35c7b2b39ee576df4c14bd15e8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9.29" calcext:value-type="float">
            <text:p>69.29</text:p>
          </table:table-cell>
          <table:table-cell office:value-type="float" office:value="62.86" calcext:value-type="float">
            <text:p>62.86</text:p>
          </table:table-cell>
          <table:table-cell office:value-type="float" office:value="65.2" calcext:value-type="float">
            <text:p>65.2</text:p>
          </table:table-cell>
          <table:table-cell office:value-type="float" office:value="67.26" calcext:value-type="float">
            <text:p>67.26</text:p>
          </table:table-cell>
          <table:table-cell office:value-type="float" office:value="67.1" calcext:value-type="float">
            <text:p>67.1</text:p>
          </table:table-cell>
          <table:table-cell office:value-type="float" office:value="0" calcext:value-type="float">
            <text:p>0</text:p>
          </table:table-cell>
          <table:table-cell office:value-type="float" office:value="145640" calcext:value-type="float">
            <text:p>145640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15943877551" calcext:value-type="float">
            <text:p>0.00015943877551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390214583209" calcext:value-type="float">
            <text:p>0.000390214583209</text:p>
          </table:table-cell>
          <table:table-cell office:value-type="float" office:value="0.000319309114647" calcext:value-type="float">
            <text:p>0.000319309114647</text:p>
          </table:table-cell>
          <table:table-cell office:value-type="float" office:value="0.000233554808529" calcext:value-type="float">
            <text:p>0.000233554808529</text:p>
          </table:table-cell>
          <table:table-cell office:value-type="float" office:value="0" calcext:value-type="float">
            <text:p>0</text:p>
          </table:table-cell>
          <table:table-cell office:value-type="float" office:value="988.8" calcext:value-type="float">
            <text:p>98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73921c6e552b3080f3b82eb199bb1222e8412b5ae1157c09d98eb139bb3027d", "cc2d2c155c5185f43388a469579e12bc3ff88e3fac4ebe9629bacf7dc422230d", "915fe95882357769acaa8ea0074a268d3bd7059fb4e6c2245cc5e1d93d36c015", "a0dda5d191a8ab16d7d98d17b293dd88d237dcb216ad2f6185d4f87b2c2619dd", "eb9914240f00e9ad0db207dc2c218b3471373a1904ee51087ac6160a5ee76e17")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57" calcext:value-type="float">
            <text:p>68.57</text:p>
          </table:table-cell>
          <table:table-cell office:value-type="float" office:value="60" calcext:value-type="float">
            <text:p>60</text:p>
          </table:table-cell>
          <table:table-cell office:value-type="float" office:value="63.31" calcext:value-type="float">
            <text:p>63.31</text:p>
          </table:table-cell>
          <table:table-cell office:value-type="float" office:value="65.54" calcext:value-type="float">
            <text:p>65.54</text:p>
          </table:table-cell>
          <table:table-cell office:value-type="float" office:value="65.79" calcext:value-type="float">
            <text:p>65.79</text:p>
          </table:table-cell>
          <table:table-cell office:value-type="float" office:value="29.38" calcext:value-type="float">
            <text:p>29.38</text:p>
          </table:table-cell>
          <table:table-cell office:value-type="float" office:value="290920" calcext:value-type="float">
            <text:p>29092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1144195583953" calcext:value-type="float">
            <text:p>0.001144195583953</text:p>
          </table:table-cell>
          <table:table-cell office:value-type="float" office:value="0.000488027210884" calcext:value-type="float">
            <text:p>0.000488027210884</text:p>
          </table:table-cell>
          <table:table-cell office:value-type="float" office:value="0.000343965068552" calcext:value-type="float">
            <text:p>0.000343965068552</text:p>
          </table:table-cell>
          <table:table-cell office:value-type="float" office:value="0.000338710940559" calcext:value-type="float">
            <text:p>0.000338710940559</text:p>
          </table:table-cell>
          <table:table-cell office:value-type="float" office:value="2525.2" calcext:value-type="float">
            <text:p>2525.2</text:p>
          </table:table-cell>
          <table:table-cell office:value-type="float" office:value="2444.81" calcext:value-type="float">
            <text:p>2444.81</text:p>
          </table:table-cell>
          <table:table-cell office:value-type="string" calcext:value-type="string">
            <text:p>("d91949ca36731765646f5127fc69d0d43e773d224a4c9036c34490cf1662e227", "69460290b18bd1fbda7d671ee8f97f8d703b917437ea424fe42a712e59cf72c0", "9ac6fb5abdcde056f4127b2165d9c872c914274356b894280db050bc83716f1a", "9ee3fbed5cc65e93fc43127b5b3733b3a8ab1171414ccedfbd957c546ee53411", "6f3659d890cca3f103d7a98ec370adf97c757a335a98b23e7e417d337e5f1d17")</text:p>
          </table:table-cell>
          <table:table-cell table:number-columns-repeated="9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23.515" calcext:value-type="float">
            <text:p>23.515</text:p>
          </table:table-cell>
          <table:table-cell office:value-type="string" calcext:value-type="string">
            <text:p>dd7efb0704c85a206c4540e3d42489ce9e6d180c886bd94007e03e8215c3fbcc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09" calcext:value-type="float">
            <text:p>10.09</text:p>
          </table:table-cell>
          <table:table-cell office:value-type="string" calcext:value-type="string">
            <text:p>977cb3e21389260d8aaeddaab379720c81c7c4c8dfea836cc06f1154152f222f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359" calcext:value-type="float">
            <text:p>10.359</text:p>
          </table:table-cell>
          <table:table-cell office:value-type="string" calcext:value-type="string">
            <text:p>dd7efb0704c85a206c4540e3d42489ce9e6d180c886bd94007e03e8215c3fbcc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283" calcext:value-type="float">
            <text:p>10.283</text:p>
          </table:table-cell>
          <table:table-cell office:value-type="string" calcext:value-type="string">
            <text:p>977cb3e21389260d8aaeddaab379720c81c7c4c8dfea836cc06f1154152f222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48.57" calcext:value-type="float">
            <text:p>48.57</text:p>
          </table:table-cell>
          <table:table-cell office:value-type="float" office:value="83.57" calcext:value-type="float">
            <text:p>83.57</text:p>
          </table:table-cell>
          <table:table-cell office:value-type="float" office:value="74.88" calcext:value-type="float">
            <text:p>74.88</text:p>
          </table:table-cell>
          <table:table-cell office:value-type="float" office:value="61.94" calcext:value-type="float">
            <text:p>61.94</text:p>
          </table:table-cell>
          <table:table-cell office:value-type="float" office:value="58.81" calcext:value-type="float">
            <text:p>58.81</text:p>
          </table:table-cell>
          <table:table-cell office:value-type="float" office:value="0" calcext:value-type="float">
            <text:p>0</text:p>
          </table:table-cell>
          <table:table-cell office:value-type="float" office:value="147000" calcext:value-type="float">
            <text:p>147000</text:p>
          </table:table-cell>
          <table:table-cell office:value-type="float" office:value="0.006377551020408" calcext:value-type="float">
            <text:p>0.006377551020408</text:p>
          </table:table-cell>
          <table:table-cell office:value-type="float" office:value="0.001594387755102" calcext:value-type="float">
            <text:p>0.001594387755102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401486207228" calcext:value-type="float">
            <text:p>0.00401486207228</text:p>
          </table:table-cell>
          <table:table-cell office:value-type="float" office:value="0.000996684940635" calcext:value-type="float">
            <text:p>0.000996684940635</text:p>
          </table:table-cell>
          <table:table-cell office:value-type="float" office:value="0.002678411349947" calcext:value-type="float">
            <text:p>0.002678411349947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c040f10a3483924f3aa662cad0b614d33a9aad4d279f6f70a9220b9bf34f980", "21bb89e36fe1792cfe68a8401cb29329477239fd2aa5d2ad5dff337088017123", "440e9b425de494b794ab2f5afbc269899702ff0104970e2b9b0764a37742c931", "1d6e7d2fbf381e560ce13f7a7093ae43eb4be7227f199c2caad8231521c474fc", "c36e9ac8300cb12c3d6739dfbabf62a709587df11d883af96d24231cc0f376f6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50.71" calcext:value-type="float">
            <text:p>50.71</text:p>
          </table:table-cell>
          <table:table-cell office:value-type="float" office:value="84.29" calcext:value-type="float">
            <text:p>84.29</text:p>
          </table:table-cell>
          <table:table-cell office:value-type="float" office:value="76.68" calcext:value-type="float">
            <text:p>76.68</text:p>
          </table:table-cell>
          <table:table-cell office:value-type="float" office:value="63.09" calcext:value-type="float">
            <text:p>63.09</text:p>
          </table:table-cell>
          <table:table-cell office:value-type="float" office:value="60.95" calcext:value-type="float">
            <text:p>60.95</text:p>
          </table:table-cell>
          <table:table-cell office:value-type="float" office:value="25.75" calcext:value-type="float">
            <text:p>25.75</text:p>
          </table:table-cell>
          <table:table-cell office:value-type="float" office:value="292760" calcext:value-type="float">
            <text:p>29276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3789093225266" calcext:value-type="float">
            <text:p>0.003789093225266</text:p>
          </table:table-cell>
          <table:table-cell office:value-type="float" office:value="0.000308946346211" calcext:value-type="float">
            <text:p>0.000308946346211</text:p>
          </table:table-cell>
          <table:table-cell office:value-type="float" office:value="0.000838076780239" calcext:value-type="float">
            <text:p>0.000838076780239</text:p>
          </table:table-cell>
          <table:table-cell table:style-name="ce3" office:value-type="float" office:value="0.000092" calcext:value-type="float">
            <text:p>9.20E-05</text:p>
          </table:table-cell>
          <table:table-cell office:value-type="float" office:value="1002.8" calcext:value-type="float">
            <text:p>1002.8</text:p>
          </table:table-cell>
          <table:table-cell office:value-type="float" office:value="2472.776" calcext:value-type="float">
            <text:p>2472.776</text:p>
          </table:table-cell>
          <table:table-cell office:value-type="string" calcext:value-type="string">
            <text:p>("03c30c3703e3484cddb591ddfaf9ae13b0ffcd9c66e00cc528bb408f01f6d430", "8e7d4f5304760f63daf262bacba86c6fd1db33f44c1324eba9ebeeba6b9e927b", "5b09899354268171d2e6e308dfc564c1bdf53fe10e70824c36f6ab2c0433e772", "249d26c8c4dce0745290d702f2cbbee8789b345ef61be1cd8b1553f8de1ede61", "96041c419283802dc886765c3dd6e47d79b5cb4da4dacb4af613a6d2b82e9f46")</text:p>
          </table:table-cell>
          <table:table-cell table:number-columns-repeated="9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.57" calcext:value-type="float">
            <text:p>3.5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71" calcext:value-type="float">
            <text:p>60.71</text:p>
          </table:table-cell>
          <table:table-cell office:value-type="float" office:value="42.86" calcext:value-type="float">
            <text:p>42.86</text:p>
          </table:table-cell>
          <table:table-cell office:value-type="float" office:value="51.52" calcext:value-type="float">
            <text:p>51.52</text:p>
          </table:table-cell>
          <table:table-cell office:value-type="float" office:value="52.17" calcext:value-type="float">
            <text:p>52.17</text:p>
          </table:table-cell>
          <table:table-cell office:value-type="float" office:value="55.74" calcext:value-type="float">
            <text:p>55.74</text:p>
          </table:table-cell>
          <table:table-cell office:value-type="float" office:value="39" calcext:value-type="float">
            <text:p>39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16.088" calcext:value-type="float">
            <text:p>16.088</text:p>
          </table:table-cell>
          <table:table-cell office:value-type="string" calcext:value-type="string">
            <text:p>47da8cb186e10e3c4f7366299c0bf530f4facbdf1a788ea6948420bc67d8e7a5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9" calcext:value-type="float">
            <text:p>9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8fa08fdc8b9e607697fc163f312ee8717623bd33a62be5907a2c3507e0d73037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8.33" calcext:value-type="float">
            <text:p>58.33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17.122" calcext:value-type="float">
            <text:p>17.122</text:p>
          </table:table-cell>
          <table:table-cell office:value-type="string" calcext:value-type="string">
            <text:p>e411bc83acbf53aeca6288ab9f92e954e63a34bbebf1531acc145162937e23c6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9" calcext:value-type="float">
            <text:p>9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6.491" calcext:value-type="float">
            <text:p>6.491</text:p>
          </table:table-cell>
          <table:table-cell office:value-type="string" calcext:value-type="string">
            <text:p>8fa08fdc8b9e607697fc163f312ee8717623bd33a62be5907a2c3507e0d73037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71.43" calcext:value-type="float">
            <text:p>71.43</text:p>
          </table:table-cell>
          <table:table-cell office:value-type="float" office:value="59.29" calcext:value-type="float">
            <text:p>59.29</text:p>
          </table:table-cell>
          <table:table-cell office:value-type="float" office:value="63.85" calcext:value-type="float">
            <text:p>63.85</text:p>
          </table:table-cell>
          <table:table-cell table:number-columns-repeated="2" office:value-type="float" office:value="67.38" calcext:value-type="float">
            <text:p>67.38</text:p>
          </table:table-cell>
          <table:table-cell office:value-type="float" office:value="0" calcext:value-type="float">
            <text:p>0</text:p>
          </table:table-cell>
          <table:table-cell office:value-type="float" office:value="146680" calcext:value-type="float">
            <text:p>146680</text:p>
          </table:table-cell>
          <table:table-cell office:value-type="float" office:value="0.005484693877551" calcext:value-type="float">
            <text:p>0.005484693877551</text:p>
          </table:table-cell>
          <table:table-cell office:value-type="float" office:value="0.001371173469388" calcext:value-type="float">
            <text:p>0.001371173469388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1617413400367" calcext:value-type="float">
            <text:p>0.001617413400367</text:p>
          </table:table-cell>
          <table:table-cell office:value-type="float" office:value="0.001140851507294" calcext:value-type="float">
            <text:p>0.001140851507294</text:p>
          </table:table-cell>
          <table:table-cell office:value-type="float" office:value="0.00080336133795" calcext:value-type="float">
            <text:p>0.00080336133795</text:p>
          </table:table-cell>
          <table:table-cell office:value-type="float" office:value="0" calcext:value-type="float">
            <text:p>0</text:p>
          </table:table-cell>
          <table:table-cell office:value-type="float" office:value="419.2" calcext:value-type="float">
            <text:p>4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9338a7d5609fb709271f6429c22dfca54bb0be5ca4b114acedd202b07d7845c", "3e32bbeaa8992beea2207221c558a167cc5176fe5e99de8f16508067034763cd", "5d85fac401b62b0767a01a01230a07aa200a155173d6b7be5fad018fe558d6c6", "0476ea72eaa764927352dcf006f6d476702ad46f213a63711c5061fce886d367", "3f867fcbebb722680033806e525817dd101ab47374cd213e4fc2f6b083f08271")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69.29" calcext:value-type="float">
            <text:p>69.29</text:p>
          </table:table-cell>
          <table:table-cell office:value-type="float" office:value="63.57" calcext:value-type="float">
            <text:p>63.57</text:p>
          </table:table-cell>
          <table:table-cell office:value-type="float" office:value="65.59" calcext:value-type="float">
            <text:p>65.59</text:p>
          </table:table-cell>
          <table:table-cell table:number-columns-repeated="2" office:value-type="float" office:value="67.38" calcext:value-type="float">
            <text:p>67.38</text:p>
          </table:table-cell>
          <table:table-cell office:value-type="float" office:value="27.9" calcext:value-type="float">
            <text:p>27.9</text:p>
          </table:table-cell>
          <table:table-cell office:value-type="float" office:value="293480" calcext:value-type="float">
            <text:p>293480</text:p>
          </table:table-cell>
          <table:table-cell office:value-type="float" office:value="0.013647959183674" calcext:value-type="float">
            <text:p>0.013647959183674</text:p>
          </table:table-cell>
          <table:table-cell office:value-type="float" office:value="0.003411989795918" calcext:value-type="float">
            <text:p>0.003411989795918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3173867089444" calcext:value-type="float">
            <text:p>0.003173867089444</text:p>
          </table:table-cell>
          <table:table-cell office:value-type="float" office:value="0.003704312464996" calcext:value-type="float">
            <text:p>0.003704312464996</text:p>
          </table:table-cell>
          <table:table-cell office:value-type="float" office:value="0.00302908532361" calcext:value-type="float">
            <text:p>0.00302908532361</text:p>
          </table:table-cell>
          <table:table-cell office:value-type="float" office:value="0.000606100886696" calcext:value-type="float">
            <text:p>0.000606100886696</text:p>
          </table:table-cell>
          <table:table-cell office:value-type="float" office:value="871.2" calcext:value-type="float">
            <text:p>871.2</text:p>
          </table:table-cell>
          <table:table-cell office:value-type="float" office:value="2491.141" calcext:value-type="float">
            <text:p>2491.141</text:p>
          </table:table-cell>
          <table:table-cell office:value-type="string" calcext:value-type="string">
            <text:p>("0e4dbab0901667891fcc0b979f237ba441905d061df8f84740d6404c494440d0", "27e5423a2dd3b5a45804b9a40e893303b9e0651e8d0a8cca852fd70c10e71ff8", "e4b3c460bb63e3d5efc6e1d8c92a284ed4031de11f71288c0db979c5b11df00c", "8d4b76c2661352b2b2537d13f25cd953dc0bd95745d69c4ae67e68fa2fbe901e", "9c646fde8f8b4b5f24c1d91c12b14923b9dbdf431dd7d5d0c38d374579d9a40d")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17" calcext:value-type="float">
            <text:p>1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5.303" calcext:value-type="float">
            <text:p>15.303</text:p>
          </table:table-cell>
          <table:table-cell office:value-type="string" calcext:value-type="string">
            <text:p>169b12085871736d101e3b6acb59a147fe1637ef306027649461d5cf8b7e5ee3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1428571428571" calcext:value-type="float">
            <text:p>0.5914285714285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9.919" calcext:value-type="float">
            <text:p>9.919</text:p>
          </table:table-cell>
          <table:table-cell office:value-type="string" calcext:value-type="string">
            <text:p>bd8e5ded822c6c22fd894afb86aebeca1e07e17ed62d2f3141b1f6ffcbe9b8c5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17" calcext:value-type="float">
            <text:p>1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531" calcext:value-type="float">
            <text:p>10.531</text:p>
          </table:table-cell>
          <table:table-cell office:value-type="string" calcext:value-type="string">
            <text:p>169b12085871736d101e3b6acb59a147fe1637ef306027649461d5cf8b7e5ee3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1428571428571" calcext:value-type="float">
            <text:p>0.5914285714285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9.861" calcext:value-type="float">
            <text:p>9.861</text:p>
          </table:table-cell>
          <table:table-cell office:value-type="string" calcext:value-type="string">
            <text:p>bd8e5ded822c6c22fd894afb86aebeca1e07e17ed62d2f3141b1f6ffcbe9b8c5</text:p>
          </table:table-cell>
          <table:table-cell office:value-type="float" office:value="38.57" calcext:value-type="float">
            <text:p>3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57.14" calcext:value-type="float">
            <text:p>57.14</text:p>
          </table:table-cell>
          <table:table-cell office:value-type="float" office:value="81.43" calcext:value-type="float">
            <text:p>81.43</text:p>
          </table:table-cell>
          <table:table-cell office:value-type="float" office:value="75.38" calcext:value-type="float">
            <text:p>75.38</text:p>
          </table:table-cell>
          <table:table-cell office:value-type="float" office:value="65.65" calcext:value-type="float">
            <text:p>65.65</text:p>
          </table:table-cell>
          <table:table-cell office:value-type="float" office:value="64.91" calcext:value-type="float">
            <text:p>64.91</text:p>
          </table:table-cell>
          <table:table-cell office:value-type="float" office:value="0" calcext:value-type="float">
            <text:p>0</text:p>
          </table:table-cell>
          <table:table-cell office:value-type="float" office:value="144760" calcext:value-type="float">
            <text:p>144760</text:p>
          </table:table-cell>
          <table:table-cell office:value-type="float" office:value="0.006632653061224" calcext:value-type="float">
            <text:p>0.006632653061224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84707807582" calcext:value-type="float">
            <text:p>0.00184707807582</text:p>
          </table:table-cell>
          <table:table-cell office:value-type="float" office:value="0.001544345568448" calcext:value-type="float">
            <text:p>0.001544345568448</text:p>
          </table:table-cell>
          <table:table-cell office:value-type="float" office:value="0.003062176549616" calcext:value-type="float">
            <text:p>0.003062176549616</text:p>
          </table:table-cell>
          <table:table-cell office:value-type="float" office:value="0" calcext:value-type="float">
            <text:p>0</text:p>
          </table:table-cell>
          <table:table-cell office:value-type="float" office:value="1108.8" calcext:value-type="float">
            <text:p>110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4cfab86d9cf5ebd3a5253ae8d2160350dc5f2e981300cb3a6a85e09ca9c5fbb", "7fd320bd8ea03ce071c65525143b7e76f131d793d6cbd6c954a5a017034a015f", "28f0e204bc4829e01e161b31b8f66f669735cc0524f3623cb9bfe1f7c2688519", "edb2029539b69439545591d02efcd1c7b720a457cd29120927ead0b33f865733", "d81d561e9fff1cf13f83a20fc08fa8b9b3b20f6f783e155a223b3dc005e2b1cc")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53.57" calcext:value-type="float">
            <text:p>53.57</text:p>
          </table:table-cell>
          <table:table-cell office:value-type="float" office:value="79.29" calcext:value-type="float">
            <text:p>79.29</text:p>
          </table:table-cell>
          <table:table-cell office:value-type="float" office:value="72.3" calcext:value-type="float">
            <text:p>72.3</text:p>
          </table:table-cell>
          <table:table-cell office:value-type="float" office:value="63.05" calcext:value-type="float">
            <text:p>63.05</text:p>
          </table:table-cell>
          <table:table-cell office:value-type="float" office:value="61.49" calcext:value-type="float">
            <text:p>61.49</text:p>
          </table:table-cell>
          <table:table-cell office:value-type="float" office:value="25.13" calcext:value-type="float">
            <text:p>25.13</text:p>
          </table:table-cell>
          <table:table-cell office:value-type="float" office:value="288920" calcext:value-type="float">
            <text:p>28892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881612304518" calcext:value-type="float">
            <text:p>0.001881612304518</text:p>
          </table:table-cell>
          <table:table-cell office:value-type="float" office:value="0.0003650087624" calcext:value-type="float">
            <text:p>0.0003650087624</text:p>
          </table:table-cell>
          <table:table-cell office:value-type="float" office:value="0.000660815565509" calcext:value-type="float">
            <text:p>0.000660815565509</text:p>
          </table:table-cell>
          <table:table-cell office:value-type="float" office:value="0.00028780640614" calcext:value-type="float">
            <text:p>0.00028780640614</text:p>
          </table:table-cell>
          <table:table-cell office:value-type="float" office:value="2337.2" calcext:value-type="float">
            <text:p>2337.2</text:p>
          </table:table-cell>
          <table:table-cell office:value-type="float" office:value="2431.788" calcext:value-type="float">
            <text:p>2431.788</text:p>
          </table:table-cell>
          <table:table-cell office:value-type="string" calcext:value-type="string">
            <text:p>("d4ec690e14e4ef16234a9b83e0f2d6e210cda20421f1636ac8b5e1955a5d8cff", "ac9c8d326cbc84291f81346cdb74c98f14a99d9d8e089edeceb715b2da922328", "2087b5a57d3331d66191af3d560f9a76bc1c4d6b0506cc40e39ff18bbd83094f", "87c624fa873052f63db5e337f1dae74f6a92143e60169403dea01546bef2c450", "00681044378b80c317461d6401e8976a90c80af23d40c4c61f8371988eb066ec")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23" calcext:value-type="float">
            <text:p>23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41477272727273" calcext:value-type="float">
            <text:p>0.541477272727273</text:p>
          </table:table-cell>
          <table:table-cell office:value-type="float" office:value="16.714" calcext:value-type="float">
            <text:p>16.714</text:p>
          </table:table-cell>
          <table:table-cell office:value-type="string" calcext:value-type="string">
            <text:p>06a80a7dd0111b3a9b96b64188c3075801f04736044bc06e14e9fb43109c9c78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9.454" calcext:value-type="float">
            <text:p>9.454</text:p>
          </table:table-cell>
          <table:table-cell office:value-type="string" calcext:value-type="string">
            <text:p>c71b4e31b576144257e6835f88782f52f73f2c3873d015f839387f4cdd97129e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5" calcext:value-type="float">
            <text:p>25</text:p>
          </table:table-cell>
          <table:table-cell office:value-type="float" office:value="0.621103896103896" calcext:value-type="float">
            <text:p>0.621103896103896</text:p>
          </table:table-cell>
          <table:table-cell office:value-type="float" office:value="0.541477272727273" calcext:value-type="float">
            <text:p>0.541477272727273</text:p>
          </table:table-cell>
          <table:table-cell office:value-type="float" office:value="12.474" calcext:value-type="float">
            <text:p>12.474</text:p>
          </table:table-cell>
          <table:table-cell office:value-type="string" calcext:value-type="string">
            <text:p>8b92fd2cfcc7c0b0bb32e3862e01561c006d6f5e427ee7045e4dc797a2fe5cec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11" calcext:value-type="float">
            <text:p>11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9.419" calcext:value-type="float">
            <text:p>9.419</text:p>
          </table:table-cell>
          <table:table-cell office:value-type="string" calcext:value-type="string">
            <text:p>c71b4e31b576144257e6835f88782f52f73f2c3873d015f839387f4cdd97129e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5.71" calcext:value-type="float">
            <text:p>7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96" calcext:value-type="float">
            <text:p>67.96</text:p>
          </table:table-cell>
          <table:table-cell office:value-type="float" office:value="72.57" calcext:value-type="float">
            <text:p>72.57</text:p>
          </table:table-cell>
          <table:table-cell office:value-type="float" office:value="71.63" calcext:value-type="float">
            <text:p>71.63</text:p>
          </table:table-cell>
          <table:table-cell office:value-type="float" office:value="0" calcext:value-type="float">
            <text:p>0</text:p>
          </table:table-cell>
          <table:table-cell office:value-type="float" office:value="147080" calcext:value-type="float">
            <text:p>14708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0366033103538" calcext:value-type="float">
            <text:p>0.000366033103538</text:p>
          </table:table-cell>
          <table:table-cell office:value-type="float" office:value="0.000393888888889" calcext:value-type="float">
            <text:p>0.000393888888889</text:p>
          </table:table-cell>
          <table:table-cell office:value-type="float" office:value="0.000298190175237" calcext:value-type="float">
            <text:p>0.000298190175237</text:p>
          </table:table-cell>
          <table:table-cell office:value-type="float" office:value="0" calcext:value-type="float">
            <text:p>0</text:p>
          </table:table-cell>
          <table:table-cell office:value-type="float" office:value="1725.2" calcext:value-type="float">
            <text:p>172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d82f647b7c01bf98465d5c85ab222a82b2ce5450eb86db0f1a0910302718f33", "436abaf50dd441451ba5462890be4e5ff2af791b23c16bb73509a82f14c1886b", "0d898870e24f8ae935b21af327012bb827d6e9e6db39842874939ce9d8953393", "aad0c6f6ee1ca064b1f924799874db01c9c8be8f9973a062c02fefe627789ee5", "1fc3289cd8a0061be87534bc9a006e0fc6e7b5dbbbedb48d54a60b40cdc7c6c6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.71" calcext:value-type="float">
            <text:p>75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7.61" calcext:value-type="float">
            <text:p>67.61</text:p>
          </table:table-cell>
          <table:table-cell office:value-type="float" office:value="72.33" calcext:value-type="float">
            <text:p>72.33</text:p>
          </table:table-cell>
          <table:table-cell office:value-type="float" office:value="71.4" calcext:value-type="float">
            <text:p>71.4</text:p>
          </table:table-cell>
          <table:table-cell office:value-type="float" office:value="26.55" calcext:value-type="float">
            <text:p>26.55</text:p>
          </table:table-cell>
          <table:table-cell office:value-type="float" office:value="291960" calcext:value-type="float">
            <text:p>291960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1116071428571" calcext:value-type="float">
            <text:p>0.00111607142857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258587196341" calcext:value-type="float">
            <text:p>0.001258587196341</text:p>
          </table:table-cell>
          <table:table-cell office:value-type="float" office:value="0.001024011811948" calcext:value-type="float">
            <text:p>0.001024011811948</text:p>
          </table:table-cell>
          <table:table-cell office:value-type="float" office:value="0.00082267285022" calcext:value-type="float">
            <text:p>0.00082267285022</text:p>
          </table:table-cell>
          <table:table-cell office:value-type="float" office:value="0.000283890672723" calcext:value-type="float">
            <text:p>0.000283890672723</text:p>
          </table:table-cell>
          <table:table-cell office:value-type="float" office:value="2124.8" calcext:value-type="float">
            <text:p>2124.8</text:p>
          </table:table-cell>
          <table:table-cell office:value-type="float" office:value="2206.297" calcext:value-type="float">
            <text:p>2206.297</text:p>
          </table:table-cell>
          <table:table-cell office:value-type="string" calcext:value-type="string">
            <text:p>("55edb3a3c28ffb739f9a64693776cbac163fcb77cf5d1bb2cb2b3a9f097a68cb", "400501c7896de644c4d42ae2b097c2823254a3364f772b60868d5df5c2364c5a", "b06a10bca7f5ccdfe9ec347d038e722fadaf88a6c73b7b0b0544b831e3f9b747", "1a1e4d9bdd9e12fddaadaa52488b0d700cf68f255cecde846ac5e483e047ff5e", "8aaf3601df2c98e3da48f760acd1c9ebd8d314f5eaed3b6a9c7066686165f436")</text:p>
          </table:table-cell>
          <table:table-cell table:number-columns-repeated="9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3" calcext:value-type="float">
            <text:p>23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7.707" calcext:value-type="float">
            <text:p>17.707</text:p>
          </table:table-cell>
          <table:table-cell office:value-type="string" calcext:value-type="string">
            <text:p>fdf18f26251267b8f6bb4581e2467c970694d1152552f009b964d7f7ac033105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0.367" calcext:value-type="float">
            <text:p>10.367</text:p>
          </table:table-cell>
          <table:table-cell office:value-type="string" calcext:value-type="string">
            <text:p>1ac28624706037fa2922a8a108099888d1c375a997aa9c09af01403247d6c961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1" calcext:value-type="float">
            <text:p>21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8d167b4e70c3fb8480f8a9527f825ae4831d1d09724ef34920edf00b8199f11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0.231" calcext:value-type="float">
            <text:p>10.231</text:p>
          </table:table-cell>
          <table:table-cell office:value-type="string" calcext:value-type="string">
            <text:p>1ac28624706037fa2922a8a108099888d1c375a997aa9c09af01403247d6c961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77.14" calcext:value-type="float">
            <text:p>77.14</text:p>
          </table:table-cell>
          <table:table-cell office:value-type="float" office:value="67.14" calcext:value-type="float">
            <text:p>67.14</text:p>
          </table:table-cell>
          <table:table-cell office:value-type="float" office:value="70.25" calcext:value-type="float">
            <text:p>70.25</text:p>
          </table:table-cell>
          <table:table-cell office:value-type="float" office:value="74.64" calcext:value-type="float">
            <text:p>74.64</text:p>
          </table:table-cell>
          <table:table-cell office:value-type="float" office:value="73.48" calcext:value-type="float">
            <text:p>73.48</text:p>
          </table:table-cell>
          <table:table-cell office:value-type="float" office:value="0" calcext:value-type="float">
            <text:p>0</text:p>
          </table:table-cell>
          <table:table-cell office:value-type="float" office:value="147960" calcext:value-type="float">
            <text:p>147960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0733418367347" calcext:value-type="float">
            <text:p>0.000733418367347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117150205821" calcext:value-type="float">
            <text:p>0.001117150205821</text:p>
          </table:table-cell>
          <table:table-cell office:value-type="float" office:value="0.00071582293559" calcext:value-type="float">
            <text:p>0.00071582293559</text:p>
          </table:table-cell>
          <table:table-cell office:value-type="float" office:value="0.000545734965358" calcext:value-type="float">
            <text:p>0.000545734965358</text:p>
          </table:table-cell>
          <table:table-cell office:value-type="float" office:value="0" calcext:value-type="float">
            <text:p>0</text:p>
          </table:table-cell>
          <table:table-cell office:value-type="float" office:value="284.8" calcext:value-type="float">
            <text:p>28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301bf898108ce464d2b52b57d80e9569d2b2c6531038df5f8d171816d316a4e", "fb296376ff19c1965841e0ca4ea2bc49cdc500ae6db748ab723129787b05386a", "2d0cee38a1ac7681c57d4924ceea6af0345182a7332c2e8dfbc5512ca011eb77", "9f43467a668148bebbdf12184ecb5fd882c6fe5e94552e4cb63b307a0a00d130", "aeba8d1306fd7b7abb85ec27310c137c4c156afa1e0e0e0676621b5cdc316e55")</text:p>
          </table:table-cell>
          <table:table-cell office:value-type="float" office:value="47.86" calcext:value-type="float">
            <text:p>47.86</text:p>
          </table:table-cell>
          <table:table-cell office:value-type="float" office:value="73.93" calcext:value-type="float">
            <text:p>73.93</text:p>
          </table:table-cell>
          <table:table-cell office:value-type="float" office:value="78.57" calcext:value-type="float">
            <text:p>7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71.89" calcext:value-type="float">
            <text:p>71.89</text:p>
          </table:table-cell>
          <table:table-cell office:value-type="float" office:value="76.4" calcext:value-type="float">
            <text:p>76.4</text:p>
          </table:table-cell>
          <table:table-cell office:value-type="float" office:value="75.08" calcext:value-type="float">
            <text:p>75.08</text:p>
          </table:table-cell>
          <table:table-cell office:value-type="float" office:value="28.58" calcext:value-type="float">
            <text:p>28.58</text:p>
          </table:table-cell>
          <table:table-cell office:value-type="float" office:value="295800" calcext:value-type="float">
            <text:p>295800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1690051020408" calcext:value-type="float">
            <text:p>0.001690051020408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357151115736" calcext:value-type="float">
            <text:p>0.001357151115736</text:p>
          </table:table-cell>
          <table:table-cell office:value-type="float" office:value="0.002214911242604" calcext:value-type="float">
            <text:p>0.002214911242604</text:p>
          </table:table-cell>
          <table:table-cell office:value-type="float" office:value="0.001563028924472" calcext:value-type="float">
            <text:p>0.001563028924472</text:p>
          </table:table-cell>
          <table:table-cell office:value-type="float" office:value="0.000113556269089" calcext:value-type="float">
            <text:p>0.000113556269089</text:p>
          </table:table-cell>
          <table:table-cell office:value-type="float" office:value="1018" calcext:value-type="float">
            <text:p>1018</text:p>
          </table:table-cell>
          <table:table-cell office:value-type="float" office:value="2404.488" calcext:value-type="float">
            <text:p>2404.488</text:p>
          </table:table-cell>
          <table:table-cell office:value-type="string" calcext:value-type="string">
            <text:p>("fada14ebbfb23cd40ffe0df1a059ae5281dc85c47b4ce16339d91e61a9b8f058", "127ae35ea5bb7682c2caf95e32f7130094b2abfdb506edc50007e3c3a54abdc0", "5b541bdcaa5f7ed2ac5858b5819f53e8837437c1f679d3f8dad17743942128bb", "5c0af18925735e2dfeda9b105e4774962358df69798e232c820312448412cc59", "ee7ddeea6df2fbf711068fa812ec704f619d465f28fc48e8a19660182ab14503")</text:p>
          </table:table-cell>
          <table:table-cell table:number-columns-repeated="9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9" calcext:value-type="float">
            <text:p>29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02d58e1445f826b0742846bb8f46687f3631b323092f9e3250762b5d73786b89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13.109" calcext:value-type="float">
            <text:p>13.109</text:p>
          </table:table-cell>
          <table:table-cell office:value-type="string" calcext:value-type="string">
            <text:p>372a99cff7838fce5ee2680f2d7f497edf3473c55bc27da98a0deabc2fcd62e9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29" calcext:value-type="float">
            <text:p>29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16.511" calcext:value-type="float">
            <text:p>16.511</text:p>
          </table:table-cell>
          <table:table-cell office:value-type="string" calcext:value-type="string">
            <text:p>25f4764cd19eb5a262c209c0bc90f19e69f99bc7ecddfaf45b39e3c388b8c4f2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13.278" calcext:value-type="float">
            <text:p>13.278</text:p>
          </table:table-cell>
          <table:table-cell office:value-type="string" calcext:value-type="string">
            <text:p>372a99cff7838fce5ee2680f2d7f497edf3473c55bc27da98a0deabc2fcd62e9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56.43" calcext:value-type="float">
            <text:p>56.43</text:p>
          </table:table-cell>
          <table:table-cell office:value-type="float" office:value="80.71" calcext:value-type="float">
            <text:p>80.71</text:p>
          </table:table-cell>
          <table:table-cell office:value-type="float" office:value="74.55" calcext:value-type="float">
            <text:p>74.55</text:p>
          </table:table-cell>
          <table:table-cell office:value-type="float" office:value="65.02" calcext:value-type="float">
            <text:p>65.02</text:p>
          </table:table-cell>
          <table:table-cell office:value-type="float" office:value="64.15" calcext:value-type="float">
            <text:p>64.15</text:p>
          </table:table-cell>
          <table:table-cell office:value-type="float" office:value="0" calcext:value-type="float">
            <text:p>0</text:p>
          </table:table-cell>
          <table:table-cell office:value-type="float" office:value="146560" calcext:value-type="float">
            <text:p>14656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103305785124" calcext:value-type="float">
            <text:p>0.000103305785124</text:p>
          </table:table-cell>
          <table:table-cell office:value-type="float" office:value="0.000446242631039" calcext:value-type="float">
            <text:p>0.000446242631039</text:p>
          </table:table-cell>
          <table:table-cell office:value-type="float" office:value="0.000850103550296" calcext:value-type="float">
            <text:p>0.000850103550296</text:p>
          </table:table-cell>
          <table:table-cell office:value-type="float" office:value="0" calcext:value-type="float">
            <text:p>0</text:p>
          </table:table-cell>
          <table:table-cell office:value-type="float" office:value="284.8" calcext:value-type="float">
            <text:p>28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67f3c56a6687d9259999ce2089f3418738b936b491f832538f13e0ec35ee287", "16dafc408b7a8914f19bccd7fb32930dce657dcffe8f9363af16ab128adf50c8", "de81502539d4d97231fa7ce712bcde11988d7b5a50aa9aa6006ad301a4798d2e", "5afaeb48177542e2fc94099c1aa8a96e4605988759d92cfb34301311379a4484", "bd273eec8011e4665b286854b8df3f098bc488251aa3e0b177956977764210b4")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57.14" calcext:value-type="float">
            <text:p>57.14</text:p>
          </table:table-cell>
          <table:table-cell office:value-type="float" office:value="80" calcext:value-type="float">
            <text:p>80</text:p>
          </table:table-cell>
          <table:table-cell office:value-type="float" office:value="74.07" calcext:value-type="float">
            <text:p>74.07</text:p>
          </table:table-cell>
          <table:table-cell office:value-type="float" office:value="65.18" calcext:value-type="float">
            <text:p>65.18</text:p>
          </table:table-cell>
          <table:table-cell office:value-type="float" office:value="64.45" calcext:value-type="float">
            <text:p>64.45</text:p>
          </table:table-cell>
          <table:table-cell office:value-type="float" office:value="29.12" calcext:value-type="float">
            <text:p>29.12</text:p>
          </table:table-cell>
          <table:table-cell office:value-type="float" office:value="292840" calcext:value-type="float">
            <text:p>2928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375156949832" calcext:value-type="float">
            <text:p>0.000375156949832</text:p>
          </table:table-cell>
          <table:table-cell office:value-type="float" office:value="0.000507943237208" calcext:value-type="float">
            <text:p>0.000507943237208</text:p>
          </table:table-cell>
          <table:table-cell office:value-type="float" office:value="0.000949939756364" calcext:value-type="float">
            <text:p>0.000949939756364</text:p>
          </table:table-cell>
          <table:table-cell office:value-type="float" office:value="0.000464014409899" calcext:value-type="float">
            <text:p>0.000464014409899</text:p>
          </table:table-cell>
          <table:table-cell office:value-type="float" office:value="2590.8" calcext:value-type="float">
            <text:p>2590.8</text:p>
          </table:table-cell>
          <table:table-cell office:value-type="float" office:value="2563.613" calcext:value-type="float">
            <text:p>2563.613</text:p>
          </table:table-cell>
          <table:table-cell office:value-type="string" calcext:value-type="string">
            <text:p>("4d864850a95797a1ab034f7fb8e81957a89e765429536f758d1ce5a3c90f7079", "b9cb1871bb796a622227c1f66408090edf3a1aa392d88e85e87c6a59cc46dfd0", "ad74f6a9dbe9bccff839870b061b5fe89575dd62225f628b678ff60c4cbdda07", "678a11b1014b88cc26d98b3db4811f19071e43641985a5f25c99cd29eed9e69d", "87686474c409d623be40082e906055b31c4b06398f1060c29b0b139524c56ed1")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2.954" calcext:value-type="float">
            <text:p>12.954</text:p>
          </table:table-cell>
          <table:table-cell office:value-type="string" calcext:value-type="string">
            <text:p>d5474e008ede83e5d8307caf7f634bac9fba1f9c3fc5d0224d68c66d72227f4d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7.139" calcext:value-type="float">
            <text:p>7.139</text:p>
          </table:table-cell>
          <table:table-cell office:value-type="string" calcext:value-type="string">
            <text:p>49061294b5cdc6cb35c6060eb9db4012fc6ab5a7513df5f57e6503b89e668803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9.232" calcext:value-type="float">
            <text:p>9.232</text:p>
          </table:table-cell>
          <table:table-cell office:value-type="string" calcext:value-type="string">
            <text:p>14ad3b425a6ab7425e909fa9b82df9a700932f5f6bf4f7f402dc7aa940fc66a6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7.167" calcext:value-type="float">
            <text:p>7.167</text:p>
          </table:table-cell>
          <table:table-cell office:value-type="string" calcext:value-type="string">
            <text:p>49061294b5cdc6cb35c6060eb9db4012fc6ab5a7513df5f57e6503b89e668803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60.71" calcext:value-type="float">
            <text:p>60.71</text:p>
          </table:table-cell>
          <table:table-cell office:value-type="float" office:value="72.86" calcext:value-type="float">
            <text:p>72.86</text:p>
          </table:table-cell>
          <table:table-cell office:value-type="float" office:value="69.13" calcext:value-type="float">
            <text:p>69.13</text:p>
          </table:table-cell>
          <table:table-cell office:value-type="float" office:value="65.03" calcext:value-type="float">
            <text:p>65.03</text:p>
          </table:table-cell>
          <table:table-cell office:value-type="float" office:value="64.59" calcext:value-type="float">
            <text:p>64.59</text:p>
          </table:table-cell>
          <table:table-cell office:value-type="float" office:value="0" calcext:value-type="float">
            <text:p>0</text:p>
          </table:table-cell>
          <table:table-cell office:value-type="float" office:value="143120" calcext:value-type="float">
            <text:p>143120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0573979591837" calcext:value-type="float">
            <text:p>0.000573979591837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651881944784" calcext:value-type="float">
            <text:p>0.000651881944784</text:p>
          </table:table-cell>
          <table:table-cell office:value-type="float" office:value="0.000598201322277" calcext:value-type="float">
            <text:p>0.000598201322277</text:p>
          </table:table-cell>
          <table:table-cell office:value-type="float" office:value="0.000994459034055" calcext:value-type="float">
            <text:p>0.000994459034055</text:p>
          </table:table-cell>
          <table:table-cell office:value-type="float" office:value="0" calcext:value-type="float">
            <text:p>0</text:p>
          </table:table-cell>
          <table:table-cell office:value-type="float" office:value="329.2" calcext:value-type="float">
            <text:p>32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486e9a2c3ac5d1c7714b4ff7a03a0a6bd5bb795c92d606779676c8041d6a106", "5358fda29005cf686590d8e9c385dba05881af1b6016a5cd97cb465b1d4fb438", "2b95054db0ea2d2d0bff38b22c82f55b60bea4c6756c68915533d65876172765", "22b274ba6e3f212dc536652201d653bed2350d0d6f857e5a76102a7f5fe643a5", "e0552d0f9b6d7a7656f360534626470dfd8bd49b1c99a4ce25cea0c13d62c2a8")</text:p>
          </table:table-cell>
          <table:table-cell office:value-type="float" office:value="36.43" calcext:value-type="float">
            <text:p>36.43</text:p>
          </table:table-cell>
          <table:table-cell office:value-type="float" office:value="68.21" calcext:value-type="float">
            <text:p>68.21</text:p>
          </table:table-cell>
          <table:table-cell office:value-type="float" office:value="62.14" calcext:value-type="float">
            <text:p>62.14</text:p>
          </table:table-cell>
          <table:table-cell office:value-type="float" office:value="74.29" calcext:value-type="float">
            <text:p>74.29</text:p>
          </table:table-cell>
          <table:table-cell office:value-type="float" office:value="70.81" calcext:value-type="float">
            <text:p>70.81</text:p>
          </table:table-cell>
          <table:table-cell office:value-type="float" office:value="66.35" calcext:value-type="float">
            <text:p>66.35</text:p>
          </table:table-cell>
          <table:table-cell office:value-type="float" office:value="66.07" calcext:value-type="float">
            <text:p>66.07</text:p>
          </table:table-cell>
          <table:table-cell office:value-type="float" office:value="27.19" calcext:value-type="float">
            <text:p>27.19</text:p>
          </table:table-cell>
          <table:table-cell office:value-type="float" office:value="285960" calcext:value-type="float">
            <text:p>28596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713049807938" calcext:value-type="float">
            <text:p>0.000713049807938</text:p>
          </table:table-cell>
          <table:table-cell office:value-type="float" office:value="0.000706608400283" calcext:value-type="float">
            <text:p>0.000706608400283</text:p>
          </table:table-cell>
          <table:table-cell office:value-type="float" office:value="0.001165851859888" calcext:value-type="float">
            <text:p>0.001165851859888</text:p>
          </table:table-cell>
          <table:table-cell office:value-type="float" office:value="0.000118248884016" calcext:value-type="float">
            <text:p>0.000118248884016</text:p>
          </table:table-cell>
          <table:table-cell office:value-type="float" office:value="452.8" calcext:value-type="float">
            <text:p>452.8</text:p>
          </table:table-cell>
          <table:table-cell office:value-type="float" office:value="2056.682" calcext:value-type="float">
            <text:p>2056.682</text:p>
          </table:table-cell>
          <table:table-cell office:value-type="string" calcext:value-type="string">
            <text:p>("658cba7446bc3bf7ea037493a8846047572c27e0d718b32827a5d60590227650", "f00776ec2f5ee496df168495457c2ef15d1c3375bb0758358cf9fcb0aef2f18f", "811add9cb08fde995562e4bc4eaa47660b8f3ce87627adee3a669af78d9832a7", "9a4c811d4ed7f0b82e7a30d874d3c8ebd0517c3606d9769cb506929416154c0a", "f43c87d6408ec5935510d6199bdf78348db013a1945c605cd37fabf19d435095")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8" calcext:value-type="float">
            <text:p>68</text:p>
          </table:table-cell>
          <table:table-cell office:value-type="float" office:value="67.8" calcext:value-type="float">
            <text:p>67.8</text:p>
          </table:table-cell>
          <table:table-cell office:value-type="float" office:value="33" calcext:value-type="float">
            <text:p>3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3.844" calcext:value-type="float">
            <text:p>13.844</text:p>
          </table:table-cell>
          <table:table-cell office:value-type="string" calcext:value-type="string">
            <text:p>7e4240538cacaae557f7147303628b2714dd438f4598f4f09561bf86beec0b9a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7" calcext:value-type="float">
            <text:p>17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12.384" calcext:value-type="float">
            <text:p>12.384</text:p>
          </table:table-cell>
          <table:table-cell office:value-type="string" calcext:value-type="string">
            <text:p>ca2974bf6ce9c8990551328d780032f5400a4ffb882d2e1dcf834f8e846fc591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29" calcext:value-type="float">
            <text:p>29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3.712" calcext:value-type="float">
            <text:p>13.712</text:p>
          </table:table-cell>
          <table:table-cell office:value-type="string" calcext:value-type="string">
            <text:p>961bf2e1fa1a6cb628b91a0333a33e3209d6ba30ed2c62d0ba0dae16622417f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7" calcext:value-type="float">
            <text:p>17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12.407" calcext:value-type="float">
            <text:p>12.407</text:p>
          </table:table-cell>
          <table:table-cell office:value-type="string" calcext:value-type="string">
            <text:p>ca2974bf6ce9c8990551328d780032f5400a4ffb882d2e1dcf834f8e846fc591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5.71" calcext:value-type="float">
            <text:p>75.71</text:p>
          </table:table-cell>
          <table:table-cell office:value-type="float" office:value="74.64" calcext:value-type="float">
            <text:p>74.64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3" calcext:value-type="float">
            <text:p>72.93</text:p>
          </table:table-cell>
          <table:table-cell office:value-type="float" office:value="0" calcext:value-type="float">
            <text:p>0</text:p>
          </table:table-cell>
          <table:table-cell office:value-type="float" office:value="149160" calcext:value-type="float">
            <text:p>14916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593760807974" calcext:value-type="float">
            <text:p>0.000593760807974</text:p>
          </table:table-cell>
          <table:table-cell office:value-type="float" office:value="0.001118890718266" calcext:value-type="float">
            <text:p>0.001118890718266</text:p>
          </table:table-cell>
          <table:table-cell office:value-type="float" office:value="0.001080395005771" calcext:value-type="float">
            <text:p>0.001080395005771</text:p>
          </table:table-cell>
          <table:table-cell office:value-type="float" office:value="0" calcext:value-type="float">
            <text:p>0</text:p>
          </table:table-cell>
          <table:table-cell office:value-type="float" office:value="390.8" calcext:value-type="float">
            <text:p>39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1fe2e2e115536bd929ba655f82d2829fa0296caa2b93d324b5098f78c16de3f", "d04a5dc2cf3464119b37f1b4afe6ee6fc5ebac8df64ddbb8cab75ebe635fb7c0", "fd02d1c3c05d84709752f18ec6d4d7cc989560afb74c43f4100eed9a60df87e0", "44acf3bf729af4c79e4556c745ff0f1a722f9b429c47b3c0bb09053a38c76361", "613ae8cc495024894df985e8904384c355539859894077fe48ad97bd559b6216")</text:p>
          </table:table-cell>
          <table:table-cell office:value-type="float" office:value="50.71" calcext:value-type="float">
            <text:p>50.71</text:p>
          </table:table-cell>
          <table:table-cell office:value-type="float" office:value="75.36" calcext:value-type="float">
            <text:p>75.36</text:p>
          </table:table-cell>
          <table:table-cell office:value-type="float" office:value="73.57" calcext:value-type="float">
            <text:p>73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6.31" calcext:value-type="float">
            <text:p>76.31</text:p>
          </table:table-cell>
          <table:table-cell office:value-type="float" office:value="74.49" calcext:value-type="float">
            <text:p>74.49</text:p>
          </table:table-cell>
          <table:table-cell office:value-type="float" office:value="74.91" calcext:value-type="float">
            <text:p>74.91</text:p>
          </table:table-cell>
          <table:table-cell office:value-type="float" office:value="30.47" calcext:value-type="float">
            <text:p>30.47</text:p>
          </table:table-cell>
          <table:table-cell office:value-type="float" office:value="297920" calcext:value-type="float">
            <text:p>297920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23214285714" calcext:value-type="float">
            <text:p>0.000223214285714</text:p>
          </table:table-cell>
          <table:table-cell table:number-columns-repeated="2" office:value-type="float" office:value="0.000382653061224" calcext:value-type="float">
            <text:p>0.000382653061224</text:p>
          </table:table-cell>
          <table:table-cell office:value-type="float" office:value="0.000285001745116" calcext:value-type="float">
            <text:p>0.000285001745116</text:p>
          </table:table-cell>
          <table:table-cell office:value-type="float" office:value="0.000241841722817" calcext:value-type="float">
            <text:p>0.000241841722817</text:p>
          </table:table-cell>
          <table:table-cell office:value-type="float" office:value="0.00024242991078" calcext:value-type="float">
            <text:p>0.00024242991078</text:p>
          </table:table-cell>
          <table:table-cell table:style-name="ce3" office:value-type="float" office:value="0.0000667" calcext:value-type="float">
            <text:p>6.67E-05</text:p>
          </table:table-cell>
          <table:table-cell office:value-type="float" office:value="725.2" calcext:value-type="float">
            <text:p>725.2</text:p>
          </table:table-cell>
          <table:table-cell office:value-type="float" office:value="1645.377" calcext:value-type="float">
            <text:p>1645.377</text:p>
          </table:table-cell>
          <table:table-cell office:value-type="string" calcext:value-type="string">
            <text:p>("aab8000598c0393f04afba70cb02869e2a000ff0543aa68ae4733dbe5bb7ac0b", "ca2eb9d4a84bbe73ad04e1ee3eca2f0048e22ae3f9c308e11e3690e663792f4e", "60b79ee5728361c3cf4d8aab21305e808b429001154b826025ddd6befeaa225f", "8527c7696bf9b0c99a82c444c7f561a3d021494edeb8fb5b36dfb3ef2a79d8fd", "1bb8c901c3a94f77b3e742f8b0a7fc05c338e4ddf2bc4d5533144aeee7f3e4de")</text:p>
          </table:table-cell>
          <table:table-cell table:number-columns-repeated="9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19" calcext:value-type="float">
            <text:p>19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994.137" calcext:value-type="float">
            <text:p>994.137</text:p>
          </table:table-cell>
          <table:table-cell office:value-type="string" calcext:value-type="string">
            <text:p>a06911306d751b6c71657f125343216a89f8bfbf1cd184783d9de78e8da33087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5" calcext:value-type="float">
            <text:p>5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7.724" calcext:value-type="float">
            <text:p>27.724</text:p>
          </table:table-cell>
          <table:table-cell office:value-type="string" calcext:value-type="string">
            <text:p>b65e18c65204ed1970739e8c740443946334c9d0efc545abcadfe872a79bb0eb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0.699436090225564" calcext:value-type="float">
            <text:p>0.699436090225564</text:p>
          </table:table-cell>
          <table:table-cell office:value-type="float" office:value="0.631907894736842" calcext:value-type="float">
            <text:p>0.631907894736842</text:p>
          </table:table-cell>
          <table:table-cell office:value-type="float" office:value="35.006" calcext:value-type="float">
            <text:p>35.006</text:p>
          </table:table-cell>
          <table:table-cell office:value-type="string" calcext:value-type="string">
            <text:p>fef8f83edc3824538af441b0e7ab919458c591b88198a5da3247e92cdeaa9937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4.29" calcext:value-type="float">
            <text:p>6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5.52" calcext:value-type="float">
            <text:p>65.52</text:p>
          </table:table-cell>
          <table:table-cell office:value-type="float" office:value="65.45" calcext:value-type="float">
            <text:p>65.45</text:p>
          </table:table-cell>
          <table:table-cell office:value-type="float" office:value="5" calcext:value-type="float">
            <text:p>5</text:p>
          </table:table-cell>
          <table:table-cell office:value-type="float" office:value="0.629761904761905" calcext:value-type="float">
            <text:p>0.629761904761905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28.77" calcext:value-type="float">
            <text:p>28.77</text:p>
          </table:table-cell>
          <table:table-cell office:value-type="string" calcext:value-type="string">
            <text:p>b65e18c65204ed1970739e8c740443946334c9d0efc545abcadfe872a79bb0eb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61.43" calcext:value-type="float">
            <text:p>61.43</text:p>
          </table:table-cell>
          <table:table-cell office:value-type="float" office:value="83.57" calcext:value-type="float">
            <text:p>83.57</text:p>
          </table:table-cell>
          <table:table-cell office:value-type="float" office:value="79.16" calcext:value-type="float">
            <text:p>79.16</text:p>
          </table:table-cell>
          <table:table-cell office:value-type="float" office:value="68.53" calcext:value-type="float">
            <text:p>68.53</text:p>
          </table:table-cell>
          <table:table-cell office:value-type="float" office:value="68.98" calcext:value-type="float">
            <text:p>68.98</text:p>
          </table:table-cell>
          <table:table-cell office:value-type="float" office:value="0" calcext:value-type="float">
            <text:p>0</text:p>
          </table:table-cell>
          <table:table-cell office:value-type="float" office:value="145040" calcext:value-type="float">
            <text:p>145040</text:p>
          </table:table-cell>
          <table:table-cell office:value-type="float" office:value="0.000382653061224" calcext:value-type="float">
            <text:p>0.000382653061224</text:p>
          </table:table-cell>
          <table:table-cell table:style-name="ce3" office:value-type="float" office:value="0.0000957" calcext:value-type="float">
            <text:p>9.57E-05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874627497288" calcext:value-type="float">
            <text:p>0.000874627497288</text:p>
          </table:table-cell>
          <table:table-cell office:value-type="float" office:value="0.000389902178562" calcext:value-type="float">
            <text:p>0.000389902178562</text:p>
          </table:table-cell>
          <table:table-cell office:value-type="float" office:value="0.00063146085307" calcext:value-type="float">
            <text:p>0.00063146085307</text:p>
          </table:table-cell>
          <table:table-cell office:value-type="float" office:value="0" calcext:value-type="float">
            <text:p>0</text:p>
          </table:table-cell>
          <table:table-cell office:value-type="float" office:value="260.8" calcext:value-type="float">
            <text:p>26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c6a73fc0fa57edac99cfa2c01e8ce40f6201ab1a968b6114512d88d7cdb3e8e", "b3f07280105f09ab95af7dfa7fb7d0f1d3d9a5aeb5cff65c6e0e885d782c7cb3", "8c0e72776ee2d335866868684d48e7ec4698871a1f5037356d8d39d09a784cc1", "4d4c7925db2a72a9ec69b93040763b9840557cffa69282755f04f241a3ecb1af", "35955ca215dc4cdd6c638128331ebc1d2351d8866478779029032d012743ef49")</text:p>
          </table:table-cell>
          <table:table-cell office:value-type="float" office:value="45" calcext:value-type="float">
            <text:p>45</text:p>
          </table:table-cell>
          <table:table-cell office:value-type="float" office:value="72.5" calcext:value-type="float">
            <text:p>72.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80.28" calcext:value-type="float">
            <text:p>80.28</text:p>
          </table:table-cell>
          <table:table-cell office:value-type="float" office:value="68.01" calcext:value-type="float">
            <text:p>68.01</text:p>
          </table:table-cell>
          <table:table-cell office:value-type="float" office:value="68.57" calcext:value-type="float">
            <text:p>68.57</text:p>
          </table:table-cell>
          <table:table-cell office:value-type="float" office:value="25.51" calcext:value-type="float">
            <text:p>25.51</text:p>
          </table:table-cell>
          <table:table-cell office:value-type="float" office:value="289280" calcext:value-type="float">
            <text:p>28928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206052029387" calcext:value-type="float">
            <text:p>0.00206052029387</text:p>
          </table:table-cell>
          <table:table-cell office:value-type="float" office:value="0.000217708028928" calcext:value-type="float">
            <text:p>0.000217708028928</text:p>
          </table:table-cell>
          <table:table-cell office:value-type="float" office:value="0.000416910222224" calcext:value-type="float">
            <text:p>0.000416910222224</text:p>
          </table:table-cell>
          <table:table-cell office:value-type="float" office:value="0.000415788933267" calcext:value-type="float">
            <text:p>0.000415788933267</text:p>
          </table:table-cell>
          <table:table-cell office:value-type="float" office:value="665.2" calcext:value-type="float">
            <text:p>665.2</text:p>
          </table:table-cell>
          <table:table-cell office:value-type="float" office:value="8081.646" calcext:value-type="float">
            <text:p>8081.646</text:p>
          </table:table-cell>
          <table:table-cell office:value-type="string" calcext:value-type="string">
            <text:p>("928a90553f4062d09ba09497aeeffc78e2b63124524e922b5f6e1eb21e86bc69", "4b901b7443f38b2d6fd4bf6d97345c4f82492b0dff809cb60c934644a7da4eb7", "2f4a5515b4ee1c11f28500e770837d085c26459d6932533dae09d760257112a8", "946d64ac77b3c946d2f35561f910cedd7697b94bacab2a43a41104b82692cd61", "87e3470c6dd340c4610744c993ba913e6bfa61ed7552b8014046fbed3b6069e8")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5" calcext:value-type="float">
            <text:p>62.5</text:p>
          </table:table-cell>
          <table:table-cell office:value-type="float" office:value="61.54" calcext:value-type="float">
            <text:p>61.54</text:p>
          </table:table-cell>
          <table:table-cell office:value-type="float" office:value="23" calcext:value-type="float">
            <text:p>23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594.327" calcext:value-type="float">
            <text:p>594.327</text:p>
          </table:table-cell>
          <table:table-cell office:value-type="string" calcext:value-type="string">
            <text:p>a98ef481ab0b2fa48405783205d092239911b8db205f9da06a95a77e1b0f097c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28571428571429" calcext:value-type="float">
            <text:p>0.528571428571429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17.425" calcext:value-type="float">
            <text:p>17.425</text:p>
          </table:table-cell>
          <table:table-cell office:value-type="string" calcext:value-type="string">
            <text:p>445dfd152656fdcabbf9b90834354d49b44ecdadb1411494ed7609f0ccc3d758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25" calcext:value-type="float">
            <text:p>25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38.679" calcext:value-type="float">
            <text:p>38.679</text:p>
          </table:table-cell>
          <table:table-cell office:value-type="string" calcext:value-type="string">
            <text:p>7ebce9eadd64dc9a0f4ddab48d0a75670e65bceb3ab13e8e3d98d386050d6cad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13" calcext:value-type="float">
            <text:p>13</text:p>
          </table:table-cell>
          <table:table-cell office:value-type="float" office:value="0.528571428571429" calcext:value-type="float">
            <text:p>0.528571428571429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17.093" calcext:value-type="float">
            <text:p>17.093</text:p>
          </table:table-cell>
          <table:table-cell office:value-type="string" calcext:value-type="string">
            <text:p>445dfd152656fdcabbf9b90834354d49b44ecdadb1411494ed7609f0ccc3d758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1.43" calcext:value-type="float">
            <text:p>61.43</text:p>
          </table:table-cell>
          <table:table-cell office:value-type="float" office:value="70" calcext:value-type="float">
            <text:p>70</text:p>
          </table:table-cell>
          <table:table-cell office:value-type="float" office:value="67.18" calcext:value-type="float">
            <text:p>67.18</text:p>
          </table:table-cell>
          <table:table-cell office:value-type="float" office:value="64.64" calcext:value-type="float">
            <text:p>64.64</text:p>
          </table:table-cell>
          <table:table-cell office:value-type="float" office:value="64.03" calcext:value-type="float">
            <text:p>64.03</text:p>
          </table:table-cell>
          <table:table-cell office:value-type="float" office:value="0" calcext:value-type="float">
            <text:p>0</text:p>
          </table:table-cell>
          <table:table-cell office:value-type="float" office:value="150560" calcext:value-type="float">
            <text:p>150560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817363495426" calcext:value-type="float">
            <text:p>0.000817363495426</text:p>
          </table:table-cell>
          <table:table-cell office:value-type="float" office:value="0.0012931695072" calcext:value-type="float">
            <text:p>0.0012931695072</text:p>
          </table:table-cell>
          <table:table-cell office:value-type="float" office:value="0.002172972770375" calcext:value-type="float">
            <text:p>0.002172972770375</text:p>
          </table:table-cell>
          <table:table-cell office:value-type="float" office:value="0" calcext:value-type="float">
            <text:p>0</text:p>
          </table:table-cell>
          <table:table-cell office:value-type="float" office:value="452.8" calcext:value-type="float">
            <text:p>45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897e388bf3ef3ac9483e8215d15f9c00b86a5ca6f1d109cc3763d67e933bb8", "7a97d9ebd7bdab74ccf34584b437ab24a6c0895796f0f2da96b8c17c13f810e0", "515df4175fee60f42493bd7695a3d337ff530f889520c54caf8eda0406da9c65", "3824b4e3322ddb59caacd671a7b1581fa2df6bd2df866485968f327b5434022a", "5b8d0ca0bc64dc3d2f72084b3cca80e5ba6647e05e7a9cc9b00de201ed985ee6")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2.86" calcext:value-type="float">
            <text:p>62.86</text:p>
          </table:table-cell>
          <table:table-cell office:value-type="float" office:value="72.86" calcext:value-type="float">
            <text:p>72.86</text:p>
          </table:table-cell>
          <table:table-cell office:value-type="float" office:value="69.79" calcext:value-type="float">
            <text:p>69.79</text:p>
          </table:table-cell>
          <table:table-cell office:value-type="float" office:value="66.28" calcext:value-type="float">
            <text:p>66.28</text:p>
          </table:table-cell>
          <table:table-cell office:value-type="float" office:value="66.13" calcext:value-type="float">
            <text:p>66.13</text:p>
          </table:table-cell>
          <table:table-cell office:value-type="float" office:value="30.44" calcext:value-type="float">
            <text:p>30.44</text:p>
          </table:table-cell>
          <table:table-cell office:value-type="float" office:value="300720" calcext:value-type="float">
            <text:p>30072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723997370151" calcext:value-type="float">
            <text:p>0.000723997370151</text:p>
          </table:table-cell>
          <table:table-cell office:value-type="float" office:value="0.000838117123367" calcext:value-type="float">
            <text:p>0.000838117123367</text:p>
          </table:table-cell>
          <table:table-cell office:value-type="float" office:value="0.001162199352793" calcext:value-type="float">
            <text:p>0.001162199352793</text:p>
          </table:table-cell>
          <table:table-cell table:style-name="ce3" office:value-type="float" office:value="0.0000627" calcext:value-type="float">
            <text:p>6.27E-05</text:p>
          </table:table-cell>
          <table:table-cell office:value-type="float" office:value="1259.2" calcext:value-type="float">
            <text:p>1259.2</text:p>
          </table:table-cell>
          <table:table-cell office:value-type="float" office:value="9718.225" calcext:value-type="float">
            <text:p>9718.225</text:p>
          </table:table-cell>
          <table:table-cell office:value-type="string" calcext:value-type="string">
            <text:p>("247782b69aa94e74a9f35309938ab8ad3338ced8111e6d94bbe61ebcb7adee3e", "aea74e5686bcecd5f0e2a6e6e2e3f37b73b9af72a23bb3da6f39cea0c3b3d75a", "26cbee7d5f7f4ca8158635886252935dc548778eba5e928ac830de50e28524b6", "8d8337a1644028cc05b4067c009c74fdf7e1bb96b00518d4e86453c80aa3935e", "646b14c8ef9267d82730e12f3f4f6a22a6f5c1d3e5c96c13c3894203c47e5ff6")</text:p>
          </table:table-cell>
          <table:table-cell table:number-columns-repeated="9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52" calcext:value-type="float">
            <text:p>64.52</text:p>
          </table:table-cell>
          <table:table-cell office:value-type="float" office:value="64.15" calcext:value-type="float">
            <text:p>64.15</text:p>
          </table:table-cell>
          <table:table-cell office:value-type="float" office:value="15" calcext:value-type="float">
            <text:p>15</text:p>
          </table:table-cell>
          <table:table-cell office:value-type="float" office:value="0.71953781512605" calcext:value-type="float">
            <text:p>0.71953781512605</text:p>
          </table:table-cell>
          <table:table-cell office:value-type="float" office:value="0.641544117647059" calcext:value-type="float">
            <text:p>0.641544117647059</text:p>
          </table:table-cell>
          <table:table-cell office:value-type="float" office:value="314.617" calcext:value-type="float">
            <text:p>314.617</text:p>
          </table:table-cell>
          <table:table-cell office:value-type="string" calcext:value-type="string">
            <text:p>ea404a603ffd32d5d4019d0a42c8f8437ede9c66181c4b0ee12fa674f72a3cb2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7" calcext:value-type="float">
            <text:p>71.7</text:p>
          </table:table-cell>
          <table:table-cell office:value-type="float" office:value="5" calcext:value-type="float">
            <text:p>5</text:p>
          </table:table-cell>
          <table:table-cell office:value-type="float" office:value="0.697285714285714" calcext:value-type="float">
            <text:p>0.697285714285714</text:p>
          </table:table-cell>
          <table:table-cell office:value-type="float" office:value="0.65025" calcext:value-type="float">
            <text:p>0.65025</text:p>
          </table:table-cell>
          <table:table-cell office:value-type="float" office:value="34.615" calcext:value-type="float">
            <text:p>34.615</text:p>
          </table:table-cell>
          <table:table-cell office:value-type="string" calcext:value-type="string">
            <text:p>ce53b54d0bc3843c9010930151a889df7d78ca08a7b1e6e9aa6a5afc692afd6b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0.71953781512605" calcext:value-type="float">
            <text:p>0.71953781512605</text:p>
          </table:table-cell>
          <table:table-cell office:value-type="float" office:value="0.641544117647059" calcext:value-type="float">
            <text:p>0.641544117647059</text:p>
          </table:table-cell>
          <table:table-cell office:value-type="float" office:value="41.708" calcext:value-type="float">
            <text:p>41.708</text:p>
          </table:table-cell>
          <table:table-cell office:value-type="string" calcext:value-type="string">
            <text:p>2c90295701dde70136aa0d3dec35b2df2dcd0358a868ce66c800c4d8eb76cd81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7" calcext:value-type="float">
            <text:p>71.7</text:p>
          </table:table-cell>
          <table:table-cell office:value-type="float" office:value="5" calcext:value-type="float">
            <text:p>5</text:p>
          </table:table-cell>
          <table:table-cell office:value-type="float" office:value="0.697285714285714" calcext:value-type="float">
            <text:p>0.697285714285714</text:p>
          </table:table-cell>
          <table:table-cell office:value-type="float" office:value="0.65025" calcext:value-type="float">
            <text:p>0.65025</text:p>
          </table:table-cell>
          <table:table-cell office:value-type="float" office:value="34.625" calcext:value-type="float">
            <text:p>34.625</text:p>
          </table:table-cell>
          <table:table-cell office:value-type="string" calcext:value-type="string">
            <text:p>ce53b54d0bc3843c9010930151a889df7d78ca08a7b1e6e9aa6a5afc692afd6b</text:p>
          </table:table-cell>
          <table:table-cell office:value-type="float" office:value="37.14" calcext:value-type="float">
            <text:p>3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0" calcext:value-type="float">
            <text:p>60</text:p>
          </table:table-cell>
          <table:table-cell office:value-type="float" office:value="77.14" calcext:value-type="float">
            <text:p>77.14</text:p>
          </table:table-cell>
          <table:table-cell office:value-type="float" office:value="73.1" calcext:value-type="float">
            <text:p>73.1</text:p>
          </table:table-cell>
          <table:table-cell office:value-type="float" office:value="65.83" calcext:value-type="float">
            <text:p>65.83</text:p>
          </table:table-cell>
          <table:table-cell office:value-type="float" office:value="65.63" calcext:value-type="float">
            <text:p>65.63</text:p>
          </table:table-cell>
          <table:table-cell office:value-type="float" office:value="0" calcext:value-type="float">
            <text:p>0</text:p>
          </table:table-cell>
          <table:table-cell office:value-type="float" office:value="145560" calcext:value-type="float">
            <text:p>145560</text:p>
          </table:table-cell>
          <table:table-cell office:value-type="float" office:value="0.005484693877551" calcext:value-type="float">
            <text:p>0.005484693877551</text:p>
          </table:table-cell>
          <table:table-cell office:value-type="float" office:value="0.001371173469388" calcext:value-type="float">
            <text:p>0.001371173469388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5169324827339" calcext:value-type="float">
            <text:p>0.005169324827339</text:p>
          </table:table-cell>
          <table:table-cell office:value-type="float" office:value="0.000763417529976" calcext:value-type="float">
            <text:p>0.000763417529976</text:p>
          </table:table-cell>
          <table:table-cell office:value-type="float" office:value="0.001071884192458" calcext:value-type="float">
            <text:p>0.001071884192458</text:p>
          </table:table-cell>
          <table:table-cell office:value-type="float" office:value="0" calcext:value-type="float">
            <text:p>0</text:p>
          </table:table-cell>
          <table:table-cell office:value-type="float" office:value="170.8" calcext:value-type="float">
            <text:p>17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01bdb470a8ba3b88e0eaf2e4edf3e0acf7acc095e682f95709805cfc31bcb6e", "b03d2fdd1443fea5f9a5de187dd9645dfa003bbe0aec254d422a46ffcf987d0c", "e1bba997944f6f4a481c55031f6d979050a2976a35a7cea193b2b67833a7743d", "746ae5d0d876ec2d8d0284587e819a7fc4cdc70c049948dff47ed1f30986a803", "36c9af9e310a26480d03ad5f12b0fd331b93bb0f249e733a907415dcb39992e2")</text:p>
          </table:table-cell>
          <table:table-cell office:value-type="float" office:value="37.86" calcext:value-type="float">
            <text:p>37.86</text:p>
          </table:table-cell>
          <table:table-cell office:value-type="float" office:value="68.93" calcext:value-type="float">
            <text:p>68.93</text:p>
          </table:table-cell>
          <table:table-cell office:value-type="float" office:value="59.29" calcext:value-type="float">
            <text:p>59.29</text:p>
          </table:table-cell>
          <table:table-cell office:value-type="float" office:value="78.57" calcext:value-type="float">
            <text:p>78.57</text:p>
          </table:table-cell>
          <table:table-cell office:value-type="float" office:value="73.79" calcext:value-type="float">
            <text:p>73.79</text:p>
          </table:table-cell>
          <table:table-cell office:value-type="float" office:value="65.81" calcext:value-type="float">
            <text:p>65.81</text:p>
          </table:table-cell>
          <table:table-cell office:value-type="float" office:value="65.67" calcext:value-type="float">
            <text:p>65.67</text:p>
          </table:table-cell>
          <table:table-cell office:value-type="float" office:value="24.12" calcext:value-type="float">
            <text:p>24.12</text:p>
          </table:table-cell>
          <table:table-cell office:value-type="float" office:value="288560" calcext:value-type="float">
            <text:p>288560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1211734693878" calcext:value-type="float">
            <text:p>0.00121173469387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3826530612245" calcext:value-type="float">
            <text:p>0.003826530612245</text:p>
          </table:table-cell>
          <table:table-cell office:value-type="float" office:value="0.004053150403329" calcext:value-type="float">
            <text:p>0.004053150403329</text:p>
          </table:table-cell>
          <table:table-cell office:value-type="float" office:value="0.000480534295268" calcext:value-type="float">
            <text:p>0.000480534295268</text:p>
          </table:table-cell>
          <table:table-cell office:value-type="float" office:value="0.00095417125639" calcext:value-type="float">
            <text:p>0.00095417125639</text:p>
          </table:table-cell>
          <table:table-cell office:value-type="float" office:value="0.000173219593363" calcext:value-type="float">
            <text:p>0.000173219593363</text:p>
          </table:table-cell>
          <table:table-cell office:value-type="float" office:value="1606.8" calcext:value-type="float">
            <text:p>1606.8</text:p>
          </table:table-cell>
          <table:table-cell office:value-type="float" office:value="6325.095" calcext:value-type="float">
            <text:p>6325.095</text:p>
          </table:table-cell>
          <table:table-cell office:value-type="string" calcext:value-type="string">
            <text:p>("9f72ba7f4ab300e5261724516909d70f198ff8d9f1976115f9d304480c166fed", "19e10741a0eeda81bb76c09c41ebab8501f376f3515a34dace38069b96fac4e9", "c56497d40b0c04dacfc763582ec9d00cbd83abffb213eda21d974cac1da2a303", "36f08ee932ba2d0695de45a912573181e784569f37a22a5cbcecd54cbe6a8106", "1cb52472bb4f09b04d9b4bad6529c5a110a53e6dbac1cea53664c9df25b55fad")</text:p>
          </table:table-cell>
          <table:table-cell table:number-columns-repeated="9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375" calcext:value-type="float">
            <text:p>0.6375</text:p>
          </table:table-cell>
          <table:table-cell office:value-type="float" office:value="196.365" calcext:value-type="float">
            <text:p>196.365</text:p>
          </table:table-cell>
          <table:table-cell office:value-type="string" calcext:value-type="string">
            <text:p>3ce3283c2d11c510f0d6d3ee51c9fdfc035c3b3a0af29c0e50cc30d28d24b271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32.803" calcext:value-type="float">
            <text:p>32.803</text:p>
          </table:table-cell>
          <table:table-cell office:value-type="string" calcext:value-type="string">
            <text:p>0adc5b9e3bb5722f32bf8d9efb58fba3eaaaff1c5d06122ec3685e022613ce7c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375" calcext:value-type="float">
            <text:p>0.6375</text:p>
          </table:table-cell>
          <table:table-cell office:value-type="float" office:value="53.56" calcext:value-type="float">
            <text:p>53.56</text:p>
          </table:table-cell>
          <table:table-cell office:value-type="string" calcext:value-type="string">
            <text:p>3ce3283c2d11c510f0d6d3ee51c9fdfc035c3b3a0af29c0e50cc30d28d24b271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32.458" calcext:value-type="float">
            <text:p>32.458</text:p>
          </table:table-cell>
          <table:table-cell office:value-type="string" calcext:value-type="string">
            <text:p>0adc5b9e3bb5722f32bf8d9efb58fba3eaaaff1c5d06122ec3685e022613ce7c</text:p>
          </table:table-cell>
          <table:table-cell office:value-type="float" office:value="31.43" calcext:value-type="float">
            <text:p>31.43</text:p>
          </table:table-cell>
          <table:table-cell table:number-columns-repeated="3" office:value-type="float" office:value="65.71" calcext:value-type="float">
            <text:p>65.71</text:p>
          </table:table-cell>
          <table:table-cell office:value-type="float" office:value="65.74" calcext:value-type="float">
            <text:p>65.74</text:p>
          </table:table-cell>
          <table:table-cell office:value-type="float" office:value="65.9" calcext:value-type="float">
            <text:p>65.9</text:p>
          </table:table-cell>
          <table:table-cell office:value-type="float" office:value="65.62" calcext:value-type="float">
            <text:p>65.62</text:p>
          </table:table-cell>
          <table:table-cell office:value-type="float" office:value="0" calcext:value-type="float">
            <text:p>0</text:p>
          </table:table-cell>
          <table:table-cell office:value-type="float" office:value="149520" calcext:value-type="float">
            <text:p>14952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569193173275" calcext:value-type="float">
            <text:p>0.000569193173275</text:p>
          </table:table-cell>
          <table:table-cell office:value-type="float" office:value="0.001373168838473" calcext:value-type="float">
            <text:p>0.001373168838473</text:p>
          </table:table-cell>
          <table:table-cell office:value-type="float" office:value="0.001184014607362" calcext:value-type="float">
            <text:p>0.001184014607362</text:p>
          </table:table-cell>
          <table:table-cell office:value-type="float" office:value="0" calcext:value-type="float">
            <text:p>0</text:p>
          </table:table-cell>
          <table:table-cell office:value-type="float" office:value="385.2" calcext:value-type="float">
            <text:p>38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66eb5eef2a35e2a402c4b08576d3f38a89d1e701df26ac1cd7a3faa0a6b1f54", "b383d1bbc67cbb9d838d184b3fdde314dc6a8dfc4d0f31380709fac38652605a", "cb28ac702299db93aeb868159864b0a7bd34d147d287443ac2fd63d14ebda8c4", "03a928327f710da5c714d4d0ff8bed6e88cb185b7bb6670975d44322e35cdad6", "459dfd72230374abffb865b42da6c8615f7e22aa9b41c2061111d724079b5fa5")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9.29" calcext:value-type="float">
            <text:p>69.29</text:p>
          </table:table-cell>
          <table:table-cell office:value-type="float" office:value="62.86" calcext:value-type="float">
            <text:p>62.86</text:p>
          </table:table-cell>
          <table:table-cell office:value-type="float" office:value="65.12" calcext:value-type="float">
            <text:p>65.12</text:p>
          </table:table-cell>
          <table:table-cell office:value-type="float" office:value="67.26" calcext:value-type="float">
            <text:p>67.26</text:p>
          </table:table-cell>
          <table:table-cell office:value-type="float" office:value="67.1" calcext:value-type="float">
            <text:p>67.1</text:p>
          </table:table-cell>
          <table:table-cell office:value-type="float" office:value="27.55" calcext:value-type="float">
            <text:p>27.55</text:p>
          </table:table-cell>
          <table:table-cell office:value-type="float" office:value="297680" calcext:value-type="float">
            <text:p>297680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0478316326531" calcext:value-type="float">
            <text:p>0.000478316326531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439455002822" calcext:value-type="float">
            <text:p>0.000439455002822</text:p>
          </table:table-cell>
          <table:table-cell office:value-type="float" office:value="0.000812234539906" calcext:value-type="float">
            <text:p>0.000812234539906</text:p>
          </table:table-cell>
          <table:table-cell office:value-type="float" office:value="0.000629910216629" calcext:value-type="float">
            <text:p>0.000629910216629</text:p>
          </table:table-cell>
          <table:table-cell office:value-type="float" office:value="0.000195242026165" calcext:value-type="float">
            <text:p>0.000195242026165</text:p>
          </table:table-cell>
          <table:table-cell office:value-type="float" office:value="329.2" calcext:value-type="float">
            <text:p>329.2</text:p>
          </table:table-cell>
          <table:table-cell office:value-type="float" office:value="6956.768" calcext:value-type="float">
            <text:p>6956.768</text:p>
          </table:table-cell>
          <table:table-cell office:value-type="string" calcext:value-type="string">
            <text:p>("916971220a2a65ef3463d8bc2d9735cd7cfa3b390ac805e46313b169e8fca559", "956e48014c5a0873933e7a0509155453e57358d7556b278fcf5b6d54505dbcb8", "7040a297c23851caf4a2661a8c193b2a8c7446211a8312fa79dc829a7f24f3bf", "9f73876cb79eb432f0e65ac6b45117bb9761ddf1f5aef1d9a921b59e9f84a24b", "e04ff86ca5e27fedf31f77a40902169119d978f407f07b5993ddd9b9eb64ba85")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19" calcext:value-type="float">
            <text:p>19</text:p>
          </table:table-cell>
          <table:table-cell office:value-type="float" office:value="0.751428571428571" calcext:value-type="float">
            <text:p>0.751428571428571</text:p>
          </table:table-cell>
          <table:table-cell office:value-type="float" office:value="0.6775" calcext:value-type="float">
            <text:p>0.6775</text:p>
          </table:table-cell>
          <table:table-cell office:value-type="float" office:value="70.756" calcext:value-type="float">
            <text:p>70.756</text:p>
          </table:table-cell>
          <table:table-cell office:value-type="string" calcext:value-type="string">
            <text:p>ae6fc09e27e1024f99f47931dfe6c1ae943969c96a148128b366ba7f8c812dad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5" calcext:value-type="float">
            <text:p>5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29525862068965" calcext:value-type="float">
            <text:p>0.629525862068965</text:p>
          </table:table-cell>
          <table:table-cell office:value-type="float" office:value="30.517" calcext:value-type="float">
            <text:p>30.517</text:p>
          </table:table-cell>
          <table:table-cell office:value-type="string" calcext:value-type="string">
            <text:p>fa25bcf10d15af91a0a9b527c19f4adb973f9e0e19084ece9ce82cc7ceeb4043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" calcext:value-type="float">
            <text:p>70</text:p>
          </table:table-cell>
          <table:table-cell office:value-type="float" office:value="70.37" calcext:value-type="float">
            <text:p>70.37</text:p>
          </table:table-cell>
          <table:table-cell office:value-type="float" office:value="19" calcext:value-type="float">
            <text:p>19</text:p>
          </table:table-cell>
          <table:table-cell office:value-type="float" office:value="0.751428571428571" calcext:value-type="float">
            <text:p>0.751428571428571</text:p>
          </table:table-cell>
          <table:table-cell office:value-type="float" office:value="0.6775" calcext:value-type="float">
            <text:p>0.6775</text:p>
          </table:table-cell>
          <table:table-cell office:value-type="float" office:value="40.037" calcext:value-type="float">
            <text:p>40.037</text:p>
          </table:table-cell>
          <table:table-cell office:value-type="string" calcext:value-type="string">
            <text:p>7228cdbc85ec535e1e24e4d315935c7429faeaaa9efabccd5f099be0fb5c086b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70.37" calcext:value-type="float">
            <text:p>70.37</text:p>
          </table:table-cell>
          <table:table-cell office:value-type="float" office:value="70.18" calcext:value-type="float">
            <text:p>70.18</text:p>
          </table:table-cell>
          <table:table-cell office:value-type="float" office:value="5" calcext:value-type="float">
            <text:p>5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29525862068965" calcext:value-type="float">
            <text:p>0.629525862068965</text:p>
          </table:table-cell>
          <table:table-cell office:value-type="float" office:value="32.603" calcext:value-type="float">
            <text:p>32.603</text:p>
          </table:table-cell>
          <table:table-cell office:value-type="string" calcext:value-type="string">
            <text:p>fa25bcf10d15af91a0a9b527c19f4adb973f9e0e19084ece9ce82cc7ceeb4043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.4" calcext:value-type="float">
            <text:p>68.4</text:p>
          </table:table-cell>
          <table:table-cell office:value-type="float" office:value="66.73" calcext:value-type="float">
            <text:p>66.73</text:p>
          </table:table-cell>
          <table:table-cell office:value-type="float" office:value="66.63" calcext:value-type="float">
            <text:p>66.63</text:p>
          </table:table-cell>
          <table:table-cell office:value-type="float" office:value="0" calcext:value-type="float">
            <text:p>0</text:p>
          </table:table-cell>
          <table:table-cell office:value-type="float" office:value="144920" calcext:value-type="float">
            <text:p>1449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400782514189" calcext:value-type="float">
            <text:p>0.000400782514189</text:p>
          </table:table-cell>
          <table:table-cell office:value-type="float" office:value="0.000748084318543" calcext:value-type="float">
            <text:p>0.000748084318543</text:p>
          </table:table-cell>
          <table:table-cell office:value-type="float" office:value="0.000798418376537" calcext:value-type="float">
            <text:p>0.000798418376537</text:p>
          </table:table-cell>
          <table:table-cell office:value-type="float" office:value="0" calcext:value-type="float">
            <text:p>0</text:p>
          </table:table-cell>
          <table:table-cell office:value-type="float" office:value="1325.2" calcext:value-type="float">
            <text:p>132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5d294a185e3109e0949d2889934b1af9565a2f499b64c835af606fa8c1e1f7f", "94754112e34677c5a50f469c95737567780a4e948d4451599c9455609e8880e9", "dd4013fe908f924aef9330a90bb06fcaaa78394085d57dde6ec6fbeeec7b1b4d", "ab35c1efd9066ba2315f718a84ea3c5f7d57d857c1711ce8c8187e72b4878722", "f9192cacd62c4e8d40a351a21cb67e6e35475fe783f156af58492ff1ef0db667")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3.57" calcext:value-type="float">
            <text:p>63.57</text:p>
          </table:table-cell>
          <table:table-cell office:value-type="float" office:value="72.14" calcext:value-type="float">
            <text:p>72.14</text:p>
          </table:table-cell>
          <table:table-cell office:value-type="float" office:value="69.55" calcext:value-type="float">
            <text:p>69.55</text:p>
          </table:table-cell>
          <table:table-cell office:value-type="float" office:value="66.46" calcext:value-type="float">
            <text:p>66.46</text:p>
          </table:table-cell>
          <table:table-cell office:value-type="float" office:value="66.41" calcext:value-type="float">
            <text:p>66.41</text:p>
          </table:table-cell>
          <table:table-cell office:value-type="float" office:value="27.81" calcext:value-type="float">
            <text:p>27.81</text:p>
          </table:table-cell>
          <table:table-cell office:value-type="float" office:value="290960" calcext:value-type="float">
            <text:p>290960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0637755102041" calcext:value-type="float">
            <text:p>0.000637755102041</text:p>
          </table:table-cell>
          <table:table-cell table:number-columns-repeated="2" office:value-type="float" office:value="0.000892857142857" calcext:value-type="float">
            <text:p>0.000892857142857</text:p>
          </table:table-cell>
          <table:table-cell office:value-type="float" office:value="0.000789007232084" calcext:value-type="float">
            <text:p>0.000789007232084</text:p>
          </table:table-cell>
          <table:table-cell office:value-type="float" office:value="0.000565525160201" calcext:value-type="float">
            <text:p>0.000565525160201</text:p>
          </table:table-cell>
          <table:table-cell office:value-type="float" office:value="0.000727447399" calcext:value-type="float">
            <text:p>0.000727447399</text:p>
          </table:table-cell>
          <table:table-cell office:value-type="float" office:value="0.000220136267523" calcext:value-type="float">
            <text:p>0.000220136267523</text:p>
          </table:table-cell>
          <table:table-cell office:value-type="float" office:value="2218.8" calcext:value-type="float">
            <text:p>2218.8</text:p>
          </table:table-cell>
          <table:table-cell office:value-type="float" office:value="5832.312" calcext:value-type="float">
            <text:p>5832.312</text:p>
          </table:table-cell>
          <table:table-cell office:value-type="string" calcext:value-type="string">
            <text:p>("9ba180d245b8b09e77549686dfc6baca43fd4da36181adb5b0b18e5f1417f2a0", "36ba9923029e636db9d3935d9d9944470b7c93febcb45581dcd8d7949d39b32a", "897e842d3c6b8e0a64bd4eed66e51ffc83e9e04b3326ec23ad5b67a876e912fa", "0f2d87b72d083264ffeb9c6b4aa0e31b6a011d6249d9a390962b744d3b4ea405", "ccd111a8d7bbac1e8623c50874ac06abe5c47d569d9454f4a12855925d30249a")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3" calcext:value-type="float">
            <text:p>23</text:p>
          </table:table-cell>
          <table:table-cell office:value-type="float" office:value="0.766558441558442" calcext:value-type="float">
            <text:p>0.766558441558442</text:p>
          </table:table-cell>
          <table:table-cell office:value-type="float" office:value="0.659659090909091" calcext:value-type="float">
            <text:p>0.659659090909091</text:p>
          </table:table-cell>
          <table:table-cell office:value-type="float" office:value="128.354" calcext:value-type="float">
            <text:p>128.354</text:p>
          </table:table-cell>
          <table:table-cell office:value-type="string" calcext:value-type="string">
            <text:p>38a9835bf32f0531f496168a3d874635323fffda4251f56697a13da177f464cd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5" calcext:value-type="float">
            <text:p>15</text:p>
          </table:table-cell>
          <table:table-cell office:value-type="float" office:value="0.723351648351648" calcext:value-type="float">
            <text:p>0.72335164835164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64.461" calcext:value-type="float">
            <text:p>64.461</text:p>
          </table:table-cell>
          <table:table-cell office:value-type="string" calcext:value-type="string">
            <text:p>399cb11708ef7f917cf88a5663b0a81eb1fa76b29631e53e03b159f193c3cf9b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1" calcext:value-type="float">
            <text:p>21</text:p>
          </table:table-cell>
          <table:table-cell office:value-type="float" office:value="0.766558441558442" calcext:value-type="float">
            <text:p>0.766558441558442</text:p>
          </table:table-cell>
          <table:table-cell office:value-type="float" office:value="0.659659090909091" calcext:value-type="float">
            <text:p>0.659659090909091</text:p>
          </table:table-cell>
          <table:table-cell office:value-type="float" office:value="67.041" calcext:value-type="float">
            <text:p>67.041</text:p>
          </table:table-cell>
          <table:table-cell office:value-type="string" calcext:value-type="string">
            <text:p>50a8110578692ff15b0284fff9d873f0781aa52b93ea1decbc2d32409d6a4dce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5" calcext:value-type="float">
            <text:p>15</text:p>
          </table:table-cell>
          <table:table-cell office:value-type="float" office:value="0.723351648351648" calcext:value-type="float">
            <text:p>0.723351648351648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65.406" calcext:value-type="float">
            <text:p>65.406</text:p>
          </table:table-cell>
          <table:table-cell office:value-type="string" calcext:value-type="string">
            <text:p>399cb11708ef7f917cf88a5663b0a81eb1fa76b29631e53e03b159f193c3cf9b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77" calcext:value-type="float">
            <text:p>66.77</text:p>
          </table:table-cell>
          <table:table-cell office:value-type="float" office:value="69.2" calcext:value-type="float">
            <text:p>69.2</text:p>
          </table:table-cell>
          <table:table-cell office:value-type="float" office:value="68.98" calcext:value-type="float">
            <text:p>68.98</text:p>
          </table:table-cell>
          <table:table-cell office:value-type="float" office:value="0" calcext:value-type="float">
            <text:p>0</text:p>
          </table:table-cell>
          <table:table-cell office:value-type="float" office:value="149080" calcext:value-type="float">
            <text:p>14908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0637755102041" calcext:value-type="float">
            <text:p>0.000637755102041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1061498109526" calcext:value-type="float">
            <text:p>0.001061498109526</text:p>
          </table:table-cell>
          <table:table-cell office:value-type="float" office:value="0.000641075554482" calcext:value-type="float">
            <text:p>0.000641075554482</text:p>
          </table:table-cell>
          <table:table-cell office:value-type="float" office:value="0.000539176901098" calcext:value-type="float">
            <text:p>0.000539176901098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085664da9adf99bf9c9bb1b7c0dde3bca77d71222c49e8ba9f00c5b7b9a1cdf", "1cc051204b239ab48e299b44826c7208591d0c73f81adc26b64b305b89c7a24e", "c1c66fb84e41e31de6d849002fae20b4209f87af2c8cc733da6a2237317f3bda", "b31b181c396384f2eaff0047f45300d75e0b555ec23b19b07d6755dc00130c88", "6997481f2480559fe42544f8b1b4e6a6f0b6a7b1c553c094c7ba47af7faeb9fa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72.86" calcext:value-type="float">
            <text:p>72.86</text:p>
          </table:table-cell>
          <table:table-cell office:value-type="float" office:value="62.14" calcext:value-type="float">
            <text:p>62.14</text:p>
          </table:table-cell>
          <table:table-cell office:value-type="float" office:value="65.91" calcext:value-type="float">
            <text:p>65.91</text:p>
          </table:table-cell>
          <table:table-cell office:value-type="float" office:value="69.52" calcext:value-type="float">
            <text:p>69.52</text:p>
          </table:table-cell>
          <table:table-cell office:value-type="float" office:value="69.18" calcext:value-type="float">
            <text:p>69.18</text:p>
          </table:table-cell>
          <table:table-cell office:value-type="float" office:value="28.05" calcext:value-type="float">
            <text:p>28.05</text:p>
          </table:table-cell>
          <table:table-cell office:value-type="float" office:value="298800" calcext:value-type="float">
            <text:p>298800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2933673469388" calcext:value-type="float">
            <text:p>0.002933673469388</text:p>
          </table:table-cell>
          <table:table-cell office:value-type="float" office:value="0.001153067927377" calcext:value-type="float">
            <text:p>0.001153067927377</text:p>
          </table:table-cell>
          <table:table-cell office:value-type="float" office:value="0.000846168534985" calcext:value-type="float">
            <text:p>0.000846168534985</text:p>
          </table:table-cell>
          <table:table-cell office:value-type="float" office:value="0.000599027378353" calcext:value-type="float">
            <text:p>0.000599027378353</text:p>
          </table:table-cell>
          <table:table-cell table:style-name="ce3" office:value-type="float" office:value="0.0000646" calcext:value-type="float">
            <text:p>6.46E-05</text:p>
          </table:table-cell>
          <table:table-cell office:value-type="float" office:value="1098" calcext:value-type="float">
            <text:p>1098</text:p>
          </table:table-cell>
          <table:table-cell office:value-type="float" office:value="5485.374" calcext:value-type="float">
            <text:p>5485.374</text:p>
          </table:table-cell>
          <table:table-cell office:value-type="string" calcext:value-type="string">
            <text:p>("392549ac6f307b24bd8c0699f8c7c648845e52c403fa0e2c355a63ec9d9bc003", "fb66e4935c04d3e01e404b219f42834d277b65f230a86f2886c27d2c816612e3", "1100b38767e137c000acc01b76238528dfa5c99284e7c6e27cfc358102437f1b", "0c186c0364c9f9cec8a547cf35c7e4f68f7a447c7771bfeec59d5a1bfb8c9e61", "1ee8b1cd59cce7936050c10e811ded90c4b3c37b9d0bbac0616f96861cdf6c6a")</text:p>
          </table:table-cell>
          <table:table-cell table:number-columns-repeated="9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19" calcext:value-type="float">
            <text:p>19</text:p>
          </table:table-cell>
          <table:table-cell office:value-type="float" office:value="0.665285714285714" calcext:value-type="float">
            <text:p>0.665285714285714</text:p>
          </table:table-cell>
          <table:table-cell office:value-type="float" office:value="0.62425" calcext:value-type="float">
            <text:p>0.62425</text:p>
          </table:table-cell>
          <table:table-cell office:value-type="float" office:value="99.844" calcext:value-type="float">
            <text:p>99.844</text:p>
          </table:table-cell>
          <table:table-cell office:value-type="string" calcext:value-type="string">
            <text:p>3ae69af595ab026c4d3dd957b0ac07169235fd268c01385f3991835382709f9f</text:p>
          </table:table-cell>
          <table:table-cell office:value-type="float" office:value="42.86" calcext:value-type="float">
            <text:p>42.86</text:p>
          </table:table-cell>
          <table:table-cell table:number-columns-repeated="6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39285714285714" calcext:value-type="float">
            <text:p>0.639285714285714</text:p>
          </table:table-cell>
          <table:table-cell office:value-type="float" office:value="31.88" calcext:value-type="float">
            <text:p>31.88</text:p>
          </table:table-cell>
          <table:table-cell office:value-type="string" calcext:value-type="string">
            <text:p>eca1ddc7fc0302267e20b927cb465d11fadbe9c2b5871cfea8e8fff753454bd6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3.08" calcext:value-type="float">
            <text:p>73.08</text:p>
          </table:table-cell>
          <table:table-cell office:value-type="float" office:value="72.41" calcext:value-type="float">
            <text:p>72.41</text:p>
          </table:table-cell>
          <table:table-cell office:value-type="float" office:value="19" calcext:value-type="float">
            <text:p>19</text:p>
          </table:table-cell>
          <table:table-cell office:value-type="float" office:value="0.665285714285714" calcext:value-type="float">
            <text:p>0.665285714285714</text:p>
          </table:table-cell>
          <table:table-cell office:value-type="float" office:value="0.62425" calcext:value-type="float">
            <text:p>0.62425</text:p>
          </table:table-cell>
          <table:table-cell office:value-type="float" office:value="41.547" calcext:value-type="float">
            <text:p>41.547</text:p>
          </table:table-cell>
          <table:table-cell office:value-type="string" calcext:value-type="string">
            <text:p>40877efd056efd239b1f97771b926592a14e5fd59e0d19baf9363d3ed2b7125f</text:p>
          </table:table-cell>
          <table:table-cell office:value-type="float" office:value="42.86" calcext:value-type="float">
            <text:p>42.86</text:p>
          </table:table-cell>
          <table:table-cell table:number-columns-repeated="6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39285714285714" calcext:value-type="float">
            <text:p>0.639285714285714</text:p>
          </table:table-cell>
          <table:table-cell office:value-type="float" office:value="31.893" calcext:value-type="float">
            <text:p>31.893</text:p>
          </table:table-cell>
          <table:table-cell office:value-type="string" calcext:value-type="string">
            <text:p>eca1ddc7fc0302267e20b927cb465d11fadbe9c2b5871cfea8e8fff753454bd6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74.29" calcext:value-type="float">
            <text:p>74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0.82" calcext:value-type="float">
            <text:p>70.82</text:p>
          </table:table-cell>
          <table:table-cell office:value-type="float" office:value="72.9" calcext:value-type="float">
            <text:p>72.9</text:p>
          </table:table-cell>
          <table:table-cell office:value-type="float" office:value="72.49" calcext:value-type="float">
            <text:p>72.49</text:p>
          </table:table-cell>
          <table:table-cell office:value-type="float" office:value="0" calcext:value-type="float">
            <text:p>0</text:p>
          </table:table-cell>
          <table:table-cell office:value-type="float" office:value="151240" calcext:value-type="float">
            <text:p>15124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1376440501273" calcext:value-type="float">
            <text:p>0.001376440501273</text:p>
          </table:table-cell>
          <table:table-cell office:value-type="float" office:value="0.001040237435126" calcext:value-type="float">
            <text:p>0.001040237435126</text:p>
          </table:table-cell>
          <table:table-cell office:value-type="float" office:value="0.000969801176779" calcext:value-type="float">
            <text:p>0.000969801176779</text:p>
          </table:table-cell>
          <table:table-cell office:value-type="float" office:value="0" calcext:value-type="float">
            <text:p>0</text:p>
          </table:table-cell>
          <table:table-cell office:value-type="float" office:value="324.8" calcext:value-type="float">
            <text:p>32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f09fc959f22e61459ffb0b6a42b0d29d50de084a0a5d061467aae27ca30f664", "b62b28b51f7a04a01b7cb161c1133ca2746a32f92a42338e69032bae618c2c54", "5a59bc4a9d420d4ab505869969e9d1092c1beaf169f94b924a95c8efa1ac5f2c", "74f78e3ab15fb76aabd647e69926997a16653d08f51f90c73566edb19fa1a638", "b0676599cb8ea82f4bcc97c5e9f0ed6e95925d6ae505298f2099195352af1252")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75.71" calcext:value-type="float">
            <text:p>75.71</text:p>
          </table:table-cell>
          <table:table-cell office:value-type="float" office:value="63.57" calcext:value-type="float">
            <text:p>63.57</text:p>
          </table:table-cell>
          <table:table-cell office:value-type="float" office:value="67.62" calcext:value-type="float">
            <text:p>67.62</text:p>
          </table:table-cell>
          <table:table-cell office:value-type="float" office:value="72.28" calcext:value-type="float">
            <text:p>72.28</text:p>
          </table:table-cell>
          <table:table-cell office:value-type="float" office:value="71.41" calcext:value-type="float">
            <text:p>71.41</text:p>
          </table:table-cell>
          <table:table-cell office:value-type="float" office:value="29.05" calcext:value-type="float">
            <text:p>29.05</text:p>
          </table:table-cell>
          <table:table-cell office:value-type="float" office:value="300680" calcext:value-type="float">
            <text:p>300680</text:p>
          </table:table-cell>
          <table:table-cell office:value-type="float" office:value="0.006377551020408" calcext:value-type="float">
            <text:p>0.006377551020408</text:p>
          </table:table-cell>
          <table:table-cell office:value-type="float" office:value="0.001594387755102" calcext:value-type="float">
            <text:p>0.00159438775510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1735243055556" calcext:value-type="float">
            <text:p>0.001735243055556</text:p>
          </table:table-cell>
          <table:table-cell office:value-type="float" office:value="0.001461560055878" calcext:value-type="float">
            <text:p>0.001461560055878</text:p>
          </table:table-cell>
          <table:table-cell office:value-type="float" office:value="0.00114589428605" calcext:value-type="float">
            <text:p>0.00114589428605</text:p>
          </table:table-cell>
          <table:table-cell office:value-type="float" office:value="0.000488520635915" calcext:value-type="float">
            <text:p>0.000488520635915</text:p>
          </table:table-cell>
          <table:table-cell office:value-type="float" office:value="1037.2" calcext:value-type="float">
            <text:p>1037.2</text:p>
          </table:table-cell>
          <table:table-cell office:value-type="float" office:value="5150.764" calcext:value-type="float">
            <text:p>5150.764</text:p>
          </table:table-cell>
          <table:table-cell office:value-type="string" calcext:value-type="string">
            <text:p>("cf9c353f6cb3ed26f4c53dd44508cf786c8531d86c8804d3c3ff463d7be6cbe8", "286b1710cedb48831c1638082714ac3679231e8436bb14de65e024112f154ae3", "5c3b0ed1cb5dd26a5694e10e412ccc2493ca1bff1c77e08ed2a9cefa3d132104", "ef4352bef59b741db1d143aeeef47b43bebbaddfc22a1ce6d60a8917188f7eeb", "8d92128e96bd5144ce27d3dd198816925b32d48dd38cc2f04c4a6e4d7417aa00")</text:p>
          </table:table-cell>
          <table:table-cell table:number-columns-repeated="9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3" calcext:value-type="float">
            <text:p>23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81.393" calcext:value-type="float">
            <text:p>81.393</text:p>
          </table:table-cell>
          <table:table-cell office:value-type="string" calcext:value-type="string">
            <text:p>0efdcf171e6796138199f121b6ca88f92d0a870956e659cf2a64f8b48fb0aa32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86507936507936" calcext:value-type="float">
            <text:p>0.686507936507936</text:p>
          </table:table-cell>
          <table:table-cell office:value-type="float" office:value="0.624184782608696" calcext:value-type="float">
            <text:p>0.624184782608696</text:p>
          </table:table-cell>
          <table:table-cell office:value-type="float" office:value="39.204" calcext:value-type="float">
            <text:p>39.204</text:p>
          </table:table-cell>
          <table:table-cell office:value-type="string" calcext:value-type="string">
            <text:p>ec6a4e9765975adac8d48708cf94251e930bb61f0c165c2c1ee89b880660622a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0.821428571428572" calcext:value-type="float">
            <text:p>0.8214285714285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54.694" calcext:value-type="float">
            <text:p>54.694</text:p>
          </table:table-cell>
          <table:table-cell office:value-type="string" calcext:value-type="string">
            <text:p>eaf8a2416c3ed79756a851e955aa7389875b8e9be68e041cc06f9c84c2869126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0.71" calcext:value-type="float">
            <text:p>60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" calcext:value-type="float">
            <text:p>5</text:p>
          </table:table-cell>
          <table:table-cell office:value-type="float" office:value="0.686507936507936" calcext:value-type="float">
            <text:p>0.686507936507936</text:p>
          </table:table-cell>
          <table:table-cell office:value-type="float" office:value="0.624184782608696" calcext:value-type="float">
            <text:p>0.624184782608696</text:p>
          </table:table-cell>
          <table:table-cell office:value-type="float" office:value="39.275" calcext:value-type="float">
            <text:p>39.275</text:p>
          </table:table-cell>
          <table:table-cell office:value-type="string" calcext:value-type="string">
            <text:p>ec6a4e9765975adac8d48708cf94251e930bb61f0c165c2c1ee89b880660622a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2.14" calcext:value-type="float">
            <text:p>62.14</text:p>
          </table:table-cell>
          <table:table-cell office:value-type="float" office:value="77.14" calcext:value-type="float">
            <text:p>77.14</text:p>
          </table:table-cell>
          <table:table-cell office:value-type="float" office:value="73.27" calcext:value-type="float">
            <text:p>73.27</text:p>
          </table:table-cell>
          <table:table-cell office:value-type="float" office:value="67.08" calcext:value-type="float">
            <text:p>67.08</text:p>
          </table:table-cell>
          <table:table-cell office:value-type="float" office:value="67.18" calcext:value-type="float">
            <text:p>67.18</text:p>
          </table:table-cell>
          <table:table-cell office:value-type="float" office:value="0" calcext:value-type="float">
            <text:p>0</text:p>
          </table:table-cell>
          <table:table-cell office:value-type="float" office:value="151560" calcext:value-type="float">
            <text:p>15156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2295918367347" calcext:value-type="float">
            <text:p>0.002295918367347</text:p>
          </table:table-cell>
          <table:table-cell office:value-type="float" office:value="0.001814605516366" calcext:value-type="float">
            <text:p>0.001814605516366</text:p>
          </table:table-cell>
          <table:table-cell office:value-type="float" office:value="0.000490942407834" calcext:value-type="float">
            <text:p>0.000490942407834</text:p>
          </table:table-cell>
          <table:table-cell office:value-type="float" office:value="0.000819363409944" calcext:value-type="float">
            <text:p>0.000819363409944</text:p>
          </table:table-cell>
          <table:table-cell office:value-type="float" office:value="0" calcext:value-type="float">
            <text:p>0</text:p>
          </table:table-cell>
          <table:table-cell office:value-type="float" office:value="534.8" calcext:value-type="float">
            <text:p>53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2e892784970dc355f28a016049cd97af8c3a7a1b950f81db824877517869593", "c4f636192224008d53097314076233ac6230796f3b6ee634c1b5d0160c2a3711", "d2801249cf6e5f08077bc3b70e646bd1bb2feb1c0e39eac1d6ec99fa4e3a7275", "33d4f95d8aebecdd29c9b14b66d8488cfe921e91f57faa9cddaa3ffc5891c073", "e639de0b2e98f73f0968fd6a04f96fb3c4a29f8ce82263ab7007d49c89ac5ae0")</text:p>
          </table:table-cell>
          <table:table-cell office:value-type="float" office:value="37.86" calcext:value-type="float">
            <text:p>37.86</text:p>
          </table:table-cell>
          <table:table-cell office:value-type="float" office:value="68.93" calcext:value-type="float">
            <text:p>68.93</text:p>
          </table:table-cell>
          <table:table-cell office:value-type="float" office:value="63.57" calcext:value-type="float">
            <text:p>63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1.26" calcext:value-type="float">
            <text:p>71.26</text:p>
          </table:table-cell>
          <table:table-cell office:value-type="float" office:value="67.13" calcext:value-type="float">
            <text:p>67.13</text:p>
          </table:table-cell>
          <table:table-cell office:value-type="float" office:value="67.15" calcext:value-type="float">
            <text:p>67.15</text:p>
          </table:table-cell>
          <table:table-cell office:value-type="float" office:value="29.12" calcext:value-type="float">
            <text:p>29.12</text:p>
          </table:table-cell>
          <table:table-cell office:value-type="float" office:value="303080" calcext:value-type="float">
            <text:p>30308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table:number-columns-repeated="2" office:value-type="float" office:value="0.000892857142857" calcext:value-type="float">
            <text:p>0.000892857142857</text:p>
          </table:table-cell>
          <table:table-cell office:value-type="float" office:value="0.000488820638884" calcext:value-type="float">
            <text:p>0.000488820638884</text:p>
          </table:table-cell>
          <table:table-cell office:value-type="float" office:value="0.000279124733685" calcext:value-type="float">
            <text:p>0.000279124733685</text:p>
          </table:table-cell>
          <table:table-cell office:value-type="float" office:value="0.000354871410634" calcext:value-type="float">
            <text:p>0.000354871410634</text:p>
          </table:table-cell>
          <table:table-cell office:value-type="float" office:value="0.000444435742815" calcext:value-type="float">
            <text:p>0.000444435742815</text:p>
          </table:table-cell>
          <table:table-cell office:value-type="float" office:value="2111.2" calcext:value-type="float">
            <text:p>2111.2</text:p>
          </table:table-cell>
          <table:table-cell office:value-type="float" office:value="5563.32" calcext:value-type="float">
            <text:p>5563.32</text:p>
          </table:table-cell>
          <table:table-cell office:value-type="string" calcext:value-type="string">
            <text:p>("0c24b6bfbca9167743fec388cc6360a26d4cfa98a8c5853ba2eaa988e5a57fa2", "ea04163bbc490fd7f71df28e478313137d8861e8de5f8d465718e6cf5b25028b", "2b7acefb7eb3722ace32bf5f5e662e8a0b3f6f6cb9929f24c863d531fb959b6d", "c1c686923b5dcb0d7b3e6f8844296f8dc146018e42889c50eac73e3179c4780b", "d4955650e2817b3ddb508ee9e86221cc60e6b6b8fe432c822fb10bb752e50d3b")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15" calcext:value-type="float">
            <text:p>1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72.756" calcext:value-type="float">
            <text:p>72.756</text:p>
          </table:table-cell>
          <table:table-cell office:value-type="string" calcext:value-type="string">
            <text:p>74502019bc02fd8366c97e8557bee6198a3a0e149d16597d27c289fa859db8b2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34.085" calcext:value-type="float">
            <text:p>34.085</text:p>
          </table:table-cell>
          <table:table-cell office:value-type="string" calcext:value-type="string">
            <text:p>85a1b528f845314e537c686d92277f9b4102313121ac316f61491540a827318f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15" calcext:value-type="float">
            <text:p>1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52.265" calcext:value-type="float">
            <text:p>52.265</text:p>
          </table:table-cell>
          <table:table-cell office:value-type="string" calcext:value-type="string">
            <text:p>74502019bc02fd8366c97e8557bee6198a3a0e149d16597d27c289fa859db8b2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7.27" calcext:value-type="float">
            <text:p>77.27</text:p>
          </table:table-cell>
          <table:table-cell office:value-type="float" office:value="67.65" calcext:value-type="float">
            <text:p>67.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0.696753246753247" calcext:value-type="float">
            <text:p>0.696753246753247</text:p>
          </table:table-cell>
          <table:table-cell office:value-type="float" office:value="0.639772727272727" calcext:value-type="float">
            <text:p>0.639772727272727</text:p>
          </table:table-cell>
          <table:table-cell office:value-type="float" office:value="33.268" calcext:value-type="float">
            <text:p>33.268</text:p>
          </table:table-cell>
          <table:table-cell office:value-type="string" calcext:value-type="string">
            <text:p>85a1b528f845314e537c686d92277f9b4102313121ac316f61491540a827318f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56.43" calcext:value-type="float">
            <text:p>56.43</text:p>
          </table:table-cell>
          <table:table-cell office:value-type="float" office:value="76.43" calcext:value-type="float">
            <text:p>76.43</text:p>
          </table:table-cell>
          <table:table-cell office:value-type="float" office:value="70.86" calcext:value-type="float">
            <text:p>70.86</text:p>
          </table:table-cell>
          <table:table-cell office:value-type="float" office:value="63.69" calcext:value-type="float">
            <text:p>63.69</text:p>
          </table:table-cell>
          <table:table-cell office:value-type="float" office:value="62.68" calcext:value-type="float">
            <text:p>62.68</text:p>
          </table:table-cell>
          <table:table-cell office:value-type="float" office:value="0" calcext:value-type="float">
            <text:p>0</text:p>
          </table:table-cell>
          <table:table-cell office:value-type="float" office:value="142640" calcext:value-type="float">
            <text:p>142640</text:p>
          </table:table-cell>
          <table:table-cell office:value-type="float" office:value="0.005357142857143" calcext:value-type="float">
            <text:p>0.005357142857143</text:p>
          </table:table-cell>
          <table:table-cell office:value-type="float" office:value="0.001339285714286" calcext:value-type="float">
            <text:p>0.001339285714286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4209183673469" calcext:value-type="float">
            <text:p>0.004209183673469</text:p>
          </table:table-cell>
          <table:table-cell office:value-type="float" office:value="0.003094509647118" calcext:value-type="float">
            <text:p>0.003094509647118</text:p>
          </table:table-cell>
          <table:table-cell office:value-type="float" office:value="0.00086485575203" calcext:value-type="float">
            <text:p>0.00086485575203</text:p>
          </table:table-cell>
          <table:table-cell office:value-type="float" office:value="0.001486877242879" calcext:value-type="float">
            <text:p>0.001486877242879</text:p>
          </table:table-cell>
          <table:table-cell office:value-type="float" office:value="0" calcext:value-type="float">
            <text:p>0</text:p>
          </table:table-cell>
          <table:table-cell office:value-type="float" office:value="510.8" calcext:value-type="float">
            <text:p>51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de0b4cb0d090a611de1dbdadf1ad87aac7250a48f293c665c7b33e30c1a084b", "aa9f81342eec4686a0209e2e2a4098679a39e00456cae90ba0147b0eb2813ef6", "ecbd057a9937d89b7e11bd3819f5ccaefd8adae8135809668c9ef0f52db381f7", "14e6e05ec503fb222710724c219cb59be90d0fcd3ecf0312efb58748975ca99a", "ec354e0552520d2966c78a6ce46c100fa856fb7af90393ad9b69866ca193aee7")</text:p>
          </table:table-cell>
          <table:table-cell office:value-type="float" office:value="32.86" calcext:value-type="float">
            <text:p>32.86</text:p>
          </table:table-cell>
          <table:table-cell office:value-type="float" office:value="66.43" calcext:value-type="float">
            <text:p>66.43</text:p>
          </table:table-cell>
          <table:table-cell office:value-type="float" office:value="58.57" calcext:value-type="float">
            <text:p>5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69.67" calcext:value-type="float">
            <text:p>69.67</text:p>
          </table:table-cell>
          <table:table-cell office:value-type="float" office:value="64.14" calcext:value-type="float">
            <text:p>64.14</text:p>
          </table:table-cell>
          <table:table-cell office:value-type="float" office:value="63.61" calcext:value-type="float">
            <text:p>63.61</text:p>
          </table:table-cell>
          <table:table-cell office:value-type="float" office:value="27.43" calcext:value-type="float">
            <text:p>27.43</text:p>
          </table:table-cell>
          <table:table-cell office:value-type="float" office:value="287920" calcext:value-type="float">
            <text:p>28792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2508366696697" calcext:value-type="float">
            <text:p>0.002508366696697</text:p>
          </table:table-cell>
          <table:table-cell office:value-type="float" office:value="0.000639214931447" calcext:value-type="float">
            <text:p>0.000639214931447</text:p>
          </table:table-cell>
          <table:table-cell office:value-type="float" office:value="0.000947766347531" calcext:value-type="float">
            <text:p>0.000947766347531</text:p>
          </table:table-cell>
          <table:table-cell office:value-type="float" office:value="0.000264312005639" calcext:value-type="float">
            <text:p>0.000264312005639</text:p>
          </table:table-cell>
          <table:table-cell office:value-type="float" office:value="353.2" calcext:value-type="float">
            <text:p>353.2</text:p>
          </table:table-cell>
          <table:table-cell office:value-type="float" office:value="5391.278" calcext:value-type="float">
            <text:p>5391.278</text:p>
          </table:table-cell>
          <table:table-cell office:value-type="string" calcext:value-type="string">
            <text:p>("6bf33598cf1b0b673b62f7dc8db90efa0824a09728da529d958f83de6d0e69e1", "83345f0a992882cd754c4c4a986a86fa68bcec06016c5e259a61c3506901839b", "1e0d48267e0ff13b4b0d9f0b924caacd0d89ba5f5523645da09c98326e28a173", "679cc80b4c2a60f4d70bfda7994e4cd0c43463ef935fccbf34951a45ebf2b8b1", "e6a8d074f0344b9011a26a8ec1040de5ad77a81911f939fef56d93defec3015e")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0.646428571428571" calcext:value-type="float">
            <text:p>0.646428571428571</text:p>
          </table:table-cell>
          <table:table-cell office:value-type="float" office:value="0.595535714285714" calcext:value-type="float">
            <text:p>0.595535714285714</text:p>
          </table:table-cell>
          <table:table-cell office:value-type="float" office:value="54.435" calcext:value-type="float">
            <text:p>54.435</text:p>
          </table:table-cell>
          <table:table-cell office:value-type="string" calcext:value-type="string">
            <text:p>3c02252f51625ee9b4697c08502ba61f25c8b046caa10f3265abbade406b12c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0.646428571428571" calcext:value-type="float">
            <text:p>0.646428571428571</text:p>
          </table:table-cell>
          <table:table-cell office:value-type="float" office:value="0.595535714285714" calcext:value-type="float">
            <text:p>0.595535714285714</text:p>
          </table:table-cell>
          <table:table-cell office:value-type="float" office:value="54.148" calcext:value-type="float">
            <text:p>54.148</text:p>
          </table:table-cell>
          <table:table-cell office:value-type="string" calcext:value-type="string">
            <text:p>3c02252f51625ee9b4697c08502ba61f25c8b046caa10f3265abbade406b12c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0.646428571428571" calcext:value-type="float">
            <text:p>0.646428571428571</text:p>
          </table:table-cell>
          <table:table-cell office:value-type="float" office:value="0.595535714285714" calcext:value-type="float">
            <text:p>0.595535714285714</text:p>
          </table:table-cell>
          <table:table-cell office:value-type="float" office:value="54.347" calcext:value-type="float">
            <text:p>54.347</text:p>
          </table:table-cell>
          <table:table-cell office:value-type="string" calcext:value-type="string">
            <text:p>3c02252f51625ee9b4697c08502ba61f25c8b046caa10f3265abbade406b12c4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0.646428571428571" calcext:value-type="float">
            <text:p>0.646428571428571</text:p>
          </table:table-cell>
          <table:table-cell office:value-type="float" office:value="0.595535714285714" calcext:value-type="float">
            <text:p>0.595535714285714</text:p>
          </table:table-cell>
          <table:table-cell office:value-type="float" office:value="53.96" calcext:value-type="float">
            <text:p>53.96</text:p>
          </table:table-cell>
          <table:table-cell office:value-type="string" calcext:value-type="string">
            <text:p>3c02252f51625ee9b4697c08502ba61f25c8b046caa10f3265abbade406b12c4</text:p>
          </table:table-cell>
          <table:table-cell office:value-type="float" office:value="45.71" calcext:value-type="float">
            <text:p>45.71</text:p>
          </table:table-cell>
          <table:table-cell office:value-type="float" office:value="72.86" calcext:value-type="float">
            <text:p>72.86</text:p>
          </table:table-cell>
          <table:table-cell office:value-type="float" office:value="65" calcext:value-type="float">
            <text:p>65</text:p>
          </table:table-cell>
          <table:table-cell office:value-type="float" office:value="80.71" calcext:value-type="float">
            <text:p>80.71</text:p>
          </table:table-cell>
          <table:table-cell office:value-type="float" office:value="77.36" calcext:value-type="float">
            <text:p>77.36</text:p>
          </table:table-cell>
          <table:table-cell office:value-type="float" office:value="69.71" calcext:value-type="float">
            <text:p>69.71</text:p>
          </table:table-cell>
          <table:table-cell office:value-type="float" office:value="70.59" calcext:value-type="float">
            <text:p>70.59</text:p>
          </table:table-cell>
          <table:table-cell office:value-type="float" office:value="0" calcext:value-type="float">
            <text:p>0</text:p>
          </table:table-cell>
          <table:table-cell office:value-type="float" office:value="146920" calcext:value-type="float">
            <text:p>146920</text:p>
          </table:table-cell>
          <table:table-cell office:value-type="float" office:value="0.005994897959184" calcext:value-type="float">
            <text:p>0.005994897959184</text:p>
          </table:table-cell>
          <table:table-cell office:value-type="float" office:value="0.001498724489796" calcext:value-type="float">
            <text:p>0.001498724489796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3544908172635" calcext:value-type="float">
            <text:p>0.003544908172635</text:p>
          </table:table-cell>
          <table:table-cell office:value-type="float" office:value="0.000781934260781" calcext:value-type="float">
            <text:p>0.000781934260781</text:p>
          </table:table-cell>
          <table:table-cell office:value-type="float" office:value="0.001409258743557" calcext:value-type="float">
            <text:p>0.001409258743557</text:p>
          </table:table-cell>
          <table:table-cell office:value-type="float" office:value="0" calcext:value-type="float">
            <text:p>0</text:p>
          </table:table-cell>
          <table:table-cell office:value-type="float" office:value="597.2" calcext:value-type="float">
            <text:p>59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f6c3c6831e8f883954868623cf8dc74dd372c0b47fed57faa31588c907f3363", "fc8dba2dc61e479cfb33b98e447bf39f24a61ed1ef5e32642484f4683977e0bc", "7a501678ef987c337359aa9cba1866a1cc733b1307c2b891999acf6530adfc3e", "681c8299221c3afea6b414fb8cbc3225adb83c705daba50a1fb4f2a7edb85fdc", "22a88fde7fc6776f53bfda0367fbff0aad84b517d0b8768ca6e4b946663033f4")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65.71" calcext:value-type="float">
            <text:p>65.71</text:p>
          </table:table-cell>
          <table:table-cell office:value-type="float" office:value="81.43" calcext:value-type="float">
            <text:p>81.43</text:p>
          </table:table-cell>
          <table:table-cell office:value-type="float" office:value="78.38" calcext:value-type="float">
            <text:p>78.38</text:p>
          </table:table-cell>
          <table:table-cell office:value-type="float" office:value="70.27" calcext:value-type="float">
            <text:p>70.27</text:p>
          </table:table-cell>
          <table:table-cell office:value-type="float" office:value="71.41" calcext:value-type="float">
            <text:p>71.41</text:p>
          </table:table-cell>
          <table:table-cell office:value-type="float" office:value="26.02" calcext:value-type="float">
            <text:p>26.02</text:p>
          </table:table-cell>
          <table:table-cell office:value-type="float" office:value="293960" calcext:value-type="float">
            <text:p>293960</text:p>
          </table:table-cell>
          <table:table-cell office:value-type="float" office:value="0.007908163265306" calcext:value-type="float">
            <text:p>0.007908163265306</text:p>
          </table:table-cell>
          <table:table-cell office:value-type="float" office:value="0.001977040816327" calcext:value-type="float">
            <text:p>0.001977040816327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5357142857143" calcext:value-type="float">
            <text:p>0.005357142857143</text:p>
          </table:table-cell>
          <table:table-cell office:value-type="float" office:value="0.005708991444089" calcext:value-type="float">
            <text:p>0.005708991444089</text:p>
          </table:table-cell>
          <table:table-cell office:value-type="float" office:value="0.000795313902108" calcext:value-type="float">
            <text:p>0.000795313902108</text:p>
          </table:table-cell>
          <table:table-cell office:value-type="float" office:value="0.001636576023075" calcext:value-type="float">
            <text:p>0.001636576023075</text:p>
          </table:table-cell>
          <table:table-cell office:value-type="float" office:value="0.000229070404887" calcext:value-type="float">
            <text:p>0.000229070404887</text:p>
          </table:table-cell>
          <table:table-cell office:value-type="float" office:value="722.8" calcext:value-type="float">
            <text:p>722.8</text:p>
          </table:table-cell>
          <table:table-cell office:value-type="float" office:value="4876.87" calcext:value-type="float">
            <text:p>4876.87</text:p>
          </table:table-cell>
          <table:table-cell office:value-type="string" calcext:value-type="string">
            <text:p>("5109312a8e02c9321be2c22bac89dc90d30bc783bfb27a8172a6d4f0b581cb03", "55d164d437006f45d506404c41bf3521c7abf2e3d7cf611c49d8a4f199ba30b2", "6795673fa0a7da2bcd3ebc606af8dddea0c9450e23597b6e2f95a7dfbe488d74", "43327a0758e7ccff1420b5ddc31285cf32fa06963868c070a36676f176a7f041", "e0f8ee81ecf7528fe8204d2129271504dbd11dc165badb8d719e439321d43a38")</text:p>
          </table:table-cell>
          <table:table-cell table:number-columns-repeated="9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87.414" calcext:value-type="float">
            <text:p>87.414</text:p>
          </table:table-cell>
          <table:table-cell office:value-type="string" calcext:value-type="string">
            <text:p>3c2409b4436a6a34f745fb6c9f3efa28381db2bf129d00135d180848baba657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0.351" calcext:value-type="float">
            <text:p>10.351</text:p>
          </table:table-cell>
          <table:table-cell office:value-type="string" calcext:value-type="string">
            <text:p>e2e8cc3848c0efda27fd8e6077549a37115e3383b0a2ac0891612b31915a1fa4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0.262" calcext:value-type="float">
            <text:p>10.262</text:p>
          </table:table-cell>
          <table:table-cell office:value-type="string" calcext:value-type="string">
            <text:p>3c2409b4436a6a34f745fb6c9f3efa28381db2bf129d00135d180848baba657f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10.172" calcext:value-type="float">
            <text:p>10.172</text:p>
          </table:table-cell>
          <table:table-cell office:value-type="string" calcext:value-type="string">
            <text:p>e2e8cc3848c0efda27fd8e6077549a37115e3383b0a2ac0891612b31915a1fa4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75.71" calcext:value-type="float">
            <text:p>7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0.22" calcext:value-type="float">
            <text:p>70.22</text:p>
          </table:table-cell>
          <table:table-cell office:value-type="float" office:value="73.93" calcext:value-type="float">
            <text:p>73.93</text:p>
          </table:table-cell>
          <table:table-cell office:value-type="float" office:value="72.78" calcext:value-type="float">
            <text:p>72.78</text:p>
          </table:table-cell>
          <table:table-cell office:value-type="float" office:value="0" calcext:value-type="float">
            <text:p>0</text:p>
          </table:table-cell>
          <table:table-cell office:value-type="float" office:value="139480" calcext:value-type="float">
            <text:p>139480</text:p>
          </table:table-cell>
          <table:table-cell office:value-type="float" office:value="0.005357142857143" calcext:value-type="float">
            <text:p>0.005357142857143</text:p>
          </table:table-cell>
          <table:table-cell office:value-type="float" office:value="0.001339285714286" calcext:value-type="float">
            <text:p>0.001339285714286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129918246938" calcext:value-type="float">
            <text:p>0.001129918246938</text:p>
          </table:table-cell>
          <table:table-cell office:value-type="float" office:value="0.002939494460473" calcext:value-type="float">
            <text:p>0.002939494460473</text:p>
          </table:table-cell>
          <table:table-cell office:value-type="float" office:value="0.001602325892803" calcext:value-type="float">
            <text:p>0.001602325892803</text:p>
          </table:table-cell>
          <table:table-cell office:value-type="float" office:value="0" calcext:value-type="float">
            <text:p>0</text:p>
          </table:table-cell>
          <table:table-cell office:value-type="float" office:value="111.2" calcext:value-type="float">
            <text:p>11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23ac04f2514bfc56aa7911e141da4cb460fe98e9e2159da5f0b84fb7cbc5f0c", "93d0af7c8bbf5888e6604c53db1d3eeddb43e46a8c60e4c8b9fde67c889904ef", "d7378773728f61f5bf022ece139a64a59bd08485d201023307a0f9e447d6e5ef", "d92d47206ff647b3b1afc07c800ec04b42fdf4299022287ce62a819115984867", "565675e8497e3f7c703cbfb2696ff464b73bc6a57c34470cb38550667e27ad66")</text:p>
          </table:table-cell>
          <table:table-cell office:value-type="float" office:value="47.86" calcext:value-type="float">
            <text:p>47.86</text:p>
          </table:table-cell>
          <table:table-cell office:value-type="float" office:value="73.93" calcext:value-type="float">
            <text:p>73.93</text:p>
          </table:table-cell>
          <table:table-cell office:value-type="float" office:value="78.57" calcext:value-type="float">
            <text:p>7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71.93" calcext:value-type="float">
            <text:p>71.93</text:p>
          </table:table-cell>
          <table:table-cell office:value-type="float" office:value="76.47" calcext:value-type="float">
            <text:p>76.47</text:p>
          </table:table-cell>
          <table:table-cell office:value-type="float" office:value="75.07" calcext:value-type="float">
            <text:p>75.07</text:p>
          </table:table-cell>
          <table:table-cell office:value-type="float" office:value="25.04" calcext:value-type="float">
            <text:p>25.04</text:p>
          </table:table-cell>
          <table:table-cell office:value-type="float" office:value="279320" calcext:value-type="float">
            <text:p>27932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40095863287" calcext:value-type="float">
            <text:p>0.00040095863287</text:p>
          </table:table-cell>
          <table:table-cell office:value-type="float" office:value="0.000828169480187" calcext:value-type="float">
            <text:p>0.000828169480187</text:p>
          </table:table-cell>
          <table:table-cell office:value-type="float" office:value="0.000452651880638" calcext:value-type="float">
            <text:p>0.000452651880638</text:p>
          </table:table-cell>
          <table:table-cell office:value-type="float" office:value="0.000309342939933" calcext:value-type="float">
            <text:p>0.000309342939933</text:p>
          </table:table-cell>
          <table:table-cell office:value-type="float" office:value="587.2" calcext:value-type="float">
            <text:p>587.2</text:p>
          </table:table-cell>
          <table:table-cell office:value-type="float" office:value="11463.715" calcext:value-type="float">
            <text:p>11463.715</text:p>
          </table:table-cell>
          <table:table-cell office:value-type="string" calcext:value-type="string">
            <text:p>("4db8042575cb207434c4002104b12fc2ff4bf420a836ad778d55ad5a686fb280", "a7196002a3dab0d0ee4ab3997b24a5a5d86078ab5c712d75d00437de257e299f", "b94fd554ec4ef4c257c96dc8f04797e459f83c973fa706b842c661c774f22d45", "3f0c8e0d08bcd177974eab653c28df8aa8b51fc4552e7fa0072970ee66d7e6b7", "6b15a5ddcae45fc079b70569161cc16a52f6323c169365d466843e752863c846")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0.71" calcext:value-type="float">
            <text:p>10.71</text:p>
          </table:table-cell>
          <table:table-cell office:value-type="float" office:value="55.36" calcext:value-type="float">
            <text:p>55.36</text:p>
          </table:table-cell>
          <table:table-cell office:value-type="float" office:value="42.86" calcext:value-type="float">
            <text:p>4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54.29" calcext:value-type="float">
            <text:p>54.29</text:p>
          </table:table-cell>
          <table:table-cell office:value-type="float" office:value="48.98" calcext:value-type="float">
            <text:p>48.98</text:p>
          </table:table-cell>
          <table:table-cell office:value-type="float" office:value="15" calcext:value-type="float">
            <text:p>15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5073529411765" calcext:value-type="float">
            <text:p>0.565073529411765</text:p>
          </table:table-cell>
          <table:table-cell office:value-type="float" office:value="2311.563" calcext:value-type="float">
            <text:p>2311.563</text:p>
          </table:table-cell>
          <table:table-cell office:value-type="string" calcext:value-type="string">
            <text:p>94f4d22ad4bb6db3b793b64de626e157c61149629f56d94511cb79cfa1d5087a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7.316" calcext:value-type="float">
            <text:p>7.316</text:p>
          </table:table-cell>
          <table:table-cell office:value-type="string" calcext:value-type="string">
            <text:p>93c7bdeac8d0e06896b734be3280b7ac3dda03f2d3ea122dc97be9035f350931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53.85" calcext:value-type="float">
            <text:p>53.85</text:p>
          </table:table-cell>
          <table:table-cell office:value-type="float" office:value="23" calcext:value-type="float">
            <text:p>23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5073529411765" calcext:value-type="float">
            <text:p>0.565073529411765</text:p>
          </table:table-cell>
          <table:table-cell office:value-type="float" office:value="286.515" calcext:value-type="float">
            <text:p>286.515</text:p>
          </table:table-cell>
          <table:table-cell office:value-type="string" calcext:value-type="string">
            <text:p>90b57612e96d6c7764e14bbed88e9531bd2e8055c8e8eb261c18cb96919d2ffa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0" calcext:value-type="float">
            <text:p>60</text:p>
          </table:table-cell>
          <table:table-cell office:value-type="float" office:value="55.56" calcext:value-type="float">
            <text:p>55.5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625420168067227" calcext:value-type="float">
            <text:p>0.625420168067227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93c7bdeac8d0e06896b734be3280b7ac3dda03f2d3ea122dc97be9035f350931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68.57" calcext:value-type="float">
            <text:p>68.57</text:p>
          </table:table-cell>
          <table:table-cell office:value-type="float" office:value="66.43" calcext:value-type="float">
            <text:p>66.43</text:p>
          </table:table-cell>
          <table:table-cell office:value-type="float" office:value="67.53" calcext:value-type="float">
            <text:p>67.53</text:p>
          </table:table-cell>
          <table:table-cell office:value-type="float" office:value="67.94" calcext:value-type="float">
            <text:p>67.94</text:p>
          </table:table-cell>
          <table:table-cell office:value-type="float" office:value="67.83" calcext:value-type="float">
            <text:p>67.83</text:p>
          </table:table-cell>
          <table:table-cell office:value-type="float" office:value="0" calcext:value-type="float">
            <text:p>0</text:p>
          </table:table-cell>
          <table:table-cell office:value-type="float" office:value="140200" calcext:value-type="float">
            <text:p>140200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7397959183673" calcext:value-type="float">
            <text:p>0.007397959183673</text:p>
          </table:table-cell>
          <table:table-cell office:value-type="float" office:value="0.002506418543027" calcext:value-type="float">
            <text:p>0.002506418543027</text:p>
          </table:table-cell>
          <table:table-cell office:value-type="float" office:value="0.000628909333356" calcext:value-type="float">
            <text:p>0.000628909333356</text:p>
          </table:table-cell>
          <table:table-cell office:value-type="float" office:value="0.000772439882056" calcext:value-type="float">
            <text:p>0.000772439882056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10d1bab737b7baef29f205b6d98ed016c0f9d10104ad0afb083438ff53e0f6a", "a4efa1058f0ba5e53c93aba55c459ab417247747722994a9588e35a822d693f7", "12e3fbae4bb86f87a0cec89f1c6d8a44e774ea0b3356c96d7689018e03aeea40", "354470a24a05b9e894be1f464ee28ccc2f380d7a8fa6fa81ab312d41740ac998", "80a2d35048b071688923a9c79913fe316f7b1ba0b4515b2c030c36a5ea3af461")</text:p>
          </table:table-cell>
          <table:table-cell office:value-type="float" office:value="33.57" calcext:value-type="float">
            <text:p>33.57</text:p>
          </table:table-cell>
          <table:table-cell office:value-type="float" office:value="66.79" calcext:value-type="float">
            <text:p>66.79</text:p>
          </table:table-cell>
          <table:table-cell office:value-type="float" office:value="65.71" calcext:value-type="float">
            <text:p>6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7.44" calcext:value-type="float">
            <text:p>67.44</text:p>
          </table:table-cell>
          <table:table-cell office:value-type="float" office:value="66.37" calcext:value-type="float">
            <text:p>66.37</text:p>
          </table:table-cell>
          <table:table-cell office:value-type="float" office:value="66.46" calcext:value-type="float">
            <text:p>66.46</text:p>
          </table:table-cell>
          <table:table-cell office:value-type="float" office:value="27.96" calcext:value-type="float">
            <text:p>27.96</text:p>
          </table:table-cell>
          <table:table-cell office:value-type="float" office:value="278320" calcext:value-type="float">
            <text:p>278320</text:p>
          </table:table-cell>
          <table:table-cell office:value-type="float" office:value="0.007397959183673" calcext:value-type="float">
            <text:p>0.007397959183673</text:p>
          </table:table-cell>
          <table:table-cell office:value-type="float" office:value="0.001849489795918" calcext:value-type="float">
            <text:p>0.001849489795918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5739795918367" calcext:value-type="float">
            <text:p>0.005739795918367</text:p>
          </table:table-cell>
          <table:table-cell office:value-type="float" office:value="0.002980825158691" calcext:value-type="float">
            <text:p>0.002980825158691</text:p>
          </table:table-cell>
          <table:table-cell office:value-type="float" office:value="0.001411101630793" calcext:value-type="float">
            <text:p>0.001411101630793</text:p>
          </table:table-cell>
          <table:table-cell office:value-type="float" office:value="0.001373602541692" calcext:value-type="float">
            <text:p>0.001373602541692</text:p>
          </table:table-cell>
          <table:table-cell office:value-type="float" office:value="0.000121387735923" calcext:value-type="float">
            <text:p>0.000121387735923</text:p>
          </table:table-cell>
          <table:table-cell office:value-type="float" office:value="1481.2" calcext:value-type="float">
            <text:p>1481.2</text:p>
          </table:table-cell>
          <table:table-cell office:value-type="float" office:value="7499.854" calcext:value-type="float">
            <text:p>7499.854</text:p>
          </table:table-cell>
          <table:table-cell office:value-type="string" calcext:value-type="string">
            <text:p>("bc272b5c17b9fc03d4ca4998ab051f556dc2dda94693e6c1d404ac97960a361e", "0c14d4b21b86325e22afc36cf0d9c5a6b440aee224bc00a7ae491ee565d386ca", "770dbe88383e370ac1c2c760a6c2e9b142a9ad287a52f8b646c4aa276d110b28", "92b7fecbcfa755ef62a6451dcfe50ac9acb2b2544cf84c209a6baa9be4e7db9f", "041f1e79412e88cd12ac2171d6920ca64825bc2d39f04aaccf98496e6f55c663")</text:p>
          </table:table-cell>
          <table:table-cell table:number-columns-repeated="9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25.852" calcext:value-type="float">
            <text:p>25.852</text:p>
          </table:table-cell>
          <table:table-cell office:value-type="string" calcext:value-type="string">
            <text:p>a7a8b5d8d627d13085723b43d4d93e62703d3fb60321b350e4b4036f86155b77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4f950efa32e01504e1a13944a8f072a790ca8a9413f02c3580867ad0e4e95e0a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5" calcext:value-type="float">
            <text:p>15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782" calcext:value-type="float">
            <text:p>10.782</text:p>
          </table:table-cell>
          <table:table-cell office:value-type="string" calcext:value-type="string">
            <text:p>a7a8b5d8d627d13085723b43d4d93e62703d3fb60321b350e4b4036f86155b77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13" calcext:value-type="float">
            <text:p>13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768" calcext:value-type="float">
            <text:p>10.768</text:p>
          </table:table-cell>
          <table:table-cell office:value-type="string" calcext:value-type="string">
            <text:p>4f950efa32e01504e1a13944a8f072a790ca8a9413f02c3580867ad0e4e95e0a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53.57" calcext:value-type="float">
            <text:p>53.57</text:p>
          </table:table-cell>
          <table:table-cell office:value-type="float" office:value="82.14" calcext:value-type="float">
            <text:p>82.14</text:p>
          </table:table-cell>
          <table:table-cell office:value-type="float" office:value="75.28" calcext:value-type="float">
            <text:p>75.28</text:p>
          </table:table-cell>
          <table:table-cell office:value-type="float" office:value="63.88" calcext:value-type="float">
            <text:p>63.88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40680" calcext:value-type="float">
            <text:p>140680</text:p>
          </table:table-cell>
          <table:table-cell office:value-type="float" office:value="0.003826530612245" calcext:value-type="float">
            <text:p>0.003826530612245</text:p>
          </table:table-cell>
          <table:table-cell office:value-type="float" office:value="0.000956632653061" calcext:value-type="float">
            <text:p>0.000956632653061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3148808543025" calcext:value-type="float">
            <text:p>0.003148808543025</text:p>
          </table:table-cell>
          <table:table-cell office:value-type="float" office:value="0.000545828543997" calcext:value-type="float">
            <text:p>0.000545828543997</text:p>
          </table:table-cell>
          <table:table-cell office:value-type="float" office:value="0.00111311709113" calcext:value-type="float">
            <text:p>0.00111311709113</text:p>
          </table:table-cell>
          <table:table-cell office:value-type="float" office:value="0" calcext:value-type="float">
            <text:p>0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314352ecdd760073b49dc092c8032342d97ed263227c77c9ec7c0124a9c149d", "2c6631d5a2e28fdf252e203ac4726f0935d9319902106de5e651c37d14ff1536", "75da7bac6e4240b86bc3091fd9af828701b3286c1234ffb8c42af95f04f4ab15", "2353471cc7893265db270ac88d37e074f4efab460b9d524009a245e0529ab2e0", "a4a850332458d552917e567d585dd07a1958f533f4da4a64657dba1b340d8233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52.14" calcext:value-type="float">
            <text:p>52.14</text:p>
          </table:table-cell>
          <table:table-cell office:value-type="float" office:value="82.86" calcext:value-type="float">
            <text:p>82.86</text:p>
          </table:table-cell>
          <table:table-cell office:value-type="float" office:value="75.4" calcext:value-type="float">
            <text:p>75.4</text:p>
          </table:table-cell>
          <table:table-cell office:value-type="float" office:value="63.37" calcext:value-type="float">
            <text:p>63.37</text:p>
          </table:table-cell>
          <table:table-cell office:value-type="float" office:value="61.63" calcext:value-type="float">
            <text:p>61.63</text:p>
          </table:table-cell>
          <table:table-cell office:value-type="float" office:value="24.87" calcext:value-type="float">
            <text:p>24.87</text:p>
          </table:table-cell>
          <table:table-cell office:value-type="float" office:value="280200" calcext:value-type="float">
            <text:p>280200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0701530612245" calcext:value-type="float">
            <text:p>0.000701530612245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238404124346" calcext:value-type="float">
            <text:p>0.00238404124346</text:p>
          </table:table-cell>
          <table:table-cell office:value-type="float" office:value="0.000323844439134" calcext:value-type="float">
            <text:p>0.000323844439134</text:p>
          </table:table-cell>
          <table:table-cell office:value-type="float" office:value="0.000736906896364" calcext:value-type="float">
            <text:p>0.000736906896364</text:p>
          </table:table-cell>
          <table:table-cell office:value-type="float" office:value="0.00042485707573" calcext:value-type="float">
            <text:p>0.00042485707573</text:p>
          </table:table-cell>
          <table:table-cell office:value-type="float" office:value="342" calcext:value-type="float">
            <text:p>342</text:p>
          </table:table-cell>
          <table:table-cell office:value-type="float" office:value="7038.306" calcext:value-type="float">
            <text:p>7038.306</text:p>
          </table:table-cell>
          <table:table-cell office:value-type="string" calcext:value-type="string">
            <text:p>("25717fe4e526f034be1526ca221af4a8f7e6361d9f11dd9ced611cdeb81d8c16", "f0fb9aa7b279d6bccd8738bb03fe0f755e53f828c8ddab40bb76987b5ba8aca2", "af36c8913d140104bc2b61433a9a94b92bc418e5f24a991452796a6426685573", "da52d389e038213398d9c8d59b2f53a1a1e36174ae68ed924c887b4637d6fca6", "62c24be91cc47a220e5b8c74e352ece5b1a4d45b66ad9973ebbba8527004f7b5")</text:p>
          </table:table-cell>
          <table:table-cell table:number-columns-repeated="9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46.43" calcext:value-type="float">
            <text:p>46.43</text:p>
          </table:table-cell>
          <table:table-cell office:value-type="float" office:value="73.21" calcext:value-type="float">
            <text:p>73.21</text:p>
          </table:table-cell>
          <table:table-cell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4.07" calcext:value-type="float">
            <text:p>74.07</text:p>
          </table:table-cell>
          <table:table-cell office:value-type="float" office:value="73.68" calcext:value-type="float">
            <text:p>73.68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375" calcext:value-type="float">
            <text:p>0.6375</text:p>
          </table:table-cell>
          <table:table-cell office:value-type="float" office:value="221.92" calcext:value-type="float">
            <text:p>221.92</text:p>
          </table:table-cell>
          <table:table-cell office:value-type="string" calcext:value-type="string">
            <text:p>3d90cc58b45f052e56458c343cb66283bfd72bd2d6b9c0c0701714e522fc03cb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35.558" calcext:value-type="float">
            <text:p>35.558</text:p>
          </table:table-cell>
          <table:table-cell office:value-type="string" calcext:value-type="string">
            <text:p>7e98c84cc5f5a45a9894346a4b969e7fb3f06174e146513768fc57f56e97a9a9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375" calcext:value-type="float">
            <text:p>0.6375</text:p>
          </table:table-cell>
          <table:table-cell office:value-type="float" office:value="56.361" calcext:value-type="float">
            <text:p>56.361</text:p>
          </table:table-cell>
          <table:table-cell office:value-type="string" calcext:value-type="string">
            <text:p>90bff0c30777f91b80d56dfd9934f8a5c06fc930956c23a8463d518724f068cb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70.83" calcext:value-type="float">
            <text:p>70.8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265625" calcext:value-type="float">
            <text:p>0.6265625</text:p>
          </table:table-cell>
          <table:table-cell office:value-type="float" office:value="34.945" calcext:value-type="float">
            <text:p>34.945</text:p>
          </table:table-cell>
          <table:table-cell office:value-type="string" calcext:value-type="string">
            <text:p>7e98c84cc5f5a45a9894346a4b969e7fb3f06174e146513768fc57f56e97a9a9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5" calcext:value-type="float">
            <text:p>65</text:p>
          </table:table-cell>
          <table:table-cell office:value-type="float" office:value="66.43" calcext:value-type="float">
            <text:p>66.43</text:p>
          </table:table-cell>
          <table:table-cell office:value-type="float" office:value="66.1" calcext:value-type="float">
            <text:p>66.1</text:p>
          </table:table-cell>
          <table:table-cell office:value-type="float" office:value="65.59" calcext:value-type="float">
            <text:p>65.59</text:p>
          </table:table-cell>
          <table:table-cell office:value-type="float" office:value="65.41" calcext:value-type="float">
            <text:p>65.41</text:p>
          </table:table-cell>
          <table:table-cell office:value-type="float" office:value="0" calcext:value-type="float">
            <text:p>0</text:p>
          </table:table-cell>
          <table:table-cell office:value-type="float" office:value="138680" calcext:value-type="float">
            <text:p>138680</text:p>
          </table:table-cell>
          <table:table-cell office:value-type="float" office:value="0.010459183673469" calcext:value-type="float">
            <text:p>0.010459183673469</text:p>
          </table:table-cell>
          <table:table-cell office:value-type="float" office:value="0.002614795918367" calcext:value-type="float">
            <text:p>0.002614795918367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5484693877551" calcext:value-type="float">
            <text:p>0.005484693877551</text:p>
          </table:table-cell>
          <table:table-cell office:value-type="float" office:value="0.003642603769222" calcext:value-type="float">
            <text:p>0.003642603769222</text:p>
          </table:table-cell>
          <table:table-cell office:value-type="float" office:value="0.002285213550156" calcext:value-type="float">
            <text:p>0.002285213550156</text:p>
          </table:table-cell>
          <table:table-cell office:value-type="float" office:value="0.003069982555261" calcext:value-type="float">
            <text:p>0.003069982555261</text:p>
          </table:table-cell>
          <table:table-cell office:value-type="float" office:value="0" calcext:value-type="float">
            <text:p>0</text:p>
          </table:table-cell>
          <table:table-cell office:value-type="float" office:value="203.2" calcext:value-type="float">
            <text:p>20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2e1e31f071ee5d2742cfdee0f3b85a345ede895f18ccba16b77f4b2e2ead7aa", "a483f26500867375be93112be1fb440df61d54794594dfa87e1f2d061f3f3307", "fa285e2778f40fd3561f1b76cfd94be535485222d3b6d19d386a050e61400a1b", "ab511ba0f246316dd9db2dca15184e83d4dc249e035c4a65bc30ca74e835bf59", "1596df5420bead26206426e65a86d7bb46c828ca7aa505df0bba9bfa384d55f5")</text:p>
          </table:table-cell>
          <table:table-cell office:value-type="float" office:value="30.71" calcext:value-type="float">
            <text:p>30.71</text:p>
          </table:table-cell>
          <table:table-cell office:value-type="float" office:value="65.36" calcext:value-type="float">
            <text:p>65.36</text:p>
          </table:table-cell>
          <table:table-cell office:value-type="float" office:value="64.29" calcext:value-type="float">
            <text:p>64.29</text:p>
          </table:table-cell>
          <table:table-cell office:value-type="float" office:value="66.43" calcext:value-type="float">
            <text:p>66.43</text:p>
          </table:table-cell>
          <table:table-cell office:value-type="float" office:value="65.87" calcext:value-type="float">
            <text:p>65.87</text:p>
          </table:table-cell>
          <table:table-cell office:value-type="float" office:value="65.09" calcext:value-type="float">
            <text:p>65.09</text:p>
          </table:table-cell>
          <table:table-cell office:value-type="float" office:value="64.95" calcext:value-type="float">
            <text:p>64.95</text:p>
          </table:table-cell>
          <table:table-cell office:value-type="float" office:value="25.75" calcext:value-type="float">
            <text:p>25.75</text:p>
          </table:table-cell>
          <table:table-cell office:value-type="float" office:value="277800" calcext:value-type="float">
            <text:p>277800</text:p>
          </table:table-cell>
          <table:table-cell office:value-type="float" office:value="0.006760204081633" calcext:value-type="float">
            <text:p>0.006760204081633</text:p>
          </table:table-cell>
          <table:table-cell office:value-type="float" office:value="0.001690051020408" calcext:value-type="float">
            <text:p>0.001690051020408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484693877551" calcext:value-type="float">
            <text:p>0.00484693877551</text:p>
          </table:table-cell>
          <table:table-cell office:value-type="float" office:value="0.002410003206143" calcext:value-type="float">
            <text:p>0.002410003206143</text:p>
          </table:table-cell>
          <table:table-cell office:value-type="float" office:value="0.001489325331474" calcext:value-type="float">
            <text:p>0.001489325331474</text:p>
          </table:table-cell>
          <table:table-cell office:value-type="float" office:value="0.001778367206068" calcext:value-type="float">
            <text:p>0.001778367206068</text:p>
          </table:table-cell>
          <table:table-cell office:value-type="float" office:value="0.000189913070718" calcext:value-type="float">
            <text:p>0.000189913070718</text:p>
          </table:table-cell>
          <table:table-cell office:value-type="float" office:value="936" calcext:value-type="float">
            <text:p>936</text:p>
          </table:table-cell>
          <table:table-cell office:value-type="float" office:value="8466.29" calcext:value-type="float">
            <text:p>8466.29</text:p>
          </table:table-cell>
          <table:table-cell office:value-type="string" calcext:value-type="string">
            <text:p>("991eab17d3146bb4b248b286be2d55669a9fb7506f7dc118af32993ab08c1acb", "d060815f79799837b306d2207318d6de3f5b838cf26752a07d1095f534822f6f", "9f53125fce76fc0fa895a5f4a5ad3f68b9a472da0aec31e0ede2d69d80d199b4", "85c93a35dcf6910e0f11c1943a3a67fe0090cb3dae294ebc1f82194f0811efad", "003d1f75e555980f04bfb9e3f1ed2735d553508b7146d24d09be2e67ffcf76af")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17" calcext:value-type="float">
            <text:p>1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6.149" calcext:value-type="float">
            <text:p>16.149</text:p>
          </table:table-cell>
          <table:table-cell office:value-type="string" calcext:value-type="string">
            <text:p>e18ea6ee00cf9c8af78102fb1f673f5f118a3703d8b3ead0e7efbcfe15732f02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1428571428571" calcext:value-type="float">
            <text:p>0.5914285714285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10.429" calcext:value-type="float">
            <text:p>10.429</text:p>
          </table:table-cell>
          <table:table-cell office:value-type="string" calcext:value-type="string">
            <text:p>da6ccfb5eaf6491b199225e66a673d487801a1ebf55046affa02e03be77492ff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58" calcext:value-type="float">
            <text:p>57.58</text:p>
          </table:table-cell>
          <table:table-cell office:value-type="float" office:value="54.9" calcext:value-type="float">
            <text:p>54.9</text:p>
          </table:table-cell>
          <table:table-cell office:value-type="float" office:value="17" calcext:value-type="float">
            <text:p>17</text:p>
          </table:table-cell>
          <table:table-cell office:value-type="float" office:value="0.615225563909774" calcext:value-type="float">
            <text:p>0.615225563909774</text:p>
          </table:table-cell>
          <table:table-cell office:value-type="float" office:value="0.563486842105263" calcext:value-type="float">
            <text:p>0.563486842105263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e18ea6ee00cf9c8af78102fb1f673f5f118a3703d8b3ead0e7efbcfe15732f02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5.88" calcext:value-type="float">
            <text:p>55.8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591428571428571" calcext:value-type="float">
            <text:p>0.591428571428571</text:p>
          </table:table-cell>
          <table:table-cell office:value-type="float" office:value="0.5475" calcext:value-type="float">
            <text:p>0.5475</text:p>
          </table:table-cell>
          <table:table-cell office:value-type="float" office:value="10.498" calcext:value-type="float">
            <text:p>10.498</text:p>
          </table:table-cell>
          <table:table-cell office:value-type="string" calcext:value-type="string">
            <text:p>da6ccfb5eaf6491b199225e66a673d487801a1ebf55046affa02e03be77492ff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0" calcext:value-type="float">
            <text:p>60</text:p>
          </table:table-cell>
          <table:table-cell office:value-type="float" office:value="79.29" calcext:value-type="float">
            <text:p>79.29</text:p>
          </table:table-cell>
          <table:table-cell office:value-type="float" office:value="74.53" calcext:value-type="float">
            <text:p>74.53</text:p>
          </table:table-cell>
          <table:table-cell office:value-type="float" office:value="66.44" calcext:value-type="float">
            <text:p>66.44</text:p>
          </table:table-cell>
          <table:table-cell office:value-type="float" office:value="66.42" calcext:value-type="float">
            <text:p>66.42</text:p>
          </table:table-cell>
          <table:table-cell office:value-type="float" office:value="0" calcext:value-type="float">
            <text:p>0</text:p>
          </table:table-cell>
          <table:table-cell office:value-type="float" office:value="137840" calcext:value-type="float">
            <text:p>137840</text:p>
          </table:table-cell>
          <table:table-cell office:value-type="float" office:value="0.004464285714286" calcext:value-type="float">
            <text:p>0.004464285714286</text:p>
          </table:table-cell>
          <table:table-cell office:value-type="float" office:value="0.001116071428571" calcext:value-type="float">
            <text:p>0.001116071428571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280612244898" calcext:value-type="float">
            <text:p>0.00280612244898</text:p>
          </table:table-cell>
          <table:table-cell office:value-type="float" office:value="0.002553653403828" calcext:value-type="float">
            <text:p>0.002553653403828</text:p>
          </table:table-cell>
          <table:table-cell office:value-type="float" office:value="0.000612358077017" calcext:value-type="float">
            <text:p>0.000612358077017</text:p>
          </table:table-cell>
          <table:table-cell office:value-type="float" office:value="0.001086071821695" calcext:value-type="float">
            <text:p>0.001086071821695</text:p>
          </table:table-cell>
          <table:table-cell office:value-type="float" office:value="0" calcext:value-type="float">
            <text:p>0</text:p>
          </table:table-cell>
          <table:table-cell office:value-type="float" office:value="492.8" calcext:value-type="float">
            <text:p>49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b9049316379ea215076173b9f1fc8e7e24ffd6892ec3fc82fcc8de37480ce16", "df89318bf211c18c0032b495d6e9609b55bcaf77c5ac87cef82d374de090433d", "a55d0af59058da924cd823acc891de13661344e3f90c4bfed4cb14e6b3c931ce", "96f3734cdd40f8e8a2458c4142a3b5e318170949f7d5920351a1607cd8446807", "c31378a985a5a3e929ddc404496ad42008f5097cf231ccef30c07650403fd841")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2.86" calcext:value-type="float">
            <text:p>62.86</text:p>
          </table:table-cell>
          <table:table-cell office:value-type="float" office:value="77.14" calcext:value-type="float">
            <text:p>77.14</text:p>
          </table:table-cell>
          <table:table-cell office:value-type="float" office:value="73.31" calcext:value-type="float">
            <text:p>73.31</text:p>
          </table:table-cell>
          <table:table-cell office:value-type="float" office:value="67.53" calcext:value-type="float">
            <text:p>67.53</text:p>
          </table:table-cell>
          <table:table-cell office:value-type="float" office:value="67.67" calcext:value-type="float">
            <text:p>67.67</text:p>
          </table:table-cell>
          <table:table-cell office:value-type="float" office:value="22.83" calcext:value-type="float">
            <text:p>22.83</text:p>
          </table:table-cell>
          <table:table-cell office:value-type="float" office:value="274640" calcext:value-type="float">
            <text:p>274640</text:p>
          </table:table-cell>
          <table:table-cell office:value-type="float" office:value="0.004719387755102" calcext:value-type="float">
            <text:p>0.004719387755102</text:p>
          </table:table-cell>
          <table:table-cell office:value-type="float" office:value="0.001179846938776" calcext:value-type="float">
            <text:p>0.001179846938776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147574931737" calcext:value-type="float">
            <text:p>0.00147574931737</text:p>
          </table:table-cell>
          <table:table-cell office:value-type="float" office:value="0.000980041914898" calcext:value-type="float">
            <text:p>0.000980041914898</text:p>
          </table:table-cell>
          <table:table-cell office:value-type="float" office:value="0.001530330402182" calcext:value-type="float">
            <text:p>0.001530330402182</text:p>
          </table:table-cell>
          <table:table-cell office:value-type="float" office:value="0.000142924269716" calcext:value-type="float">
            <text:p>0.000142924269716</text:p>
          </table:table-cell>
          <table:table-cell office:value-type="float" office:value="2330.8" calcext:value-type="float">
            <text:p>2330.8</text:p>
          </table:table-cell>
          <table:table-cell office:value-type="float" office:value="6806.483" calcext:value-type="float">
            <text:p>6806.483</text:p>
          </table:table-cell>
          <table:table-cell office:value-type="string" calcext:value-type="string">
            <text:p>("6d2f34526ee68d0b0cc194ab3e57bb5c833e028db2f3ad7595f03bc6508741c3", "cdacbfa6094e7b1625ce53b38e84193a88cd2d39bd203d4de236f19850badb25", "ce865113dae38305f5685612666db6ed6b11f6cb6b5f98f198ce5ee0a55c668b", "492077497e23151c3a9768ee862cb28c1c4cddd2e0bfd45dbea60ffbb010515b", "43532631d6ae73452fc70169c48f0516f5eedb2a12ed7b59ff2898a332a73af1")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3" calcext:value-type="float">
            <text:p>23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3.307" calcext:value-type="float">
            <text:p>13.307</text:p>
          </table:table-cell>
          <table:table-cell office:value-type="string" calcext:value-type="string">
            <text:p>37770cfe9889b26cd43303c32d3de407ce9cad4730fe6449c381f865b5512d39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10.107" calcext:value-type="float">
            <text:p>10.107</text:p>
          </table:table-cell>
          <table:table-cell office:value-type="string" calcext:value-type="string">
            <text:p>4fe676569f23db3031b80e59b125eae9307458b0eea9bdb1c4e615683ebc308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7.86" calcext:value-type="float">
            <text:p>6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4" calcext:value-type="float">
            <text:p>64</text:p>
          </table:table-cell>
          <table:table-cell office:value-type="float" office:value="64.41" calcext:value-type="float">
            <text:p>64.41</text:p>
          </table:table-cell>
          <table:table-cell office:value-type="float" office:value="23" calcext:value-type="float">
            <text:p>23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0.472" calcext:value-type="float">
            <text:p>10.472</text:p>
          </table:table-cell>
          <table:table-cell office:value-type="string" calcext:value-type="string">
            <text:p>37770cfe9889b26cd43303c32d3de407ce9cad4730fe6449c381f865b5512d39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.71" calcext:value-type="float">
            <text:p>60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33" calcext:value-type="float">
            <text:p>63.33</text:p>
          </table:table-cell>
          <table:table-cell office:value-type="float" office:value="62.96" calcext:value-type="float">
            <text:p>62.96</text:p>
          </table:table-cell>
          <table:table-cell office:value-type="float" office:value="13" calcext:value-type="float">
            <text:p>13</text:p>
          </table:table-cell>
          <table:table-cell office:value-type="float" office:value="0.711428571428572" calcext:value-type="float">
            <text:p>0.711428571428572</text:p>
          </table:table-cell>
          <table:table-cell office:value-type="float" office:value="0.645" calcext:value-type="float">
            <text:p>0.645</text:p>
          </table:table-cell>
          <table:table-cell office:value-type="float" office:value="10.197" calcext:value-type="float">
            <text:p>10.197</text:p>
          </table:table-cell>
          <table:table-cell office:value-type="string" calcext:value-type="string">
            <text:p>4fe676569f23db3031b80e59b125eae9307458b0eea9bdb1c4e615683ebc3082</text:p>
          </table:table-cell>
          <table:table-cell office:value-type="float" office:value="42.14" calcext:value-type="float">
            <text:p>42.14</text:p>
          </table:table-cell>
          <table:table-cell office:value-type="float" office:value="71.07" calcext:value-type="float">
            <text:p>71.07</text:p>
          </table:table-cell>
          <table:table-cell office:value-type="float" office:value="76.43" calcext:value-type="float">
            <text:p>76.43</text:p>
          </table:table-cell>
          <table:table-cell office:value-type="float" office:value="65.71" calcext:value-type="float">
            <text:p>65.71</text:p>
          </table:table-cell>
          <table:table-cell office:value-type="float" office:value="69.09" calcext:value-type="float">
            <text:p>69.09</text:p>
          </table:table-cell>
          <table:table-cell office:value-type="float" office:value="73.71" calcext:value-type="float">
            <text:p>73.71</text:p>
          </table:table-cell>
          <table:table-cell office:value-type="float" office:value="72.52" calcext:value-type="float">
            <text:p>72.52</text:p>
          </table:table-cell>
          <table:table-cell office:value-type="float" office:value="0" calcext:value-type="float">
            <text:p>0</text:p>
          </table:table-cell>
          <table:table-cell office:value-type="float" office:value="140120" calcext:value-type="float">
            <text:p>140120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0542091836735" calcext:value-type="float">
            <text:p>0.000542091836735</text:p>
          </table:table-cell>
          <table:table-cell table:number-columns-repeated="2" office:value-type="float" office:value="0.001658163265306" calcext:value-type="float">
            <text:p>0.001658163265306</text:p>
          </table:table-cell>
          <table:table-cell office:value-type="float" office:value="0.000588833335927" calcext:value-type="float">
            <text:p>0.000588833335927</text:p>
          </table:table-cell>
          <table:table-cell office:value-type="float" office:value="0.001048384378217" calcext:value-type="float">
            <text:p>0.001048384378217</text:p>
          </table:table-cell>
          <table:table-cell office:value-type="float" office:value="0.000555385408315" calcext:value-type="float">
            <text:p>0.000555385408315</text:p>
          </table:table-cell>
          <table:table-cell office:value-type="float" office:value="0" calcext:value-type="float">
            <text:p>0</text:p>
          </table:table-cell>
          <table:table-cell office:value-type="float" office:value="489.2" calcext:value-type="float">
            <text:p>48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091ae0628a27690c0945d156b16e4ddd8a6696033b24d5fff7b2c50b6b0c428", "a96ef990a72b78c07c530647f87980d159fd4cf794ad06c926a472edcd7ebb1a", "0e6f41eb19f294f9c29fa43274696fb4fbee096796027966b471f633f1716568", "867a158ea37880e537f5d41c69f070f93afa1a43941eee11192f933afd4f0e7f", "ad8765184058feb8dc2a798dcb496cb7c18f2c2c2477cd4131903f30cac1e33a")</text:p>
          </table:table-cell>
          <table:table-cell office:value-type="float" office:value="42.86" calcext:value-type="float">
            <text:p>4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7.14" calcext:value-type="float">
            <text:p>7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9.27" calcext:value-type="float">
            <text:p>69.27</text:p>
          </table:table-cell>
          <table:table-cell office:value-type="float" office:value="74.29" calcext:value-type="float">
            <text:p>74.29</text:p>
          </table:table-cell>
          <table:table-cell office:value-type="float" office:value="72.96" calcext:value-type="float">
            <text:p>72.96</text:p>
          </table:table-cell>
          <table:table-cell office:value-type="float" office:value="25.93" calcext:value-type="float">
            <text:p>25.93</text:p>
          </table:table-cell>
          <table:table-cell office:value-type="float" office:value="278120" calcext:value-type="float">
            <text:p>278120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797193877551" calcext:value-type="float">
            <text:p>0.000797193877551</text:p>
          </table:table-cell>
          <table:table-cell table:number-columns-repeated="2" office:value-type="float" office:value="0.001658163265306" calcext:value-type="float">
            <text:p>0.001658163265306</text:p>
          </table:table-cell>
          <table:table-cell office:value-type="float" office:value="0.000778481501352" calcext:value-type="float">
            <text:p>0.000778481501352</text:p>
          </table:table-cell>
          <table:table-cell office:value-type="float" office:value="0.001239841557044" calcext:value-type="float">
            <text:p>0.001239841557044</text:p>
          </table:table-cell>
          <table:table-cell office:value-type="float" office:value="0.000791433286059" calcext:value-type="float">
            <text:p>0.000791433286059</text:p>
          </table:table-cell>
          <table:table-cell office:value-type="float" office:value="0.000368078941186" calcext:value-type="float">
            <text:p>0.000368078941186</text:p>
          </table:table-cell>
          <table:table-cell office:value-type="float" office:value="787.2" calcext:value-type="float">
            <text:p>787.2</text:p>
          </table:table-cell>
          <table:table-cell office:value-type="float" office:value="6330.607" calcext:value-type="float">
            <text:p>6330.607</text:p>
          </table:table-cell>
          <table:table-cell office:value-type="string" calcext:value-type="string">
            <text:p>("9d49c0bd6acfee06203cc918e65d143116e58ac8b86ad392facc232d7db90217", "95415f41c1f05a1e2acfc4e6f9c777c05deea4fb22a8cb2b8496ccc282bc4368", "858ff3d4f1e7dc128c5a202d6cef1392f420b9896ed7d1f2901f8c1535ec0074", "d28d41f85b72126c3a80ed1e68241e85a9cb96932e4dfe33b9d6deda6000504f", "55f5c6dfd619d9c3d8968842747068b415e786e070cb2b10fff8da84e9e58e41")</text:p>
          </table:table-cell>
          <table:table-cell table:number-columns-repeated="9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1" calcext:value-type="float">
            <text:p>21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8.496" calcext:value-type="float">
            <text:p>18.496</text:p>
          </table:table-cell>
          <table:table-cell office:value-type="string" calcext:value-type="string">
            <text:p>89f7da01426d5312750cb46b86dda1abc573809352a75b934f82de2e10f5d452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536de2e69f039d1d85e3331abd390eba856a493b6e0e3d4f918f634a4ebefdec</text:p>
          </table:table-cell>
          <table:table-cell office:value-type="float" office:value="39.29" calcext:value-type="float">
            <text:p>39.29</text:p>
          </table:table-cell>
          <table:table-cell office:value-type="float" office:value="69.64" calcext:value-type="float">
            <text:p>69.6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97" calcext:value-type="float">
            <text:p>68.97</text:p>
          </table:table-cell>
          <table:table-cell office:value-type="float" office:value="69.09" calcext:value-type="float">
            <text:p>69.09</text:p>
          </table:table-cell>
          <table:table-cell office:value-type="float" office:value="21" calcext:value-type="float">
            <text:p>21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2.675" calcext:value-type="float">
            <text:p>12.675</text:p>
          </table:table-cell>
          <table:table-cell office:value-type="string" calcext:value-type="string">
            <text:p>753b79f4bcab3252c775fd669893398dff0e02439f63ffce1a27c46add5cf803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68.97" calcext:value-type="float">
            <text:p>68.97</text:p>
          </table:table-cell>
          <table:table-cell office:value-type="float" office:value="9" calcext:value-type="float">
            <text:p>9</text:p>
          </table:table-cell>
          <table:table-cell office:value-type="float" office:value="0.693831168831169" calcext:value-type="float">
            <text:p>0.693831168831169</text:p>
          </table:table-cell>
          <table:table-cell office:value-type="float" office:value="0.600568181818182" calcext:value-type="float">
            <text:p>0.600568181818182</text:p>
          </table:table-cell>
          <table:table-cell office:value-type="float" office:value="10.732" calcext:value-type="float">
            <text:p>10.732</text:p>
          </table:table-cell>
          <table:table-cell office:value-type="string" calcext:value-type="string">
            <text:p>536de2e69f039d1d85e3331abd390eba856a493b6e0e3d4f918f634a4ebefdec</text:p>
          </table:table-cell>
          <table:table-cell office:value-type="float" office:value="43.57" calcext:value-type="float">
            <text:p>43.57</text:p>
          </table:table-cell>
          <table:table-cell office:value-type="float" office:value="71.79" calcext:value-type="float">
            <text:p>71.79</text:p>
          </table:table-cell>
          <table:table-cell office:value-type="float" office:value="74.29" calcext:value-type="float">
            <text:p>74.29</text:p>
          </table:table-cell>
          <table:table-cell office:value-type="float" office:value="69.29" calcext:value-type="float">
            <text:p>69.29</text:p>
          </table:table-cell>
          <table:table-cell office:value-type="float" office:value="70.83" calcext:value-type="float">
            <text:p>70.83</text:p>
          </table:table-cell>
          <table:table-cell office:value-type="float" office:value="72.97" calcext:value-type="float">
            <text:p>72.97</text:p>
          </table:table-cell>
          <table:table-cell office:value-type="float" office:value="72.47" calcext:value-type="float">
            <text:p>72.47</text:p>
          </table:table-cell>
          <table:table-cell office:value-type="float" office:value="0" calcext:value-type="float">
            <text:p>0</text:p>
          </table:table-cell>
          <table:table-cell office:value-type="float" office:value="140920" calcext:value-type="float">
            <text:p>14092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651594858101" calcext:value-type="float">
            <text:p>0.000651594858101</text:p>
          </table:table-cell>
          <table:table-cell office:value-type="float" office:value="0.000460205157816" calcext:value-type="float">
            <text:p>0.000460205157816</text:p>
          </table:table-cell>
          <table:table-cell office:value-type="float" office:value="0.000322235282752" calcext:value-type="float">
            <text:p>0.000322235282752</text:p>
          </table:table-cell>
          <table:table-cell office:value-type="float" office:value="0" calcext:value-type="float">
            <text:p>0</text:p>
          </table:table-cell>
          <table:table-cell office:value-type="float" office:value="461.2" calcext:value-type="float">
            <text:p>46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2fcedfffaa9e27033e3876a4f545603068e787f24a8e84bedaa907218aeaa93", "86533d7bdae54a9518790fe0d562011eda0d678a1a4f3526efd7ba2e7c7c6ee5", "acddd8b23541b277dffa137affb3bd026dcc1bbf39995f50e551c6e7243326c4", "6e8f0a3de34e8c0fa35f6910aff280fb8fcc779c5504588ff12547aa6070f20e", "b76eaa22a54e34c5e5bbe820e7722c5686f45354870c2721a36d9c68a8ade237")</text:p>
          </table:table-cell>
          <table:table-cell office:value-type="float" office:value="47.86" calcext:value-type="float">
            <text:p>47.86</text:p>
          </table:table-cell>
          <table:table-cell office:value-type="float" office:value="73.93" calcext:value-type="float">
            <text:p>73.93</text:p>
          </table:table-cell>
          <table:table-cell office:value-type="float" office:value="80" calcext:value-type="float">
            <text:p>80</text:p>
          </table:table-cell>
          <table:table-cell office:value-type="float" office:value="67.86" calcext:value-type="float">
            <text:p>67.86</text:p>
          </table:table-cell>
          <table:table-cell office:value-type="float" office:value="71.49" calcext:value-type="float">
            <text:p>71.49</text:p>
          </table:table-cell>
          <table:table-cell office:value-type="float" office:value="77.39" calcext:value-type="float">
            <text:p>77.39</text:p>
          </table:table-cell>
          <table:table-cell office:value-type="float" office:value="75.41" calcext:value-type="float">
            <text:p>75.41</text:p>
          </table:table-cell>
          <table:table-cell office:value-type="float" office:value="29.67" calcext:value-type="float">
            <text:p>29.67</text:p>
          </table:table-cell>
          <table:table-cell office:value-type="float" office:value="283960" calcext:value-type="float">
            <text:p>28396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903554138659" calcext:value-type="float">
            <text:p>0.000903554138659</text:p>
          </table:table-cell>
          <table:table-cell office:value-type="float" office:value="0.000817621287198" calcext:value-type="float">
            <text:p>0.000817621287198</text:p>
          </table:table-cell>
          <table:table-cell office:value-type="float" office:value="0.000316455298648" calcext:value-type="float">
            <text:p>0.000316455298648</text:p>
          </table:table-cell>
          <table:table-cell office:value-type="float" office:value="0.000306785550267" calcext:value-type="float">
            <text:p>0.000306785550267</text:p>
          </table:table-cell>
          <table:table-cell office:value-type="float" office:value="750.8" calcext:value-type="float">
            <text:p>750.8</text:p>
          </table:table-cell>
          <table:table-cell office:value-type="float" office:value="5954.885" calcext:value-type="float">
            <text:p>5954.885</text:p>
          </table:table-cell>
          <table:table-cell office:value-type="string" calcext:value-type="string">
            <text:p>("693dbb173d22e18f9b43082dabc451277fefeec31cf91ee814a37187ff450726", "c8ba8289a3682be14d1a51a3f11e8d130e28f620e94a723640c3e2e0ea3685d7", "e49f4c66a9cfa4ddd4ff6284fbcf165f2da1b611b2512cd12fea0dbb1d12d883", "c8af287fee9eb497ee0d275ba1aba066250b63105c022ad457a22db366befcea", "a527c2c63261a4ede11daa686f0111953dc4de8542acac199bfd2c3291536e0b")</text:p>
          </table:table-cell>
          <table:table-cell table:number-columns-repeated="9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0.61" calcext:value-type="float">
            <text:p>60.61</text:p>
          </table:table-cell>
          <table:table-cell office:value-type="float" office:value="58.82" calcext:value-type="float">
            <text:p>58.82</text:p>
          </table:table-cell>
          <table:table-cell office:value-type="float" office:value="27" calcext:value-type="float">
            <text:p>27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21.482" calcext:value-type="float">
            <text:p>21.482</text:p>
          </table:table-cell>
          <table:table-cell office:value-type="string" calcext:value-type="string">
            <text:p>769e2c669541d16b9edb2da9331243cc28572fe2eb12eec6d7f7e5c717f26bfd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14.23" calcext:value-type="float">
            <text:p>14.23</text:p>
          </table:table-cell>
          <table:table-cell office:value-type="string" calcext:value-type="string">
            <text:p>a322dff780c4fe6b6207b482b3ecdbef1a50d23520c2931b1e649fdd4e1bbfe8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53.57" calcext:value-type="float">
            <text:p>5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8.06" calcext:value-type="float">
            <text:p>58.06</text:p>
          </table:table-cell>
          <table:table-cell office:value-type="float" office:value="56.6" calcext:value-type="float">
            <text:p>56.6</text:p>
          </table:table-cell>
          <table:table-cell office:value-type="float" office:value="27" calcext:value-type="float">
            <text:p>27</text:p>
          </table:table-cell>
          <table:table-cell office:value-type="float" office:value="0.600274725274725" calcext:value-type="float">
            <text:p>0.6002747252747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5b437d29135cc7f6dd3146002db1828e6c5a21f6699d73b79161582e5a5ec4cb</text:p>
          </table:table-cell>
          <table:table-cell office:value-type="float" office:value="17.86" calcext:value-type="float">
            <text:p>17.86</text:p>
          </table:table-cell>
          <table:table-cell office:value-type="float" office:value="58.93" calcext:value-type="float">
            <text:p>58.9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5" calcext:value-type="float">
            <text:p>59.65</text:p>
          </table:table-cell>
          <table:table-cell office:value-type="float" office:value="13" calcext:value-type="float">
            <text:p>13</text:p>
          </table:table-cell>
          <table:table-cell office:value-type="float" office:value="0.60388198757764" calcext:value-type="float">
            <text:p>0.60388198757764</text:p>
          </table:table-cell>
          <table:table-cell office:value-type="float" office:value="0.567663043478261" calcext:value-type="float">
            <text:p>0.567663043478261</text:p>
          </table:table-cell>
          <table:table-cell office:value-type="float" office:value="14.292" calcext:value-type="float">
            <text:p>14.292</text:p>
          </table:table-cell>
          <table:table-cell office:value-type="string" calcext:value-type="string">
            <text:p>a322dff780c4fe6b6207b482b3ecdbef1a50d23520c2931b1e649fdd4e1bbfe8</text:p>
          </table:table-cell>
          <table:table-cell office:value-type="float" office:value="31.43" calcext:value-type="float">
            <text:p>31.43</text:p>
          </table:table-cell>
          <table:table-cell office:value-type="float" office:value="65.71" calcext:value-type="float">
            <text:p>65.71</text:p>
          </table:table-cell>
          <table:table-cell office:value-type="float" office:value="56.43" calcext:value-type="float">
            <text:p>56.43</text:p>
          </table:table-cell>
          <table:table-cell office:value-type="float" office:value="75" calcext:value-type="float">
            <text:p>75</text:p>
          </table:table-cell>
          <table:table-cell office:value-type="float" office:value="69.41" calcext:value-type="float">
            <text:p>69.41</text:p>
          </table:table-cell>
          <table:table-cell office:value-type="float" office:value="63.24" calcext:value-type="float">
            <text:p>63.24</text:p>
          </table:table-cell>
          <table:table-cell office:value-type="float" office:value="62.21" calcext:value-type="float">
            <text:p>62.21</text:p>
          </table:table-cell>
          <table:table-cell office:value-type="float" office:value="0" calcext:value-type="float">
            <text:p>0</text:p>
          </table:table-cell>
          <table:table-cell office:value-type="float" office:value="142120" calcext:value-type="float">
            <text:p>142120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0860969387755" calcext:value-type="float">
            <text:p>0.000860969387755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621924882817" calcext:value-type="float">
            <text:p>0.001621924882817</text:p>
          </table:table-cell>
          <table:table-cell office:value-type="float" office:value="0.000576973618051" calcext:value-type="float">
            <text:p>0.000576973618051</text:p>
          </table:table-cell>
          <table:table-cell office:value-type="float" office:value="0.00087373461166" calcext:value-type="float">
            <text:p>0.00087373461166</text:p>
          </table:table-cell>
          <table:table-cell office:value-type="float" office:value="0" calcext:value-type="float">
            <text:p>0</text:p>
          </table:table-cell>
          <table:table-cell office:value-type="float" office:value="423.2" calcext:value-type="float">
            <text:p>42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7da49b0af796e0a93fd7fc42d25d7f150ffe53a07529b7838a98a4155dcda55", "b12a18ee3d05c7c1405e055fadfb1711239ff9e61e7f5343267cf3b5d8e3b431", "5a98809d6c795a2110e3ed029d595a3418fe33fe04c809afa669b36d7dd290e8", "0b8039bee09f640ba7cf8cf7c533b8a5766473da9c560f56d4a2081cf5caeea2", "0a3fa4749c2f12005fea175f5da9d4fa264a58c5f2fc6fded9c7e22bf547dc03")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.5</text:p>
          </table:table-cell>
          <table:table-cell office:value-type="float" office:value="56.43" calcext:value-type="float">
            <text:p>56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2.62" calcext:value-type="float">
            <text:p>72.62</text:p>
          </table:table-cell>
          <table:table-cell office:value-type="float" office:value="64.37" calcext:value-type="float">
            <text:p>64.37</text:p>
          </table:table-cell>
          <table:table-cell office:value-type="float" office:value="63.4" calcext:value-type="float">
            <text:p>63.4</text:p>
          </table:table-cell>
          <table:table-cell office:value-type="float" office:value="27.88" calcext:value-type="float">
            <text:p>27.88</text:p>
          </table:table-cell>
          <table:table-cell office:value-type="float" office:value="283440" calcext:value-type="float">
            <text:p>283440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0860969387755" calcext:value-type="float">
            <text:p>0.000860969387755</text:p>
          </table:table-cell>
          <table:table-cell office:value-type="float" office:value="0.002168367346939" calcext:value-type="float">
            <text:p>0.002168367346939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2008834630807" calcext:value-type="float">
            <text:p>0.002008834630807</text:p>
          </table:table-cell>
          <table:table-cell office:value-type="float" office:value="0.000657607003659" calcext:value-type="float">
            <text:p>0.000657607003659</text:p>
          </table:table-cell>
          <table:table-cell office:value-type="float" office:value="0.00135765621606" calcext:value-type="float">
            <text:p>0.00135765621606</text:p>
          </table:table-cell>
          <table:table-cell office:value-type="float" office:value="0.000205576004386" calcext:value-type="float">
            <text:p>0.000205576004386</text:p>
          </table:table-cell>
          <table:table-cell office:value-type="float" office:value="2498.8" calcext:value-type="float">
            <text:p>2498.8</text:p>
          </table:table-cell>
          <table:table-cell office:value-type="float" office:value="5623.958" calcext:value-type="float">
            <text:p>5623.958</text:p>
          </table:table-cell>
          <table:table-cell office:value-type="string" calcext:value-type="string">
            <text:p>("8819559afdd4259e74ae0349f23743f7e0603dc01c94de8c24c803a01d3ac7fd", "0c0745c93cee2ed7d4390c031d4a2dd9cedc6f7548db547e340804c6b173b2d4", "023cd5c133ba339175fcd1a6bc2c9882300dedf48553aa17cb2bf02bab65d3dc", "9edd347d81fd9bad88cb9f3f9d50658b5fe539e450a7a3f3f81c31576ccd1c68", "597264077bc3ab9029dc0a6234fe92c9486f6ca380c9b3306aeac82e1cfec41e")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13.244" calcext:value-type="float">
            <text:p>13.244</text:p>
          </table:table-cell>
          <table:table-cell office:value-type="string" calcext:value-type="string">
            <text:p>c635f45dcceecba3bbabc76d9ecbe136e34d64d0eaab53035209d702c39a072c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7.476" calcext:value-type="float">
            <text:p>7.476</text:p>
          </table:table-cell>
          <table:table-cell office:value-type="string" calcext:value-type="string">
            <text:p>abeb0513a31b5acacc9c7fcf8444f2e16829663e22e55d33d149ee0bcabbd639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5.22" calcext:value-type="float">
            <text:p>65.22</text:p>
          </table:table-cell>
          <table:table-cell office:value-type="float" office:value="65.57" calcext:value-type="float">
            <text:p>65.57</text:p>
          </table:table-cell>
          <table:table-cell office:value-type="float" office:value="21" calcext:value-type="float">
            <text:p>21</text:p>
          </table:table-cell>
          <table:table-cell office:value-type="float" office:value="0.638664596273292" calcext:value-type="float">
            <text:p>0.638664596273292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9.65" calcext:value-type="float">
            <text:p>9.65</text:p>
          </table:table-cell>
          <table:table-cell office:value-type="string" calcext:value-type="string">
            <text:p>ec4eedc26d61922ae3fec34492c03344179ed04dbe53d4e2b7d5f6136900c94f</text:p>
          </table:table-cell>
          <table:table-cell office:value-type="float" office:value="28.57" calcext:value-type="float">
            <text:p>28.57</text:p>
          </table:table-cell>
          <table:table-cell table:number-columns-repeated="6" office:value-type="float" office:value="64.29" calcext:value-type="float">
            <text:p>64.29</text:p>
          </table:table-cell>
          <table:table-cell office:value-type="float" office:value="7" calcext:value-type="float">
            <text:p>7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595923913043478" calcext:value-type="float">
            <text:p>0.595923913043478</text:p>
          </table:table-cell>
          <table:table-cell office:value-type="float" office:value="7.585" calcext:value-type="float">
            <text:p>7.585</text:p>
          </table:table-cell>
          <table:table-cell office:value-type="string" calcext:value-type="string">
            <text:p>abeb0513a31b5acacc9c7fcf8444f2e16829663e22e55d33d149ee0bcabbd639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1.43" calcext:value-type="float">
            <text:p>61.43</text:p>
          </table:table-cell>
          <table:table-cell office:value-type="float" office:value="74.29" calcext:value-type="float">
            <text:p>74.29</text:p>
          </table:table-cell>
          <table:table-cell office:value-type="float" office:value="70.48" calcext:value-type="float">
            <text:p>70.48</text:p>
          </table:table-cell>
          <table:table-cell office:value-type="float" office:value="65.85" calcext:value-type="float">
            <text:p>65.85</text:p>
          </table:table-cell>
          <table:table-cell office:value-type="float" office:value="65.63" calcext:value-type="float">
            <text:p>65.63</text:p>
          </table:table-cell>
          <table:table-cell office:value-type="float" office:value="0" calcext:value-type="float">
            <text:p>0</text:p>
          </table:table-cell>
          <table:table-cell office:value-type="float" office:value="135640" calcext:value-type="float">
            <text:p>135640</text:p>
          </table:table-cell>
          <table:table-cell office:value-type="float" office:value="0.001275510204082" calcext:value-type="float">
            <text:p>0.001275510204082</text:p>
          </table:table-cell>
          <table:table-cell office:value-type="float" office:value="0.00031887755102" calcext:value-type="float">
            <text:p>0.00031887755102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0293321781138" calcext:value-type="float">
            <text:p>0.000293321781138</text:p>
          </table:table-cell>
          <table:table-cell office:value-type="float" office:value="0.00034722091582" calcext:value-type="float">
            <text:p>0.00034722091582</text:p>
          </table:table-cell>
          <table:table-cell office:value-type="float" office:value="0.000527502982931" calcext:value-type="float">
            <text:p>0.000527502982931</text:p>
          </table:table-cell>
          <table:table-cell office:value-type="float" office:value="0" calcext:value-type="float">
            <text:p>0</text:p>
          </table:table-cell>
          <table:table-cell office:value-type="float" office:value="410.8" calcext:value-type="float">
            <text:p>41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bc990ea22f72c00b7cab47288ed446ea47d881e4712151c4728d2e4e426ebae", "8e80ffa4ea202a4727aa54d065cfc9afb4f3b7d18dabeb344d2697bd3e50d76e", "eac3901b21725dbb12db2f3de13bcd8d845736ac617b922affe1bca348c2b42c", "3dd8ecffd6d266f13c0d7ddfd530049336a502efeae19f6d9464c673bddc989f", "329a2ff1fe4b8da238b26ef4a5d84cd5a29b50f96e55f6822331566488505fef")</text:p>
          </table:table-cell>
          <table:table-cell office:value-type="float" office:value="34.29" calcext:value-type="float">
            <text:p>3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0.71" calcext:value-type="float">
            <text:p>60.71</text:p>
          </table:table-cell>
          <table:table-cell office:value-type="float" office:value="73.57" calcext:value-type="float">
            <text:p>73.57</text:p>
          </table:table-cell>
          <table:table-cell office:value-type="float" office:value="69.64" calcext:value-type="float">
            <text:p>69.64</text:p>
          </table:table-cell>
          <table:table-cell office:value-type="float" office:value="65.33" calcext:value-type="float">
            <text:p>65.33</text:p>
          </table:table-cell>
          <table:table-cell office:value-type="float" office:value="64.78" calcext:value-type="float">
            <text:p>64.78</text:p>
          </table:table-cell>
          <table:table-cell office:value-type="float" office:value="25.35" calcext:value-type="float">
            <text:p>25.35</text:p>
          </table:table-cell>
          <table:table-cell office:value-type="float" office:value="271440" calcext:value-type="float">
            <text:p>271440</text:p>
          </table:table-cell>
          <table:table-cell office:value-type="float" office:value="0.001658163265306" calcext:value-type="float">
            <text:p>0.001658163265306</text:p>
          </table:table-cell>
          <table:table-cell office:value-type="float" office:value="0.000414540816327" calcext:value-type="float">
            <text:p>0.000414540816327</text:p>
          </table:table-cell>
          <table:table-cell office:value-type="float" office:value="0.003188775510204" calcext:value-type="float">
            <text:p>0.003188775510204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106419335281" calcext:value-type="float">
            <text:p>0.000106419335281</text:p>
          </table:table-cell>
          <table:table-cell office:value-type="float" office:value="0.000766760026097" calcext:value-type="float">
            <text:p>0.000766760026097</text:p>
          </table:table-cell>
          <table:table-cell office:value-type="float" office:value="0.001237455043538" calcext:value-type="float">
            <text:p>0.001237455043538</text:p>
          </table:table-cell>
          <table:table-cell office:value-type="float" office:value="0.000439541076044" calcext:value-type="float">
            <text:p>0.000439541076044</text:p>
          </table:table-cell>
          <table:table-cell office:value-type="float" office:value="848.8" calcext:value-type="float">
            <text:p>848.8</text:p>
          </table:table-cell>
          <table:table-cell office:value-type="float" office:value="5541.365" calcext:value-type="float">
            <text:p>5541.365</text:p>
          </table:table-cell>
          <table:table-cell office:value-type="string" calcext:value-type="string">
            <text:p>("2cb70f02009813e7c3cac96411ef6cfbf1fe0849c14446610fc0ef1a2ca025a3", "d9e7db066124c9de72309370f9ea898f4c65b540b06167269f38e94acd1db5f2", "3ab18ac9931043efb177a26635b2ea2d979baedb9ae995e1327082f477f3a10b", "7c6aacc0df8a10c7b83504a82e546be9dbb92642237be01fb74844b5b07e3a69", "baac7d906930e9ade2b8c1f89235095662578dbddc38268658e5ef25f7c46f30")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1,false)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75,5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Any[]</text:p>
          </table:table-cell>
          <table:table-cell office:value-type="string" calcext:value-type="string">
            <text:p>TestOp_80</text:p>
          </table:table-cell>
          <table:table-cell office:value-type="float" office:value="32.14" calcext:value-type="float">
            <text:p>32.14</text:p>
          </table:table-cell>
          <table:table-cell office:value-type="float" office:value="66.07" calcext:value-type="float">
            <text:p>66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7" calcext:value-type="float">
            <text:p>27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36.237" calcext:value-type="float">
            <text:p>36.237</text:p>
          </table:table-cell>
          <table:table-cell office:value-type="string" calcext:value-type="string">
            <text:p>d39acd542c6dcac9e17a0443a8d7e9611d404d9c4d99bcda8c51183c4555d776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31.876" calcext:value-type="float">
            <text:p>31.876</text:p>
          </table:table-cell>
          <table:table-cell office:value-type="string" calcext:value-type="string">
            <text:p>44746701d318e0228d0d17771af6a00e2083dbf73c37f09e4fd7cadc1a6454e5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2.07" calcext:value-type="float">
            <text:p>62.07</text:p>
          </table:table-cell>
          <table:table-cell office:value-type="float" office:value="61.82" calcext:value-type="float">
            <text:p>61.82</text:p>
          </table:table-cell>
          <table:table-cell office:value-type="float" office:value="21" calcext:value-type="float">
            <text:p>21</text:p>
          </table:table-cell>
          <table:table-cell office:value-type="float" office:value="0.710714285714286" calcext:value-type="float">
            <text:p>0.710714285714286</text:p>
          </table:table-cell>
          <table:table-cell office:value-type="float" office:value="0.600892857142857" calcext:value-type="float">
            <text:p>0.600892857142857</text:p>
          </table:table-cell>
          <table:table-cell office:value-type="float" office:value="33.929" calcext:value-type="float">
            <text:p>33.929</text:p>
          </table:table-cell>
          <table:table-cell office:value-type="string" calcext:value-type="string">
            <text:p>237a72342c7f914a19c8721dd286ef9d6859eeb1799a72bc040588e49191c468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62" calcext:value-type="float">
            <text:p>65.62</text:p>
          </table:table-cell>
          <table:table-cell office:value-type="float" office:value="65.38" calcext:value-type="float">
            <text:p>65.38</text:p>
          </table:table-cell>
          <table:table-cell office:value-type="float" office:value="13" calcext:value-type="float">
            <text:p>13</text:p>
          </table:table-cell>
          <table:table-cell office:value-type="float" office:value="0.677472527472527" calcext:value-type="float">
            <text:p>0.677472527472527</text:p>
          </table:table-cell>
          <table:table-cell office:value-type="float" office:value="0.6375" calcext:value-type="float">
            <text:p>0.6375</text:p>
          </table:table-cell>
          <table:table-cell office:value-type="float" office:value="32.858" calcext:value-type="float">
            <text:p>32.858</text:p>
          </table:table-cell>
          <table:table-cell office:value-type="string" calcext:value-type="string">
            <text:p>44746701d318e0228d0d17771af6a00e2083dbf73c37f09e4fd7cadc1a6454e5</text:p>
          </table:table-cell>
          <table:table-cell office:value-type="float" office:value="44.29" calcext:value-type="float">
            <text:p>44.29</text:p>
          </table:table-cell>
          <table:table-cell office:value-type="float" office:value="72.14" calcext:value-type="float">
            <text:p>7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6.43" calcext:value-type="float">
            <text:p>76.43</text:p>
          </table:table-cell>
          <table:table-cell office:value-type="float" office:value="74.29" calcext:value-type="float">
            <text:p>74.29</text:p>
          </table:table-cell>
          <table:table-cell office:value-type="float" office:value="70.37" calcext:value-type="float">
            <text:p>70.37</text:p>
          </table:table-cell>
          <table:table-cell office:value-type="float" office:value="70.91" calcext:value-type="float">
            <text:p>70.91</text:p>
          </table:table-cell>
          <table:table-cell office:value-type="float" office:value="0" calcext:value-type="float">
            <text:p>0</text:p>
          </table:table-cell>
          <table:table-cell office:value-type="float" office:value="140640" calcext:value-type="float">
            <text:p>14064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640183764742" calcext:value-type="float">
            <text:p>0.000640183764742</text:p>
          </table:table-cell>
          <table:table-cell table:style-name="ce3" office:value-type="float" office:value="0.0000795" calcext:value-type="float">
            <text:p>7.95E-05</text:p>
          </table:table-cell>
          <table:table-cell office:value-type="float" office:value="0.000136591321041" calcext:value-type="float">
            <text:p>0.000136591321041</text:p>
          </table:table-cell>
          <table:table-cell office:value-type="float" office:value="0" calcext:value-type="float">
            <text:p>0</text:p>
          </table:table-cell>
          <table:table-cell office:value-type="float" office:value="588.8" calcext:value-type="float">
            <text:p>58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58f48adff808312c2011271935fd55c5f76772d8cba5ed5dddf00d70bc25104", "d1357895257535066eee9650fc73eeef9b8c6674b719c2679148e869241f4a83", "abfce6b901731680d374617a928ce1243333ad68ce62c11942e032b77178ee1e", "254f04425df192d4e8430fb710cf01882d9c797e9c6f7b6376bf4fef926e2121", "cd67106b9a37e3593adc9bc0dd8a89ed21fadcdc0687dadc48b4c30cd28f3a0e")</text:p>
          </table:table-cell>
          <table:table-cell office:value-type="float" office:value="47.14" calcext:value-type="float">
            <text:p>47.14</text:p>
          </table:table-cell>
          <table:table-cell office:value-type="float" office:value="73.57" calcext:value-type="float">
            <text:p>73.57</text:p>
          </table:table-cell>
          <table:table-cell office:value-type="float" office:value="68.57" calcext:value-type="float">
            <text:p>68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6.35" calcext:value-type="float">
            <text:p>76.35</text:p>
          </table:table-cell>
          <table:table-cell office:value-type="float" office:value="71.42" calcext:value-type="float">
            <text:p>71.42</text:p>
          </table:table-cell>
          <table:table-cell office:value-type="float" office:value="72.2" calcext:value-type="float">
            <text:p>72.2</text:p>
          </table:table-cell>
          <table:table-cell office:value-type="float" office:value="28.05" calcext:value-type="float">
            <text:p>28.05</text:p>
          </table:table-cell>
          <table:table-cell office:value-type="float" office:value="281520" calcext:value-type="float">
            <text:p>28152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255102040816" calcext:value-type="float">
            <text:p>0.000255102040816</text:p>
          </table:table-cell>
          <table:table-cell office:value-type="float" office:value="0.001913265306122" calcext:value-type="float">
            <text:p>0.001913265306122</text:p>
          </table:table-cell>
          <table:table-cell office:value-type="float" office:value="0.001382728096028" calcext:value-type="float">
            <text:p>0.001382728096028</text:p>
          </table:table-cell>
          <table:table-cell office:value-type="float" office:value="0.000128048786162" calcext:value-type="float">
            <text:p>0.000128048786162</text:p>
          </table:table-cell>
          <table:table-cell office:value-type="float" office:value="0.000236613331817" calcext:value-type="float">
            <text:p>0.000236613331817</text:p>
          </table:table-cell>
          <table:table-cell table:style-name="ce3" office:value-type="float" office:value="0.000094" calcext:value-type="float">
            <text:p>9.40E-05</text:p>
          </table:table-cell>
          <table:table-cell office:value-type="float" office:value="621.2" calcext:value-type="float">
            <text:p>621.2</text:p>
          </table:table-cell>
          <table:table-cell office:value-type="float" office:value="6447.097" calcext:value-type="float">
            <text:p>6447.097</text:p>
          </table:table-cell>
          <table:table-cell office:value-type="string" calcext:value-type="string">
            <text:p>("d96965478240bb9c7d54810c3c339134237bedb3e3a5eaccf06ebd5e564fdff2", "c7f288a4a98140abf93e32124a2312390cc10c5148a11e546bf8d41906d4f30a", "a2a76830d7722a4b1716dba841cdbede47238830f84b1ae8729d19d09e82c955", "656f930b3480aa730eb80b94ccd0ee463c42bff4163c6b673e4477377b1a3966", "9fdff55661441874521385dc93c397138dffbf1ddbda0bdc6bfce062cf856ee7")</text:p>
          </table:table-cell>
          <table:table-cell table:number-columns-repeated="927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K1:full_columns.K1048576 full_columns.W1:full_columns.W1048576 full_columns.AI1:full_columns.AI1048576 full_columns.AU1:full_columns.AU1048576 full_columns.BG1:full_columns.BG1048576 full_columns.CA1:full_columns.CA1048576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2:04:10.67991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2T12:06:42.461062078</dc:date>
    <meta:editing-duration>PT17M15S</meta:editing-duration>
    <meta:editing-cycles>3</meta:editing-cycles>
    <meta:generator>LibreOffice/6.4.7.2$Linux_X86_64 LibreOffice_project/40$Build-2</meta:generator>
    <meta:document-statistic meta:table-count="1" meta:cell-count="8827" meta:object-count="0"/>
  </office:meta>
</office:document-meta>
</file>